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01mm"/>
    </style:style>
    <style:style style:name="co2" style:family="table-column">
      <style:table-column-properties fo:break-before="auto" style:column-width="31.68mm"/>
    </style:style>
    <style:style style:name="co3" style:family="table-column">
      <style:table-column-properties fo:break-before="auto" style:column-width="27.53mm"/>
    </style:style>
    <style:style style:name="co4" style:family="table-column">
      <style:table-column-properties fo:break-before="auto" style:column-width="81.65mm"/>
    </style:style>
    <style:style style:name="co5" style:family="table-column">
      <style:table-column-properties fo:break-before="auto" style:column-width="3.35mm"/>
    </style:style>
    <style:style style:name="co6" style:family="table-column">
      <style:table-column-properties fo:break-before="auto" style:column-width="4.23mm"/>
    </style:style>
    <style:style style:name="co7" style:family="table-column">
      <style:table-column-properties fo:break-before="auto" style:column-width="17.23mm"/>
    </style:style>
    <style:style style:name="co8" style:family="table-column">
      <style:table-column-properties fo:break-before="auto" style:column-width="73.11mm"/>
    </style:style>
    <style:style style:name="co9" style:family="table-column">
      <style:table-column-properties fo:break-before="auto" style:column-width="50.45mm"/>
    </style:style>
    <style:style style:name="co10" style:family="table-column">
      <style:table-column-properties fo:break-before="auto" style:column-width="19.26mm"/>
    </style:style>
    <style:style style:name="co11" style:family="table-column">
      <style:table-column-properties fo:break-before="auto" style:column-width="28.03mm"/>
    </style:style>
    <style:style style:name="co12" style:family="table-column">
      <style:table-column-properties fo:break-before="auto" style:column-width="43.62mm"/>
    </style:style>
    <style:style style:name="co13" style:family="table-column">
      <style:table-column-properties fo:break-before="auto" style:column-width="29mm"/>
    </style:style>
    <style:style style:name="co14" style:family="table-column">
      <style:table-column-properties fo:break-before="auto" style:column-width="32.61mm"/>
    </style:style>
    <style:style style:name="co15" style:family="table-column">
      <style:table-column-properties fo:break-before="auto" style:column-width="19.91mm"/>
    </style:style>
    <style:style style:name="co16" style:family="table-column">
      <style:table-column-properties fo:break-before="auto" style:column-width="17.6mm"/>
    </style:style>
    <style:style style:name="co17" style:family="table-column">
      <style:table-column-properties fo:break-before="auto" style:column-width="105.53mm"/>
    </style:style>
    <style:style style:name="co18" style:family="table-column">
      <style:table-column-properties fo:break-before="auto" style:column-width="17.55mm"/>
    </style:style>
    <style:style style:name="co19" style:family="table-column">
      <style:table-column-properties fo:break-before="auto" style:column-width="19.74mm"/>
    </style:style>
    <style:style style:name="co20" style:family="table-column">
      <style:table-column-properties fo:break-before="auto" style:column-width="9.53mm"/>
    </style:style>
    <style:style style:name="co21" style:family="table-column">
      <style:table-column-properties fo:break-before="auto" style:column-width="98.87mm"/>
    </style:style>
    <style:style style:name="co22" style:family="table-column">
      <style:table-column-properties fo:break-before="auto" style:column-width="31.75mm"/>
    </style:style>
    <style:style style:name="co23" style:family="table-column">
      <style:table-column-properties fo:break-before="auto" style:column-width="18.63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3.81mm" fo:break-before="auto" style:use-optimal-row-height="false"/>
    </style:style>
    <style:style style:name="ro3" style:family="table-row">
      <style:table-row-properties style:row-height="3.97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5" style:family="table-cell" style:parent-style-name="Default" style:data-style-name="N0">
      <style:table-cell-properties fo:background-color="#d9ead3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6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7" style:family="table-cell" style:parent-style-name="Default" style:data-style-name="N0">
      <style:table-cell-properties fo:border="0.06pt solid #000000"/>
    </style:style>
    <style:style style:name="ce8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  <style:style style:name="ce9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0" style:family="table-cell" style:parent-style-name="Default" style:data-style-name="N0">
      <style:table-cell-properties fo:background-color="#b4a7d6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1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2" style:family="table-cell" style:parent-style-name="Default" style:data-style-name="N0">
      <style:table-cell-properties fo:background-color="#f9cb9c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3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4" style:family="table-cell" style:parent-style-name="Default" style:data-style-name="N0">
      <style:table-cell-properties fo:background-color="#a2c4c9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5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6" style:family="table-cell" style:parent-style-name="Default" style:data-style-name="N0">
      <style:table-cell-properties fo:background-color="#b6d7a8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7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8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9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21" style:family="table-cell" style:parent-style-name="Default" style:data-style-name="N0">
      <style:table-cell-properties fo:background-color="#b6d7a8" fo:border="0.06pt solid #000000"/>
      <style:text-properties style:font-name="Cambria" style:font-name-asian="Cambria1" style:font-name-complex="Cambria1"/>
    </style:style>
    <style:style style:name="ce22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3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4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 fo:margin-left="0mm"/>
      <style:text-properties style:font-name="Cambria" fo:font-size="7pt" style:font-name-asian="Cambria1" style:font-size-asian="7pt" style:font-name-complex="Cambria1" style:font-size-complex="7pt"/>
    </style:style>
    <style:style style:name="ce25" style:family="table-cell" style:parent-style-name="Default" style:data-style-name="N0">
      <style:table-cell-properties fo:background-color="#ffffff" fo:border="0.06pt solid #000000"/>
      <style:text-properties style:font-name="Cambria" style:font-name-asian="Cambria1" style:font-name-complex="Cambria1"/>
    </style:style>
    <style:style style:name="ce26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7" style:family="table-cell" style:parent-style-name="Default" style:data-style-name="N0">
      <style:table-cell-properties fo:background-color="#d5a6bd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8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 fo:margin-left="0mm"/>
      <style:text-properties style:font-name="Cambria" fo:font-size="7pt" style:font-name-asian="Cambria1" style:font-size-asian="7pt" style:font-name-complex="Cambria1" style:font-size-complex="7pt"/>
    </style:style>
    <style:style style:name="ce29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0" style:family="table-cell" style:parent-style-name="Default" style:data-style-name="N0">
      <style:table-cell-properties fo:background-color="#ffe599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1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32" style:family="table-cell" style:parent-style-name="Default" style:data-style-name="N0">
      <style:table-cell-properties fo:background-color="#f9cb9c" fo:border="0.74pt solid #000000"/>
      <style:text-properties style:font-name="Cambria" fo:font-size="7pt" style:font-name-asian="Cambria1" style:font-size-asian="7pt" style:font-name-complex="Cambria1" style:font-size-complex="7pt"/>
    </style:style>
    <style:style style:name="ce33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34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5" style:family="table-cell" style:parent-style-name="Default" style:data-style-name="N0">
      <style:table-cell-properties fo:background-color="#ffffff" fo:border="0.06pt solid #000000"/>
    </style:style>
    <style:style style:name="ce36" style:family="table-cell" style:parent-style-name="Default" style:data-style-name="N0"/>
    <style:style style:name="ce37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1" style:font-name-complex="Cambria1"/>
    </style:style>
    <style:style style:name="ce3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number-columns-repeated="1002" table:default-cell-style-name="ce7"/>
        <table:table-column table:style-name="co23" table:default-cell-style-name="ce7"/>
        <table:table-row table:style-name="ro1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34" office:value-type="string" calcext:value-type="string">
            <text:p>code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youth</text:p>
          </table:table-cell>
          <table:table-cell table:style-name="ce3" office:value-type="string" calcext:value-type="string">
            <text:p>Woodman</text:p>
          </table:table-cell>
          <table:table-cell table:style-name="ce3" office:value-type="string" calcext:value-type="string">
            <text:p>Woodmen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woodman_tunic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staff,</text:p>
          </table:table-cell>
          <table:table-cell table:style-name="ce15" table:number-columns-repeated="2"/>
          <table:table-cell table:style-name="ce26" office:value-type="string" calcext:value-type="string">
            <text:p>attr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|knows_athletics_1|knows_power_strike_1|knows_ironflesh_1</text:p>
          </table:table-cell>
          <table:table-cell table:style-name="ce29" office:value-type="string" calcext:value-type="string">
            <text:p>rohan_face_younger_1</text:p>
          </table:table-cell>
          <table:table-cell table:style-name="ce29" office:value-type="string" calcext:value-type="string">
            <text:p>rohan_face_middle_2</text:p>
          </table:table-cell>
          <table:table-cell table:style-name="ce31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woodmen_youth&quot;,&quot;Woodman&quot;,&quot;Woodmen&quot;,tfg_armor| tfg_boots,0,0,fac_beorn,[itm_gondor_ranger_hood,itm_woodman_tunic,itm_rohan_shoes,itm_beorn_staff,],attr_tier_1,wp_tier_1,knows_common|knows_athletics_1|knows_power_strike_1|knows_ironflesh_1,rohan_face_younger_1,rohan_face_middle_2]," calcext:value-type="string">
            <text:p>["woodmen_youth","Woodman","Woodmen",tfg_armor| tfg_boots,0,0,fac_beorn,[itm_gondor_ranger_hood,itm_woodman_tunic,itm_rohan_shoes,itm_beorn_staff,],attr_tier_1,wp_tier_1,knows_common|knows_athletics_1|knows_power_strike_1|knows_ironflesh_1,rohan_face_younger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woodman_scout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axe,</text:p>
          </table:table-cell>
          <table:table-cell table:style-name="ce15" table:number-columns-repeated="2"/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2|knows_power_draw_2|knows_power_strike_2|knows_ironflesh_2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middle_2</text:p>
          </table:table-cell>
          <table:table-cell table:style-name="ce31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woodmen_forester&quot;,&quot;Woodmen_Forester&quot;,&quot;Woodmen_Foresters&quot;,tfg_armor| tfg_boots,0,0,fac_beorn,[itm_gondor_ranger_hood,itm_woodman_scout,itm_rohan_shoes,itm_beorn_axe,],attr_tier_2,wp_tier_2,knows_common|knows_athletics_2|knows_power_draw_2|knows_power_strike_2|knows_ironflesh_2,rohan_face_young_1,rohan_face_middle_2]," calcext:value-type="string">
            <text:p>["woodmen_forester","Woodmen_Forester","Woodmen_Foresters",tfg_armor| tfg_boots,0,0,fac_beorn,[itm_gondor_ranger_hood,itm_woodman_scout,itm_rohan_shoes,itm_beorn_axe,],attr_tier_2,wp_tier_2,knows_common|knows_athletics_2|knows_power_draw_2|knows_power_strike_2|knows_ironflesh_2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leather_skullcap, itm_north_leather_skullcap_bad,</text:p>
          </table:table-cell>
          <table:table-cell table:style-name="ce15" office:value-type="string" calcext:value-type="string">
            <text:p>itm_woodman_padded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axe,itm_beorn_battle_axe,</text:p>
          </table:table-cell>
          <table:table-cell table:style-name="ce15" table:number-columns-repeated="2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2|knows_power_draw_2|knows_power_strike_2|knows_ironflesh_2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middle_2</text:p>
          </table:table-cell>
          <table:table-cell table:style-name="ce31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woodmen_skilled_forester&quot;,&quot;Woodmen_Skilled_Forester&quot;,&quot;Woodmen_Skilled_Foresters&quot;,tfg_armor| tfg_boots,0,0,fac_beorn,[itm_north_leather_skullcap, itm_north_leather_skullcap_bad,itm_woodman_padded,itm_leather_boots,itm_beorn_axe,itm_beorn_battle_axe,],attr_tier_3,wp_tier_3,knows_common|knows_athletics_2|knows_power_draw_2|knows_power_strike_2|knows_ironflesh_2,rohan_face_young_1,rohan_face_middle_2]," calcext:value-type="string">
            <text:p>["woodmen_skilled_forester","Woodmen_Skilled_Forester","Woodmen_Skilled_Foresters",tfg_armor| tfg_boots,0,0,fac_beorn,[itm_north_leather_skullcap, itm_north_leather_skullcap_bad,itm_woodman_padded,itm_leather_boots,itm_beorn_axe,itm_beorn_battle_axe,],attr_tier_3,wp_tier_3,knows_common|knows_athletics_2|knows_power_draw_2|knows_power_strike_2|knows_ironflesh_2,rohan_face_young_1,rohan_face_middle_2],</text:p>
          </table:table-cell>
          <table:table-cell table:number-columns-repeated="1003"/>
        </table:table-row>
        <table:table-row table:style-name="ro2">
          <table:table-cell table:style-name="ce3" office:value-type="string" calcext:value-type="string">
            <text:p>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leather_skullcap, itm_north_leather_skullcap_bad,itm_north_leather_skullcap_good, itm_north_skullcap, </text:p>
          </table:table-cell>
          <table:table-cell table:style-name="ce15" office:value-type="string" calcext:value-type="string">
            <text:p>itm_woodman_padde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battle_axe,</text:p>
          </table:table-cell>
          <table:table-cell table:style-name="ce15" table:number-columns-repeated="2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3|knows_power_draw_2|knows_power_strike_3|knows_ironflesh_3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woodmen_axemen&quot;,&quot;Woodmen_Axeman&quot;,&quot;Woodmen_Axemen&quot;,tfg_armor| tfg_helm| tfg_boots,0,0,fac_beorn,[itm_north_leather_skullcap, itm_north_leather_skullcap_bad,itm_north_leather_skullcap_good, itm_north_skullcap, itm_woodman_padded,itm_leather_gloves,itm_leather_boots,itm_beorn_battle_axe,],attr_tier_4,wp_tier_4,knows_common|knows_athletics_3|knows_power_draw_2|knows_power_strike_3|knows_ironflesh_3,rohan_face_young_1,rohan_face_old_2]," calcext:value-type="string">
            <text:p>["woodmen_axemen","Woodmen_Axeman","Woodmen_Axemen",tfg_armor| tfg_helm| tfg_boots,0,0,fac_beorn,[itm_north_leather_skullcap, itm_north_leather_skullcap_bad,itm_north_leather_skullcap_good, itm_north_skullcap, itm_woodman_padded,itm_leather_gloves,itm_leather_boots,itm_beorn_battle_axe,],attr_tier_4,wp_tier_4,knows_common|knows_athletics_3|knows_power_draw_2|knows_power_strike_3|knows_ironflesh_3,rohan_face_young_1,rohan_face_old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woodmen_master_axemen</text:p>
          </table:table-cell>
          <table:table-cell table:style-name="ce3" office:value-type="string" calcext:value-type="string">
            <text:p>Woodmen_Master_Axeman</text:p>
          </table:table-cell>
          <table:table-cell table:style-name="ce3" office:value-type="string" calcext:value-type="string">
            <text:p>Woodmen_Master_Axemen</text:p>
          </table:table-cell>
          <table:table-cell table:style-name="ce9" office:value-type="string" calcext:value-type="string">
            <text:p>tfg_armor| tfg_helm| tfg_boots| tfg_glove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leather_skullcap_good, itm_north_skullcap, itm_north_nasal_helm_good,</text:p>
          </table:table-cell>
          <table:table-cell table:style-name="ce15" office:value-type="string" calcext:value-type="string">
            <text:p>itm_woodmen_heavy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battle_axe,</text:p>
          </table:table-cell>
          <table:table-cell table:style-name="ce15" table:number-columns-repeated="2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4|knows_power_draw_2|knows_power_strike_4|knows_ironflesh_5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woodmen_master_axemen&quot;,&quot;Woodmen_Master_Axeman&quot;,&quot;Woodmen_Master_Axemen&quot;,tfg_armor| tfg_helm| tfg_boots| tfg_gloves,0,0,fac_beorn,[itm_north_leather_skullcap_good, itm_north_skullcap, itm_north_nasal_helm_good,itm_woodmen_heavy,itm_leather_boots,itm_leather_boots,itm_beorn_battle_axe,],attr_tier_5,wp_tier_5,knows_common|knows_athletics_4|knows_power_draw_2|knows_power_strike_4|knows_ironflesh_5,rohan_face_middle_1,rohan_face_old_2]," calcext:value-type="string">
            <text:p>["woodmen_master_axemen","Woodmen_Master_Axeman","Woodmen_Master_Axemen",tfg_armor| tfg_helm| tfg_boots| tfg_gloves,0,0,fac_beorn,[itm_north_leather_skullcap_good, itm_north_skullcap, itm_north_nasal_helm_good,itm_woodmen_heavy,itm_leather_boots,itm_leather_boots,itm_beorn_battle_axe,],attr_tier_5,wp_tier_5,knows_common|knows_athletics_4|knows_power_draw_2|knows_power_strike_4|knows_ironflesh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woodman_tunic,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short_bow,itm_arrows,</text:p>
          </table:table-cell>
          <table:table-cell table:style-name="ce15" office:value-type="string" calcext:value-type="string">
            <text:p>itm_beorn_staff,</text:p>
          </table:table-cell>
          <table:table-cell table:style-name="ce15"/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2|knows_power_draw_1|knows_ironflesh_1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woodmen_tracker&quot;,&quot;Woodmen_Tracker&quot;,&quot;Woodmen_Trackers&quot;,tfg_ranged| tfg_armor| tfg_boots,0,0,fac_beorn,[itm_gondor_ranger_hood,itm_woodman_tunic,itm_leather_boots,itm_rohan_shoes,itm_short_bow,itm_arrows,itm_beorn_staff,],attr_tier_2,wp_tier_2,knows_common|knows_athletics_2|knows_power_draw_1|knows_ironflesh_1,rohan_face_young_1,rohan_face_old_2]," calcext:value-type="string">
            <text:p>["woodmen_tracker","Woodmen_Tracker","Woodmen_Trackers",tfg_ranged| tfg_armor| tfg_boots,0,0,fac_beorn,[itm_gondor_ranger_hood,itm_woodman_tunic,itm_leather_boots,itm_rohan_shoes,itm_short_bow,itm_arrows,itm_beorn_staff,],attr_tier_2,wp_tier_2,knows_common|knows_athletics_2|knows_power_draw_1|knows_ironflesh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 itm_north_leather_skullcap_bad,</text:p>
          </table:table-cell>
          <table:table-cell table:style-name="ce15" office:value-type="string" calcext:value-type="string">
            <text:p>itm_woodman_scou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short_bow,itm_arrows,</text:p>
          </table:table-cell>
          <table:table-cell table:style-name="ce15" office:value-type="string" calcext:value-type="string">
            <text:p>itm_beorn_staff,</text:p>
          </table:table-cell>
          <table:table-cell table:style-name="ce15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2|knows_power_draw_2|knows_power_strike_2|knows_ironflesh_2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middle_2</text:p>
          </table:table-cell>
          <table:table-cell table:style-name="ce31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woodmen_scout&quot;,&quot;Woodmen_Scout&quot;,&quot;Woodmen_Scouts&quot;,tfg_ranged| tfg_armor| tfg_boots,0,0,fac_beorn,[itm_gondor_ranger_hood, itm_north_leather_skullcap_bad,itm_woodman_scout,itm_leather_boots,itm_short_bow,itm_arrows,itm_beorn_staff,],attr_tier_3,wp_tier_3,knows_common|knows_athletics_2|knows_power_draw_2|knows_power_strike_2|knows_ironflesh_2,rohan_face_young_1,rohan_face_middle_2]," calcext:value-type="string">
            <text:p>["woodmen_scout","Woodmen_Scout","Woodmen_Scouts",tfg_ranged| tfg_armor| tfg_boots,0,0,fac_beorn,[itm_gondor_ranger_hood, itm_north_leather_skullcap_bad,itm_woodman_scout,itm_leather_boots,itm_short_bow,itm_arrows,itm_beorn_staff,],attr_tier_3,wp_tier_3,knows_common|knows_athletics_2|knows_power_draw_2|knows_power_strike_2|knows_ironflesh_2,rohan_face_young_1,rohan_face_middle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9" office:value-type="string" calcext:value-type="string">
            <text:p>tfg_ranged| tfg_armor| tfg_helm|tfg_boots| tfg_glove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 itm_north_leather_skullcap_bad, itm_north_leather_skullcap,</text:p>
          </table:table-cell>
          <table:table-cell table:style-name="ce15" office:value-type="string" calcext:value-type="string">
            <text:p>itm_woodman_scout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regular_bow,itm_arrows,</text:p>
          </table:table-cell>
          <table:table-cell table:style-name="ce15" office:value-type="string" calcext:value-type="string">
            <text:p>itm_beorn_axe,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3|knows_power_draw_2|knows_power_strike_3|knows_ironflesh_3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woodmen_archer&quot;,&quot;Woodmen_Archer&quot;,&quot;Woodmen_Archers&quot;,tfg_ranged| tfg_armor| tfg_helm|tfg_boots| tfg_gloves,0,0,fac_beorn,[itm_gondor_ranger_hood, itm_north_leather_skullcap_bad, itm_north_leather_skullcap,itm_woodman_scout,itm_leather_gloves,itm_leather_boots,itm_regular_bow,itm_arrows,itm_beorn_axe,],attr_tier_4,wp_tier_4,knows_common|knows_athletics_3|knows_power_draw_2|knows_power_strike_3|knows_ironflesh_3,rohan_face_young_1,rohan_face_old_2]," calcext:value-type="string">
            <text:p>["woodmen_archer","Woodmen_Archer","Woodmen_Archers",tfg_ranged| tfg_armor| tfg_helm|tfg_boots| tfg_gloves,0,0,fac_beorn,[itm_gondor_ranger_hood, itm_north_leather_skullcap_bad, itm_north_leather_skullcap,itm_woodman_scout,itm_leather_gloves,itm_leather_boots,itm_regular_bow,itm_arrows,itm_beorn_axe,],attr_tier_4,wp_tier_4,knows_common|knows_athletics_3|knows_power_draw_2|knows_power_strike_3|knows_ironflesh_3,rohan_face_young_1,rohan_face_old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fell_huntsmen_of_mirkwood</text:p>
          </table:table-cell>
          <table:table-cell table:style-name="ce3" office:value-type="string" calcext:value-type="string">
            <text:p>Expert_Huntsman_of_Mirkwood</text:p>
          </table:table-cell>
          <table:table-cell table:style-name="ce3" office:value-type="string" calcext:value-type="string">
            <text:p>Expert_Huntsmen_of_Mirkwood</text:p>
          </table:table-cell>
          <table:table-cell table:style-name="ce9" office:value-type="string" calcext:value-type="string">
            <text:p>tfg_ranged| tfg_gloves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leather_skullcap, itm_north_leather_skullcap_bad,itm_north_leather_skullcap_good, itm_north_skullcap, </text:p>
          </table:table-cell>
          <table:table-cell table:style-name="ce15" office:value-type="string" calcext:value-type="string">
            <text:p>itm_woodman_padde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elven_bow,itm_arrows,</text:p>
          </table:table-cell>
          <table:table-cell table:style-name="ce15" office:value-type="string" calcext:value-type="string">
            <text:p>itm_beorn_axe,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archery(200)|wp(170)</text:p>
          </table:table-cell>
          <table:table-cell table:style-name="ce26" office:value-type="string" calcext:value-type="string">
            <text:p>knows_common|knows_athletics_4|knows_power_draw_3|knows_power_strike_3|knows_ironflesh_4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fell_huntsmen_of_mirkwood&quot;,&quot;Expert_Huntsman_of_Mirkwood&quot;,&quot;Expert_Huntsmen_of_Mirkwood&quot;,tfg_ranged| tfg_gloves| tfg_armor| tfg_helm| tfg_boots,0,0,fac_beorn,[itm_north_leather_skullcap, itm_north_leather_skullcap_bad,itm_north_leather_skullcap_good, itm_north_skullcap, itm_woodman_padded,itm_leather_boots,itm_leather_boots,itm_elven_bow,itm_arrows,itm_beorn_axe,],attr_tier_5,wp_archery(200)|wp(170),knows_common|knows_athletics_4|knows_power_draw_3|knows_power_strike_3|knows_ironflesh_4,rohan_face_middle_1,rohan_face_old_2]," calcext:value-type="string">
            <text:p>["fell_huntsmen_of_mirkwood","Expert_Huntsman_of_Mirkwood","Expert_Huntsmen_of_Mirkwood",tfg_ranged| tfg_gloves| tfg_armor| tfg_helm| tfg_boots,0,0,fac_beorn,[itm_north_leather_skullcap, itm_north_leather_skullcap_bad,itm_north_leather_skullcap_good, itm_north_skullcap, itm_woodman_padded,itm_leather_boots,itm_leather_boots,itm_elven_bow,itm_arrows,itm_beorn_axe,],attr_tier_5,wp_archery(200)|wp(170),knows_common|knows_athletics_4|knows_power_draw_3|knows_power_strike_3|knows_ironflesh_4,rohan_face_middle_1,rohan_face_old_2],</text:p>
          </table:table-cell>
          <table:table-cell table:number-columns-repeated="1003"/>
        </table:table-row>
        <table:table-row table:style-name="ro1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vale_man</text:p>
          </table:table-cell>
          <table:table-cell table:number-columns-repeated="2" table:style-name="ce3" office:value-type="string" calcext:value-type="string">
            <text:p>Beorning_Man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beorn_tunic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staff,itm_beorn_axe,itm_dwarf_sword_b,</text:p>
          </table:table-cell>
          <table:table-cell table:style-name="ce15" table:number-columns-repeated="2"/>
          <table:table-cell table:style-name="ce26" office:value-type="string" calcext:value-type="string">
            <text:p>attr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|knows_athletics_1|knows_power_strike_1|knows_ironflesh_1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1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beorning_vale_man&quot;,&quot;Beorning_Man&quot;,&quot;Beorning_Man&quot;,tfg_armor| tfg_boots,0,0,fac_beorn,[itm_gondor_ranger_hood,itm_beorn_tunic,itm_rohan_shoes,itm_beorn_staff,itm_beorn_axe,itm_dwarf_sword_b,],attr_tier_1,wp_tier_1,knows_common|knows_athletics_1|knows_power_strike_1|knows_ironflesh_1,beorn_face1,beorn_face2]," calcext:value-type="string">
            <text:p>["beorning_vale_man","Beorning_Man","Beorning_Man",tfg_armor| tfg_boots,0,0,fac_beorn,[itm_gondor_ranger_hood,itm_beorn_tunic,itm_rohan_shoes,itm_beorn_staff,itm_beorn_axe,itm_dwarf_sword_b,],attr_tier_1,wp_tier_1,knows_common|knows_athletics_1|knows_power_strike_1|knows_ironflesh_1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tunic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axe,itm_dwarf_sword_b,</text:p>
          </table:table-cell>
          <table:table-cell table:style-name="ce15" office:value-type="string" calcext:value-type="string">
            <text:p>itm_beorn_shield,itm_north_round_shield,</text:p>
          </table:table-cell>
          <table:table-cell table:style-name="ce15"/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2|knows_power_strike_1|knows_ironflesh_1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1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beorning_warrior&quot;,&quot;Beorning_Warrior&quot;,&quot;Beorning_Warriors&quot;,tfg_armor| tfg_boots,0,0,fac_beorn,[itm_north_skullcap, itm_beorn_tunic,itm_rohan_shoes,itm_beorn_axe,itm_dwarf_sword_b,itm_beorn_shield,itm_north_round_shield,],attr_tier_2,wp_tier_2,knows_common|knows_athletics_2|knows_power_strike_1|knows_ironflesh_1,beorn_face1,beorn_face2]," calcext:value-type="string">
            <text:p>["beorning_warrior","Beorning_Warrior","Beorning_Warriors",tfg_armor| tfg_boots,0,0,fac_beorn,[itm_north_skullcap, itm_beorn_tunic,itm_rohan_shoes,itm_beorn_axe,itm_dwarf_sword_b,itm_beorn_shield,itm_north_round_shield,],attr_tier_2,wp_tier_2,knows_common|knows_athletics_2|knows_power_strike_1|knows_ironflesh_1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padded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dwarf_sword_b,</text:p>
          </table:table-cell>
          <table:table-cell table:style-name="ce15" office:value-type="string" calcext:value-type="string">
            <text:p>itm_beorn_shield,itm_north_round_shield,</text:p>
          </table:table-cell>
          <table:table-cell table:style-name="ce15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2|knows_power_strike_2|knows_ironflesh_2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1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beorning_tolltacker&quot;,&quot;Beorning_Toll-Taker&quot;,&quot;Beorning_Toll-Takers&quot;,tfg_armor| tfg_boots,0,0,fac_beorn,[itm_north_skullcap, itm_beorn_padded,itm_rohan_shoes,itm_dwarf_sword_b,itm_beorn_shield,itm_north_round_shield,],attr_tier_3,wp_tier_3,knows_common|knows_athletics_2|knows_power_strike_2|knows_ironflesh_2,beorn_face1,beorn_face2]," calcext:value-type="string">
            <text:p>["beorning_tolltacker","Beorning_Toll-Taker","Beorning_Toll-Takers",tfg_armor| tfg_boots,0,0,fac_beorn,[itm_north_skullcap, itm_beorn_padded,itm_rohan_shoes,itm_dwarf_sword_b,itm_beorn_shield,itm_north_round_shield,],attr_tier_3,wp_tier_3,knows_common|knows_athletics_2|knows_power_strike_2|knows_ironflesh_2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9" office:value-type="string" calcext:value-type="string">
            <text:p>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heavy, itm_beorn_padded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warf_sword_b,itm_dale_sword,</text:p>
          </table:table-cell>
          <table:table-cell table:style-name="ce15" office:value-type="string" calcext:value-type="string">
            <text:p>itm_beorn_shield,itm_beorn_shield_good,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3|knows_power_strike_3|knows_ironflesh_3|knows_shield_2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1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beorning_sentinel&quot;,&quot;Beorning_Sentinel&quot;,&quot;Beorning_Sentinels&quot;,tfg_shield| tfg_armor| tfg_helm| tfg_boots,0,0,fac_beorn,[itm_north_skullcap, itm_beorn_heavy, itm_beorn_padded,itm_leather_boots,itm_dwarf_sword_b,itm_dale_sword,itm_beorn_shield,itm_beorn_shield_good,],attr_tier_4,wp_tier_4,knows_common|knows_athletics_3|knows_power_strike_3|knows_ironflesh_3|knows_shield_2,beorn_face1,beorn_face2]," calcext:value-type="string">
            <text:p>["beorning_sentinel","Beorning_Sentinel","Beorning_Sentinels",tfg_shield| tfg_armor| tfg_helm| tfg_boots,0,0,fac_beorn,[itm_north_skullcap, itm_beorn_heavy, itm_beorn_padded,itm_leather_boots,itm_dwarf_sword_b,itm_dale_sword,itm_beorn_shield,itm_beorn_shield_good,],attr_tier_4,wp_tier_4,knows_common|knows_athletics_3|knows_power_strike_3|knows_ironflesh_3|knows_shield_2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9" office:value-type="string" calcext:value-type="string">
            <text:p>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heavy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warf_sword_a,itm_dwarf_sword_b,itm_dale_sword,itm_dale_sword_long,</text:p>
          </table:table-cell>
          <table:table-cell table:style-name="ce15" office:value-type="string" calcext:value-type="string">
            <text:p>itm_beorn_shield_good,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4|knows_power_strike_3|knows_ironflesh_4|knows_shield_3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1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beorning_warden_of_the_ford&quot;,&quot;Beorning_Warden_of_the_Ford&quot;,&quot;Beorning_Wardens_of_the_Ford&quot;,tfg_gloves| tfg_shield| tfg_armor| tfg_helm| tfg_boots,0,0,fac_beorn,[itm_north_skullcap, itm_beorn_heavy,itm_leather_gloves,itm_leather_boots,itm_dwarf_sword_a,itm_dwarf_sword_b,itm_dale_sword,itm_dale_sword_long,itm_beorn_shield_good,],attr_tier_5,wp_tier_5,knows_common|knows_athletics_4|knows_power_strike_3|knows_ironflesh_4|knows_shield_3,beorn_face1,beorn_face2]," calcext:value-type="string">
            <text:p>["beorning_warden_of_the_ford","Beorning_Warden_of_the_Ford","Beorning_Wardens_of_the_Ford",tfg_gloves| tfg_shield| tfg_armor| tfg_helm| tfg_boots,0,0,fac_beorn,[itm_north_skullcap, itm_beorn_heavy,itm_leather_gloves,itm_leather_boots,itm_dwarf_sword_a,itm_dwarf_sword_b,itm_dale_sword,itm_dale_sword_long,itm_beorn_shield_good,],attr_tier_5,wp_tier_5,knows_common|knows_athletics_4|knows_power_strike_3|knows_ironflesh_4|knows_shield_3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tunic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axe,</text:p>
          </table:table-cell>
          <table:table-cell table:style-name="ce15" table:number-columns-repeated="2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2|knows_power_strike_2|knows_ironflesh_2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1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beorning_carrock_lookout&quot;,&quot;Beorning_Carrock_Lookout&quot;,&quot;Beorning_Carrock_Lookouts&quot;,tfg_armor| tfg_boots,0,0,fac_beorn,[itm_north_skullcap, itm_beorn_tunic,itm_rohan_shoes,itm_beorn_axe,],attr_tier_3,wp_tier_3,knows_common|knows_athletics_2|knows_power_strike_2|knows_ironflesh_2,beorn_face1,beorn_face2]," calcext:value-type="string">
            <text:p>["beorning_carrock_lookout","Beorning_Carrock_Lookout","Beorning_Carrock_Lookouts",tfg_armor| tfg_boots,0,0,fac_beorn,[itm_north_skullcap, itm_beorn_tunic,itm_rohan_shoes,itm_beorn_axe,],attr_tier_3,wp_tier_3,knows_common|knows_athletics_2|knows_power_strike_2|knows_ironflesh_2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9" office:value-type="string" calcext:value-type="string">
            <text:p>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beorn_helmet,</text:p>
          </table:table-cell>
          <table:table-cell table:style-name="ce15" office:value-type="string" calcext:value-type="string">
            <text:p>itm_beorn_tunic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axe,itm_beorn_battle_axe,</text:p>
          </table:table-cell>
          <table:table-cell table:style-name="ce15" table:number-columns-repeated="2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3|knows_power_strike_3|knows_ironflesh_3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1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beorning_carrock_fighter&quot;,&quot;Beorning_Carrock_Fighter&quot;,&quot;Beorning_Carrock_Fighters&quot;,tfg_shield| tfg_armor| tfg_helm| tfg_boots,0,0,fac_beorn,[itm_beorn_helmet,itm_beorn_tunic,itm_leather_boots,itm_beorn_axe,itm_beorn_battle_axe,],attr_tier_4,wp_tier_4,knows_common|knows_athletics_3|knows_power_strike_3|knows_ironflesh_3,beorn_face1,beorn_face2]," calcext:value-type="string">
            <text:p>["beorning_carrock_fighter","Beorning_Carrock_Fighter","Beorning_Carrock_Fighters",tfg_shield| tfg_armor| tfg_helm| tfg_boots,0,0,fac_beorn,[itm_beorn_helmet,itm_beorn_tunic,itm_leather_boots,itm_beorn_axe,itm_beorn_battle_axe,],attr_tier_4,wp_tier_4,knows_common|knows_athletics_3|knows_power_strike_3|knows_ironflesh_3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9" office:value-type="string" calcext:value-type="string">
            <text:p>tfg_gloves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beorn_helmet,</text:p>
          </table:table-cell>
          <table:table-cell table:style-name="ce15" office:value-type="string" calcext:value-type="string">
            <text:p>itm_beorn_berserk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battle_axe,</text:p>
          </table:table-cell>
          <table:table-cell table:style-name="ce15" table:number-columns-repeated="2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6|knows_power_strike_3|knows_ironflesh_6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1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beorning_carrock_berserker&quot;,&quot;Beorning_Carrock_Berserker&quot;,&quot;Beorning_Carrock_Berserkers&quot;,tfg_gloves| tfg_armor| tfg_helm| tfg_boots,0,0,fac_beorn,[itm_beorn_helmet,itm_beorn_berserk,itm_leather_boots,itm_beorn_battle_axe,],attr_tier_5,wp_tier_5,knows_common|knows_athletics_6|knows_power_strike_3|knows_ironflesh_6,beorn_face1,beorn_face2]," calcext:value-type="string">
            <text:p>["beorning_carrock_berserker","Beorning_Carrock_Berserker","Beorning_Carrock_Berserkers",tfg_gloves| tfg_armor| tfg_helm| tfg_boots,0,0,fac_beorn,[itm_beorn_helmet,itm_beorn_berserk,itm_leather_boots,itm_beorn_battle_axe,],attr_tier_5,wp_tier_5,knows_common|knows_athletics_6|knows_power_strike_3|knows_ironflesh_6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shield_bea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9" office:value-type="string" calcext:value-type="string">
            <text:p>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beorn_helmet,</text:p>
          </table:table-cell>
          <table:table-cell table:style-name="ce15" office:value-type="string" calcext:value-type="string">
            <text:p>itm_beorn_chief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(itm_good_mace,imod_masterwork),</text:p>
          </table:table-cell>
          <table:table-cell table:style-name="ce15" office:value-type="string" calcext:value-type="string">
            <text:p>(itm_beorn_shield_reward,imod_reinforced)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athletics_6|knows_power_strike_5|knows_ironflesh_7|knows_shield_7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1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[&quot;beorning_shield_bear&quot;,&quot;Bear_Warrior&quot;,&quot;Bear_Warriors&quot;,tfg_gloves| tfg_shield| tfg_armor| tfg_helm| tfg_boots,0,0,fac_beorn,[itm_beorn_helmet,itm_beorn_chief,itm_leather_gloves,itm_leather_boots,(itm_good_mace,imod_masterwork),(itm_beorn_shield_reward,imod_reinforced),],attr_tier_6,wp_tier_6,knows_common|knows_athletics_6|knows_power_strike_5|knows_ironflesh_7|knows_shield_7,beorn_face1,beorn_face2]," calcext:value-type="string">
            <text:p>["beorning_shield_bear","Bear_Warrior","Bear_Warriors",tfg_gloves| tfg_shield| tfg_armor| tfg_helm| tfg_boots,0,0,fac_beorn,[itm_beorn_helmet,itm_beorn_chief,itm_leather_gloves,itm_leather_boots,(itm_good_mace,imod_masterwork),(itm_beorn_shield_reward,imod_reinforced),],attr_tier_6,wp_tier_6,knows_common|knows_athletics_6|knows_power_strike_5|knows_ironflesh_7|knows_shield_7,beorn_face1,beorn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 office:value-type="string" office:string-value="#Dale" calcext:value-type="string">
            <text:p>#Da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9" office:value-type="string" calcext:value-type="string">
            <text:p>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, itm_north_leather_skullcap_bad,</text:p>
          </table:table-cell>
          <table:table-cell table:style-name="ce15" office:value-type="string" calcext:value-type="string">
            <text:p>itm_dale_armor_a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dale_pike, itm_dwarf_sword_b,</text:p>
          </table:table-cell>
          <table:table-cell table:style-name="ce15" office:value-type="string" calcext:value-type="string">
            <text:p>itm_north_round_shield,</text:p>
          </table:table-cell>
          <table:table-cell table:style-name="ce15"/>
          <table:table-cell table:style-name="ce26" office:value-type="string" calcext:value-type="string">
            <text:p>attr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</text:p>
          </table:table-cell>
          <table:table-cell table:style-name="ce29" office:value-type="string" calcext:value-type="string">
            <text:p>vaegir_face_younger_1</text:p>
          </table:table-cell>
          <table:table-cell table:style-name="ce29" office:value-type="string" calcext:value-type="string">
            <text:p>vaegir_face_middle_2</text:p>
          </table:table-cell>
          <table:table-cell table:style-name="ce31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[&quot;dale_militia&quot;,&quot;Dale_Militiaman&quot;,&quot;Dale_Militia&quot;,tfg_boots| tfg_armor,0,0,fac_dale,[itm_north_leather_skullcap, itm_north_leather_skullcap_bad,itm_dale_armor_a,itm_rohan_shoes,itm_dale_pike, itm_dwarf_sword_b,itm_north_round_shield,],attr_tier_1,wp_tier_1,knows_common,vaegir_face_younger_1,vaegir_face_middle_2]," calcext:value-type="string">
            <text:p>["dale_militia","Dale_Militiaman","Dale_Militia",tfg_boots| tfg_armor,0,0,fac_dale,[itm_north_leather_skullcap, itm_north_leather_skullcap_bad,itm_dale_armor_a,itm_rohan_shoes,itm_dale_pike, itm_dwarf_sword_b,itm_north_round_shield,],attr_tier_1,wp_tier_1,knows_common,vaegir_face_younger_1,vaegi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9" office:value-type="string" calcext:value-type="string">
            <text:p>tfg_boots| tfg_armor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5" office:value-type="string" calcext:value-type="string">
            <text:p>itm_dale_armor_a,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dale_sword,itm_dale_pike,</text:p>
          </table:table-cell>
          <table:table-cell table:style-name="ce15" office:value-type="string" calcext:value-type="string">
            <text:p>itm_north_round_shield, itm_dale_shield_c, itm_dale_shield_a, </text:p>
          </table:table-cell>
          <table:table-cell table:style-name="ce15"/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middle_2</text:p>
          </table:table-cell>
          <table:table-cell table:style-name="ce31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dale_man_at_arms&quot;,&quot;Dale_Man-at-Arms&quot;,&quot;Dale_Men-at-Arms&quot;,tfg_boots| tfg_armor| tfg_shield,0,0,fac_dale,[itm_north_leather_skullcap, itm_north_leather_skullcap_good, itm_north_skullcap, itm_north_skullcap_good, itm_dale_helmet_a,itm_dale_armor_a,itm_leather_boots,itm_rohan_shoes,itm_dale_sword,itm_dale_pike,itm_north_round_shield, itm_dale_shield_c, itm_dale_shield_a, ],attr_tier_2,wp_tier_2,knows_common,vaegir_face_young_1,vaegir_face_middle_2]," calcext:value-type="string">
            <text:p>["dale_man_at_arms","Dale_Man-at-Arms","Dale_Men-at-Arms",tfg_boots| tfg_armor| tfg_shield,0,0,fac_dale,[itm_north_leather_skullcap, itm_north_leather_skullcap_good, itm_north_skullcap, itm_north_skullcap_good, itm_dale_helmet_a,itm_dale_armor_a,itm_leather_boots,itm_rohan_shoes,itm_dale_sword,itm_dale_pike,itm_north_round_shield, itm_dale_shield_c, itm_dale_shield_a, ],attr_tier_2,wp_tier_2,knows_common,vaegir_face_young_1,vaegi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ketown_scout</text:p>
          </table:table-cell>
          <table:table-cell table:style-name="ce3" office:value-type="string" calcext:value-type="string">
            <text:p>Laketown_Scout</text:p>
          </table:table-cell>
          <table:table-cell table:style-name="ce3" office:value-type="string" calcext:value-type="string">
            <text:p>Laketown_Scouts</text:p>
          </table:table-cell>
          <table:table-cell table:style-name="ce9" office:value-type="string" calcext:value-type="string">
            <text:p>tfg_ranged| 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, itm_north_leather_skullcap_good, itm_north_skullcap,</text:p>
          </table:table-cell>
          <table:table-cell table:style-name="ce15" office:value-type="string" calcext:value-type="string">
            <text:p>itm_dale_armor_c,itm_dale_armor_d,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arrows,itm_short_bow,</text:p>
          </table:table-cell>
          <table:table-cell table:style-name="ce15" office:value-type="string" calcext:value-type="string">
            <text:p>itm_dwarf_sword_b, </text:p>
          </table:table-cell>
          <table:table-cell table:style-name="ce15"/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ironflesh_1|knows_power_draw_1|knows_power_throw_1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_2</text:p>
          </table:table-cell>
          <table:table-cell table:style-name="ce31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laketown_scout&quot;,&quot;Laketown_Scout&quot;,&quot;Laketown_Scouts&quot;,tfg_ranged| tfg_boots| tfg_armor,0,0,fac_dale,[itm_north_leather_skullcap, itm_north_leather_skullcap_good, itm_north_skullcap,itm_dale_armor_c,itm_dale_armor_d,itm_leather_boots,itm_rohan_shoes,itm_arrows,itm_short_bow,itm_dwarf_sword_b, ],attr_tier_2,wp_tier_2,knows_ironflesh_1|knows_power_draw_1|knows_power_throw_1,vaegir_face_young_1,vaegir_face_old_2]," calcext:value-type="string">
            <text:p>["laketown_scout","Laketown_Scout","Laketown_Scouts",tfg_ranged| tfg_boots| tfg_armor,0,0,fac_dale,[itm_north_leather_skullcap, itm_north_leather_skullcap_good, itm_north_skullcap,itm_dale_armor_c,itm_dale_armor_d,itm_leather_boots,itm_rohan_shoes,itm_arrows,itm_short_bow,itm_dwarf_sword_b, ],attr_tier_2,wp_tier_2,knows_ironflesh_1|knows_power_draw_1|knows_power_throw_1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ketown_bowmen</text:p>
          </table:table-cell>
          <table:table-cell table:style-name="ce3" office:value-type="string" calcext:value-type="string">
            <text:p>Laketown_Bowman</text:p>
          </table:table-cell>
          <table:table-cell table:style-name="ce3" office:value-type="string" calcext:value-type="string">
            <text:p>Laketown_Bowmen</text:p>
          </table:table-cell>
          <table:table-cell table:style-name="ce9" office:value-type="string" calcext:value-type="string">
            <text:p>tfg_ranged| 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b, itm_dale_helmet_b_good, </text:p>
          </table:table-cell>
          <table:table-cell table:style-name="ce15" office:value-type="string" calcext:value-type="string">
            <text:p>itm_dale_armor_c,itm_dale_armor_d,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arrows,itm_dale_bow,</text:p>
          </table:table-cell>
          <table:table-cell table:style-name="ce15" office:value-type="string" calcext:value-type="string">
            <text:p>itm_dale_sword, </text:p>
          </table:table-cell>
          <table:table-cell table:style-name="ce15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ironflesh_1|knows_power_draw_2|knows_athletics_2|knows_power_throw_1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1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laketown_bowmen&quot;,&quot;Laketown_Bowman&quot;,&quot;Laketown_Bowmen&quot;,tfg_ranged| tfg_boots| tfg_armor,0,0,fac_dale,[itm_dale_helmet_b, itm_dale_helmet_b_good, itm_dale_armor_c,itm_dale_armor_d,itm_leather_boots,itm_rohan_shoes,itm_arrows,itm_dale_bow,itm_dale_sword, ],attr_tier_3,wp_tier_3,knows_ironflesh_1|knows_power_draw_2|knows_athletics_2|knows_power_throw_1,vaegir_face_young_1,vaegir_face_older_2]," calcext:value-type="string">
            <text:p>["laketown_bowmen","Laketown_Bowman","Laketown_Bowmen",tfg_ranged| tfg_boots| tfg_armor,0,0,fac_dale,[itm_dale_helmet_b, itm_dale_helmet_b_good, itm_dale_armor_c,itm_dale_armor_d,itm_leather_boots,itm_rohan_shoes,itm_arrows,itm_dale_bow,itm_dale_sword, ],attr_tier_3,wp_tier_3,knows_ironflesh_1|knows_power_draw_2|knows_athletics_2|knows_power_throw_1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ketown_archer</text:p>
          </table:table-cell>
          <table:table-cell table:style-name="ce3" office:value-type="string" calcext:value-type="string">
            <text:p>Laketown_Archer</text:p>
          </table:table-cell>
          <table:table-cell table:style-name="ce3" office:value-type="string" calcext:value-type="string">
            <text:p>Laketown_Archers</text:p>
          </table:table-cell>
          <table:table-cell table:style-name="ce9" office:value-type="string" calcext:value-type="string">
            <text:p>tfg_ranged| 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d,</text:p>
          </table:table-cell>
          <table:table-cell table:style-name="ce15" office:value-type="string" calcext:value-type="string">
            <text:p>itm_dale_armor_c,itm_dale_armor_d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arrows,itm_dale_bow,</text:p>
          </table:table-cell>
          <table:table-cell table:style-name="ce15" office:value-type="string" calcext:value-type="string">
            <text:p>itm_dale_sword, 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ironflesh_1|knows_power_draw_2|knows_athletics_2|knows_power_throw_1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1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laketown_archer&quot;,&quot;Laketown_Archer&quot;,&quot;Laketown_Archers&quot;,tfg_ranged| tfg_boots| tfg_armor,0,0,fac_dale,[itm_dale_helmet_d,itm_dale_armor_c,itm_dale_armor_d,itm_leather_boots,itm_arrows,itm_dale_bow,itm_dale_sword, ],attr_tier_4,wp_tier_4,knows_ironflesh_1|knows_power_draw_2|knows_athletics_2|knows_power_throw_1,vaegir_face_young_1,vaegir_face_older_2]," calcext:value-type="string">
            <text:p>["laketown_archer","Laketown_Archer","Laketown_Archers",tfg_ranged| tfg_boots| tfg_armor,0,0,fac_dale,[itm_dale_helmet_d,itm_dale_armor_c,itm_dale_armor_d,itm_leather_boots,itm_arrows,itm_dale_bow,itm_dale_sword, ],attr_tier_4,wp_tier_4,knows_ironflesh_1|knows_power_draw_2|knows_athletics_2|knows_power_throw_1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arding_bowmen_of_esgaroth</text:p>
          </table:table-cell>
          <table:table-cell table:style-name="ce3" office:value-type="string" calcext:value-type="string">
            <text:p>Barding_Bowman_of_Esgaroth</text:p>
          </table:table-cell>
          <table:table-cell table:style-name="ce3" office:value-type="string" calcext:value-type="string">
            <text:p>Barding_Bowmen_of_Esgaroth</text:p>
          </table:table-cell>
          <table:table-cell table:style-name="ce9" office:value-type="string" calcext:value-type="string">
            <text:p>tfg_range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d, itm_dale_helmet_d_good,</text:p>
          </table:table-cell>
          <table:table-cell table:style-name="ce15" office:value-type="string" calcext:value-type="string">
            <text:p>itm_dale_armor_h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arrows,itm_dale_bow,</text:p>
          </table:table-cell>
          <table:table-cell table:style-name="ce15" office:value-type="string" calcext:value-type="string">
            <text:p>itm_dale_sword_long,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archery(240)|wp(200)</text:p>
          </table:table-cell>
          <table:table-cell table:style-name="ce26" office:value-type="string" calcext:value-type="string">
            <text:p>knows_ironflesh_2|knows_power_draw_4|knows_power_strike_1|knows_athletics_3|knows_power_throw_1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1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barding_bowmen_of_esgaroth&quot;,&quot;Barding_Bowman_of_Esgaroth&quot;,&quot;Barding_Bowmen_of_Esgaroth&quot;,tfg_ranged| tfg_boots| tfg_armor| tfg_helm,0,0,fac_dale,[itm_dale_helmet_d, itm_dale_helmet_d_good,itm_dale_armor_h,itm_leather_boots,itm_arrows,itm_dale_bow,itm_dale_sword_long,],attr_tier_5,wp_archery(240)|wp(200),knows_ironflesh_2|knows_power_draw_4|knows_power_strike_1|knows_athletics_3|knows_power_throw_1,vaegir_face_young_1,vaegir_face_older_2]," calcext:value-type="string">
            <text:p>["barding_bowmen_of_esgaroth","Barding_Bowman_of_Esgaroth","Barding_Bowmen_of_Esgaroth",tfg_ranged| tfg_boots| tfg_armor| tfg_helm,0,0,fac_dale,[itm_dale_helmet_d, itm_dale_helmet_d_good,itm_dale_armor_h,itm_leather_boots,itm_arrows,itm_dale_bow,itm_dale_sword_long,],attr_tier_5,wp_archery(240)|wp(200),knows_ironflesh_2|knows_power_draw_4|knows_power_strike_1|knows_athletics_3|knows_power_throw_1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warrior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9" office:value-type="string" calcext:value-type="string">
            <text:p>tfg_boots| tfg_armor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skullcap, itm_north_skullcap_good, itm_north_nasal_helm, itm_dale_helmet_a, itm_dale_helmet_a_good,</text:p>
          </table:table-cell>
          <table:table-cell table:style-name="ce15" office:value-type="string" calcext:value-type="string">
            <text:p>itm_dale_armor_b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pike,itm_dale_sword,</text:p>
          </table:table-cell>
          <table:table-cell table:style-name="ce15" office:value-type="string" calcext:value-type="string">
            <text:p>itm_dale_shield_a, itm_dale_shield_b,</text:p>
          </table:table-cell>
          <table:table-cell table:style-name="ce15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athletics_1|knows_power_strike_1|knows_ironflesh_1|knows_shield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_2</text:p>
          </table:table-cell>
          <table:table-cell table:style-name="ce31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dale_warrior&quot;,&quot;Dale_Swordsman&quot;,&quot;Dale_Swordsmen&quot;,tfg_boots| tfg_armor| tfg_shield,0,0,fac_dale,[itm_north_skullcap, itm_north_skullcap_good, itm_north_nasal_helm, itm_dale_helmet_a, itm_dale_helmet_a_good,itm_dale_armor_b,itm_leather_boots,itm_dale_pike,itm_dale_sword,itm_dale_shield_a, itm_dale_shield_b,],attr_tier_3,wp_tier_3,knows_athletics_1|knows_power_strike_1|knows_ironflesh_1|knows_shield_2,vaegir_face_young_1,vaegir_face_old_2]," calcext:value-type="string">
            <text:p>["dale_warrior","Dale_Swordsman","Dale_Swordsmen",tfg_boots| tfg_armor| tfg_shield,0,0,fac_dale,[itm_north_skullcap, itm_north_skullcap_good, itm_north_nasal_helm, itm_dale_helmet_a, itm_dale_helmet_a_good,itm_dale_armor_b,itm_leather_boots,itm_dale_pike,itm_dale_sword,itm_dale_shield_a, itm_dale_shield_b,],attr_tier_3,wp_tier_3,knows_athletics_1|knows_power_strike_1|knows_ironflesh_1|knows_shield_2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veteran_warrior</text:p>
          </table:table-cell>
          <table:table-cell table:style-name="ce3" office:value-type="string" calcext:value-type="string">
            <text:p>Dale_Veteran_Swordsman</text:p>
          </table:table-cell>
          <table:table-cell table:style-name="ce3" office:value-type="string" calcext:value-type="string">
            <text:p>Dale_Veteran_Swordsmen</text:p>
          </table:table-cell>
          <table:table-cell table:style-name="ce9" office:value-type="string" calcext:value-type="string">
            <text:p>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</text:p>
          </table:table-cell>
          <table:table-cell table:style-name="ce15" office:value-type="string" calcext:value-type="string">
            <text:p>itm_dale_armor_f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pike,itm_dale_sword,</text:p>
          </table:table-cell>
          <table:table-cell table:style-name="ce15" office:value-type="string" calcext:value-type="string">
            <text:p>itm_dale_shield_b, 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athletics_2|knows_ironflesh_2|knows_power_strike_2|knows_shield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1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dale_veteran_warrior&quot;,&quot;Dale_Veteran_Swordsman&quot;,&quot;Dale_Veteran_Swordsmen&quot;,tfg_shield| tfg_boots| tfg_armor| tfg_helm,0,0,fac_dale,[itm_dale_helmet_c,itm_dale_armor_f,itm_leather_boots,itm_dale_pike,itm_dale_sword,itm_dale_shield_b, ],attr_tier_4,wp_tier_4,knows_athletics_2|knows_ironflesh_2|knows_power_strike_2|knows_shield_2,vaegir_face_young_1,vaegir_face_older_2]," calcext:value-type="string">
            <text:p>["dale_veteran_warrior","Dale_Veteran_Swordsman","Dale_Veteran_Swordsmen",tfg_shield| tfg_boots| tfg_armor| tfg_helm,0,0,fac_dale,[itm_dale_helmet_c,itm_dale_armor_f,itm_leather_boots,itm_dale_pike,itm_dale_sword,itm_dale_shield_b, ],attr_tier_4,wp_tier_4,knows_athletics_2|knows_ironflesh_2|knows_power_strike_2|knows_shield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marchwarden</text:p>
          </table:table-cell>
          <table:table-cell table:style-name="ce3" office:value-type="string" calcext:value-type="string">
            <text:p>Marchwarden_of_Dale</text:p>
          </table:table-cell>
          <table:table-cell table:style-name="ce3" office:value-type="string" calcext:value-type="string">
            <text:p>Marchwardens_of_Dale</text:p>
          </table:table-cell>
          <table:table-cell table:style-name="ce9" office:value-type="string" calcext:value-type="string">
            <text:p>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 itm_dale_helmet_c_good, itm_dale_helmet_e,</text:p>
          </table:table-cell>
          <table:table-cell table:style-name="ce15" office:value-type="string" calcext:value-type="string">
            <text:p>itm_dale_armor_h,itm_dale_armor_i,itm_dale_armor_j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sword_broad,itm_dale_pike,</text:p>
          </table:table-cell>
          <table:table-cell table:style-name="ce15" office:value-type="string" calcext:value-type="string">
            <text:p>itm_dale_shield_b_good, 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athletics_3|knows_shield_2|knows_ironflesh_3|knows_power_strike_3</text:p>
          </table:table-cell>
          <table:table-cell table:style-name="ce29" office:value-type="string" calcext:value-type="string">
            <text:p>vaegir_face_middle_1</text:p>
          </table:table-cell>
          <table:table-cell table:style-name="ce29" office:value-type="string" calcext:value-type="string">
            <text:p>vaegir_face_older_2</text:p>
          </table:table-cell>
          <table:table-cell table:style-name="ce31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dale_marchwarden&quot;,&quot;Marchwarden_of_Dale&quot;,&quot;Marchwardens_of_Dale&quot;,tfg_shield| tfg_boots| tfg_armor| tfg_helm,0,0,fac_dale,[itm_dale_helmet_c, itm_dale_helmet_c_good, itm_dale_helmet_e,itm_dale_armor_h,itm_dale_armor_i,itm_dale_armor_j,itm_leather_gloves,itm_leather_boots,itm_dale_sword_broad,itm_dale_pike,itm_dale_shield_b_good, ],attr_tier_5,wp_tier_5,knows_athletics_3|knows_shield_2|knows_ironflesh_3|knows_power_strike_3,vaegir_face_middle_1,vaegir_face_older_2]," calcext:value-type="string">
            <text:p>["dale_marchwarden","Marchwarden_of_Dale","Marchwardens_of_Dale",tfg_shield| tfg_boots| tfg_armor| tfg_helm,0,0,fac_dale,[itm_dale_helmet_c, itm_dale_helmet_c_good, itm_dale_helmet_e,itm_dale_armor_h,itm_dale_armor_i,itm_dale_armor_j,itm_leather_gloves,itm_leather_boots,itm_dale_sword_broad,itm_dale_pike,itm_dale_shield_b_good, ],attr_tier_5,wp_tier_5,knows_athletics_3|knows_shield_2|knows_ironflesh_3|knows_power_strike_3,vaegir_face_middle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pike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9" office:value-type="string" calcext:value-type="string">
            <text:p>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skullcap, itm_north_skullcap_good, itm_north_nasal_helm, itm_dale_helmet_a, itm_dale_helmet_a_good,</text:p>
          </table:table-cell>
          <table:table-cell table:style-name="ce15" office:value-type="string" calcext:value-type="string">
            <text:p>itm_dale_armor_b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pike,</text:p>
          </table:table-cell>
          <table:table-cell table:style-name="ce15" table:number-columns-repeated="2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athletics_1|knows_power_strike_1|knows_ironflesh_1|knows_shield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_2</text:p>
          </table:table-cell>
          <table:table-cell table:style-name="ce31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dale_pikeman&quot;,&quot;Dale_Spearman&quot;,&quot;Dale_Spearmen&quot;,tfg_boots| tfg_armor,0,0,fac_dale,[itm_north_skullcap, itm_north_skullcap_good, itm_north_nasal_helm, itm_dale_helmet_a, itm_dale_helmet_a_good,itm_dale_armor_b,itm_leather_boots,itm_dale_pike,],attr_tier_3,wp_tier_3,knows_athletics_1|knows_power_strike_1|knows_ironflesh_1|knows_shield_2,vaegir_face_young_1,vaegir_face_old_2]," calcext:value-type="string">
            <text:p>["dale_pikeman","Dale_Spearman","Dale_Spearmen",tfg_boots| tfg_armor,0,0,fac_dale,[itm_north_skullcap, itm_north_skullcap_good, itm_north_nasal_helm, itm_dale_helmet_a, itm_dale_helmet_a_good,itm_dale_armor_b,itm_leather_boots,itm_dale_pike,],attr_tier_3,wp_tier_3,knows_athletics_1|knows_power_strike_1|knows_ironflesh_1|knows_shield_2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9" office:value-type="string" calcext:value-type="string">
            <text:p>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</text:p>
          </table:table-cell>
          <table:table-cell table:style-name="ce15" office:value-type="string" calcext:value-type="string">
            <text:p>itm_dale_armor_f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billhook,</text:p>
          </table:table-cell>
          <table:table-cell table:style-name="ce15" table:number-columns-repeated="2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athletics_2|knows_ironflesh_2|knows_power_strike_2|knows_shield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1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dale_billman&quot;,&quot;Dale_Billman&quot;,&quot;Dale_Billmen&quot;,tfg_boots| tfg_armor| tfg_helm,0,0,fac_dale,[itm_dale_helmet_c,itm_dale_armor_f,itm_leather_boots,itm_dale_billhook,],attr_tier_4,wp_tier_4,knows_athletics_2|knows_ironflesh_2|knows_power_strike_2|knows_shield_2,vaegir_face_young_1,vaegir_face_older_2]," calcext:value-type="string">
            <text:p>["dale_billman","Dale_Billman","Dale_Billmen",tfg_boots| tfg_armor| tfg_helm,0,0,fac_dale,[itm_dale_helmet_c,itm_dale_armor_f,itm_leather_boots,itm_dale_billhook,],attr_tier_4,wp_tier_4,knows_athletics_2|knows_ironflesh_2|knows_power_strike_2|knows_shield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9" office:value-type="string" calcext:value-type="string">
            <text:p>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 itm_dale_helmet_c_good, itm_dale_helmet_f,</text:p>
          </table:table-cell>
          <table:table-cell table:style-name="ce15" office:value-type="string" calcext:value-type="string">
            <text:p>itm_dale_armor_h,itm_dale_armor_i,itm_dale_armor_j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billhook,</text:p>
          </table:table-cell>
          <table:table-cell table:style-name="ce15" table:number-columns-repeated="2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athletics_3|knows_shield_2|knows_ironflesh_3|knows_power_strike_3</text:p>
          </table:table-cell>
          <table:table-cell table:style-name="ce29" office:value-type="string" calcext:value-type="string">
            <text:p>vaegir_face_middle_1</text:p>
          </table:table-cell>
          <table:table-cell table:style-name="ce29" office:value-type="string" calcext:value-type="string">
            <text:p>vaegir_face_older_2</text:p>
          </table:table-cell>
          <table:table-cell table:style-name="ce31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dale_bill_master&quot;,&quot;Dale_Bill_Master&quot;,&quot;Dale_Bill_Masters&quot;,tfg_shield| tfg_boots| tfg_armor| tfg_helm,0,0,fac_dale,[itm_dale_helmet_c, itm_dale_helmet_c_good, itm_dale_helmet_f,itm_dale_armor_h,itm_dale_armor_i,itm_dale_armor_j,itm_leather_gloves,itm_leather_boots,itm_dale_billhook,],attr_tier_5,wp_tier_5,knows_athletics_3|knows_shield_2|knows_ironflesh_3|knows_power_strike_3,vaegir_face_middle_1,vaegir_face_older_2]," calcext:value-type="string">
            <text:p>["dale_bill_master","Dale_Bill_Master","Dale_Bill_Masters",tfg_shield| tfg_boots| tfg_armor| tfg_helm,0,0,fac_dale,[itm_dale_helmet_c, itm_dale_helmet_c_good, itm_dale_helmet_f,itm_dale_armor_h,itm_dale_armor_i,itm_dale_armor_j,itm_leather_gloves,itm_leather_boots,itm_dale_billhook,],attr_tier_5,wp_tier_5,knows_athletics_3|knows_shield_2|knows_ironflesh_3|knows_power_strike_3,vaegir_face_middle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erchant_squire_or_dale</text:p>
          </table:table-cell>
          <table:table-cell table:style-name="ce3" office:value-type="string" calcext:value-type="string">
            <text:p>Merchant_Squire_of_Dale</text:p>
          </table:table-cell>
          <table:table-cell table:style-name="ce3" office:value-type="string" calcext:value-type="string">
            <text:p>Merchant_Squires_of_Dale</text:p>
          </table:table-cell>
          <table:table-cell table:style-name="ce9" office:value-type="string" calcext:value-type="string">
            <text:p>tfg_boots| tfg_armor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skullcap, itm_north_skullcap_good, itm_north_nasal_helm, </text:p>
          </table:table-cell>
          <table:table-cell table:style-name="ce15" office:value-type="string" calcext:value-type="string">
            <text:p>itm_dale_armor_b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pike,itm_dale_sword_long,</text:p>
          </table:table-cell>
          <table:table-cell table:style-name="ce15" table:number-columns-repeated="2"/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athletics_1|knows_ironflesh_1|knows_shield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_2</text:p>
          </table:table-cell>
          <table:table-cell table:style-name="ce31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merchant_squire_or_dale&quot;,&quot;Merchant_Squire_of_Dale&quot;,&quot;Merchant_Squires_of_Dale&quot;,tfg_boots| tfg_armor| tfg_shield,0,0,fac_dale,[itm_north_skullcap, itm_north_skullcap_good, itm_north_nasal_helm, itm_dale_armor_b,itm_leather_boots,itm_dale_pike,itm_dale_sword_long,],attr_tier_2,wp_tier_2,knows_athletics_1|knows_ironflesh_1|knows_shield_2,vaegir_face_young_1,vaegir_face_old_2]," calcext:value-type="string">
            <text:p>["merchant_squire_or_dale","Merchant_Squire_of_Dale","Merchant_Squires_of_Dale",tfg_boots| tfg_armor| tfg_shield,0,0,fac_dale,[itm_north_skullcap, itm_north_skullcap_good, itm_north_nasal_helm, itm_dale_armor_b,itm_leather_boots,itm_dale_pike,itm_dale_sword_long,],attr_tier_2,wp_tier_2,knows_athletics_1|knows_ironflesh_1|knows_shield_2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erchant_guard_of_dale</text:p>
          </table:table-cell>
          <table:table-cell table:style-name="ce3" office:value-type="string" calcext:value-type="string">
            <text:p>Merchant_Guard_of_Dale</text:p>
          </table:table-cell>
          <table:table-cell table:style-name="ce3" office:value-type="string" calcext:value-type="string">
            <text:p>Merchant_Guards_of_Dale</text:p>
          </table:table-cell>
          <table:table-cell table:style-name="ce9" office:value-type="string" calcext:value-type="string">
            <text:p>tf_mounted| tfg_boots| tfg_armor| tfg_helm| tfg_horse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</text:p>
          </table:table-cell>
          <table:table-cell table:style-name="ce15" office:value-type="string" calcext:value-type="string">
            <text:p>itm_dale_armor_e,itm_dale_armor_f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ance,itm_dale_sword_long,</text:p>
          </table:table-cell>
          <table:table-cell table:style-name="ce15" office:value-type="string" calcext:value-type="string">
            <text:p>itm_north_round_shield,</text:p>
          </table:table-cell>
          <table:table-cell table:style-name="ce15" office:value-type="string" calcext:value-type="string">
            <text:p>itm_dale_horse,</text:p>
          </table:table-cell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athletics_1|knows_ironflesh_1|knows_shield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_2</text:p>
          </table:table-cell>
          <table:table-cell table:style-name="ce31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merchant_guard_of_dale&quot;,&quot;Merchant_Guard_of_Dale&quot;,&quot;Merchant_Guards_of_Dale&quot;,tf_mounted| tfg_boots| tfg_armor| tfg_helm| tfg_horse| tfg_shield,0,0,fac_dale,[itm_dale_helmet_c,itm_dale_armor_e,itm_dale_armor_f,itm_leather_boots,itm_lance,itm_dale_sword_long,itm_north_round_shield,itm_dale_horse,],attr_tier_3,wp_tier_3,knows_athletics_1|knows_ironflesh_1|knows_shield_2,vaegir_face_young_1,vaegir_face_old_2]," calcext:value-type="string">
            <text:p>["merchant_guard_of_dale","Merchant_Guard_of_Dale","Merchant_Guards_of_Dale",tf_mounted| tfg_boots| tfg_armor| tfg_helm| tfg_horse| tfg_shield,0,0,fac_dale,[itm_dale_helmet_c,itm_dale_armor_e,itm_dale_armor_f,itm_leather_boots,itm_lance,itm_dale_sword_long,itm_north_round_shield,itm_dale_horse,],attr_tier_3,wp_tier_3,knows_athletics_1|knows_ironflesh_1|knows_shield_2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erchant_protector_of_dale</text:p>
          </table:table-cell>
          <table:table-cell table:style-name="ce3" office:value-type="string" calcext:value-type="string">
            <text:p>Merchant_Protector_of_Dale</text:p>
          </table:table-cell>
          <table:table-cell table:style-name="ce3" office:value-type="string" calcext:value-type="string">
            <text:p>Merchant_Protectors_of_Dale</text:p>
          </table:table-cell>
          <table:table-cell table:style-name="ce9" office:value-type="string" calcext:value-type="string">
            <text:p>tf_mounted| tfg_boots| tfg_armor| tfg_helm| tfg_horse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 itm_dale_helmet_c_good,</text:p>
          </table:table-cell>
          <table:table-cell table:style-name="ce15" office:value-type="string" calcext:value-type="string">
            <text:p>itm_dale_armor_e,itm_dale_armor_f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ance,itm_dale_sword_long,</text:p>
          </table:table-cell>
          <table:table-cell table:style-name="ce15" office:value-type="string" calcext:value-type="string">
            <text:p>itm_north_round_shield, itm_dale_shield_c,itm_dale_shield_c_good, </text:p>
          </table:table-cell>
          <table:table-cell table:style-name="ce15" office:value-type="string" calcext:value-type="string">
            <text:p>itm_dale_horse,</text:p>
          </table:table-cell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riding_3|knows_ironflesh_2|knows_power_strike_1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1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merchant_protector_of_dale&quot;,&quot;Merchant_Protector_of_Dale&quot;,&quot;Merchant_Protectors_of_Dale&quot;,tf_mounted| tfg_boots| tfg_armor| tfg_helm| tfg_horse| tfg_shield,0,0,fac_dale,[itm_dale_helmet_c, itm_dale_helmet_c_good,itm_dale_armor_e,itm_dale_armor_f,itm_leather_boots,itm_lance,itm_dale_sword_long,itm_north_round_shield, itm_dale_shield_c,itm_dale_shield_c_good, itm_dale_horse,],attr_tier_4,wp_tier_4,knows_riding_3|knows_ironflesh_2|knows_power_strike_1,vaegir_face_young_1,vaegir_face_older_2]," calcext:value-type="string">
            <text:p>["merchant_protector_of_dale","Merchant_Protector_of_Dale","Merchant_Protectors_of_Dale",tf_mounted| tfg_boots| tfg_armor| tfg_helm| tfg_horse| tfg_shield,0,0,fac_dale,[itm_dale_helmet_c, itm_dale_helmet_c_good,itm_dale_armor_e,itm_dale_armor_f,itm_leather_boots,itm_lance,itm_dale_sword_long,itm_north_round_shield, itm_dale_shield_c,itm_dale_shield_c_good, itm_dale_horse,],attr_tier_4,wp_tier_4,knows_riding_3|knows_ironflesh_2|knows_power_strike_1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irions_guard_of_dale</text:p>
          </table:table-cell>
          <table:table-cell table:style-name="ce3" office:value-type="string" calcext:value-type="string">
            <text:p>Girion's_Guard_of_Dale</text:p>
          </table:table-cell>
          <table:table-cell table:style-name="ce3" office:value-type="string" calcext:value-type="string">
            <text:p>Girion's_Guards_of_Dale</text:p>
          </table:table-cell>
          <table:table-cell table:style-name="ce9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e, itm_dale_helmet_f,</text:p>
          </table:table-cell>
          <table:table-cell table:style-name="ce15" office:value-type="string" calcext:value-type="string">
            <text:p>itm_dale_armor_k,itm_dale_armor_l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ance,itm_dale_sword_long,</text:p>
          </table:table-cell>
          <table:table-cell table:style-name="ce15" office:value-type="string" calcext:value-type="string">
            <text:p>itm_dwarf_shield_c, itm_dwarf_shield_c_good,</text:p>
          </table:table-cell>
          <table:table-cell table:style-name="ce15" office:value-type="string" calcext:value-type="string">
            <text:p>itm_dale_warhorse,</text:p>
          </table:table-cell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riding_4|knows_shield_2|knows_ironflesh_3|knows_power_strike_2</text:p>
          </table:table-cell>
          <table:table-cell table:style-name="ce29" office:value-type="string" calcext:value-type="string">
            <text:p>vaegir_face_middle_1</text:p>
          </table:table-cell>
          <table:table-cell table:style-name="ce29" office:value-type="string" calcext:value-type="string">
            <text:p>vaegir_face_older_2</text:p>
          </table:table-cell>
          <table:table-cell table:style-name="ce31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girions_guard_of_dale&quot;,&quot;Girion's_Guard_of_Dale&quot;,&quot;Girion's_Guards_of_Dale&quot;,tf_mounted| tfg_boots| tfg_gloves| tfg_armor| tfg_helm| tfg_horse| tfg_shield|tfg_polearm,0,0,fac_dale,[itm_dale_helmet_e, itm_dale_helmet_f,itm_dale_armor_k,itm_dale_armor_l,itm_leather_gloves,itm_leather_boots,itm_lance,itm_dale_sword_long,itm_dwarf_shield_c, itm_dwarf_shield_c_good,itm_dale_warhorse,],attr_tier_5,wp_tier_5,knows_riding_4|knows_shield_2|knows_ironflesh_3|knows_power_strike_2,vaegir_face_middle_1,vaegir_face_older_2]," calcext:value-type="string">
            <text:p>["girions_guard_of_dale","Girion's_Guard_of_Dale","Girion's_Guards_of_Dale",tf_mounted| tfg_boots| tfg_gloves| tfg_armor| tfg_helm| tfg_horse| tfg_shield|tfg_polearm,0,0,fac_dale,[itm_dale_helmet_e, itm_dale_helmet_f,itm_dale_armor_k,itm_dale_armor_l,itm_leather_gloves,itm_leather_boots,itm_lance,itm_dale_sword_long,itm_dwarf_shield_c, itm_dwarf_shield_c_good,itm_dale_warhorse,],attr_tier_5,wp_tier_5,knows_riding_4|knows_shield_2|knows_ironflesh_3|knows_power_strike_2,vaegir_face_middle_1,vaegir_face_older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Rhun" calcext:value-type="string">
            <text:p>#Rhu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9" office:value-type="string" calcext:value-type="string">
            <text:p>tf_evil_man| tf_mounted| 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hortsword,</text:p>
          </table:table-cell>
          <table:table-cell table:style-name="ce15" office:value-type="string" calcext:value-type="string">
            <text:p>itm_arrows,itm_hunting_bow,</text:p>
          </table:table-cell>
          <table:table-cell table:style-name="ce15"/>
          <table:table-cell table:style-name="ce26" office:value-type="string" calcext:value-type="string">
            <text:p>attr_evil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|knows_riding_3|knows_power_draw_2|knows_horse_archery_2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rhun_tribesman&quot;,&quot;Rhun_Tribesman&quot;,&quot;Rhun_Tribesmen&quot;,tf_evil_man| tf_mounted| tfg_boots| tfg_armor,0,0,fac_rhun,[itm_rhun_armor_a,itm_rhun_armor_b,itm_furry_boots,itm_rhun_shortsword,itm_arrows,itm_hunting_bow,],attr_evil_tier_1,wp_tier_1,knows_common|knows_riding_3|knows_power_draw_2|knows_horse_archery_2,rhun_man1,rhun_man2]," calcext:value-type="string">
            <text:p>["rhun_tribesman","Rhun_Tribesman","Rhun_Tribesmen",tf_evil_man| tf_mounted| tfg_boots| tfg_armor,0,0,fac_rhun,[itm_rhun_armor_a,itm_rhun_armor_b,itm_furry_boots,itm_rhun_shortsword,itm_arrows,itm_hunting_bow,],attr_evil_tier_1,wp_tier_1,knows_common|knows_riding_3|knows_power_draw_2|knows_horse_archery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9" office:value-type="string" calcext:value-type="string">
            <text:p>tf_evil_man| tf_mounted| tfg_boots| tfg_armor| tfg_horse| tfg_range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falchion,</text:p>
          </table:table-cell>
          <table:table-cell table:style-name="ce15" office:value-type="string" calcext:value-type="string">
            <text:p>itm_rhun_horse_a,itm_rhun_horse_b,</text:p>
          </table:table-cell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riding_4|knows_power_draw_3|knows_power_throw_1|knows_horse_archery_3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 office:value-type="string" office:string-value="[&quot;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" calcext:value-type="string">
            <text:p>["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9" office:value-type="string" calcext:value-type="string">
            <text:p>tf_evil_man| tf_mounted| tfg_boots| tfg_armor| tfg_ranged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k,itm_rhun_helm_l,</text:p>
          </table:table-cell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sword,</text:p>
          </table:table-cell>
          <table:table-cell table:style-name="ce15" office:value-type="string" calcext:value-type="string">
            <text:p>itm_rhun_horse_a,itm_rhun_horse_b,</text:p>
          </table:table-cell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riding_5|knows_power_draw_3|knows_ironflesh_1|knows_horse_archery_4|knows_power_throw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[&quot;rhun_horse_archer&quot;,&quot;Rhun_Horse_Archer&quot;,&quot;Rhun_Horse_Archers&quot;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3,knows_riding_5|knows_power_draw_3|knows_ironflesh_1|knows_horse_archery_4|knows_power_throw_1,rhun_man1,rhun_man2]," calcext:value-type="string">
            <text:p>["rhun_horse_archer","Rhun_Horse_Archer","Rhun_Horse_Archers"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3,knows_riding_5|knows_power_draw_3|knows_ironflesh_1|knows_horse_archery_4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9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k,itm_rhun_helm_l,itm_rhun_helm_m,</text:p>
          </table:table-cell>
          <table:table-cell table:style-name="ce15" office:value-type="string" calcext:value-type="string">
            <text:p>itm_rhun_armor_j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sword,</text:p>
          </table:table-cell>
          <table:table-cell table:style-name="ce15" office:value-type="string" calcext:value-type="string">
            <text:p>itm_rhun_horse_a,itm_rhun_horse_b,</text:p>
          </table:table-cell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riding_6|knows_power_draw_4|knows_power_strike_1|knows_ironflesh_2|knows_horse_archery_5|knows_power_throw_3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rhun_veteran_horse_archer&quot;,&quot;Rhun_Veteran_Horse_Archer&quot;,&quot;Rhun_Veteran_Horse_Archers&quot;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4,knows_riding_6|knows_power_draw_4|knows_power_strike_1|knows_ironflesh_2|knows_horse_archery_5|knows_power_throw_3,rhun_man1,rhun_man2]," calcext:value-type="string">
            <text:p>["rhun_veteran_horse_archer","Rhun_Veteran_Horse_Archer","Rhun_Veteran_Horse_Archers"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4,knows_riding_6|knows_power_draw_4|knows_power_strike_1|knows_ironflesh_2|knows_horse_archery_5|knows_power_throw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9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l,itm_rhun_helm_i,itm_rhun_helm_j,</text:p>
          </table:table-cell>
          <table:table-cell table:style-name="ce15" office:value-type="string" calcext:value-type="string">
            <text:p>itm_rhun_armor_o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sword,itm_rhun_bull1_shield,itm_rhun_bull2_shield,</text:p>
          </table:table-cell>
          <table:table-cell table:style-name="ce15" office:value-type="string" calcext:value-type="string">
            <text:p>itm_rhun_horse_d,itm_rhun_horse_b,</text:p>
          </table:table-cell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riding_6|knows_power_strike_2|knows_power_draw_5|knows_power_throw_4|knows_ironflesh_2|knows_horse_archery_6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fell_balchoth_horse_archer&quot;,&quot;Balchoth_Horse_Archer&quot;,&quot;Balchoth_Horse_Archers&quot;,tf_evil_man| tf_mounted| tfg_boots| tfg_armor| tfg_horse| tfg_ranged| tfg_shield|tfg_helm,0,0,fac_rhun,[itm_rhun_helm_l,itm_rhun_helm_i,itm_rhun_helm_j,itm_rhun_armor_o,itm_rhun_armor_n,itm_rhun_armor_m,itm_furry_boots,itm_arrows,itm_nomad_bow,itm_rhun_sword,itm_rhun_bull1_shield,itm_rhun_bull2_shield,itm_rhun_horse_d,itm_rhun_horse_b,],attr_evil_tier_5,wp_tier_5,knows_riding_6|knows_power_strike_2|knows_power_draw_5|knows_power_throw_4|knows_ironflesh_2|knows_horse_archery_6,rhun_man1,rhun_man2]," calcext:value-type="string">
            <text:p>["fell_balchoth_horse_archer","Balchoth_Horse_Archer","Balchoth_Horse_Archers",tf_evil_man| tf_mounted| tfg_boots| tfg_armor| tfg_horse| tfg_ranged| tfg_shield|tfg_helm,0,0,fac_rhun,[itm_rhun_helm_l,itm_rhun_helm_i,itm_rhun_helm_j,itm_rhun_armor_o,itm_rhun_armor_n,itm_rhun_armor_m,itm_furry_boots,itm_arrows,itm_nomad_bow,itm_rhun_sword,itm_rhun_bull1_shield,itm_rhun_bull2_shield,itm_rhun_horse_d,itm_rhun_horse_b,],attr_evil_tier_5,wp_tier_5,knows_riding_6|knows_power_strike_2|knows_power_draw_5|knows_power_throw_4|knows_ironflesh_2|knows_horse_archery_6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9" office:value-type="string" calcext:value-type="string">
            <text:p>tf_evil_man| tf_mounted| tfg_boots| tfg_armor| tfg_ranged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g,itm_rhun_helm_h,</text:p>
          </table:table-cell>
          <table:table-cell table:style-name="ce15" office:value-type="string" calcext:value-type="string">
            <text:p>itm_rhun_armor_a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light_lance,</text:p>
          </table:table-cell>
          <table:table-cell table:style-name="ce15"/>
          <table:table-cell table:style-name="ce15" office:value-type="string" calcext:value-type="string">
            <text:p>itm_rhun_horse_a,itm_rhun_horse_b,</text:p>
          </table:table-cell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riding_5|knows_power_draw_4|knows_ironflesh_1|knows_power_throw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rhun_swift_horseman&quot;,&quot;Rhun_Swift_Horseman&quot;,&quot;Rhun_Swift_Horsemen&quot;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" calcext:value-type="string">
            <text:p>["rhun_swift_horseman","Rhun_Swift_Horseman","Rhun_Swift_Horsemen"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9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a,itm_rhun_helm_b,itm_rhun_helm_j,</text:p>
          </table:table-cell>
          <table:table-cell table:style-name="ce15" office:value-type="string" calcext:value-type="string">
            <text:p>itm_rhun_armor_j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light_lance,</text:p>
          </table:table-cell>
          <table:table-cell table:style-name="ce15" office:value-type="string" calcext:value-type="string">
            <text:p>itm_rhun_bull1_shield,</text:p>
          </table:table-cell>
          <table:table-cell table:style-name="ce15" office:value-type="string" calcext:value-type="string">
            <text:p>itm_rhun_horse_d,itm_rhun_horse_b,</text:p>
          </table:table-cell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rhun_veteran_swift_horseman&quot;,&quot;Rhun_Veteran_Swift_Horseman&quot;,&quot;Rhun_Veteran_Swift_Horsemen&quot;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" calcext:value-type="string">
            <text:p>["rhun_veteran_swift_horseman","Rhun_Veteran_Swift_Horseman","Rhun_Veteran_Swift_Horsemen"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9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a,itm_rhun_helm_b,itm_rhun_helm_j,</text:p>
          </table:table-cell>
          <table:table-cell table:style-name="ce15" office:value-type="string" calcext:value-type="string">
            <text:p>itm_rhun_armor_g,itm_rhun_armor_h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light_lance,</text:p>
          </table:table-cell>
          <table:table-cell table:style-name="ce15" office:value-type="string" calcext:value-type="string">
            <text:p>itm_rhun_bull1_shield,</text:p>
          </table:table-cell>
          <table:table-cell table:style-name="ce15" office:value-type="string" calcext:value-type="string">
            <text:p>itm_rhun_horse_e,itm_rhun_horse_f,</text:p>
          </table:table-cell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riding_6|knows_power_strike_3|knows_power_draw_2|knows_power_throw_2|knows_ironflesh_2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falcon_horseman&quot;,&quot;Falcon_Horseman&quot;,&quot;Falcon_Horsemen&quot;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" calcext:value-type="string">
            <text:p>["falcon_horseman","Falcon_Horseman","Falcon_Horsemen"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9" office:value-type="string" calcext:value-type="string">
            <text:p>tf_evil_man| tfg_boots| tfg_armor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falchion,itm_rhun_shortsword,</text:p>
          </table:table-cell>
          <table:table-cell table:style-name="ce15" office:value-type="string" calcext:value-type="string">
            <text:p>itm_rhun_shield,</text:p>
          </table:table-cell>
          <table:table-cell table:style-name="ce15"/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rhun_tribal_warrior&quot;,&quot;Rhun_Tribal_Warrior&quot;,&quot;Rhun_Tribal_Warriors&quot;,tf_evil_man| tfg_boots| tfg_armor| tfg_shield,0,0,fac_rhun,[itm_rhun_armor_a,itm_rhun_armor_b,itm_furry_boots,itm_rhun_falchion,itm_rhun_shortsword,itm_rhun_shield,],attr_evil_tier_2,wp_tier_2,knows_common,rhun_man1,rhun_man2]," calcext:value-type="string">
            <text:p>["rhun_tribal_warrior","Rhun_Tribal_Warrior","Rhun_Tribal_Warriors",tf_evil_man| tfg_boots| tfg_armor| tfg_shield,0,0,fac_rhun,[itm_rhun_armor_a,itm_rhun_armor_b,itm_furry_boots,itm_rhun_falchion,itm_rhun_shortsword,itm_rhun_shield,],attr_evil_tier_2,wp_tier_2,knows_common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tribal_infantry</text:p>
          </table:table-cell>
          <table:table-cell table:style-name="ce3" office:value-type="string" calcext:value-type="string">
            <text:p>Rhun_Tribal_Infantryman</text:p>
          </table:table-cell>
          <table:table-cell table:style-name="ce3" office:value-type="string" calcext:value-type="string">
            <text:p>Rhun_Tribal_Infantry</text:p>
          </table:table-cell>
          <table:table-cell table:style-name="ce9" office:value-type="string" calcext:value-type="string">
            <text:p>tf_evil_man| tfg_boots| tfg_armor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k,itm_rhun_helm_l,itm_rhun_helm_m,</text:p>
          </table:table-cell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glaive,itm_rhun_greatfalchion,</text:p>
          </table:table-cell>
          <table:table-cell table:style-name="ce15" office:value-type="string" calcext:value-type="string">
            <text:p>itm_rhun_shield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athletics_1|knows_ironflesh_1|knows_power_strike_1|knows_shield_2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rhun_tribal_infantry&quot;,&quot;Rhun_Tribal_Infantryman&quot;,&quot;Rhun_Tribal_Infantry&quot;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" calcext:value-type="string">
            <text:p>["rhun_tribal_infantry","Rhun_Tribal_Infantryman","Rhun_Tribal_Infantry"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vet_infantry</text:p>
          </table:table-cell>
          <table:table-cell table:style-name="ce3" office:value-type="string" calcext:value-type="string">
            <text:p>Rhun_Veteran_Infantryman</text:p>
          </table:table-cell>
          <table:table-cell table:style-name="ce3" office:value-type="string" calcext:value-type="string">
            <text:p>Rhun_Veteran_Infantry</text:p>
          </table:table-cell>
          <table:table-cell table:style-name="ce9" office:value-type="string" calcext:value-type="string">
            <text:p>tf_evil_man| 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c,itm_rhun_helm_e,itm_rhun_helm_i,</text:p>
          </table:table-cell>
          <table:table-cell table:style-name="ce15" office:value-type="string" calcext:value-type="string">
            <text:p>itm_rhun_armor_j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falchion,itm_rhun_glaive,itm_rhun_greatfalchion,itm_rhun_battleaxe,</text:p>
          </table:table-cell>
          <table:table-cell table:style-name="ce15" office:value-type="string" calcext:value-type="string">
            <text:p>itm_rhun_shield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athletics_2|knows_ironflesh_2|knows_power_strike_2|knows_shield_2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rhun_vet_infantry&quot;,&quot;Rhun_Veteran_Infantryman&quot;,&quot;Rhun_Veteran_Infantry&quot;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" calcext:value-type="string">
            <text:p>["rhun_vet_infantry","Rhun_Veteran_Infantryman","Rhun_Veteran_Infantry"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nfantry_of_the_ox</text:p>
          </table:table-cell>
          <table:table-cell table:style-name="ce3" office:value-type="string" calcext:value-type="string">
            <text:p>Infantryman_of_the_Ox</text:p>
          </table:table-cell>
          <table:table-cell table:style-name="ce3" office:value-type="string" calcext:value-type="string">
            <text:p>Infantry_of_the_Ox</text:p>
          </table:table-cell>
          <table:table-cell table:style-name="ce9" office:value-type="string" calcext:value-type="string">
            <text:p>tf_evil_man| 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a,itm_rhun_helm_b,itm_rhun_helm_j,</text:p>
          </table:table-cell>
          <table:table-cell table:style-name="ce15" office:value-type="string" calcext:value-type="string">
            <text:p>itm_rhun_armor_g,itm_rhun_armor_h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falchion,itm_rhun_greataxe,itm_rhun_battleaxe,itm_rhun_greatsword,</text:p>
          </table:table-cell>
          <table:table-cell table:style-name="ce15" office:value-type="string" calcext:value-type="string">
            <text:p>itm_rhun_bull2_shield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athletics_3|knows_shield_2|knows_ironflesh_3|knows_power_strike_3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infantry_of_the_ox&quot;,&quot;Infantryman_of_the_Ox&quot;,&quot;Infantry_of_the_Ox&quot;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" calcext:value-type="string">
            <text:p>["infantry_of_the_ox","Infantryman_of_the_Ox","Infantry_of_the_Ox"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light_horseman</text:p>
          </table:table-cell>
          <table:table-cell table:style-name="ce3" office:value-type="string" calcext:value-type="string">
            <text:p>Rhun_Light_Horseman</text:p>
          </table:table-cell>
          <table:table-cell table:style-name="ce3" office:value-type="string" calcext:value-type="string">
            <text:p>Rhun_Light_Horsemen</text:p>
          </table:table-cell>
          <table:table-cell table:style-name="ce9" office:value-type="string" calcext:value-type="string">
            <text:p>tf_evil_man| tf_mounted| tfg_boots| tfg_armor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</text:p>
          </table:table-cell>
          <table:table-cell table:style-name="ce15"/>
          <table:table-cell table:style-name="ce15" office:value-type="string" calcext:value-type="string">
            <text:p>itm_rhun_horse_a,itm_rhun_horse_b,</text:p>
          </table:table-cell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riding_4|knows_power_draw_3|knows_power_throw_1|knows_horse_archery_3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rhun_light_horseman&quot;,&quot;Rhun_Light_Horseman&quot;,&quot;Rhun_Light_Horsemen&quot;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" calcext:value-type="string">
            <text:p>["rhun_light_horseman","Rhun_Light_Horseman","Rhun_Light_Horsemen"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light_cavalry</text:p>
          </table:table-cell>
          <table:table-cell table:style-name="ce3" office:value-type="string" calcext:value-type="string">
            <text:p>Rhun_Light_Cavalryman</text:p>
          </table:table-cell>
          <table:table-cell table:style-name="ce3" office:value-type="string" calcext:value-type="string">
            <text:p>Rhun_Light_Cavalry</text:p>
          </table:table-cell>
          <table:table-cell table:style-name="ce9" office:value-type="string" calcext:value-type="string">
            <text:p>tf_evil_man| tf_mounted| tfg_boots| tfg_armor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c,itm_rhun_helm_e,</text:p>
          </table:table-cell>
          <table:table-cell table:style-name="ce15" office:value-type="string" calcext:value-type="string">
            <text:p>itm_rhun_armor_j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</text:p>
          </table:table-cell>
          <table:table-cell table:style-name="ce15"/>
          <table:table-cell table:style-name="ce15" office:value-type="string" calcext:value-type="string">
            <text:p>itm_rhun_horse_b,itm_rhun_horse_d,</text:p>
          </table:table-cell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riding_5|knows_power_draw_4|knows_power_strike_1|knows_ironflesh_1|knows_power_throw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rhun_light_cavalry&quot;,&quot;Rhun_Light_Cavalryman&quot;,&quot;Rhun_Light_Cavalry&quot;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" calcext:value-type="string">
            <text:p>["rhun_light_cavalry","Rhun_Light_Cavalryman","Rhun_Light_Cavalry"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noble_cavalry</text:p>
          </table:table-cell>
          <table:table-cell table:style-name="ce3" office:value-type="string" calcext:value-type="string">
            <text:p>Rhun_Noble_Cavalryman</text:p>
          </table:table-cell>
          <table:table-cell table:style-name="ce3" office:value-type="string" calcext:value-type="string">
            <text:p>Rhun_Noble_Cavalry</text:p>
          </table:table-cell>
          <table:table-cell table:style-name="ce9" office:value-type="string" calcext:value-type="string">
            <text:p>tf_evil_man| tf_mounted| tfg_boots| tfg_armor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g,itm_rhun_helm_h,</text:p>
          </table:table-cell>
          <table:table-cell table:style-name="ce15" office:value-type="string" calcext:value-type="string">
            <text:p>itm_rhun_armor_n,itm_rhun_armor_h,itm_rhun_armor_g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</text:p>
          </table:table-cell>
          <table:table-cell table:style-name="ce15" office:value-type="string" calcext:value-type="string">
            <text:p>itm_rhun_bull1_shield,itm_rhun_bull2_shield,</text:p>
          </table:table-cell>
          <table:table-cell table:style-name="ce15" office:value-type="string" calcext:value-type="string">
            <text:p>itm_rhun_horse_b,itm_rhun_horse_e,itm_rhun_horse_f,</text:p>
          </table:table-cell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rhun_noble_cavalry&quot;,&quot;Rhun_Noble_Cavalryman&quot;,&quot;Rhun_Noble_Cavalry&quot;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" calcext:value-type="string">
            <text:p>["rhun_noble_cavalry","Rhun_Noble_Cavalryman","Rhun_Noble_Cavalry"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heavy_noble_cavalry</text:p>
          </table:table-cell>
          <table:table-cell table:style-name="ce3" office:value-type="string" calcext:value-type="string">
            <text:p>Rhun_Heavy_Noble_Cavalryman</text:p>
          </table:table-cell>
          <table:table-cell table:style-name="ce3" office:value-type="string" calcext:value-type="string">
            <text:p>Rhun_Heavy_Noble_Cavalry</text:p>
          </table:table-cell>
          <table:table-cell table:style-name="ce9" office:value-type="string" calcext:value-type="string">
            <text:p>tf_evil_man| tf_mounted| tfg_boots| tfg_armor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b,itm_rhun_helm_g,</text:p>
          </table:table-cell>
          <table:table-cell table:style-name="ce15" office:value-type="string" calcext:value-type="string">
            <text:p>itm_rhun_armor_p,itm_rhun_armor_k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rhun_greatsword,</text:p>
          </table:table-cell>
          <table:table-cell table:style-name="ce15" office:value-type="string" calcext:value-type="string">
            <text:p>itm_rhun_bull3_shield,</text:p>
          </table:table-cell>
          <table:table-cell table:style-name="ce15" office:value-type="string" calcext:value-type="string">
            <text:p>itm_rhun_horse_g,itm_rhun_horse_h,</text:p>
          </table:table-cell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riding_6|knows_power_strike_3|knows_power_draw_2|knows_power_throw_2|knows_ironflesh_2|knows_horse_archery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rhun_heavy_noble_cavalry&quot;,&quot;Rhun_Heavy_Noble_Cavalryman&quot;,&quot;Rhun_Heavy_Noble_Cavalry&quot;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" calcext:value-type="string">
            <text:p>["rhun_heavy_noble_cavalry","Rhun_Heavy_Noble_Cavalryman","Rhun_Heavy_Noble_Cavalry"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orwinion_noble_of_rhun</text:p>
          </table:table-cell>
          <table:table-cell table:style-name="ce3" office:value-type="string" calcext:value-type="string">
            <text:p>Dorwinion_Noble_of_Rhun</text:p>
          </table:table-cell>
          <table:table-cell table:style-name="ce3" office:value-type="string" calcext:value-type="string">
            <text:p>Dorwinion_Nobles_of_Rhun</text:p>
          </table:table-cell>
          <table:table-cell table:style-name="ce9" office:value-type="string" calcext:value-type="string">
            <text:p>tf_evil_man| tf_mounted| tfg_boots| tfg_armor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n,itm_rhun_helm_o,</text:p>
          </table:table-cell>
          <table:table-cell table:style-name="ce15" office:value-type="string" calcext:value-type="string">
            <text:p>itm_rhun_armor_p,itm_rhun_armor_k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rhun_greatfalchion,</text:p>
          </table:table-cell>
          <table:table-cell table:style-name="ce15" office:value-type="string" calcext:value-type="string">
            <text:p>itm_rhun_bull3_shield,</text:p>
          </table:table-cell>
          <table:table-cell table:style-name="ce15" office:value-type="string" calcext:value-type="string">
            <text:p>itm_rhun_horse_g,itm_rhun_horse_h,</text:p>
          </table:table-cell>
          <table:table-cell table:style-name="ce26" office:value-type="string" calcext:value-type="string">
            <text:p>attr_evil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riding_7|knows_power_strike_4|knows_power_draw_2|knows_power_throw_2|knows_ironflesh_2|knows_horse_archery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dorwinion_noble_of_rhun&quot;,&quot;Dorwinion_Noble_of_Rhun&quot;,&quot;Dorwinion_Nobles_of_Rhun&quot;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" calcext:value-type="string">
            <text:p>["dorwinion_noble_of_rhun","Dorwinion_Noble_of_Rhun","Dorwinion_Nobles_of_Rhun"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#Dwarves" calcext:value-type="string">
            <text:p>#Dwarves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apprentice</text:p>
          </table:table-cell>
          <table:table-cell table:style-name="ce5" office:value-type="string" calcext:value-type="string">
            <text:p>Apprentice-dwarf</text:p>
          </table:table-cell>
          <table:table-cell table:style-name="ce5" office:value-type="string" calcext:value-type="string">
            <text:p>Apprentice-dwarves</text:p>
          </table:table-cell>
          <table:table-cell table:style-name="ce10" office:value-type="string" calcext:value-type="string">
            <text:p>tf_dwarf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miner,</text:p>
          </table:table-cell>
          <table:table-cell table:style-name="ce16" office:value-type="string" calcext:value-type="string">
            <text:p>itm_dwarf_vest,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, itm_dwarf_mattock_good, itm_dwarf_hand_axe,</text:p>
          </table:table-cell>
          <table:table-cell table:style-name="ce16" table:number-columns-repeated="2"/>
          <table:table-cell table:style-name="ce27" office:value-type="string" calcext:value-type="string">
            <text:p>attr_dwarf_tier_1</text:p>
          </table:table-cell>
          <table:table-cell table:style-name="ce27" office:value-type="string" calcext:value-type="string">
            <text:p>wp_dwarf_tier_1</text:p>
          </table:table-cell>
          <table:table-cell table:style-name="ce27" office:value-type="string" calcext:value-type="string">
            <text:p>knows_common_dwarf|knows_ironflesh_1|knows_power_strike_1</text:p>
          </table:table-cell>
          <table:table-cell table:style-name="ce30" office:value-type="string" calcext:value-type="string">
            <text:p>dwarf_face_2</text:p>
          </table:table-cell>
          <table:table-cell table:style-name="ce30" office:value-type="string" calcext:value-type="string">
            <text:p>dwarf_face_3</text:p>
          </table:table-cell>
          <table:table-cell table:style-name="ce32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dwarven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" calcext:value-type="string">
            <text:p>["dwarven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warrior</text:p>
          </table:table-cell>
          <table:table-cell table:style-name="ce5" office:value-type="string" calcext:value-type="string">
            <text:p>Warrior-dwarf</text:p>
          </table:table-cell>
          <table:table-cell table:style-name="ce5" office:value-type="string" calcext:value-type="string">
            <text:p>Warrior-dwarves</text:p>
          </table:table-cell>
          <table:table-cell table:style-name="ce10" office:value-type="string" calcext:value-type="string">
            <text:p>tf_dwarf| tfg_armor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, itm_dwarf_miner, itm_dwarf_miner_nasal,itm_dwarf_nasal_b,</text:p>
          </table:table-cell>
          <table:table-cell table:style-name="ce16" office:value-type="string" calcext:value-type="string">
            <text:p>itm_dwarf_armor_a,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_good, itm_dwarf_hand_axe,itm_dwarf_sword_a, itm_dwarf_spear, 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7" office:value-type="string" calcext:value-type="string">
            <text:p>attr_dwarf_tier_2</text:p>
          </table:table-cell>
          <table:table-cell table:style-name="ce27" office:value-type="string" calcext:value-type="string">
            <text:p>wp_dwarf_tier_2</text:p>
          </table:table-cell>
          <table:table-cell table:style-name="ce27" office:value-type="string" calcext:value-type="string">
            <text:p>knows_common_dwarf|knows_athletics_1|knows_power_strike_1|knows_power_throw_2|knows_ironflesh_1</text:p>
          </table:table-cell>
          <table:table-cell table:style-name="ce30" office:value-type="string" calcext:value-type="string">
            <text:p>dwarf_face_1</text:p>
          </table:table-cell>
          <table:table-cell table:style-name="ce30" office:value-type="string" calcext:value-type="string">
            <text:p>dwarf_face_2</text:p>
          </table:table-cell>
          <table:table-cell table:style-name="ce32"/>
          <table:table-cell table:style-name="ce4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 office:value-type="string" office:string-value="[&quot;dwarven_warrior&quot;,&quot;Warrior-dwarf&quot;,&quot;Warrior-dwarves&quot;,tf_dwarf| tfg_armor| tfg_shield| tfg_helm| tfg_boots,0,0,fac_dwarf,[itm_dwarf_helm_coif, itm_dwarf_miner, itm_dwarf_miner_nasal,itm_dwarf_nasal_b,itm_dwarf_armor_a,itm_dwarf_vest_lordly,itm_dwarf_pad_boots,itm_dwarf_mattock_good, itm_dwarf_hand_axe,itm_dwarf_sword_a, itm_dwarf_spear, itm_dwarf_shield_d, itm_dwarf_shield_d_good,],attr_dwarf_tier_2,wp_dwarf_tier_2,knows_common_dwarf|knows_athletics_1|knows_power_strike_1|knows_power_throw_2|knows_ironflesh_1,dwarf_face_1,dwarf_face_2]," calcext:value-type="string">
            <text:p>["dwarven_warrior","Warrior-dwarf","Warrior-dwarves",tf_dwarf| tfg_armor| tfg_shield| tfg_helm| tfg_boots,0,0,fac_dwarf,[itm_dwarf_helm_coif, itm_dwarf_miner, itm_dwarf_miner_nasal,itm_dwarf_nasal_b,itm_dwarf_armor_a,itm_dwarf_vest_lordly,itm_dwarf_pad_boots,itm_dwarf_mattock_good, itm_dwarf_hand_axe,itm_dwarf_sword_a, itm_dwarf_spear, itm_dwarf_shield_d, itm_dwarf_shield_d_good,],attr_dwarf_tier_2,wp_dwarf_tier_2,knows_common_dwarf|knows_athletics_1|knows_power_strike_1|knows_power_throw_2|knows_ironflesh_1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hardened_warrior</text:p>
          </table:table-cell>
          <table:table-cell table:style-name="ce5" office:value-type="string" calcext:value-type="string">
            <text:p>Hardened_Warrior-dwarf</text:p>
          </table:table-cell>
          <table:table-cell table:style-name="ce5" office:value-type="string" calcext:value-type="string">
            <text:p>Hardened_Warrior-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, itm_dwarf_helm_kettle, itm_dwarf_helm_round,itm_dwarf_nasal_b,</text:p>
          </table:table-cell>
          <table:table-cell table:style-name="ce16" office:value-type="string" calcext:value-type="string">
            <text:p>itm_dwarf_armor_a, itm_dwarf_armor_a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_good, itm_dwarf_hand_axe,itm_dwarf_sword_a, itm_dwarf_spear, </text:p>
          </table:table-cell>
          <table:table-cell table:style-name="ce16" office:value-type="string" calcext:value-type="string">
            <text:p>itm_dwarf_shield_d, itm_dwarf_shield_d_good,itm_dwarf_shield_a, itm_dwarf_shield_a_good,</text:p>
          </table:table-cell>
          <table:table-cell table:style-name="ce16"/>
          <table:table-cell table:style-name="ce27" office:value-type="string" calcext:value-type="string">
            <text:p>attr_dwarf_tier_3</text:p>
          </table:table-cell>
          <table:table-cell table:style-name="ce27" office:value-type="string" calcext:value-type="string">
            <text:p>wp_dwarf_tier_3</text:p>
          </table:table-cell>
          <table:table-cell table:style-name="ce27" office:value-type="string" calcext:value-type="string">
            <text:p>knows_common_dwarf|knows_athletics_2|knows_power_strike_2|knows_power_throw_2|knows_ironflesh_3</text:p>
          </table:table-cell>
          <table:table-cell table:style-name="ce30" office:value-type="string" calcext:value-type="string">
            <text:p>dwarf_face_3</text:p>
          </table:table-cell>
          <table:table-cell table:style-name="ce30" office:value-type="string" calcext:value-type="string">
            <text:p>dwarf_face_4</text:p>
          </table:table-cell>
          <table:table-cell table:style-name="ce32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[&quot;dwarven_hardened_warrior&quot;,&quot;Hardened_Warrior-dwarf&quot;,&quot;Hardened_Warrior-dwarves&quot;,tf_dwarf| tfg_armor| tfg_gloves| tfg_shield| tfg_helm| tfg_boots,0,0,fac_dwarf,[itm_dwarf_helm_coif, itm_dwarf_helm_kettle, itm_dwarf_helm_round,itm_dwarf_nasal_b,itm_dwarf_armor_a, itm_dwarf_armor_a_lordly,itm_leather_gloves,itm_dwarf_pad_boots,itm_dwarf_mattock_good, itm_dwarf_hand_axe,itm_dwarf_sword_a, itm_dwarf_spear, itm_dwarf_shield_d, itm_dwarf_shield_d_good,itm_dwarf_shield_a, itm_dwarf_shield_a_good,],attr_dwarf_tier_3,wp_dwarf_tier_3,knows_common_dwarf|knows_athletics_2|knows_power_strike_2|knows_power_throw_2|knows_ironflesh_3,dwarf_face_3,dwarf_face_4]," calcext:value-type="string">
            <text:p>["dwarven_hardened_warrior","Hardened_Warrior-dwarf","Hardened_Warrior-dwarves",tf_dwarf| tfg_armor| tfg_gloves| tfg_shield| tfg_helm| tfg_boots,0,0,fac_dwarf,[itm_dwarf_helm_coif, itm_dwarf_helm_kettle, itm_dwarf_helm_round,itm_dwarf_nasal_b,itm_dwarf_armor_a, itm_dwarf_armor_a_lordly,itm_leather_gloves,itm_dwarf_pad_boots,itm_dwarf_mattock_good, itm_dwarf_hand_axe,itm_dwarf_sword_a, itm_dwarf_spear, itm_dwarf_shield_d, itm_dwarf_shield_d_good,itm_dwarf_shield_a, itm_dwarf_shield_a_good,],attr_dwarf_tier_3,wp_dwarf_tier_3,knows_common_dwarf|knows_athletics_2|knows_power_strike_2|knows_power_throw_2|knows_ironflesh_3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spearman</text:p>
          </table:table-cell>
          <table:table-cell table:style-name="ce5" office:value-type="string" calcext:value-type="string">
            <text:p>Spear-dwarf</text:p>
          </table:table-cell>
          <table:table-cell table:style-name="ce5" office:value-type="string" calcext:value-type="string">
            <text:p>Spear-dwarves</text:p>
          </table:table-cell>
          <table:table-cell table:style-name="ce10" office:value-type="string" calcext:value-type="string">
            <text:p>tf_dwarf| tfg_armor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_lordly, itm_dwarf_helm_kettle, itm_dwarf_helm_round,</text:p>
          </table:table-cell>
          <table:table-cell table:style-name="ce16" office:value-type="string" calcext:value-type="string">
            <text:p>itm_dwarf_armor_a, itm_dwarf_armor_a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spear,</text:p>
          </table:table-cell>
          <table:table-cell table:style-name="ce16" office:value-type="string" calcext:value-type="string">
            <text:p>itm_dwarf_shield_d, itm_dwarf_shield_d_good,itm_dwarf_shield_a, itm_dwarf_shield_a_good,</text:p>
          </table:table-cell>
          <table:table-cell table:style-name="ce16"/>
          <table:table-cell table:style-name="ce27" office:value-type="string" calcext:value-type="string">
            <text:p>attr_dwarf_tier_4</text:p>
          </table:table-cell>
          <table:table-cell table:style-name="ce27" office:value-type="string" calcext:value-type="string">
            <text:p>wp_dwarf_tier_4</text:p>
          </table:table-cell>
          <table:table-cell table:style-name="ce27" office:value-type="string" calcext:value-type="string">
            <text:p>knows_common_dwarf|knows_athletics_3|knows_power_strike_4|knows_ironflesh_3</text:p>
          </table:table-cell>
          <table:table-cell table:style-name="ce30" office:value-type="string" calcext:value-type="string">
            <text:p>dwarf_face_1</text:p>
          </table:table-cell>
          <table:table-cell table:style-name="ce30" office:value-type="string" calcext:value-type="string">
            <text:p>dwarf_face_2</text:p>
          </table:table-cell>
          <table:table-cell table:style-name="ce32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dwarven_spearman&quot;,&quot;Spear-dwarf&quot;,&quot;Spear-dwarves&quot;,tf_dwarf| tfg_armor| tfg_shield| tfg_helm| tfg_boots,0,0,fac_dwarf,[itm_dwarf_helm_coif_lordly, itm_dwarf_helm_kettle, itm_dwarf_helm_round,itm_dwarf_armor_a, itm_dwarf_armor_a_lordly,itm_leather_gloves,itm_dwarf_pad_boots,itm_dwarf_spear,itm_dwarf_shield_d, itm_dwarf_shield_d_good,itm_dwarf_shield_a, itm_dwarf_shield_a_good,],attr_dwarf_tier_4,wp_dwarf_tier_4,knows_common_dwarf|knows_athletics_3|knows_power_strike_4|knows_ironflesh_3,dwarf_face_1,dwarf_face_2]," calcext:value-type="string">
            <text:p>["dwarven_spearman","Spear-dwarf","Spear-dwarves",tf_dwarf| tfg_armor| tfg_shield| tfg_helm| tfg_boots,0,0,fac_dwarf,[itm_dwarf_helm_coif_lordly, itm_dwarf_helm_kettle, itm_dwarf_helm_round,itm_dwarf_armor_a, itm_dwarf_armor_a_lordly,itm_leather_gloves,itm_dwarf_pad_boots,itm_dwarf_spear,itm_dwarf_shield_d, itm_dwarf_shield_d_good,itm_dwarf_shield_a, itm_dwarf_shield_a_good,],attr_dwarf_tier_4,wp_dwarf_tier_4,knows_common_dwarf|knows_athletics_3|knows_power_strike_4|knows_ironflesh_3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pikeman</text:p>
          </table:table-cell>
          <table:table-cell table:style-name="ce5" office:value-type="string" calcext:value-type="string">
            <text:p>Pike-dwarf</text:p>
          </table:table-cell>
          <table:table-cell table:style-name="ce5" office:value-type="string" calcext:value-type="string">
            <text:p>Pike-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,</text:p>
          </table:table-cell>
          <table:table-cell table:style-name="ce16" office:value-type="string" calcext:value-type="string">
            <text:p>itm_dwarf_armor_b, 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itm_dwarf_spear,</text:p>
          </table:table-cell>
          <table:table-cell table:style-name="ce16" office:value-type="string" calcext:value-type="string">
            <text:p>itm_dwarf_shield_c,</text:p>
          </table:table-cell>
          <table:table-cell table:style-name="ce16"/>
          <table:table-cell table:style-name="ce27" office:value-type="string" calcext:value-type="string">
            <text:p>attr_dwarf_tier_5</text:p>
          </table:table-cell>
          <table:table-cell table:style-name="ce27" office:value-type="string" calcext:value-type="string">
            <text:p>wp_dwarf_tier_5</text:p>
          </table:table-cell>
          <table:table-cell table:style-name="ce27" office:value-type="string" calcext:value-type="string">
            <text:p>knows_common_dwarf|knows_athletics_4|knows_power_strike_5|knows_ironflesh_4</text:p>
          </table:table-cell>
          <table:table-cell table:style-name="ce30" office:value-type="string" calcext:value-type="string">
            <text:p>dwarf_face_3</text:p>
          </table:table-cell>
          <table:table-cell table:style-name="ce30" office:value-type="string" calcext:value-type="string">
            <text:p>dwarf_face_4</text:p>
          </table:table-cell>
          <table:table-cell table:style-name="ce32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dwarven_pikeman&quot;,&quot;Pike-dwarf&quot;,&quot;Pike-dwarves&quot;,tf_dwarf| tfg_armor| tfg_gloves| tfg_shield| tfg_helm| tfg_boots,0,0,fac_dwarf,[itm_dwarf_helm_sallet,itm_dwarf_armor_b, itm_dwarf_armor_b_lordly,itm_mail_mittens,itm_dwarf_chain_boots,itm_dwarf_spear,itm_dwarf_shield_c,],attr_dwarf_tier_5,wp_dwarf_tier_5,knows_common_dwarf|knows_athletics_4|knows_power_strike_5|knows_ironflesh_4,dwarf_face_3,dwarf_face_4]," calcext:value-type="string">
            <text:p>["dwarven_pikeman","Pike-dwarf","Pike-dwarves",tf_dwarf| tfg_armor| tfg_gloves| tfg_shield| tfg_helm| tfg_boots,0,0,fac_dwarf,[itm_dwarf_helm_sallet,itm_dwarf_armor_b, itm_dwarf_armor_b_lordly,itm_mail_mittens,itm_dwarf_chain_boots,itm_dwarf_spear,itm_dwarf_shield_c,],attr_dwarf_tier_5,wp_dwarf_tier_5,knows_common_dwarf|knows_athletics_4|knows_power_strike_5|knows_ironflesh_4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halberdier</text:p>
          </table:table-cell>
          <table:table-cell table:style-name="ce5" office:value-type="string" calcext:value-type="string">
            <text:p>Longpike_Dwarf</text:p>
          </table:table-cell>
          <table:table-cell table:style-name="ce5" office:value-type="string" calcext:value-type="string">
            <text:p>Longpike_Dwarves</text:p>
          </table:table-cell>
          <table:table-cell table:style-name="ce10" office:value-type="string" calcext:value-type="string">
            <text:p>tf_dwarf| tfg_armor| tfg_shield| tfg_gloves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dwarf_armor_b, 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itm_dwarf_scale_boots,</text:p>
          </table:table-cell>
          <table:table-cell table:style-name="ce16" office:value-type="string" calcext:value-type="string">
            <text:p>itm_dwarf_spear_b,</text:p>
          </table:table-cell>
          <table:table-cell table:style-name="ce16" office:value-type="string" calcext:value-type="string">
            <text:p>itm_dwarf_shield_c, itm_dwarf_shield_c_good,</text:p>
          </table:table-cell>
          <table:table-cell table:style-name="ce16"/>
          <table:table-cell table:style-name="ce27" office:value-type="string" calcext:value-type="string">
            <text:p>attr_dwarf_tier_6</text:p>
          </table:table-cell>
          <table:table-cell table:style-name="ce27" office:value-type="string" calcext:value-type="string">
            <text:p>wp_dwarf_tier_6</text:p>
          </table:table-cell>
          <table:table-cell table:style-name="ce27" office:value-type="string" calcext:value-type="string">
            <text:p>knows_common_dwarf|knows_athletics_4|knows_power_strike_6|knows_ironflesh_6</text:p>
          </table:table-cell>
          <table:table-cell table:number-columns-repeated="2" table:style-name="ce30" office:value-type="string" calcext:value-type="string">
            <text:p>dwarf_face_7</text:p>
          </table:table-cell>
          <table:table-cell table:style-name="ce32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dwarven_halberdier&quot;,&quot;Longpike_Dwarf&quot;,&quot;Longpike_Dwarves&quot;,tf_dwarf| tfg_armor| tfg_shield| tfg_gloves| tfg_helm| tfg_boots,0,0,fac_dwarf,[itm_dwarf_helm_sallet_lordly,itm_dwarf_armor_b, itm_dwarf_armor_b_lordly,itm_mail_mittens,itm_dwarf_chain_boots,itm_dwarf_scale_boots,itm_dwarf_spear_b,itm_dwarf_shield_c, itm_dwarf_shield_c_good,],attr_dwarf_tier_6,wp_dwarf_tier_6,knows_common_dwarf|knows_athletics_4|knows_power_strike_6|knows_ironflesh_6,dwarf_face_7,dwarf_face_7]," calcext:value-type="string">
            <text:p>["dwarven_halberdier","Longpike_Dwarf","Longpike_Dwarves",tf_dwarf| tfg_armor| tfg_shield| tfg_gloves| tfg_helm| tfg_boots,0,0,fac_dwarf,[itm_dwarf_helm_sallet_lordly,itm_dwarf_armor_b, itm_dwarf_armor_b_lordly,itm_mail_mittens,itm_dwarf_chain_boots,itm_dwarf_scale_boots,itm_dwarf_spear_b,itm_dwarf_shield_c, itm_dwarf_shield_c_good,],attr_dwarf_tier_6,wp_dwarf_tier_6,knows_common_dwarf|knows_athletics_4|knows_power_strike_6|knows_ironflesh_6,dwarf_face_7,dwarf_face_7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axeman</text:p>
          </table:table-cell>
          <table:table-cell table:style-name="ce5" office:value-type="string" calcext:value-type="string">
            <text:p>Axedwarf</text:p>
          </table:table-cell>
          <table:table-cell table:style-name="ce5" office:value-type="string" calcext:value-type="string">
            <text:p>Axedwarves</text:p>
          </table:table-cell>
          <table:table-cell table:style-name="ce10" office:value-type="string" calcext:value-type="string">
            <text:p>tf_dwarf| tfg_armor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_lordly, itm_dwarf_helm_kettle, itm_dwarf_helm_round,</text:p>
          </table:table-cell>
          <table:table-cell table:style-name="ce16" office:value-type="string" calcext:value-type="string">
            <text:p>itm_dwarf_armor_a, itm_dwarf_armor_a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hand_axe,</text:p>
          </table:table-cell>
          <table:table-cell table:style-name="ce16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6"/>
          <table:table-cell table:style-name="ce27" office:value-type="string" calcext:value-type="string">
            <text:p>attr_dwarf_tier_4</text:p>
          </table:table-cell>
          <table:table-cell table:style-name="ce27" office:value-type="string" calcext:value-type="string">
            <text:p>wp_dwarf_tier_4</text:p>
          </table:table-cell>
          <table:table-cell table:style-name="ce27" office:value-type="string" calcext:value-type="string">
            <text:p>knows_common_dwarf|knows_athletics_2|knows_power_throw_2|knows_power_strike_5|knows_ironflesh_3</text:p>
          </table:table-cell>
          <table:table-cell table:style-name="ce30" office:value-type="string" calcext:value-type="string">
            <text:p>dwarf_face_1</text:p>
          </table:table-cell>
          <table:table-cell table:style-name="ce30" office:value-type="string" calcext:value-type="string">
            <text:p>dwarf_face_2</text:p>
          </table:table-cell>
          <table:table-cell table:style-name="ce32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dwarven_axeman&quot;,&quot;Axedwarf&quot;,&quot;Axedwarves&quot;,tf_dwarf| tfg_armor| tfg_shield| tfg_helm| tfg_boots,0,0,fac_dwarf,[itm_dwarf_helm_coif_lordly, itm_dwarf_helm_kettle, itm_dwarf_helm_round,itm_dwarf_armor_a, itm_dwarf_armor_a_lordly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" calcext:value-type="string">
            <text:p>["dwarven_axeman","Axedwarf","Axedwarves",tf_dwarf| tfg_armor| tfg_shield| tfg_helm| tfg_boots,0,0,fac_dwarf,[itm_dwarf_helm_coif_lordly, itm_dwarf_helm_kettle, itm_dwarf_helm_round,itm_dwarf_armor_a, itm_dwarf_armor_a_lordly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expert_axeman</text:p>
          </table:table-cell>
          <table:table-cell table:style-name="ce5" office:value-type="string" calcext:value-type="string">
            <text:p>Expert_Axedwarf</text:p>
          </table:table-cell>
          <table:table-cell table:style-name="ce5" office:value-type="string" calcext:value-type="string">
            <text:p>Expert_Axe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,</text:p>
          </table:table-cell>
          <table:table-cell table:style-name="ce16" office:value-type="string" calcext:value-type="string">
            <text:p>itm_dwarf_armor_b, 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hand_axe, itm_dwarf_battle_axe,</text:p>
          </table:table-cell>
          <table:table-cell table:style-name="ce16" office:value-type="string" calcext:value-type="string">
            <text:p>itm_dwarf_throwing_axe,itm_dwarf_throwing_axe,itm_dwarf_shield_b,</text:p>
          </table:table-cell>
          <table:table-cell table:style-name="ce16"/>
          <table:table-cell table:style-name="ce27" office:value-type="string" calcext:value-type="string">
            <text:p>attr_dwarf_tier_5</text:p>
          </table:table-cell>
          <table:table-cell table:style-name="ce27" office:value-type="string" calcext:value-type="string">
            <text:p>wp_dwarf_tier_5</text:p>
          </table:table-cell>
          <table:table-cell table:style-name="ce27" office:value-type="string" calcext:value-type="string">
            <text:p>knows_common_dwarf|knows_athletics_3|knows_power_throw_4|knows_power_strike_6|knows_ironflesh_4</text:p>
          </table:table-cell>
          <table:table-cell table:style-name="ce30" office:value-type="string" calcext:value-type="string">
            <text:p>dwarf_face_3</text:p>
          </table:table-cell>
          <table:table-cell table:style-name="ce30" office:value-type="string" calcext:value-type="string">
            <text:p>dwarf_face_4</text:p>
          </table:table-cell>
          <table:table-cell table:style-name="ce32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dwarven_expert_axeman&quot;,&quot;Expert_Axedwarf&quot;,&quot;Expert_Axedwarves&quot;,tf_dwarf| tfg_armor| tfg_gloves| tfg_shield| tfg_helm| tfg_boots,0,0,fac_dwarf,[itm_dwarf_helm_sallet,itm_dwarf_armor_b, itm_dwarf_armor_b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" calcext:value-type="string">
            <text:p>["dwarven_expert_axeman","Expert_Axedwarf","Expert_Axedwarves",tf_dwarf| tfg_armor| tfg_gloves| tfg_shield| tfg_helm| tfg_boots,0,0,fac_dwarf,[itm_dwarf_helm_sallet,itm_dwarf_armor_b, itm_dwarf_armor_b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longbeard_axeman</text:p>
          </table:table-cell>
          <table:table-cell table:style-name="ce5" office:value-type="string" calcext:value-type="string">
            <text:p>Longbeard_Axedwarf</text:p>
          </table:table-cell>
          <table:table-cell table:style-name="ce5" office:value-type="string" calcext:value-type="string">
            <text:p>Longbeard_Axe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dwarf_armor_b, 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battle_axe, </text:p>
          </table:table-cell>
          <table:table-cell table:style-name="ce16" office:value-type="string" calcext:value-type="string">
            <text:p>itm_dwarf_throwing_axe,itm_dwarf_throwing_axe,itm_dwarf_shield_b_good,</text:p>
          </table:table-cell>
          <table:table-cell table:style-name="ce16"/>
          <table:table-cell table:style-name="ce27" office:value-type="string" calcext:value-type="string">
            <text:p>attr_dwarf_tier_6</text:p>
          </table:table-cell>
          <table:table-cell table:style-name="ce27" office:value-type="string" calcext:value-type="string">
            <text:p>wp_dwarf_tier_6</text:p>
          </table:table-cell>
          <table:table-cell table:style-name="ce27" office:value-type="string" calcext:value-type="string">
            <text:p>knows_common_dwarf|knows_athletics_4|knows_power_throw_5|knows_power_strike_7|knows_ironflesh_6</text:p>
          </table:table-cell>
          <table:table-cell table:number-columns-repeated="2" table:style-name="ce30" office:value-type="string" calcext:value-type="string">
            <text:p>dwarf_face_7</text:p>
          </table:table-cell>
          <table:table-cell table:style-name="ce32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longbeard_axeman&quot;,&quot;Longbeard_Axedwarf&quot;,&quot;Longbeard_Axedwarves&quot;,tf_dwarf| tfg_armor| tfg_gloves| tfg_shield| tfg_helm| tfg_boots,0,0,fac_dwarf,[itm_dwarf_helm_sallet_lordly,itm_dwarf_armor_b, itm_dwarf_armor_b_lordly,itm_mail_mittens,itm_dwarf_scale_boots,itm_dwarf_battle_axe, itm_dwarf_throwing_axe,itm_dwarf_throwing_axe,itm_dwarf_shield_b_good,],attr_dwarf_tier_6,wp_dwarf_tier_6,knows_common_dwarf|knows_athletics_4|knows_power_throw_5|knows_power_strike_7|knows_ironflesh_6,dwarf_face_7,dwarf_face_7]," calcext:value-type="string">
            <text:p>["longbeard_axeman","Longbeard_Axedwarf","Longbeard_Axedwarves",tf_dwarf| tfg_armor| tfg_gloves| tfg_shield| tfg_helm| tfg_boots,0,0,fac_dwarf,[itm_dwarf_helm_sallet_lordly,itm_dwarf_armor_b, itm_dwarf_armor_b_lordly,itm_mail_mittens,itm_dwarf_scale_boots,itm_dwarf_battle_axe, itm_dwarf_throwing_axe,itm_dwarf_throwing_axe,itm_dwarf_shield_b_good,],attr_dwarf_tier_6,wp_dwarf_tier_6,knows_common_dwarf|knows_athletics_4|knows_power_throw_5|knows_power_strike_7|knows_ironflesh_6,dwarf_face_7,dwarf_face_7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lookout</text:p>
          </table:table-cell>
          <table:table-cell table:style-name="ce5" office:value-type="string" calcext:value-type="string">
            <text:p>Lookout-dwarf</text:p>
          </table:table-cell>
          <table:table-cell table:style-name="ce5" office:value-type="string" calcext:value-type="string">
            <text:p>Lookout-dwarves</text:p>
          </table:table-cell>
          <table:table-cell table:style-name="ce10" office:value-type="string" calcext:value-type="string">
            <text:p>tf_dwarf| tfg_range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miner, <text:s/>itm_dwarf_miner_nasal,</text:p>
          </table:table-cell>
          <table:table-cell table:style-name="ce16" office:value-type="string" calcext:value-type="string">
            <text:p>itm_dwarf_vest,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short_bow, itm_arrows, </text:p>
          </table:table-cell>
          <table:table-cell table:style-name="ce16" office:value-type="string" calcext:value-type="string">
            <text:p>itm_dwarf_hand_axe, itm_dwarf_sword_a,</text:p>
          </table:table-cell>
          <table:table-cell table:style-name="ce16"/>
          <table:table-cell table:style-name="ce27" office:value-type="string" calcext:value-type="string">
            <text:p>attr_dwarf_tier_2</text:p>
          </table:table-cell>
          <table:table-cell table:style-name="ce27" office:value-type="string" calcext:value-type="string">
            <text:p>wp_dwarf_tier_2</text:p>
          </table:table-cell>
          <table:table-cell table:style-name="ce27" office:value-type="string" calcext:value-type="string">
            <text:p>knows_common_dwarf|knows_athletics_1|knows_power_draw_1|knows_power_strike_1|knows_ironflesh_1</text:p>
          </table:table-cell>
          <table:table-cell table:style-name="ce30" office:value-type="string" calcext:value-type="string">
            <text:p>dwarf_face_1</text:p>
          </table:table-cell>
          <table:table-cell table:style-name="ce30" office:value-type="string" calcext:value-type="string">
            <text:p>dwarf_face_2</text:p>
          </table:table-cell>
          <table:table-cell table:style-name="ce32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dwarven_lookout&quot;,&quot;Lookout-dwarf&quot;,&quot;Lookout-dwarves&quot;,tf_dwarf| tfg_ranged| tfg_armor| tfg_helm| tfg_boots,0,0,fac_dwarf,[itm_dwarf_hood, itm_dwarf_miner,  itm_dwarf_miner_nasal,itm_dwarf_vest,itm_dwarf_vest_lordly,itm_dwarf_pad_boots,itm_short_bow, itm_arrows, itm_dwarf_hand_axe, itm_dwarf_sword_a,],attr_dwarf_tier_2,wp_dwarf_tier_2,knows_common_dwarf|knows_athletics_1|knows_power_draw_1|knows_power_strike_1|knows_ironflesh_1,dwarf_face_1,dwarf_face_2]," calcext:value-type="string">
            <text:p>["dwarven_lookout","Lookout-dwarf","Lookout-dwarves",tf_dwarf| tfg_ranged| tfg_armor| tfg_helm| tfg_boots,0,0,fac_dwarf,[itm_dwarf_hood, itm_dwarf_miner, <text:s/>itm_dwarf_miner_nasal,itm_dwarf_vest,itm_dwarf_vest_lordly,itm_dwarf_pad_boots,itm_short_bow, itm_arrows, itm_dwarf_hand_axe, itm_dwarf_sword_a,],attr_dwarf_tier_2,wp_dwarf_tier_2,knows_common_dwarf|knows_athletics_1|knows_power_draw_1|knows_power_strike_1|knows_ironflesh_1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scout</text:p>
          </table:table-cell>
          <table:table-cell table:style-name="ce5" office:value-type="string" calcext:value-type="string">
            <text:p>Scout-dwarf</text:p>
          </table:table-cell>
          <table:table-cell table:style-name="ce5" office:value-type="string" calcext:value-type="string">
            <text:p>Scout-dwarves</text:p>
          </table:table-cell>
          <table:table-cell table:style-name="ce10" office:value-type="string" calcext:value-type="string">
            <text:p>tf_dwarf| tfg_ranged| tfg_gloves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helm_coif, itm_dwarf_miner, <text:s/>itm_dwarf_miner_nasal,</text:p>
          </table:table-cell>
          <table:table-cell table:style-name="ce16" office:value-type="string" calcext:value-type="string">
            <text:p>itm_dwarf_vest,itm_dwarf_vest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short_bow, itm_arrows,</text:p>
          </table:table-cell>
          <table:table-cell table:style-name="ce16" office:value-type="string" calcext:value-type="string">
            <text:p>itm_dwarf_hand_axe, itm_dwarf_sword_a,</text:p>
          </table:table-cell>
          <table:table-cell table:style-name="ce16"/>
          <table:table-cell table:style-name="ce27" office:value-type="string" calcext:value-type="string">
            <text:p>attr_dwarf_tier_3</text:p>
          </table:table-cell>
          <table:table-cell table:style-name="ce27" office:value-type="string" calcext:value-type="string">
            <text:p>wp_dwarf_tier_3</text:p>
          </table:table-cell>
          <table:table-cell table:style-name="ce27" office:value-type="string" calcext:value-type="string">
            <text:p>knows_common_dwarf|knows_athletics_2|knows_power_draw_2|knows_power_strike_2|knows_ironflesh_1</text:p>
          </table:table-cell>
          <table:table-cell table:style-name="ce30" office:value-type="string" calcext:value-type="string">
            <text:p>dwarf_face_4</text:p>
          </table:table-cell>
          <table:table-cell table:style-name="ce30" office:value-type="string" calcext:value-type="string">
            <text:p>dwarf_face_5</text:p>
          </table:table-cell>
          <table:table-cell table:style-name="ce32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dwarven_scout&quot;,&quot;Scout-dwarf&quot;,&quot;Scout-dwarves&quot;,tf_dwarf| tfg_ranged| tfg_gloves| tfg_shield| tfg_armor| tfg_helm| tfg_boots,0,0,fac_dwarf,[itm_dwarf_hood, itm_dwarf_helm_coif, itm_dwarf_miner,  itm_dwarf_miner_nasal,itm_dwarf_vest,itm_dwarf_vest_lordly,itm_leather_gloves,itm_dwarf_pad_boots,itm_dwarf_short_bow, itm_arrows,itm_dwarf_hand_axe, itm_dwarf_sword_a,],attr_dwarf_tier_3,wp_dwarf_tier_3,knows_common_dwarf|knows_athletics_2|knows_power_draw_2|knows_power_strike_2|knows_ironflesh_1,dwarf_face_4,dwarf_face_5]," calcext:value-type="string">
            <text:p>["dwarven_scout","Scout-dwarf","Scout-dwarves",tf_dwarf| tfg_ranged| tfg_gloves| tfg_shield| tfg_armor| tfg_helm| tfg_boots,0,0,fac_dwarf,[itm_dwarf_hood, itm_dwarf_helm_coif, itm_dwarf_miner, <text:s/>itm_dwarf_miner_nasal,itm_dwarf_vest,itm_dwarf_vest_lordly,itm_leather_gloves,itm_dwarf_pad_boots,itm_dwarf_short_bow, itm_arrows,itm_dwarf_hand_axe, itm_dwarf_sword_a,],attr_dwarf_tier_3,wp_dwarf_tier_3,knows_common_dwarf|knows_athletics_2|knows_power_draw_2|knows_power_strike_2|knows_ironflesh_1,dwarf_face_4,dwarf_face_5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bowman</text:p>
          </table:table-cell>
          <table:table-cell table:style-name="ce5" office:value-type="string" calcext:value-type="string">
            <text:p>Bow-dwarf</text:p>
          </table:table-cell>
          <table:table-cell table:style-name="ce5" office:value-type="string" calcext:value-type="string">
            <text:p>Bow-dwarves</text:p>
          </table:table-cell>
          <table:table-cell table:style-name="ce10" office:value-type="string" calcext:value-type="string">
            <text:p>tf_dwarf| tfg_ranged| tfg_gloves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kettle, itm_dwarf_helm_round,</text:p>
          </table:table-cell>
          <table:table-cell table:style-name="ce16" office:value-type="string" calcext:value-type="string">
            <text:p>itm_dwarf_armor_a,itm_dwarf_vest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horn_bow, itm_arrows,</text:p>
          </table:table-cell>
          <table:table-cell table:style-name="ce16" office:value-type="string" calcext:value-type="string">
            <text:p>itm_dwarf_hand_axe, itm_dwarf_sword_a_good,</text:p>
          </table:table-cell>
          <table:table-cell table:style-name="ce16"/>
          <table:table-cell table:style-name="ce27" office:value-type="string" calcext:value-type="string">
            <text:p>attr_dwarf_tier_4</text:p>
          </table:table-cell>
          <table:table-cell table:style-name="ce27" office:value-type="string" calcext:value-type="string">
            <text:p>wp_dwarf_tier_4</text:p>
          </table:table-cell>
          <table:table-cell table:style-name="ce27" office:value-type="string" calcext:value-type="string">
            <text:p>knows_common_dwarf|knows_athletics_2|knows_power_draw_3|knows_power_strike_2|knows_ironflesh_2</text:p>
          </table:table-cell>
          <table:table-cell table:style-name="ce30" office:value-type="string" calcext:value-type="string">
            <text:p>dwarf_face_4</text:p>
          </table:table-cell>
          <table:table-cell table:style-name="ce30" office:value-type="string" calcext:value-type="string">
            <text:p>dwarf_face_5</text:p>
          </table:table-cell>
          <table:table-cell table:style-name="ce32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dwarven_bowman&quot;,&quot;Bow-dwarf&quot;,&quot;Bow-dwarves&quot;,tf_dwarf| tfg_ranged| tfg_gloves| tfg_shield| tfg_armor| tfg_helm| tfg_boots,0,0,fac_dwarf,[itm_dwarf_helm_kettle, itm_dwarf_helm_round,itm_dwarf_armor_a,itm_dwarf_vest_lordly,itm_leather_gloves,itm_dwarf_pad_boots,itm_dwarf_horn_bow, itm_arrows,itm_dwarf_hand_axe, itm_dwarf_sword_a_good,],attr_dwarf_tier_4,wp_dwarf_tier_4,knows_common_dwarf|knows_athletics_2|knows_power_draw_3|knows_power_strike_2|knows_ironflesh_2,dwarf_face_4,dwarf_face_5]," calcext:value-type="string">
            <text:p>["dwarven_bowman","Bow-dwarf","Bow-dwarves",tf_dwarf| tfg_ranged| tfg_gloves| tfg_shield| tfg_armor| tfg_helm| tfg_boots,0,0,fac_dwarf,[itm_dwarf_helm_kettle, itm_dwarf_helm_round,itm_dwarf_armor_a,itm_dwarf_vest_lordly,itm_leather_gloves,itm_dwarf_pad_boots,itm_dwarf_horn_bow, itm_arrows,itm_dwarf_hand_axe, itm_dwarf_sword_a_good,],attr_dwarf_tier_4,wp_dwarf_tier_4,knows_common_dwarf|knows_athletics_2|knows_power_draw_3|knows_power_strike_2|knows_ironflesh_2,dwarf_face_4,dwarf_face_5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longaxeman</text:p>
          </table:table-cell>
          <table:table-cell table:style-name="ce5" office:value-type="string" calcext:value-type="string">
            <text:p>Longaxe Dwarf</text:p>
          </table:table-cell>
          <table:table-cell table:style-name="ce5" office:value-type="string" calcext:value-type="string">
            <text:p>Longaxe Dwarves</text:p>
          </table:table-cell>
          <table:table-cell table:style-name="ce10" office:value-type="string" calcext:value-type="string">
            <text:p>tf_dwarf| tfg_armor| tfg_gloves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dwarf_armor_b, 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spear_c,</text:p>
          </table:table-cell>
          <table:table-cell table:style-name="ce16" table:number-columns-repeated="2"/>
          <table:table-cell table:style-name="ce27" office:value-type="string" calcext:value-type="string">
            <text:p>attr_dwarf_tier_6</text:p>
          </table:table-cell>
          <table:table-cell table:style-name="ce27" office:value-type="string" calcext:value-type="string">
            <text:p>wp_dwarf_tier_6</text:p>
          </table:table-cell>
          <table:table-cell table:style-name="ce27" office:value-type="string" calcext:value-type="string">
            <text:p>knows_common_dwarf|knows_athletics_4|knows_power_strike_6|knows_ironflesh_6</text:p>
          </table:table-cell>
          <table:table-cell table:style-name="ce30" office:value-type="string" calcext:value-type="string">
            <text:p>dwarf_face_4</text:p>
          </table:table-cell>
          <table:table-cell table:style-name="ce30" office:value-type="string" calcext:value-type="string">
            <text:p>dwarf_face_5</text:p>
          </table:table-cell>
          <table:table-cell table:style-name="ce32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dwarven_longaxeman&quot;,&quot;Longaxe Dwarf&quot;,&quot;Longaxe Dwarves&quot;,tf_dwarf| tfg_armor| tfg_gloves| tfg_helm| tfg_boots,0,0,fac_dwarf,[itm_dwarf_helm_sallet_lordly,itm_dwarf_armor_b, itm_dwarf_armor_b_lordly,itm_mail_mittens,itm_dwarf_scale_boots,itm_dwarf_spear_c,],attr_dwarf_tier_6,wp_dwarf_tier_6,knows_common_dwarf|knows_athletics_4|knows_power_strike_6|knows_ironflesh_6,dwarf_face_4,dwarf_face_5]," calcext:value-type="string">
            <text:p>["dwarven_longaxeman","Longaxe Dwarf","Longaxe Dwarves",tf_dwarf| tfg_armor| tfg_gloves| tfg_helm| tfg_boots,0,0,fac_dwarf,[itm_dwarf_helm_sallet_lordly,itm_dwarf_armor_b, itm_dwarf_armor_b_lordly,itm_mail_mittens,itm_dwarf_scale_boots,itm_dwarf_spear_c,],attr_dwarf_tier_6,wp_dwarf_tier_6,knows_common_dwarf|knows_athletics_4|knows_power_strike_6|knows_ironflesh_6,dwarf_face_4,dwarf_face_5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ron_hills_warrior</text:p>
          </table:table-cell>
          <table:table-cell table:style-name="ce5" office:value-type="string" calcext:value-type="string">
            <text:p>Iron_Hills_Warrior</text:p>
          </table:table-cell>
          <table:table-cell table:style-name="ce5" office:value-type="string" calcext:value-type="string">
            <text:p>Iron_Hills_Warriors</text:p>
          </table:table-cell>
          <table:table-cell table:style-name="ce10" office:value-type="string" calcext:value-type="string">
            <text:p>tf_dwarf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miner_reinf, itm_dwarf_helm_fris, itm_dwarf_nasal, itm_dwarf_helm_coif_reinf,</text:p>
          </table:table-cell>
          <table:table-cell table:style-name="ce16" office:value-type="string" calcext:value-type="string">
            <text:p>itm_leather_dwarf_armor_b, itm_dwarf_vest_b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itm_dwarf_mattock, itm_dwarf_mattock_good, itm_dwarf_hand_axe, itm_dwarf_sword_a,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7" office:value-type="string" calcext:value-type="string">
            <text:p>attr_dwarf_tier_3</text:p>
          </table:table-cell>
          <table:table-cell table:style-name="ce27" office:value-type="string" calcext:value-type="string">
            <text:p>wp_dwarf_tier_3</text:p>
          </table:table-cell>
          <table:table-cell table:style-name="ce27" office:value-type="string" calcext:value-type="string">
            <text:p>knows_common_dwarf|knows_athletics_2|knows_power_strike_3|knows_ironflesh_2</text:p>
          </table:table-cell>
          <table:table-cell table:style-name="ce30" office:value-type="string" calcext:value-type="string">
            <text:p>dwarf_face_3</text:p>
          </table:table-cell>
          <table:table-cell table:style-name="ce30" office:value-type="string" calcext:value-type="string">
            <text:p>dwarf_face_4</text:p>
          </table:table-cell>
          <table:table-cell table:style-name="ce32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gloves,itm_dwarf_chain_boots,itm_dwarf_mattock, itm_dwarf_mattock_good, itm_dwarf_hand_axe, itm_dwarf_sword_a,itm_dwarf_shield_d, itm_dwarf_shield_d_good,],attr_dwarf_tier_3,wp_dwarf_tier_3,knows_common_dwarf|knows_athletics_2|knows_power_strike_3|knows_ironflesh_2,dwarf_face_3,dwarf_face_4]," calcext:value-type="string">
            <text:p>["iron_hills_warrior","Iron_Hills_Warrior","Iron_Hills_Warriors",tf_dwarf| tfg_armor| tfg_helm| tfg_boots,0,0,fac_dwarf,[itm_dwarf_miner_reinf, itm_dwarf_helm_fris, itm_dwarf_nasal, itm_dwarf_helm_coif_reinf,itm_leather_dwarf_armor_b, itm_dwarf_vest_b,itm_leather_gloves,itm_dwarf_chain_boots,itm_dwarf_mattock, itm_dwarf_mattock_good, itm_dwarf_hand_axe, itm_dwarf_sword_a,itm_dwarf_shield_d, itm_dwarf_shield_d_good,],attr_dwarf_tier_3,wp_dwarf_tier_3,knows_common_dwarf|knows_athletics_2|knows_power_strike_3|knows_ironflesh_2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ron_hills_miner</text:p>
          </table:table-cell>
          <table:table-cell table:style-name="ce5" office:value-type="string" calcext:value-type="string">
            <text:p>Iron_Hills_Miner</text:p>
          </table:table-cell>
          <table:table-cell table:style-name="ce5" office:value-type="string" calcext:value-type="string">
            <text:p>Iron_Hills_Miners</text:p>
          </table:table-cell>
          <table:table-cell table:style-name="ce10" office:value-type="string" calcext:value-type="string">
            <text:p>tf_dwarf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miner, itm_dwarf_miner_reinf,</text:p>
          </table:table-cell>
          <table:table-cell table:style-name="ce16" office:value-type="string" calcext:value-type="string">
            <text:p>itm_dwarf_vest,itm_dwarf_vest_lordly,itm_leather_dwarf_armor_b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, itm_dwarf_mattock_good, itm_dwarf_hand_axe, itm_dwarf_sword_a,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7" office:value-type="string" calcext:value-type="string">
            <text:p>attr_dwarf_tier_2</text:p>
          </table:table-cell>
          <table:table-cell table:style-name="ce27" office:value-type="string" calcext:value-type="string">
            <text:p>wp_dwarf_tier_2</text:p>
          </table:table-cell>
          <table:table-cell table:style-name="ce27" office:value-type="string" calcext:value-type="string">
            <text:p>knows_common_dwarf|knows_athletics_1|knows_power_strike_2|knows_ironflesh_1</text:p>
          </table:table-cell>
          <table:table-cell table:style-name="ce30" office:value-type="string" calcext:value-type="string">
            <text:p>dwarf_face_1</text:p>
          </table:table-cell>
          <table:table-cell table:style-name="ce30" office:value-type="string" calcext:value-type="string">
            <text:p>dwarf_face_2</text:p>
          </table:table-cell>
          <table:table-cell table:style-name="ce32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1|knows_power_strike_2|knows_ironflesh_1,dwarf_face_1,dwarf_face_2]," calcext:value-type="string">
            <text:p>["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1|knows_power_strike_2|knows_ironflesh_1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ron_hills_infantry</text:p>
          </table:table-cell>
          <table:table-cell table:number-columns-repeated="2" table:style-name="ce5" office:value-type="string" calcext:value-type="string">
            <text:p>Iron_Hills_Infantry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miner_reinf, itm_dwarf_helm_fris, itm_dwarf_nasal, </text:p>
          </table:table-cell>
          <table:table-cell table:style-name="ce16" office:value-type="string" calcext:value-type="string">
            <text:p>itm_leather_dwarf_armor_b, itm_dwarf_vest_b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great_mattock, itm_dwarf_mattock_good, itm_dwarf_sword_a,</text:p>
          </table:table-cell>
          <table:table-cell table:style-name="ce16" office:value-type="string" calcext:value-type="string">
            <text:p><text:s/>itm_dwarf_sword_a_good,itm_dwarf_shield_d, itm_dwarf_shield_d_good,</text:p>
          </table:table-cell>
          <table:table-cell table:style-name="ce16"/>
          <table:table-cell table:style-name="ce27" office:value-type="string" calcext:value-type="string">
            <text:p>attr_dwarf_tier_4</text:p>
          </table:table-cell>
          <table:table-cell table:style-name="ce27" office:value-type="string" calcext:value-type="string">
            <text:p>wp_dwarf_tier_4</text:p>
          </table:table-cell>
          <table:table-cell table:style-name="ce27" office:value-type="string" calcext:value-type="string">
            <text:p>knows_common_dwarf|knows_athletics_2|knows_power_strike_3|knows_ironflesh_2</text:p>
          </table:table-cell>
          <table:table-cell table:style-name="ce30" office:value-type="string" calcext:value-type="string">
            <text:p>dwarf_face_3</text:p>
          </table:table-cell>
          <table:table-cell table:style-name="ce30" office:value-type="string" calcext:value-type="string">
            <text:p>dwarf_face_4</text:p>
          </table:table-cell>
          <table:table-cell table:style-name="ce32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ron_hills_infantry&quot;,&quot;Iron_Hills_Infantry&quot;,&quot;Iron_Hills_Infantry&quot;,tf_dwarf| tfg_armor| tfg_gloves| tfg_shield| tfg_helm| tfg_boots,0,0,fac_dwarf,[itm_dwarf_miner_reinf, itm_dwarf_helm_fris, itm_dwarf_nasal, itm_leather_dwarf_armor_b, itm_dwarf_vest_b,itm_leather_gloves,itm_dwarf_chain_boots, itm_dwarf_great_mattock, itm_dwarf_mattock_good, itm_dwarf_sword_a, itm_dwarf_sword_a_good,itm_dwarf_shield_d, itm_dwarf_shield_d_good,],attr_dwarf_tier_4,wp_dwarf_tier_4,knows_common_dwarf|knows_athletics_2|knows_power_strike_3|knows_ironflesh_2,dwarf_face_3,dwarf_face_4]," calcext:value-type="string">
            <text:p>["iron_hills_infantry","Iron_Hills_Infantry","Iron_Hills_Infantry",tf_dwarf| tfg_armor| tfg_gloves| tfg_shield| tfg_helm| tfg_boots,0,0,fac_dwarf,[itm_dwarf_miner_reinf, itm_dwarf_helm_fris, itm_dwarf_nasal, itm_leather_dwarf_armor_b, itm_dwarf_vest_b,itm_leather_gloves,itm_dwarf_chain_boots, itm_dwarf_great_mattock, itm_dwarf_mattock_good, itm_dwarf_sword_a, itm_dwarf_sword_a_good,itm_dwarf_shield_d, itm_dwarf_shield_d_good,],attr_dwarf_tier_4,wp_dwarf_tier_4,knows_common_dwarf|knows_athletics_2|knows_power_strike_3|knows_ironflesh_2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ron_hills_battle_infantry</text:p>
          </table:table-cell>
          <table:table-cell table:style-name="ce5" office:value-type="string" calcext:value-type="string">
            <text:p>Iron_Hills_Battle-dwarf</text:p>
          </table:table-cell>
          <table:table-cell table:style-name="ce5" office:value-type="string" calcext:value-type="string">
            <text:p>Iron_Hills_Battle-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nasal_reinf, itm_dwarf_helm_fris_reinf,</text:p>
          </table:table-cell>
          <table:table-cell table:style-name="ce16" office:value-type="string" calcext:value-type="string">
            <text:p>itm_dwarf_vest_b, itm_leather_dwarf_armor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great_pick, itm_dwarf_great_mattock,itm_dwarf_great_axe</text:p>
          </table:table-cell>
          <table:table-cell table:style-name="ce16" table:number-columns-repeated="2"/>
          <table:table-cell table:style-name="ce27" office:value-type="string" calcext:value-type="string">
            <text:p>attr_dwarf_tier_5</text:p>
          </table:table-cell>
          <table:table-cell table:style-name="ce27" office:value-type="string" calcext:value-type="string">
            <text:p>wp_dwarf_tier_5</text:p>
          </table:table-cell>
          <table:table-cell table:style-name="ce27" office:value-type="string" calcext:value-type="string">
            <text:p>knows_common_dwarf|knows_athletics_3|knows_power_strike_4|knows_ironflesh_3</text:p>
          </table:table-cell>
          <table:table-cell table:style-name="ce30" office:value-type="string" calcext:value-type="string">
            <text:p>dwarf_face_1</text:p>
          </table:table-cell>
          <table:table-cell table:style-name="ce30" office:value-type="string" calcext:value-type="string">
            <text:p>dwarf_face_2</text:p>
          </table:table-cell>
          <table:table-cell table:style-name="ce32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ron_hills_battle_infantry&quot;,&quot;Iron_Hills_Battle-dwarf&quot;,&quot;Iron_Hills_Battle-dwarves&quot;,tf_dwarf| tfg_armor| tfg_gloves| tfg_shield| tfg_helm| tfg_boots,0,0,fac_dwarf,[itm_dwarf_nasal_reinf, itm_dwarf_helm_fris_reinf,itm_dwarf_vest_b, itm_leather_dwarf_armor,itm_mail_mittens,itm_dwarf_scale_boots,itm_dwarf_great_pick, itm_dwarf_great_mattock,itm_dwarf_great_axe],attr_dwarf_tier_5,wp_dwarf_tier_5,knows_common_dwarf|knows_athletics_3|knows_power_strike_4|knows_ironflesh_3,dwarf_face_1,dwarf_face_2]," calcext:value-type="string">
            <text:p>["iron_hills_battle_infantry","Iron_Hills_Battle-dwarf","Iron_Hills_Battle-dwarves",tf_dwarf| tfg_armor| tfg_gloves| tfg_shield| tfg_helm| tfg_boots,0,0,fac_dwarf,[itm_dwarf_nasal_reinf, itm_dwarf_helm_fris_reinf,itm_dwarf_vest_b, itm_leather_dwarf_armor,itm_mail_mittens,itm_dwarf_scale_boots,itm_dwarf_great_pick, itm_dwarf_great_mattock,itm_dwarf_great_axe],attr_dwarf_tier_5,wp_dwarf_tier_5,knows_common_dwarf|knows_athletics_3|knows_power_strike_4|knows_ironflesh_3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grors_guard</text:p>
          </table:table-cell>
          <table:table-cell table:style-name="ce5" office:value-type="string" calcext:value-type="string">
            <text:p>Gror's_Guard</text:p>
          </table:table-cell>
          <table:table-cell table:style-name="ce5" office:value-type="string" calcext:value-type="string">
            <text:p>Gror's_Guard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nasal_lordly, itm_dwarf_helm_fris_lordly,</text:p>
          </table:table-cell>
          <table:table-cell table:style-name="ce16" office:value-type="string" calcext:value-type="string">
            <text:p>itm_dwarf_armor_c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great_pick_good,itm_dwarf_great_mattock_good,itm_dwarf_great_axe,itm_dwarf_great_axe_good,</text:p>
          </table:table-cell>
          <table:table-cell table:style-name="ce16" table:number-columns-repeated="2"/>
          <table:table-cell table:style-name="ce27" office:value-type="string" calcext:value-type="string">
            <text:p>attr_dwarf_tier_6</text:p>
          </table:table-cell>
          <table:table-cell table:style-name="ce27" office:value-type="string" calcext:value-type="string">
            <text:p>wp_dwarf_tier_6</text:p>
          </table:table-cell>
          <table:table-cell table:style-name="ce27" office:value-type="string" calcext:value-type="string">
            <text:p>knows_common_dwarf|knows_athletics_4|knows_power_strike_6|knows_ironflesh_5</text:p>
          </table:table-cell>
          <table:table-cell table:number-columns-repeated="2" table:style-name="ce30" office:value-type="string" calcext:value-type="string">
            <text:p>dwarf_face_7</text:p>
          </table:table-cell>
          <table:table-cell table:style-name="ce32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grors_guard&quot;,&quot;Gror's_Guard&quot;,&quot;Gror's_Guards&quot;,tf_dwarf| tfg_armor| tfg_gloves| tfg_shield| tfg_helm| tfg_boots,0,0,fac_dwarf,[itm_dwarf_nasal_lordly, itm_dwarf_helm_fris_lordly,itm_dwarf_armor_c,itm_mail_mittens,itm_dwarf_scale_boots,itm_dwarf_great_pick_good,itm_dwarf_great_mattock_good,itm_dwarf_great_axe,itm_dwarf_great_axe_good,],attr_dwarf_tier_6,wp_dwarf_tier_6,knows_common_dwarf|knows_athletics_4|knows_power_strike_6|knows_ironflesh_5,dwarf_face_7,dwarf_face_7]," calcext:value-type="string">
            <text:p>["grors_guard","Gror's_Guard","Gror's_Guards",tf_dwarf| tfg_armor| tfg_gloves| tfg_shield| tfg_helm| tfg_boots,0,0,fac_dwarf,[itm_dwarf_nasal_lordly, itm_dwarf_helm_fris_lordly,itm_dwarf_armor_c,itm_mail_mittens,itm_dwarf_scale_boots,itm_dwarf_great_pick_good,itm_dwarf_great_mattock_good,itm_dwarf_great_axe,itm_dwarf_great_axe_good,],attr_dwarf_tier_6,wp_dwarf_tier_6,knows_common_dwarf|knows_athletics_4|knows_power_strike_6|knows_ironflesh_5,dwarf_face_7,dwarf_face_7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#Gondor" calcext:value-type="string">
            <text:p>#Gond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commoner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9" office:value-type="string" calcext:value-type="string">
            <text:p>tf_gondor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/>
          <table:table-cell table:style-name="ce15" office:value-type="string" calcext:value-type="string">
            <text:p>itm_gon_jerkin,itm_tld_tunic,</text:p>
          </table:table-cell>
          <table:table-cell table:style-name="ce20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shortened_spear,</text:p>
          </table:table-cell>
          <table:table-cell table:style-name="ce15" office:value-type="string" calcext:value-type="string">
            <text:p>itm_gondor_arrows,itm_hunting_bow,itm_metal_scraps_bad,itm_metal_scraps_medium,itm_metal_scraps_good,</text:p>
          </table:table-cell>
          <table:table-cell table:style-name="ce15"/>
          <table:table-cell table:style-name="ce26" office:value-type="string" calcext:value-type="string">
            <text:p>attr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K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gondor_commoner&quot;,&quot;Gondor_Levy&quot;,&quot;Gondor_Levies&quot;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" calcext:value-type="string">
            <text:p>["gondor_commoner","Gondor_Levy","Gondor_Levies"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militiame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9" office:value-type="string" calcext:value-type="string">
            <text:p>tf_gondor| tfg_armor| tfg_shield| tfg_boots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gon_jerki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shortened_spear,itm_gondor_short_sword,itm_good_mace,</text:p>
          </table:table-cell>
          <table:table-cell table:style-name="ce15" office:value-type="string" calcext:value-type="string">
            <text:p>itm_gondor_arrows,itm_gon_tab_shield_a,</text:p>
          </table:table-cell>
          <table:table-cell table:style-name="ce15"/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1|knows_power_strike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 office:value-type="string" office:string-value="[&quot;gondor_militiamen&quot;,&quot;Gondor_Watchman&quot;,&quot;Gondor_Watchmen&quot;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" calcext:value-type="string">
            <text:p>["gondor_militiamen","Gondor_Watchman","Gondor_Watchmen"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en_of_gondor</text:p>
          </table:table-cell>
          <table:table-cell table:style-name="ce3" office:value-type="string" calcext:value-type="string">
            <text:p>Footman_of_Gondor</text:p>
          </table:table-cell>
          <table:table-cell table:style-name="ce8" office:value-type="string" calcext:value-type="string">
            <text:p>Footmen_of_Gondo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ian_light_helm,</text:p>
          </table:table-cell>
          <table:table-cell table:style-name="ce15" office:value-type="string" calcext:value-type="string">
            <text:p>itm_gon_footman,</text:p>
          </table:table-cell>
          <table:table-cell table:style-name="ce21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pear,itm_gondor_short_sword,itm_good_mace,</text:p>
          </table:table-cell>
          <table:table-cell table:style-name="ce23" office:value-type="string" calcext:value-type="string">
            <text:p>itm_gondor_shield_c,</text:p>
          </table:table-cell>
          <table:table-cell table:style-name="ce15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2|knows_shield_2|knows_power_strike_2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K84];[.K84];[.L84];[.M85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[&quot;footmen_of_gondor&quot;,&quot;Footman_of_Gondor&quot;,&quot;Footmen_of_Gondor&quot;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" calcext:value-type="string">
            <text:p>["footmen_of_gondor","Footman_of_Gondor","Footmen_of_Gondor"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Spearmen</text:p>
          </table:table-cell>
          <table:table-cell table:style-name="ce6" table:number-columns-repeated="12"/>
          <table:table-cell table:style-name="ce25"/>
          <table:table-cell table:style-name="ce6" table:number-columns-repeated="5"/>
          <table:table-cell table:style-name="ce33"/>
          <table:table-cell table:style-name="ce33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J85];[.K85];[.L85];[.M85];[.M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#Gondor Spearmen" calcext:value-type="string">
            <text:p>#Gondor Spearmen</text:p>
          </table:table-cell>
          <table:table-cell table:style-name="ce35" table:number-columns-repeated="1003"/>
        </table:table-row>
        <table:table-row table:style-name="ro1">
          <table:table-cell table:style-name="ce3" office:value-type="string" calcext:value-type="string">
            <text:p>gondor_spearme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spear,</text:p>
          </table:table-cell>
          <table:table-cell table:style-name="ce15" office:value-type="string" calcext:value-type="string">
            <text:p>itm_gondor_shield_c,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shield_3|knows_power_strike_3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gondor_spearmen&quot;,&quot;Spearman_of_Gondor&quot;,&quot;Spearmen_of_Gondor&quot;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gondor_spearmen","Spearman_of_Gondor","Spearmen_of_Gondor"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veteran_spearme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7" office:value-type="string" calcext:value-type="string">
            <text:p>itm_gondor_shield_c,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shield_4|knows_power_strike_4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J87];[.K87];[.L87];[.M87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gondor_veteran_spearmen&quot;,&quot;Veteran_Spearman_of_Gondor&quot;,&quot;Veteran_Spearmen_of_Gondor&quot;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" calcext:value-type="string">
            <text:p>["gondor_veteran_spearmen","Veteran_Spearman_of_Gondor","Veteran_Spearmen_of_Gondor"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7" office:value-type="string" calcext:value-type="string">
            <text:p>itm_gon_tower_guar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tower_spear,</text:p>
          </table:table-cell>
          <table:table-cell table:style-name="ce15" office:value-type="string" calcext:value-type="string">
            <text:p>itm_gondor_shield_a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athletics_4|knows_shield_6|knows_power_strike_6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N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[&quot;guard_of_the_fountain_court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" calcext:value-type="string">
            <text:p>["guard_of_the_fountain_court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swordsmen</text:p>
          </table:table-cell>
          <table:table-cell table:style-name="ce6" table:number-columns-repeated="9"/>
          <table:table-cell table:style-name="ce18" table:number-columns-repeated="2"/>
          <table:table-cell table:style-name="ce6" table:number-columns-repeated="7"/>
          <table:table-cell table:style-name="ce33"/>
          <table:table-cell table:style-name="ce33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#Gondor swordsmen" calcext:value-type="string">
            <text:p>#Gondor swordsm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swordsme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word,</text:p>
          </table:table-cell>
          <table:table-cell table:style-name="ce15" office:value-type="string" calcext:value-type="string">
            <text:p>itm_gondor_shield_c,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shield_3|knows_power_strike_3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gondor_swordsmen&quot;,&quot;Swordsman_of_Gondor&quot;,&quot;Swordsmen_of_Gondor&quot;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gondor_swordsmen","Swordsman_of_Gondor","Swordsmen_of_Gondor"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veteran_swordsme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sword,</text:p>
          </table:table-cell>
          <table:table-cell table:style-name="ce15" office:value-type="string" calcext:value-type="string">
            <text:p>itm_gondor_shield_c,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shield_4|knows_power_strike_4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gondor_veteran_swordsmen&quot;,&quot;Veteran_Swordsman_of_Gondor&quot;,&quot;Veteran_Swordsmen_of_Gondor&quot;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" calcext:value-type="string">
            <text:p>["gondor_veteran_swordsmen","Veteran_Swordsman_of_Gondor","Veteran_Swordsmen_of_Gondor"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wordsmen_of_the_tower_guard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5" office:value-type="string" calcext:value-type="string">
            <text:p>itm_gon_tower_guard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itadel_sword,</text:p>
          </table:table-cell>
          <table:table-cell table:style-name="ce17" office:value-type="string" calcext:value-type="string">
            <text:p>itm_gondor_shield_a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athletics_4|knows_shield_5|knows_power_strike_5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[&quot;swordsmen_of_the_tower_guard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" calcext:value-type="string">
            <text:p>["swordsmen_of_the_tower_guard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Noble Line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2"/>
          <table:table-cell table:style-name="ce6"/>
          <table:table-cell table:style-name="ce18" table:number-columns-repeated="2"/>
          <table:table-cell table:style-name="ce6" table:number-columns-repeated="5"/>
          <table:table-cell table:style-name="ce33"/>
          <table:table-cell table:style-name="ce33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#Gondor Noble Line" calcext:value-type="string">
            <text:p>#Gondor Noble Lin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noblemen</text:p>
          </table:table-cell>
          <table:table-cell table:style-name="ce3" office:value-type="string" calcext:value-type="string">
            <text:p>Gondor_Nobleman</text:p>
          </table:table-cell>
          <table:table-cell table:style-name="ce3" office:value-type="string" calcext:value-type="string">
            <text:p>Gondor_Noblemen</text:p>
          </table:table-cell>
          <table:table-cell table:style-name="ce9" office:value-type="string" calcext:value-type="string">
            <text:p>tf_gondor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gon_noble_cloak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 table:number-columns-repeated="2"/>
          <table:table-cell table:style-name="ce26" office:value-type="string" calcext:value-type="string">
            <text:p>attr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gondor_noblemen&quot;,&quot;Gondor_Nobleman&quot;,&quot;Gondor_Noblemen&quot;,tf_gondor| tfg_armor| tfg_boots,0,0,fac_gondor,[itm_gon_noble_cloak,itm_gondor_light_greaves,itm_gondor_cav_sword,],attr_tier_1,wp_tier_1,knows_common,gondor_face1,gondor_face2]," calcext:value-type="string">
            <text:p>["gondor_noblemen","Gondor_Nobleman","Gondor_Noblemen",tf_gondor| tfg_armor| tfg_boots,0,0,fac_gondor,[itm_gon_noble_cloak,itm_gondor_light_greaves,itm_gondor_cav_sword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9" office:value-type="string" calcext:value-type="string">
            <text:p>tf_gondor| tf_mounted| tfg_helm| tfg_armor| tfg_boots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squire_helm,</text:p>
          </table:table-cell>
          <table:table-cell table:style-name="ce15" office:value-type="string" calcext:value-type="string">
            <text:p>itm_gon_squire,</text:p>
          </table:table-cell>
          <table:table-cell table:style-name="ce15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/>
          <table:table-cell table:style-name="ce15" office:value-type="string" calcext:value-type="string">
            <text:p>itm_gondor_courser,</text:p>
          </table:table-cell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power_strike_1|knows_riding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squire_of_gondor&quot;,&quot;Squire_of_Gondor&quot;,&quot;Squires_of_Gondor&quot;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" calcext:value-type="string">
            <text:p>["squire_of_gondor","Squire_of_Gondor","Squires_of_Gondor"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9" office:value-type="string" calcext:value-type="string">
            <text:p>tf_gondor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squire_helm,</text:p>
          </table:table-cell>
          <table:table-cell table:style-name="ce15" office:value-type="string" calcext:value-type="string">
            <text:p>itm_gon_squire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 office:value-type="string" calcext:value-type="string">
            <text:p>itm_gondor_shield_d,</text:p>
          </table:table-cell>
          <table:table-cell table:style-name="ce15" office:value-type="string" calcext:value-type="string">
            <text:p>itm_gondor_courser,</text:p>
          </table:table-cell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riding_2|knows_shield_2|knows_power_strike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[&quot;veteran_squire_of_gondor&quot;,&quot;Veteran_Squire_of_Gondor&quot;,&quot;Veteran_Squires_of_Gondor&quot;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veteran_squire_of_gondor","Veteran_Squire_of_Gondor","Veteran_Squires_of_Gondor"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9" office:value-type="string" calcext:value-type="string">
            <text:p>tf_gondor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knight_helm,</text:p>
          </table:table-cell>
          <table:table-cell table:style-name="ce17" office:value-type="string" calcext:value-type="string">
            <text:p>itm_gon_knight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itm_gondor_lance,</text:p>
          </table:table-cell>
          <table:table-cell table:style-name="ce15" office:value-type="string" calcext:value-type="string">
            <text:p>itm_gondor_shield_d,</text:p>
          </table:table-cell>
          <table:table-cell table:style-name="ce15" office:value-type="string" calcext:value-type="string">
            <text:p>itm_gondor_hunter,</text:p>
          </table:table-cell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riding_3|knows_shield_3|knows_power_strike_3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knight_of_gondor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knight_of_gondor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knight_helm,</text:p>
          </table:table-cell>
          <table:table-cell table:style-name="ce15" office:value-type="string" calcext:value-type="string">
            <text:p>itm_gon_knight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itm_gondor_lance,</text:p>
          </table:table-cell>
          <table:table-cell table:style-name="ce17" office:value-type="string" calcext:value-type="string">
            <text:p>itm_gondor_shield_d,</text:p>
          </table:table-cell>
          <table:table-cell table:style-name="ce15" office:value-type="string" calcext:value-type="string">
            <text:p>itm_gondor_hunter,</text:p>
          </table:table-cell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riding_4|knows_shield_3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veteran_knight_of_gondor&quot;,&quot;Veteran_Knight_of_Gondor&quot;,&quot;Veteran_Knights_of_Gondor&quot;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veteran_knight_of_gondor","Veteran_Knight_of_Gondor","Veteran_Knights_of_Gondor"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citadel_knight_helm,</text:p>
          </table:table-cell>
          <table:table-cell table:style-name="ce15" office:value-type="string" calcext:value-type="string">
            <text:p>itm_gon_tower_knight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5" office:value-type="string" calcext:value-type="string">
            <text:p>itm_gondor_lance_banner,itm_gondor_citadel_sword,</text:p>
          </table:table-cell>
          <table:table-cell table:style-name="ce17" office:value-type="string" calcext:value-type="string">
            <text:p>itm_gondor_shield_b,</text:p>
          </table:table-cell>
          <table:table-cell table:style-name="ce17" office:value-type="string" calcext:value-type="string">
            <text:p>itm_gondor_warhorse,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riding_6|knows_shield_4|knows_power_strike_6|knows_ironflesh_6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knight_of_the_citadel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knight_of_the_citadel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Archers</text:p>
          </table:table-cell>
          <table:table-cell table:style-name="ce6" table:number-columns-repeated="9"/>
          <table:table-cell table:style-name="ce18" table:number-columns-repeated="2"/>
          <table:table-cell table:style-name="ce6" table:number-columns-repeated="7"/>
          <table:table-cell table:style-name="ce33"/>
          <table:table-cell table:style-name="ce33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#Gondor Archers" calcext:value-type="string">
            <text:p>#Gondor Archers</text:p>
          </table:table-cell>
          <table:table-cell table:style-name="ce35" table:number-columns-repeated="1003"/>
        </table:table-row>
        <table:table-row table:style-name="ro1">
          <table:table-cell table:style-name="ce3" office:value-type="string" calcext:value-type="string">
            <text:p>bowmen_of_gondor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ian_light_helm_b,</text:p>
          </table:table-cell>
          <table:table-cell table:style-name="ce17" office:value-type="string" calcext:value-type="string">
            <text:p>itm_gon_bowman,</text:p>
          </table:table-cell>
          <table:table-cell table:style-name="ce15"/>
          <table:table-cell table:style-name="ce15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5" office:value-type="string" calcext:value-type="string">
            <text:p>itm_gondor_short_sword,</text:p>
          </table:table-cell>
          <table:table-cell table:style-name="ce15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power_draw_2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bowmen_of_gondor&quot;,&quot;Bowman_of_Gondor&quot;,&quot;Bowmen_of_Gondor&quot;,tf_gondor| tfg_ranged| tfg_armor| tfg_helm| tfg_boots,0,0,fac_gondor,[itm_gondorian_light_helm_b,itm_gon_bowman,itm_gondor_med_greaves,itm_gondor_arrows,itm_regular_bow,itm_gondor_short_sword,],attr_tier_3,wp_tier_3,knows_common|knows_power_draw_2|knows_ironflesh_1,gondor_face1,gondor_face2]," calcext:value-type="string">
            <text:p>["bowmen_of_gondor","Bowman_of_Gondor","Bowmen_of_Gondor",tf_gondor| tfg_ranged| tfg_armor| tfg_helm| tfg_boots,0,0,fac_gondor,[itm_gondorian_light_helm_b,itm_gon_bowman,itm_gondor_med_greaves,itm_gondor_arrows,itm_regular_bow,itm_gondor_short_sword,],attr_tier_3,wp_tier_3,knows_common|knows_power_draw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ian_archer_helm,</text:p>
          </table:table-cell>
          <table:table-cell table:style-name="ce15" office:value-type="string" calcext:value-type="string">
            <text:p>itm_gon_archer,</text:p>
          </table:table-cell>
          <table:table-cell table:style-name="ce15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gondor_bow,</text:p>
          </table:table-cell>
          <table:table-cell table:style-name="ce15" office:value-type="string" calcext:value-type="string">
            <text:p>itm_gondor_sword,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power_draw_4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archer_of_gondor&quot;,&quot;Archer_of_Gondor&quot;,&quot;Archers_of_Gondor&quot;,tf_gondor| tfg_ranged| tfg_armor| tfg_helm| tfg_boots,0,0,fac_gondor,[itm_gondorian_archer_helm,itm_gon_archer,itm_gondor_med_greaves,itm_gondor_arrows,itm_gondor_bow,itm_gondor_sword,],attr_tier_4,wp_tier_4,knows_common|knows_athletics_2|knows_power_draw_4|knows_ironflesh_1,gondor_face1,gondor_face2]," calcext:value-type="string">
            <text:p>["archer_of_gondor","Archer_of_Gondor","Archers_of_Gondor",tf_gondor| tfg_ranged| tfg_armor| tfg_helm| tfg_boots,0,0,fac_gondor,[itm_gondorian_archer_helm,itm_gon_archer,itm_gondor_med_greaves,itm_gondor_arrows,itm_gondor_bow,itm_gondor_sword,],attr_tier_4,wp_tier_4,knows_common|knows_athletics_2|knows_power_draw_4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9" office:value-type="string" calcext:value-type="string">
            <text:p>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ian_archer_helm,</text:p>
          </table:table-cell>
          <table:table-cell table:style-name="ce15" office:value-type="string" calcext:value-type="string">
            <text:p>itm_gon_archer,</text:p>
          </table:table-cell>
          <table:table-cell table:style-name="ce15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bow,itm_gondor_arrows,</text:p>
          </table:table-cell>
          <table:table-cell table:style-name="ce15" office:value-type="string" calcext:value-type="string">
            <text:p>itm_gondor_sword,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4|knows_power_draw_4|knows_power_strike_5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[&quot;veteran_archer_of_gondor&quot;,&quot;Veteran_Archer_of_Gondor&quot;,&quot;Veteran_Archers_of_Gondor&quot;,tfg_ranged| tfg_armor| tfg_helm| tfg_boots,0,0,fac_gondor,[itm_gondorian_archer_helm,itm_gon_archer,itm_gondor_med_greaves,itm_gondor_bow,itm_gondor_arrows,itm_gondor_sword,],attr_tier_5,wp_tier_5,knows_common|knows_athletics_4|knows_power_draw_4|knows_power_strike_5|knows_ironflesh_3,gondor_face1,gondor_face2]," calcext:value-type="string">
            <text:p>["veteran_archer_of_gondor","Veteran_Archer_of_Gondor","Veteran_Archers_of_Gondor",tfg_ranged| tfg_armor| tfg_helm| tfg_boots,0,0,fac_gondor,[itm_gondorian_archer_helm,itm_gon_archer,itm_gondor_med_greaves,itm_gondor_bow,itm_gondor_arrows,itm_gondor_sword,],attr_tier_5,wp_tier_5,knows_common|knows_athletics_4|knows_power_draw_4|knows_power_strike_5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archer_helm,</text:p>
          </table:table-cell>
          <table:table-cell table:style-name="ce17" office:value-type="string" calcext:value-type="string">
            <text:p>itm_gon_steward_guard,</text:p>
          </table:table-cell>
          <table:table-cell table:style-name="ce15"/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bow,itm_gondor_arrows,</text:p>
          </table:table-cell>
          <table:table-cell table:style-name="ce15" office:value-type="string" calcext:value-type="string">
            <text:p>itm_gondor_citadel_sword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athletics_5|knows_power_draw_6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rcher_of_the_tower_guard&quot;,&quot;Archer_of_the_Tower_Guard&quot;,&quot;Archers_of_the_Tower_Guard&quot;,tf_gondor| tfg_ranged| tfg_shield| tfg_armor| tfg_helm| tfg_boots,0,0,fac_gondor,[itm_tower_archer_helm,itm_gon_steward_guard,itm_gondor_heavy_greaves,itm_gondor_bow,itm_gondor_arrows,itm_gondor_citadel_sword,],attr_tier_6,wp_tier_6,knows_common|knows_athletics_5|knows_power_draw_6|knows_power_strike_4|knows_ironflesh_4,gondor_face1,gondor_face3]," calcext:value-type="string">
            <text:p>["archer_of_the_tower_guard","Archer_of_the_Tower_Guard","Archers_of_the_Tower_Guard",tf_gondor| tfg_ranged| tfg_shield| tfg_armor| tfg_helm| tfg_boots,0,0,fac_gondor,[itm_tower_archer_helm,itm_gon_steward_guard,itm_gondor_heavy_greaves,itm_gondor_bow,itm_gondor_arrows,itm_gondor_citadel_sword,],attr_tier_6,wp_tier_6,knows_common|knows_athletics_5|knows_power_draw_6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Special Denethor Guards (only for scene)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4"/>
          <table:table-cell table:style-name="ce6" table:number-columns-repeated="6"/>
          <table:table-cell table:style-name="ce33"/>
          <table:table-cell table:style-name="ce33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5" office:value-type="string" calcext:value-type="string">
            <text:p>itm_gon_steward_guard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5" office:value-type="string" calcext:value-type="string">
            <text:p>itm_gondor_tower_spear,</text:p>
          </table:table-cell>
          <table:table-cell table:style-name="ce17" office:value-type="string" calcext:value-type="string">
            <text:p>itm_gon_tab_shield_b,</text:p>
          </table:table-cell>
          <table:table-cell table:style-name="ce17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athletics_4|knows_shield_6|knows_power_strike_6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#Rangers" calcext:value-type="string">
            <text:p>#Ranger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9" office:value-type="string" calcext:value-type="string">
            <text:p>tf_gondor| tfg_ranged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ranger_hood,</text:p>
          </table:table-cell>
          <table:table-cell table:style-name="ce17" office:value-type="string" calcext:value-type="string">
            <text:p>itm_gon_ranger_cloak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archery(200)|wp(170)</text:p>
          </table:table-cell>
          <table:table-cell table:style-name="ce26" office:value-type="string" calcext:value-type="string">
            <text:p>knows_common|knows_pathfinding_1|knows_riding_1|knows_athletics_6|knows_power_draw_3|knows_power_strike_3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[&quot;ranger_of_ithilien&quot;,&quot;Ranger_of_Ithilien&quot;,&quot;Rangers_of_Ithilien&quot;,tf_gondor| tfg_ranged| tfg_armor| tfg_boots,0,subfac_rangers,fac_gondor,[itm_gondor_ranger_hood,itm_gon_ranger_cloak,itm_gondor_light_greaves,itm_ithilien_arrows,itm_gondor_bow,itm_gondor_ranger_sword,],attr_tier_4,wp_archery(200)|wp(170),knows_common|knows_pathfinding_1|knows_riding_1|knows_athletics_6|knows_power_draw_3|knows_power_strike_3|knows_ironflesh_2,gondor_face1,gondor_face2]," calcext:value-type="string">
            <text:p>["ranger_of_ithilien","Ranger_of_Ithilien","Rangers_of_Ithilien",tf_gondor| tfg_ranged| tfg_armor| tfg_boots,0,subfac_rangers,fac_gondor,[itm_gondor_ranger_hood,itm_gon_ranger_cloak,itm_gondor_light_greaves,itm_ithilien_arrows,itm_gondor_bow,itm_gondor_ranger_sword,],attr_tier_4,wp_archery(200)|wp(170),knows_common|knows_pathfinding_1|knows_riding_1|knows_athletics_6|knows_power_draw_3|knows_power_strike_3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gon_ranger_cloak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(250)</text:p>
          </table:table-cell>
          <table:table-cell table:style-name="ce26" office:value-type="string" calcext:value-type="string">
            <text:p>knows_common|knows_pathfinding_2|knows_riding_1|knows_athletics_7|knows_power_draw_3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veteran_ranger_of_ithilien&quot;,&quot;Veteran_Ranger_of_Ithilien&quot;,&quot;Veteran_Rangers_of_Ithilien&quot;,tf_gondor| tfg_ranged| tfg_armor| tfg_helm| tfg_boots,0,subfac_rangers,fac_gondor,[itm_gondor_ranger_hood,itm_gon_ranger_cloak,itm_gondor_light_greaves,itm_ithilien_arrows,itm_gondor_bow,itm_gondor_ranger_sword,],attr_tier_5,wp(250),knows_common|knows_pathfinding_2|knows_riding_1|knows_athletics_7|knows_power_draw_3|knows_power_strike_4|knows_ironflesh_4,gondor_face1,gondor_face2]," calcext:value-type="string">
            <text:p>["veteran_ranger_of_ithilien","Veteran_Ranger_of_Ithilien","Veteran_Rangers_of_Ithilien",tf_gondor| tfg_ranged| tfg_armor| tfg_helm| tfg_boots,0,subfac_rangers,fac_gondor,[itm_gondor_ranger_hood,itm_gon_ranger_cloak,itm_gondor_light_greaves,itm_ithilien_arrows,itm_gondor_bow,itm_gondor_ranger_sword,],attr_tier_5,wp(250),knows_common|knows_pathfinding_2|knows_riding_1|knows_athletics_7|knows_power_draw_3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ranger_hood_mask,</text:p>
          </table:table-cell>
          <table:table-cell table:style-name="ce15" office:value-type="string" calcext:value-type="string">
            <text:p>itm_gon_ranger_skirt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melee(320)|wp_throwing(300)|wp_archery(380)</text:p>
          </table:table-cell>
          <table:table-cell table:style-name="ce26" office:value-type="string" calcext:value-type="string">
            <text:p>knows_common|knows_pathfinding_3|knows_riding_1|knows_athletics_8|knows_power_draw_5|knows_power_strike_5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[&quot;master_ranger_of_ithilien&quot;,&quot;Master_Ranger_of_Ithilien&quot;,&quot;Master_Rangers_of_Ithilien&quot;,tf_gondor| tfg_ranged| tfg_armor| tfg_helm| tfg_boots,0,subfac_rangers,fac_gondor,[itm_gondor_ranger_hood_mask,itm_gon_ranger_skirt,itm_gondor_light_greaves,itm_ithilien_arrows,itm_gondor_bow,itm_gondor_ranger_sword,],attr_tier_6,wp_melee(320)|wp_throwing(300)|wp_archery(380),knows_common|knows_pathfinding_3|knows_riding_1|knows_athletics_8|knows_power_draw_5|knows_power_strike_5|knows_ironflesh_4,gondor_face1,gondor_face3]," calcext:value-type="string">
            <text:p>["master_ranger_of_ithilien","Master_Ranger_of_Ithilien","Master_Rangers_of_Ithilien",tf_gondor| tfg_ranged| tfg_armor| tfg_helm| tfg_boots,0,subfac_rangers,fac_gondor,[itm_gondor_ranger_hood_mask,itm_gon_ranger_skirt,itm_gondor_light_greaves,itm_ithilien_arrows,itm_gondor_bow,itm_gondor_ranger_sword,],attr_tier_6,wp_melee(320)|wp_throwing(300)|wp_archery(380),knows_common|knows_pathfinding_3|knows_riding_1|knows_athletics_8|knows_power_draw_5|knows_power_strike_5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9" office:value-type="string" calcext:value-type="string">
            <text:p>tf_gondor| tfg_ranged| tfg_shield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gon_ranger_skirt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6" office:value-type="string" calcext:value-type="string">
            <text:p>attr_tier_7</text:p>
          </table:table-cell>
          <table:table-cell table:style-name="ce26" office:value-type="string" calcext:value-type="string">
            <text:p>wp_tier_7</text:p>
          </table:table-cell>
          <table:table-cell table:style-name="ce26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ithilien_leader&quot;,&quot;Captain_of_Ithilien_Rangers&quot;,&quot;Captains_of_Ithilien_Rangers&quot;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ithilien_leader","Captain_of_Ithilien_Rangers","Captains_of_Ithilien_Rangers"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Lossarnach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4"/>
          <table:table-cell table:style-name="ce6" table:number-columns-repeated="6"/>
          <table:table-cell table:style-name="ce33"/>
          <table:table-cell table:style-name="ce33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#Lossarnach" calcext:value-type="string">
            <text:p>#Lossarnach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9" office:value-type="string" calcext:value-type="string">
            <text:p>tf_gondor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ossarnach_cloth_cap,</text:p>
          </table:table-cell>
          <table:table-cell table:style-name="ce15" office:value-type="string" calcext:value-type="string">
            <text:p>itm_lossarnach_shirt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6" office:value-type="string" calcext:value-type="string">
            <text:p>str_7| agi_5| int_4| cha_4|level(4)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|knows_power_throw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woodsman_of_lossarnach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" calcext:value-type="string">
            <text:p>["woodsman_of_lossarnach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9" office:value-type="string" calcext:value-type="string">
            <text:p>tf_gondor| tfg_armor| tfg_shield| tfg_boots| tfg_hel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lossarnach_leather_cap,</text:p>
          </table:table-cell>
          <table:table-cell table:style-name="ce17" office:value-type="string" calcext:value-type="string">
            <text:p>itm_lossarnach_axe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6" office:value-type="string" calcext:value-type="string">
            <text:p>str_10| agi_7| int_4| cha_4|level(8)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power_throw_3|knows_athletics_1|knows_power_strike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axeman_of_lossarnach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" calcext:value-type="string">
            <text:p>["axeman_of_lossarnach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_axeman_of_lossarnach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lossarnach_leather_cap,</text:p>
          </table:table-cell>
          <table:table-cell table:style-name="ce15" office:value-type="string" calcext:value-type="string">
            <text:p>itm_lossarnach_vet_axem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6" office:value-type="string" calcext:value-type="string">
            <text:p>str_13|agi_11| int_4| cha_4|level(12)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power_throw_4|knows_athletics_3|knows_power_strike_3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[&quot;vet_axeman_of_lossarnach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vet_axeman_of_lossarnach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9" office:value-type="string" calcext:value-type="string">
            <text:p>tf_gondor| tfg_shield| tfg_armor| tfg_helm| tfg_boots| tfg_glove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ossarnach_scale_cap,</text:p>
          </table:table-cell>
          <table:table-cell table:style-name="ce15" office:value-type="string" calcext:value-type="string">
            <text:p>itm_lossarnach_warrio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ossarnach_greaves,</text:p>
          </table:table-cell>
          <table:table-cell table:style-name="ce15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6" office:value-type="string" calcext:value-type="string">
            <text:p>str_15|agi_15| int_4| cha_4|level(16)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4|knows_power_strike_5|knows_ironflesh_4|knows_power_throw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heavy_lossarnach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heavy_lossarnach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ossarnach_scale_cap,</text:p>
          </table:table-cell>
          <table:table-cell table:style-name="ce15" office:value-type="string" calcext:value-type="string">
            <text:p>itm_lossarnach_vet_warrio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ssarnach_greaves,</text:p>
          </table:table-cell>
          <table:table-cell table:style-name="ce17" office:value-type="string" calcext:value-type="string">
            <text:p>itm_loss_war_axe,</text:p>
          </table:table-cell>
          <table:table-cell table:style-name="ce17" office:value-type="string" calcext:value-type="string">
            <text:p>itm_gon_tab_shield_a,itm_loss_throwing_axes,</text:p>
          </table:table-cell>
          <table:table-cell table:style-name="ce15"/>
          <table:table-cell table:style-name="ce26" office:value-type="string" calcext:value-type="string">
            <text:p>str_18|agi_18| int_4| cha_4|level(25)</text:p>
          </table:table-cell>
          <table:table-cell table:style-name="ce26" office:value-type="string" calcext:value-type="string">
            <text:p>wp_two_handed(320)|wp(200)</text:p>
          </table:table-cell>
          <table:table-cell table:style-name="ce26" office:value-type="string" calcext:value-type="string">
            <text:p>knows_common|knows_athletics_5|knows_power_strike_7|knows_ironflesh_5|knows_power_throw_6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axemaster_of_lossarnach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two_handed(320)|wp(200),knows_common|knows_athletics_5|knows_power_strike_7|knows_ironflesh_5|knows_power_throw_6,gondor_face1,gondor_face2]," calcext:value-type="string">
            <text:p>["axemaster_of_lossarnach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two_handed(320)|wp(200),knows_common|knows_athletics_5|knows_power_strike_7|knows_ironflesh_5|knows_power_throw_6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ssarnach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eader_helm,</text:p>
          </table:table-cell>
          <table:table-cell table:style-name="ce17" office:value-type="string" calcext:value-type="string">
            <text:p>itm_lossarnach_leade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lossarnach_greaves,</text:p>
          </table:table-cell>
          <table:table-cell table:style-name="ce17" office:value-type="string" calcext:value-type="string">
            <text:p>itm_gondor_cav_sword,itm_loss_axe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 office:value-type="string" calcext:value-type="string">
            <text:p>itm_gondor_hunter,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riding_8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lossarnach_leader&quot;,&quot;Captain_of_Lossarnach&quot;,&quot;Captains_of_Lossarnach&quot;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" calcext:value-type="string">
            <text:p>["lossarnach_leader","Captain_of_Lossarnach","Captains_of_Lossarnach"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Pelargir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2"/>
          <table:table-cell table:style-name="ce6"/>
          <table:table-cell table:style-name="ce18" table:number-columns-repeated="2"/>
          <table:table-cell table:style-name="ce6" table:number-columns-repeated="5"/>
          <table:table-cell table:style-name="ce33"/>
          <table:table-cell table:style-name="ce33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#Pelargir" calcext:value-type="string">
            <text:p>#Pelargi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9" office:value-type="string" calcext:value-type="string">
            <text:p>tf_gondor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/>
          <table:table-cell table:style-name="ce15" office:value-type="string" calcext:value-type="string">
            <text:p>itm_pel_jerki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gondor_arrows,itm_short_bow,</text:p>
          </table:table-cell>
          <table:table-cell table:style-name="ce15" office:value-type="string" calcext:value-type="string">
            <text:p>itm_shortened_spear,itm_gondor_javelin,</text:p>
          </table:table-cell>
          <table:table-cell table:style-name="ce15"/>
          <table:table-cell table:style-name="ce26" office:value-type="string" calcext:value-type="string">
            <text:p>str_7| agi_5| int_4| cha_4|level(4)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power_draw_2|knows_power_throw_2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pelargir_watchman&quot;,&quot;Pelargir_Watchman&quot;,&quot;Pelargir_Watchmen&quot;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" calcext:value-type="string">
            <text:p>["pelargir_watchman","Pelargir_Watchman","Pelargir_Watchmen"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pelargir_hood,</text:p>
          </table:table-cell>
          <table:table-cell table:style-name="ce17" office:value-type="string" calcext:value-type="string">
            <text:p>itm_pel_marine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pelargir_eket,</text:p>
          </table:table-cell>
          <table:table-cell table:style-name="ce15" office:value-type="string" calcext:value-type="string">
            <text:p>itm_gondor_javelin,itm_gon_tab_shield_a,</text:p>
          </table:table-cell>
          <table:table-cell table:style-name="ce15"/>
          <table:table-cell table:style-name="ce26" office:value-type="string" calcext:value-type="string">
            <text:p>str_15|agi_15| int_4| cha_4|level(16)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power_throw_5|knows_power_draw_5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pelargir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" calcext:value-type="string">
            <text:p>["pelargir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pelargir_hood,</text:p>
          </table:table-cell>
          <table:table-cell table:style-name="ce15" office:value-type="string" calcext:value-type="string">
            <text:p>itm_pel_marine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short_bow,itm_regular_bow,</text:p>
          </table:table-cell>
          <table:table-cell table:style-name="ce15" office:value-type="string" calcext:value-type="string">
            <text:p>itm_pelargir_eket,itm_gon_tab_shield_a,</text:p>
          </table:table-cell>
          <table:table-cell table:style-name="ce15"/>
          <table:table-cell table:style-name="ce26" office:value-type="string" calcext:value-type="string">
            <text:p>str_18|agi_18| int_4| cha_4|level(25)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4|knows_power_draw_5|knows_power_strike_2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[&quot;pelargir_vet_marine&quot;,&quot;Pelargir_Veteran_Marine&quot;,&quot;Pelargir_Veteran_Marines&quot;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" calcext:value-type="string">
            <text:p>["pelargir_vet_marine","Pelargir_Veteran_Marine","Pelargir_Veteran_Marines"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pelargir_helmet_light,</text:p>
          </table:table-cell>
          <table:table-cell table:style-name="ce15" office:value-type="string" calcext:value-type="string">
            <text:p>itm_pel_footman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pelargir_greaves,</text:p>
          </table:table-cell>
          <table:table-cell table:style-name="ce15" office:value-type="string" calcext:value-type="string">
            <text:p>itm_pelargir_sword,</text:p>
          </table:table-cell>
          <table:table-cell table:style-name="ce15" office:value-type="string" calcext:value-type="string">
            <text:p>itm_gon_tab_shield_b,</text:p>
          </table:table-cell>
          <table:table-cell table:style-name="ce15"/>
          <table:table-cell table:style-name="ce26" office:value-type="string" calcext:value-type="string">
            <text:p>str_15|agi_15| int_4| cha_4|level(16)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4|knows_power_throw_2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pelargir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" calcext:value-type="string">
            <text:p>["pelargir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pelargir_helmet_heavy,</text:p>
          </table:table-cell>
          <table:table-cell table:style-name="ce15" office:value-type="string" calcext:value-type="string">
            <text:p>itm_pelargir_regula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pelargir_greaves,</text:p>
          </table:table-cell>
          <table:table-cell table:style-name="ce17" office:value-type="string" calcext:value-type="string">
            <text:p>itm_pelargir_sword,</text:p>
          </table:table-cell>
          <table:table-cell table:style-name="ce17" office:value-type="string" calcext:value-type="string">
            <text:p>itm_gon_tab_shield_b,</text:p>
          </table:table-cell>
          <table:table-cell table:style-name="ce15"/>
          <table:table-cell table:style-name="ce26" office:value-type="string" calcext:value-type="string">
            <text:p>str_18|agi_18| int_4| cha_4|level(25)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5|knows_power_throw_3|knows_power_strike_5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pelargir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" calcext:value-type="string">
            <text:p>["pelargir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pelargir_helmet_light,</text:p>
          </table:table-cell>
          <table:table-cell table:style-name="ce17" office:value-type="string" calcext:value-type="string">
            <text:p>itm_pel_leade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pelargir_greaves,</text:p>
          </table:table-cell>
          <table:table-cell table:style-name="ce17" office:value-type="string" calcext:value-type="string">
            <text:p>itm_pelargir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athletics_7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pelargir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" calcext:value-type="string">
            <text:p>["pelargir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9" office:value-type="string" calcext:value-type="string">
            <text:p>tf_gondor| tfg_ranged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pelargir_helmet_light,</text:p>
          </table:table-cell>
          <table:table-cell table:style-name="ce15" office:value-type="string" calcext:value-type="string">
            <text:p>itm_pelargir_marine_leader,</text:p>
          </table:table-cell>
          <table:table-cell table:style-name="ce15"/>
          <table:table-cell table:style-name="ce15" office:value-type="string" calcext:value-type="string">
            <text:p>itm_pelargir_greaves,</text:p>
          </table:table-cell>
          <table:table-cell table:style-name="ce15" office:value-type="string" calcext:value-type="string">
            <text:p>itm_pelargir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athletics_7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pelargir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" calcext:value-type="string">
            <text:p>["pelargir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Lamedon</text:p>
          </table:table-cell>
          <table:table-cell table:style-name="ce6" table:number-columns-repeated="18"/>
          <table:table-cell table:style-name="ce33"/>
          <table:table-cell table:style-name="ce33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#Lamedon" calcext:value-type="string">
            <text:p>#Lamedo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9" office:value-type="string" calcext:value-type="string">
            <text:p>tf_gondor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lamedon_clans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itm_spear,</text:p>
          </table:table-cell>
          <table:table-cell table:style-name="ce15" office:value-type="string" calcext:value-type="string">
            <text:p>itm_gondor_arrows,itm_gondor_javelin,itm_gondor_javelin,itm_short_bow,</text:p>
          </table:table-cell>
          <table:table-cell table:style-name="ce15"/>
          <table:table-cell table:style-name="ce26" office:value-type="string" calcext:value-type="string">
            <text:p>str_7| agi_5| int_4| cha_4|level(4)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|knows_power_throw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clansman_of_lamedo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" calcext:value-type="string">
            <text:p>["clansman_of_lamedo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9" office:value-type="string" calcext:value-type="string">
            <text:p>tf_gondor| tfg_shield| tfg_armor| tfg_boots| tfg_hel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amedon_hood,</text:p>
          </table:table-cell>
          <table:table-cell table:style-name="ce15" office:value-type="string" calcext:value-type="string">
            <text:p>itm_lamedon_footm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gondor_spear,itm_loss_axe,itm_loss_axe,</text:p>
          </table:table-cell>
          <table:table-cell table:style-name="ce15" office:value-type="string" calcext:value-type="string">
            <text:p>itm_gondor_javelin,itm_gon_tab_shield_a,</text:p>
          </table:table-cell>
          <table:table-cell table:style-name="ce15"/>
          <table:table-cell table:style-name="ce26" office:value-type="string" calcext:value-type="string">
            <text:p>str_10| agi_7| int_4| cha_4|level(8)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1|knows_power_strike_1|knows_power_throw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footman_of_lamedo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" calcext:value-type="string">
            <text:p>["footman_of_lamedo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lamedon_veter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loss_axe,itm_gondor_spear,itm_gondor_sword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/>
          <table:table-cell table:style-name="ce26" office:value-type="string" calcext:value-type="string">
            <text:p>str_13|agi_11| int_4| cha_4|level(12)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4|knows_power_strike_4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[&quot;veteran_of_lamedo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veteran_of_lamedo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lamedon_warrior,</text:p>
          </table:table-cell>
          <table:table-cell table:style-name="ce17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loss_axe,itm_gondor_sword,</text:p>
          </table:table-cell>
          <table:table-cell table:style-name="ce17" office:value-type="string" calcext:value-type="string">
            <text:p>itm_gon_tab_shield_d,</text:p>
          </table:table-cell>
          <table:table-cell table:style-name="ce15"/>
          <table:table-cell table:style-name="ce26" office:value-type="string" calcext:value-type="string">
            <text:p>str_15|agi_15| int_4| cha_4|level(16)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4|knows_power_strike_5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warrior_of_lamedon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warrior_of_lamedon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9" office:value-type="string" calcext:value-type="string">
            <text:p>tf_gondor| tfg_gloves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amedon_helm,</text:p>
          </table:table-cell>
          <table:table-cell table:style-name="ce17" office:value-type="string" calcext:value-type="string">
            <text:p>itm_lamedon_vet_warrio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bastard,itm_gondor_bastard,itm_loss_war_axe,</text:p>
          </table:table-cell>
          <table:table-cell table:style-name="ce15" table:number-columns-repeated="2"/>
          <table:table-cell table:style-name="ce26" office:value-type="string" calcext:value-type="string">
            <text:p>str_18|agi_18| int_4| cha_4|level(25)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5|knows_power_strike_5|knows_ironflesh_6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champion_of_lamed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champion_of_lamed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9" office:value-type="string" calcext:value-type="string">
            <text:p>tf_gondor| tf_mounted | tfg_gloves| tfg_shield| tfg_horse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lamedon_helm,</text:p>
          </table:table-cell>
          <table:table-cell table:style-name="ce15" office:value-type="string" calcext:value-type="string">
            <text:p>itm_lamedon_knight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gondor_heavy_greaves,</text:p>
          </table:table-cell>
          <table:table-cell table:style-name="ce15" office:value-type="string" calcext:value-type="string">
            <text:p>itm_gondor_cav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lam_horse,</text:p>
          </table:table-cell>
          <table:table-cell table:style-name="ce26" office:value-type="string" calcext:value-type="string">
            <text:p>str_18|agi_18| int_4| cha_4|level(25)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riding_6|knows_power_strike_6|knows_ironflesh_7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knight_of_lamedon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knight_of_lamedon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medon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amedon_leader_helm,</text:p>
          </table:table-cell>
          <table:table-cell table:style-name="ce17" office:value-type="string" calcext:value-type="string">
            <text:p>itm_lamedon_leader_surcoat_cloak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lam_horse,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riding_8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lamedon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lamedon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Pinnath Gelin</text:p>
          </table:table-cell>
          <table:table-cell table:style-name="ce6" table:number-columns-repeated="6"/>
          <table:table-cell table:style-name="ce18"/>
          <table:table-cell table:style-name="ce6" table:number-columns-repeated="3"/>
          <table:table-cell table:style-name="ce18"/>
          <table:table-cell table:style-name="ce6" table:number-columns-repeated="7"/>
          <table:table-cell table:style-name="ce33"/>
          <table:table-cell table:style-name="ce33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#Pinnath Gelin" calcext:value-type="string">
            <text:p>#Pinnath Geli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9" office:value-type="string" calcext:value-type="string">
            <text:p>tf_gondor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pinnath_footm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shortened_spear,</text:p>
          </table:table-cell>
          <table:table-cell table:style-name="ce15" office:value-type="string" calcext:value-type="string">
            <text:p>itm_gondor_arrows,itm_short_bow,</text:p>
          </table:table-cell>
          <table:table-cell table:style-name="ce15"/>
          <table:table-cell table:style-name="ce26" office:value-type="string" calcext:value-type="string">
            <text:p>str_10| agi_7| int_4| cha_4|level(8)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3|knows_power_throw_1|knows_power_strike_3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pinnath_gelin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" calcext:value-type="string">
            <text:p>["pinnath_gelin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spearman</text:p>
          </table:table-cell>
          <table:table-cell table:style-name="ce3" office:value-type="string" calcext:value-type="string">
            <text:p>Spearman_of_Pinnath_Gelin</text:p>
          </table:table-cell>
          <table:table-cell table:style-name="ce3" office:value-type="string" calcext:value-type="string">
            <text:p>Spearmen_of_Pinnath_Gelin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pinnath_footman,</text:p>
          </table:table-cell>
          <table:table-cell table:style-name="ce17" office:value-type="string" calcext:value-type="string">
            <text:p>itm_leather_gloves,</text:p>
          </table:table-cell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spear,</text:p>
          </table:table-cell>
          <table:table-cell table:style-name="ce17" office:value-type="string" calcext:value-type="string">
            <text:p>itm_gon_tab_shield_a,</text:p>
          </table:table-cell>
          <table:table-cell table:style-name="ce15"/>
          <table:table-cell table:style-name="ce26" office:value-type="string" calcext:value-type="string">
            <text:p>str_15|agi_15| int_4| cha_4|level(16)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4|knows_power_throw_2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pinnath_gelin_spearman&quot;,&quot;Spearman_of_Pinnath_Gelin&quot;,&quot;Spearmen_of_Pinnath_Gelin&quot;,tf_gondor| tfg_shield| tfg_armor| tfg_helm| tfg_boots,0,subfac_pinnath_gelin,fac_gondor,[itm_gondor_auxila_helm,itm_pinnath_footman,itm_leather_gloves,itm_gondor_light_greaves,itm_spear,itm_gon_tab_shield_a,],str_15|agi_15| int_4| cha_4|level(16),wp_tier_5,knows_common|knows_athletics_4|knows_power_throw_2|knows_power_strike_4|knows_ironflesh_4,gondor_face1,gondor_face2]," calcext:value-type="string">
            <text:p>["pinnath_gelin_spearman","Spearman_of_Pinnath_Gelin","Spearmen_of_Pinnath_Gelin",tf_gondor| tfg_shield| tfg_armor| tfg_helm| tfg_boots,0,subfac_pinnath_gelin,fac_gondor,[itm_gondor_auxila_helm,itm_pinnath_footman,itm_leather_gloves,itm_gondor_light_greaves,itm_spear,itm_gon_tab_shield_a,],str_15|agi_15| int_4| cha_4|level(16),wp_tier_5,knows_common|knows_athletics_4|knows_power_throw_2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rior_of_pinnath_gelin</text:p>
          </table:table-cell>
          <table:table-cell table:style-name="ce3" office:value-type="string" calcext:value-type="string">
            <text:p>Warrior_of_Pinnath_Gelin</text:p>
          </table:table-cell>
          <table:table-cell table:style-name="ce3" office:value-type="string" calcext:value-type="string">
            <text:p>Warriors_of_Pinnath_Gelin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pinnath_warrio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spear,itm_gondor_sword,</text:p>
          </table:table-cell>
          <table:table-cell table:style-name="ce15" office:value-type="string" calcext:value-type="string">
            <text:p>itm_gon_tab_shield_d,</text:p>
          </table:table-cell>
          <table:table-cell table:style-name="ce15"/>
          <table:table-cell table:style-name="ce26" office:value-type="string" calcext:value-type="string">
            <text:p>str_18|agi_18| int_4| cha_4|level(25)</text:p>
          </table:table-cell>
          <table:table-cell table:style-name="ce26" office:value-type="string" calcext:value-type="string">
            <text:p>wp_one_handed(200)|wp_two_handed(200)|wp_polearm(320)</text:p>
          </table:table-cell>
          <table:table-cell table:style-name="ce26" office:value-type="string" calcext:value-type="string">
            <text:p>knows_common|knows_athletics_5|knows_power_throw_3|knows_power_strike_6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[&quot;warrior_of_pinnath_gelin&quot;,&quot;Warrior_of_Pinnath_Gelin&quot;,&quot;Warriors_of_Pinnath_Gelin&quot;,tf_gondor| tfg_gloves| tfg_shield| tfg_armor| tfg_helm| tfg_boots,0,subfac_pinnath_gelin,fac_gondor,[itm_gondor_auxila_helm,itm_pinnath_warrior,itm_leather_gloves,itm_gondor_med_greaves,itm_gondor_spear,itm_gondor_sword,itm_gon_tab_shield_d,],str_18|agi_18| int_4| cha_4|level(25),wp_one_handed(200)|wp_two_handed(200)|wp_polearm(320),knows_common|knows_athletics_5|knows_power_throw_3|knows_power_strike_6|knows_ironflesh_5,gondor_face1,gondor_face2]," calcext:value-type="string">
            <text:p>["warrior_of_pinnath_gelin","Warrior_of_Pinnath_Gelin","Warriors_of_Pinnath_Gelin",tf_gondor| tfg_gloves| tfg_shield| tfg_armor| tfg_helm| tfg_boots,0,subfac_pinnath_gelin,fac_gondor,[itm_gondor_auxila_helm,itm_pinnath_warrior,itm_leather_gloves,itm_gondor_med_greaves,itm_gondor_spear,itm_gondor_sword,itm_gon_tab_shield_d,],str_18|agi_18| int_4| cha_4|level(25),wp_one_handed(200)|wp_two_handed(200)|wp_polearm(320),knows_common|knows_athletics_5|knows_power_throw_3|knows_power_strike_6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ranger_hood,</text:p>
          </table:table-cell>
          <table:table-cell table:style-name="ce17" office:value-type="string" calcext:value-type="string">
            <text:p>itm_pinnath_vet_foot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5" office:value-type="string" calcext:value-type="string">
            <text:p>itm_gondor_sword,itm_gondor_short_sword,</text:p>
          </table:table-cell>
          <table:table-cell table:style-name="ce15"/>
          <table:table-cell table:style-name="ce26" office:value-type="string" calcext:value-type="string">
            <text:p>str_15|agi_15| int_4| cha_4|level(16)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power_draw_4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pinnath_gelin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ndor_sword,itm_gondor_short_sword,],str_15|agi_15| int_4| cha_4|level(16),wp_tier_4,knows_common|knows_athletics_2|knows_power_draw_4|knows_ironflesh_1,gondor_face1,gondor_face2]," calcext:value-type="string">
            <text:p>["pinnath_gelin_bowman","Bowman_of_Pinnath_Gelin","Bowmen_of_Pinnath_Gelin",tf_gondor| tfg_ranged| tfg_armor| tfg_helm| tfg_boots,0,subfac_pinnath_gelin,fac_gondor,[itm_gondor_ranger_hood,itm_pinnath_vet_footman,itm_gondor_light_greaves,itm_gondor_arrows,itm_regular_bow,itm_gondor_sword,itm_gondor_short_sword,],str_15|agi_15| int_4| cha_4|level(16),wp_tier_4,knows_common|knows_athletics_2|knows_power_draw_4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ranger_hood,</text:p>
          </table:table-cell>
          <table:table-cell table:style-name="ce15" office:value-type="string" calcext:value-type="string">
            <text:p>itm_pinnath_archer,</text:p>
          </table:table-cell>
          <table:table-cell table:style-name="ce15"/>
          <table:table-cell table:style-name="ce15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5" office:value-type="string" calcext:value-type="string">
            <text:p>itm_gondor_sword,</text:p>
          </table:table-cell>
          <table:table-cell table:style-name="ce15"/>
          <table:table-cell table:style-name="ce26" office:value-type="string" calcext:value-type="string">
            <text:p>str_18|agi_18| int_4| cha_4|level(25)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4|knows_power_draw_5|knows_power_strike_2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pinnath_gelin_archer&quot;,&quot;Archer_of_Pinnath_Gelin&quot;,&quot;Archers_of_Pinnath_Gelin&quot;,tf_gondor| tfg_ranged| tfg_shield| tfg_armor| tfg_helm| tfg_boots,0,subfac_pinnath_gelin,fac_gondor,[itm_gondor_ranger_hood,itm_pinnath_archer,itm_gondor_med_greaves,itm_gondor_arrows,itm_regular_bow,itm_gondor_sword,],str_18|agi_18| int_4| cha_4|level(25),wp_tier_5,knows_common|knows_athletics_4|knows_power_draw_5|knows_power_strike_2|knows_ironflesh_3,gondor_face1,gondor_face2]," calcext:value-type="string">
            <text:p>["pinnath_gelin_archer","Archer_of_Pinnath_Gelin","Archers_of_Pinnath_Gelin",tf_gondor| tfg_ranged| tfg_shield| tfg_armor| tfg_helm| tfg_boots,0,subfac_pinnath_gelin,fac_gondor,[itm_gondor_ranger_hood,itm_pinnath_archer,itm_gondor_med_greaves,itm_gondor_arrows,itm_regular_bow,itm_gondor_sword,],str_18|agi_18| int_4| cha_4|level(25),wp_tier_5,knows_common|knows_athletics_4|knows_power_draw_5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9" office:value-type="string" calcext:value-type="string">
            <text:p>tf_gondor| tf_mounted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leader_helm,</text:p>
          </table:table-cell>
          <table:table-cell table:style-name="ce15" office:value-type="string" calcext:value-type="string">
            <text:p>itm_pinnath_leader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cav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hunter,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riding_8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Blackroot Vale</text:p>
          </table:table-cell>
          <table:table-cell table:style-name="ce6" table:number-columns-repeated="8"/>
          <table:table-cell table:style-name="ce18" table:number-columns-repeated="4"/>
          <table:table-cell table:style-name="ce6" table:number-columns-repeated="6"/>
          <table:table-cell table:style-name="ce33"/>
          <table:table-cell table:style-name="ce33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#Blackroot Vale" calcext:value-type="string">
            <text:p>#Blackroot Va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root_vale_archer</text:p>
          </table:table-cell>
          <table:table-cell table:number-columns-repeated="2" table:style-name="ce3" office:value-type="string" calcext:value-type="string">
            <text:p>Hunter_of_Blackroot_Vale</text:p>
          </table:table-cell>
          <table:table-cell table:style-name="ce9" office:value-type="string" calcext:value-type="string">
            <text:p>tf_gondor| <text:s/>tfg_armor| <text:s/>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blackroot_footman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short_bow,itm_gondor_arrows,</text:p>
          </table:table-cell>
          <table:table-cell table:style-name="ce15" office:value-type="string" calcext:value-type="string">
            <text:p>itm_spear,</text:p>
          </table:table-cell>
          <table:table-cell table:style-name="ce15"/>
          <table:table-cell table:style-name="ce26" office:value-type="string" calcext:value-type="string">
            <text:p>str_10| agi_7| int_4| cha_4|level(8)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power_draw_3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blackroot_vale_archer&quot;,&quot;Hunter_of_Blackroot_Vale&quot;,&quot;Hunter_of_Blackroot_Vale&quot;,tf_gondor|  tfg_armor|  tfg_boots,0,subfac_blackroot,fac_gondor,[itm_blackroot_footman,itm_gondor_light_greaves,itm_short_bow,itm_gondor_arrows,itm_spear,],str_10| agi_7| int_4| cha_4|level(8),wp_tier_2,knows_common|knows_power_draw_3|knows_ironflesh_1,gondor_face1,gondor_face2]," calcext:value-type="string">
            <text:p>["blackroot_vale_archer","Hunter_of_Blackroot_Vale","Hunter_of_Blackroot_Vale",tf_gondor| <text:s/>tfg_armor| <text:s/>tfg_boots,0,subfac_blackroot,fac_gondor,[itm_blackroot_footman,itm_gondor_light_greaves,itm_short_bow,itm_gondor_arrows,itm_spear,],str_10| agi_7| int_4| cha_4|level(8),wp_tier_2,knows_common|knows_power_draw_3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blackroot_vale_archer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blackroot_hood,</text:p>
          </table:table-cell>
          <table:table-cell table:style-name="ce17" office:value-type="string" calcext:value-type="string">
            <text:p>itm_blackroot_bowman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5" office:value-type="string" calcext:value-type="string">
            <text:p>itm_gondor_sword,</text:p>
          </table:table-cell>
          <table:table-cell table:style-name="ce15"/>
          <table:table-cell table:style-name="ce26" office:value-type="string" calcext:value-type="string">
            <text:p>str_15|agi_15| int_4| cha_4|level(16)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power_draw_4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veteran_blackroot_vale_archer&quot;,&quot;Bowman_of_Blackroot_Vale&quot;,&quot;Bowmen_of_Blackroot_Vale&quot;,tf_gondor| tfg_ranged| tfg_armor| tfg_helm| tfg_boots,0,subfac_blackroot,fac_gondor,[itm_blackroot_hood,itm_blackroot_bowman,itm_gondor_light_greaves,itm_gondor_arrows,itm_regular_bow,itm_gondor_sword,],str_15|agi_15| int_4| cha_4|level(16),wp_tier_4,knows_common|knows_athletics_2|knows_power_draw_4|knows_ironflesh_1,gondor_face1,gondor_face2]," calcext:value-type="string">
            <text:p>["veteran_blackroot_vale_archer","Bowman_of_Blackroot_Vale","Bowmen_of_Blackroot_Vale",tf_gondor| tfg_ranged| tfg_armor| tfg_helm| tfg_boots,0,subfac_blackroot,fac_gondor,[itm_blackroot_hood,itm_blackroot_bowman,itm_gondor_light_greaves,itm_gondor_arrows,itm_regular_bow,itm_gondor_sword,],str_15|agi_15| int_4| cha_4|level(16),wp_tier_4,knows_common|knows_athletics_2|knows_power_draw_4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ster_blackroot_vale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blackroot_hood,</text:p>
          </table:table-cell>
          <table:table-cell table:style-name="ce15" office:value-type="string" calcext:value-type="string">
            <text:p>itm_blackroot_archer,</text:p>
          </table:table-cell>
          <table:table-cell table:style-name="ce15"/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arrows,itm_gondor_bow,</text:p>
          </table:table-cell>
          <table:table-cell table:style-name="ce15" office:value-type="string" calcext:value-type="string">
            <text:p>itm_gondor_short_sword,</text:p>
          </table:table-cell>
          <table:table-cell table:style-name="ce15"/>
          <table:table-cell table:style-name="ce26" office:value-type="string" calcext:value-type="string">
            <text:p>str_18|agi_18| int_4| cha_4|level(25)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4|knows_power_draw_5|knows_power_strike_2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[&quot;master_blackroot_vale_archer&quot;,&quot;Archer_of_Blackroot_Vale&quot;,&quot;Archers_of_Blackroot_Vale&quot;,tf_gondor| tfg_ranged| tfg_armor| tfg_helm| tfg_boots,0,subfac_blackroot,fac_gondor,[itm_blackroot_hood,itm_blackroot_archer,itm_gondor_med_greaves,itm_gondor_arrows,itm_gondor_bow,itm_gondor_short_sword,],str_18|agi_18| int_4| cha_4|level(25),wp_tier_5,knows_common|knows_athletics_4|knows_power_draw_5|knows_power_strike_2|knows_ironflesh_3,gondor_face1,gondor_face2]," calcext:value-type="string">
            <text:p>["master_blackroot_vale_archer","Archer_of_Blackroot_Vale","Archers_of_Blackroot_Vale",tf_gondor| tfg_ranged| tfg_armor| tfg_helm| tfg_boots,0,subfac_blackroot,fac_gondor,[itm_blackroot_hood,itm_blackroot_archer,itm_gondor_med_greaves,itm_gondor_arrows,itm_gondor_bow,itm_gondor_short_sword,],str_18|agi_18| int_4| cha_4|level(25),wp_tier_5,knows_common|knows_athletics_4|knows_power_draw_5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auxila_helm,</text:p>
          </table:table-cell>
          <table:table-cell table:style-name="ce17" office:value-type="string" calcext:value-type="string">
            <text:p>itm_blackroot_foot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/>
          <table:table-cell table:style-name="ce26" office:value-type="string" calcext:value-type="string">
            <text:p>str_15|agi_15| int_4| cha_4|level(16)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4|knows_power_throw_2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footman_of_blackroot_vale&quot;,&quot;Footman_of_Blackroot_Vale&quot;,&quot;Footmen_of_Blackroot_Vale&quot;,tf_gondor| tfg_shield| tfg_armor| tfg_helm| tfg_boots,0,subfac_blackroot,fac_gondor,[itm_gondor_auxila_helm,itm_blackroot_footman,itm_gondor_light_greaves,itm_gondor_spear,itm_gon_tab_shield_a,],str_15|agi_15| int_4| cha_4|level(16),wp_tier_4,knows_common|knows_athletics_4|knows_power_throw_2|knows_power_strike_4|knows_ironflesh_4,gondor_face1,gondor_face2]," calcext:value-type="string">
            <text:p>["footman_of_blackroot_vale","Footman_of_Blackroot_Vale","Footmen_of_Blackroot_Vale",tf_gondor| tfg_shield| tfg_armor| tfg_helm| tfg_boots,0,subfac_blackroot,fac_gondor,[itm_gondor_auxila_helm,itm_blackroot_footman,itm_gondor_light_greaves,itm_gondor_spear,itm_gon_tab_shield_a,],str_15|agi_15| int_4| cha_4|level(16),wp_tier_4,knows_common|knows_athletics_4|knows_power_throw_2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auxila_helm,</text:p>
          </table:table-cell>
          <table:table-cell table:style-name="ce15" office:value-type="string" calcext:value-type="string">
            <text:p>itm_blackroot_warrio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5" office:value-type="string" calcext:value-type="string">
            <text:p>itm_gon_tab_shield_d,</text:p>
          </table:table-cell>
          <table:table-cell table:style-name="ce15"/>
          <table:table-cell table:style-name="ce26" office:value-type="string" calcext:value-type="string">
            <text:p>str_18|agi_18| int_4| cha_4|level(25)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5|knows_power_throw_3|knows_power_strike_5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spearman_of_blackroot_vale&quot;,&quot;Spearman_of_Blackroot_Vale&quot;,&quot;Spearmen_of_Blackroot_Vale&quot;,tf_gondor| tfg_gloves| tfg_shield| tfg_armor| tfg_helm| tfg_boots,0,subfac_blackroot,fac_gondor,[itm_gondor_auxila_helm,itm_blackroot_warrior,itm_leather_gloves,itm_gondor_med_greaves,itm_gondor_spear,itm_gon_tab_shield_d,],str_18|agi_18| int_4| cha_4|level(25),wp_tier_5,knows_common|knows_athletics_5|knows_power_throw_3|knows_power_strike_5|knows_ironflesh_5,gondor_face1,gondor_face2]," calcext:value-type="string">
            <text:p>["spearman_of_blackroot_vale","Spearman_of_Blackroot_Vale","Spearmen_of_Blackroot_Vale",tf_gondor| tfg_gloves| tfg_shield| tfg_armor| tfg_helm| tfg_boots,0,subfac_blackroot,fac_gondor,[itm_gondor_auxila_helm,itm_blackroot_warrior,itm_leather_gloves,itm_gondor_med_greaves,itm_gondor_spear,itm_gon_tab_shield_d,],str_18|agi_18| int_4| cha_4|level(25),wp_tier_5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root_leader</text:p>
          </table:table-cell>
          <table:table-cell table:style-name="ce3" office:value-type="string" calcext:value-type="string">
            <text:p>Captain_of_Blackroot_Vale</text:p>
          </table:table-cell>
          <table:table-cell table:style-name="ce3" office:value-type="string" calcext:value-type="string">
            <text:p>Captains_of_Blackroot_Vale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leader_helm,</text:p>
          </table:table-cell>
          <table:table-cell table:style-name="ce15" office:value-type="string" calcext:value-type="string">
            <text:p>itm_blackroot_leader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cav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hunter,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riding_8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blackroot_leader&quot;,&quot;Captain_of_Blackroot_Vale&quot;,&quot;Captains_of_Blackroot_Vale&quot;,tf_gondor| tf_mounted| tfg_gloves| tfg_shield| tfg_armor| tfg_helm| tfg_horse| tfg_boots,0,subfac_blackroot,fac_gondor,[itm_gondor_leader_helm,itm_blackroot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blackroot_leader","Captain_of_Blackroot_Vale","Captains_of_Blackroot_Vale",tf_gondor| tf_mounted| tfg_gloves| tfg_shield| tfg_armor| tfg_helm| tfg_horse| tfg_boots,0,subfac_blackroot,fac_gondor,[itm_gondor_leader_helm,itm_blackroot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Dol Amroth</text:p>
          </table:table-cell>
          <table:table-cell table:style-name="ce6" table:number-columns-repeated="8"/>
          <table:table-cell table:style-name="ce18" table:number-columns-repeated="4"/>
          <table:table-cell table:style-name="ce6" table:number-columns-repeated="6"/>
          <table:table-cell table:style-name="ce33"/>
          <table:table-cell table:style-name="ce33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#Dol Amroth" calcext:value-type="string">
            <text:p>#Dol Amroth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ol_amroth_youth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9" office:value-type="string" calcext:value-type="string">
            <text:p>tf_gondor| tfg_armor| tfg_shield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dol_shirt,</text:p>
          </table:table-cell>
          <table:table-cell table:style-name="ce15"/>
          <table:table-cell table:style-name="ce17" office:value-type="string" calcext:value-type="string">
            <text:p>itm_dol_shoes,</text:p>
          </table:table-cell>
          <table:table-cell table:style-name="ce17" office:value-type="string" calcext:value-type="string">
            <text:p>itm_gondor_spear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/>
          <table:table-cell table:style-name="ce26" office:value-type="string" calcext:value-type="string">
            <text:p>attr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dol_amroth_youth&quot;,&quot;Dol_Amroth_Recruit&quot;,&quot;Dol_Amroth_Recruits&quot;,tf_gondor| tfg_armor| tfg_shield| tfg_boots,0,subfac_dol_amroth,fac_gondor,[itm_dol_shirt,itm_dol_shoes,itm_gondor_spear,itm_gon_tab_shield_a,],attr_tier_1,wp_tier_1,knows_common,gondor_face1,gondor_face2]," calcext:value-type="string">
            <text:p>["dol_amroth_youth","Dol_Amroth_Recruit","Dol_Amroth_Recruits",tf_gondor| tfg_armor| tfg_shield| tfg_boots,0,subfac_dol_amroth,fac_gondor,[itm_dol_shirt,itm_dol_shoes,itm_gondor_spear,itm_gon_tab_shield_a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dolamroth_helm,</text:p>
          </table:table-cell>
          <table:table-cell table:style-name="ce15" office:value-type="string" calcext:value-type="string">
            <text:p>itm_dol_padded_coat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dol_shoes,</text:p>
          </table:table-cell>
          <table:table-cell table:style-name="ce15" office:value-type="string" calcext:value-type="string">
            <text:p>itm_gondor_lance,itm_amroth_sword_a,itm_gondor_lance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hunter,</text:p>
          </table:table-cell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riding_2|knows_shield_2|knows_power_strike_2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squire_of_dol_amroth&quot;,&quot;Squire_of_Dol_Amroth&quot;,&quot;Squires_of_Dol_Amroth&quot;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" calcext:value-type="string">
            <text:p>["squire_of_dol_amroth","Squire_of_Dol_Amroth","Squires_of_Dol_Amroth"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dolamroth_helm,</text:p>
          </table:table-cell>
          <table:table-cell table:style-name="ce17" office:value-type="string" calcext:value-type="string">
            <text:p>itm_dol_padded_coat,</text:p>
          </table:table-cell>
          <table:table-cell table:style-name="ce17" office:value-type="string" calcext:value-type="string">
            <text:p>itm_leather_gloves,</text:p>
          </table:table-cell>
          <table:table-cell table:style-name="ce17" office:value-type="string" calcext:value-type="string">
            <text:p>itm_dol_shoes,</text:p>
          </table:table-cell>
          <table:table-cell table:style-name="ce17" office:value-type="string" calcext:value-type="string">
            <text:p>itm_gondor_lance,itm_amroth_sword_a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hunter,</text:p>
          </table:table-cell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riding_3|knows_shield_3|knows_power_strike_3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[&quot;veteran_squire_of_dol_amroth&quot;,&quot;Veteran_Squire_of_Dol_Amroth&quot;,&quot;Veteran_Squires_of_Dol_Amroth&quot;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veteran_squire_of_dol_amroth","Veteran_Squire_of_Dol_Amroth","Veteran_Squires_of_Dol_Amroth"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9" office:value-type="string" calcext:value-type="string">
            <text:p>tf_gondor| tf_mounted| tfg_gloves| tfg_shield| tfg_armor| tfg_helm| tfg_horse| tfg_boots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swan_knight_helm,</text:p>
          </table:table-cell>
          <table:table-cell table:style-name="ce15" office:value-type="string" calcext:value-type="string">
            <text:p>itm_dol_hauberk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dol_greaves,</text:p>
          </table:table-cell>
          <table:table-cell table:style-name="ce17" office:value-type="string" calcext:value-type="string">
            <text:p>itm_gondor_lance,itm_gondor_lance,itm_amroth_sword_b,itm_gondor_lance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,</text:p>
          </table:table-cell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riding_4|knows_shield_4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knight_of_dol_amroth&quot;,&quot;Knight_of_Dol_Amroth&quot;,&quot;Knights_of_Dol_Amroth&quot;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knight_of_dol_amroth","Knight_of_Dol_Amroth","Knights_of_Dol_Amroth"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swan_knight_helm,</text:p>
          </table:table-cell>
          <table:table-cell table:style-name="ce15" office:value-type="string" calcext:value-type="string">
            <text:p>itm_dol_heavy_mail,itm_dol_heavy_mail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dol_greaves,</text:p>
          </table:table-cell>
          <table:table-cell table:style-name="ce15" office:value-type="string" calcext:value-type="string">
            <text:p>itm_gondor_lance,itm_gondor_lance,itm_amroth_sword_b,itm_gondor_lance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,</text:p>
          </table:table-cell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riding_5|knows_shield_4|knows_power_strike_5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veteran_knight_of_dol_amroth&quot;,&quot;Veteran_Knight_of_Dol_Amroth&quot;,&quot;Veteran_Knights_of_Dol_Amroth&quot;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veteran_knight_of_dol_amroth","Veteran_Knight_of_Dol_Amroth","Veteran_Knights_of_Dol_Amroth"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swan_knight_helm,</text:p>
          </table:table-cell>
          <table:table-cell table:style-name="ce15" office:value-type="string" calcext:value-type="string">
            <text:p>itm_dol_very_heavy_mail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dol_greaves,</text:p>
          </table:table-cell>
          <table:table-cell table:style-name="ce17" office:value-type="string" calcext:value-type="string">
            <text:p>itm_amroth_lance_banner,itm_amroth_sword_b,</text:p>
          </table:table-cell>
          <table:table-cell table:style-name="ce17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2,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(360)</text:p>
          </table:table-cell>
          <table:table-cell table:style-name="ce26" office:value-type="string" calcext:value-type="string">
            <text:p>knows_common|knows_riding_8|knows_shield_4|knows_power_strike_8|knows_ironflesh_6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swan_knight_of_dol_amroth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swan_knight_of_dol_amroth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ol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eader_helm,</text:p>
          </table:table-cell>
          <table:table-cell table:style-name="ce17" office:value-type="string" calcext:value-type="string">
            <text:p>itm_dol_very_heavy_mail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dol_greaves,</text:p>
          </table:table-cell>
          <table:table-cell table:style-name="ce17" office:value-type="string" calcext:value-type="string">
            <text:p>itm_amroth_bastard,itm_amroth_lance_banner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2,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riding_8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dol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dol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Lothlorien</text:p>
          </table:table-cell>
          <table:table-cell table:style-name="ce4" table:number-columns-repeated="19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#Lothlorien" calcext:value-type="string">
            <text:p>#Lothlori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9" office:value-type="string" calcext:value-type="string">
            <text:p>tf_lorien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/>
          <table:table-cell table:style-name="ce15" office:value-type="string" calcext:value-type="string">
            <text:p>itm_lorien_archer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short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6" office:value-type="string" calcext:value-type="string">
            <text:p>attr_elf_tier_1</text:p>
          </table:table-cell>
          <table:table-cell table:style-name="ce26" office:value-type="string" calcext:value-type="string">
            <text:p>wp_elf_tier_1</text:p>
          </table:table-cell>
          <table:table-cell table:style-name="ce26" office:value-type="string" calcext:value-type="string">
            <text:p>knows_common|knows_power_draw_3|knows_power_strike_2|knows_ironflesh_1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lothlorien_scout&quot;,&quot;Lothlorien_Scout&quot;,&quot;Lothlorien_Scouts&quot;,tf_lorien| tfg_ranged| tfg_armor| tfg_boots| tf_no_capture_alive,0,0,fac_lorien,[itm_lorien_archer,itm_lorien_boots,itm_short_bow,itm_elven_arrows,itm_lorien_sword_b,],attr_elf_tier_1,wp_elf_tier_1,knows_common|knows_power_draw_3|knows_power_strike_2|knows_ironflesh_1,lorien_elf_face_1,lorien_elf_face_2]," calcext:value-type="string">
            <text:p>["lothlorien_scout","Lothlorien_Scout","Lothlorien_Scouts",tf_lorien| tfg_ranged| tfg_armor| tfg_boots| tf_no_capture_alive,0,0,fac_lorien,[itm_lorien_archer,itm_lorien_boots,itm_short_bow,itm_elven_arrows,itm_lorien_sword_b,],attr_elf_tier_1,wp_elf_tier_1,knows_common|knows_power_draw_3|knows_power_strike_2|knows_ironflesh_1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scout</text:p>
          </table:table-cell>
          <table:table-cell table:style-name="ce3" office:value-type="string" calcext:value-type="string">
            <text:p>Lothlorien_Veteran_Scout</text:p>
          </table:table-cell>
          <table:table-cell table:style-name="ce3" office:value-type="string" calcext:value-type="string">
            <text:p>Lothlorien_Veteran_Scouts</text:p>
          </table:table-cell>
          <table:table-cell table:style-name="ce9" office:value-type="string" calcext:value-type="string">
            <text:p>tf_lorien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a,</text:p>
          </table:table-cell>
          <table:table-cell table:style-name="ce17" office:value-type="string" calcext:value-type="string">
            <text:p>itm_lorien_archer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6" office:value-type="string" calcext:value-type="string">
            <text:p>attr_elf_tier_2</text:p>
          </table:table-cell>
          <table:table-cell table:style-name="ce26" office:value-type="string" calcext:value-type="string">
            <text:p>wp_elf_tier_2</text:p>
          </table:table-cell>
          <table:table-cell table:style-name="ce26" office:value-type="string" calcext:value-type="string">
            <text:p>knows_common|knows_athletics_4|knows_power_draw_4|knows_power_draw_4|knows_ironflesh_1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 office:value-type="string" office:string-value="[&quot;lothlorien_veteran_scout&quot;,&quot;Lothlorien_Veteran_Scout&quot;,&quot;Lothlorien_Veteran_Scouts&quot;,tf_lorien| tfg_ranged| tfg_armor| tfg_helm| tfg_boots| tf_no_capture_alive,0,0,fac_lorien,[itm_lorien_helm_a,itm_lorien_archer,itm_lorien_boots,itm_elven_bow,itm_elven_arrows,itm_lorien_sword_b,],attr_elf_tier_2,wp_elf_tier_2,knows_common|knows_athletics_4|knows_power_draw_4|knows_power_draw_4|knows_ironflesh_1,lorien_elf_face_1,lorien_elf_face_2]," calcext:value-type="string">
            <text:p>["lothlorien_veteran_scout","Lothlorien_Veteran_Scout","Lothlorien_Veteran_Scouts",tf_lorien| tfg_ranged| tfg_armor| tfg_helm| tfg_boots| tf_no_capture_alive,0,0,fac_lorien,[itm_lorien_helm_a,itm_lorien_archer,itm_lorien_boots,itm_elven_bow,itm_elven_arrows,itm_lorien_sword_b,],attr_elf_tier_2,wp_elf_tier_2,knows_common|knows_athletics_4|knows_power_draw_4|knows_power_draw_4|knows_ironflesh_1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9" office:value-type="string" calcext:value-type="string">
            <text:p>tf_lorien| tfg_rang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a,</text:p>
          </table:table-cell>
          <table:table-cell table:style-name="ce15" office:value-type="string" calcext:value-type="string">
            <text:p>itm_lorien_armor_a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6" office:value-type="string" calcext:value-type="string">
            <text:p>attr_elf_tier_3</text:p>
          </table:table-cell>
          <table:table-cell table:style-name="ce26" office:value-type="string" calcext:value-type="string">
            <text:p>wp_elf_tier_3</text:p>
          </table:table-cell>
          <table:table-cell table:style-name="ce26" office:value-type="string" calcext:value-type="string">
            <text:p>knows_common|knows_athletics_5|knows_power_draw_4|knows_power_strike_3|knows_ironflesh_3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[&quot;lothlorien_archer&quot;,&quot;Lothlorien_Archer&quot;,&quot;Lothlorien_Archers&quot;,tf_lorien| tfg_ranged| tfg_shield| tfg_armor| tfg_helm| tfg_boots| tf_no_capture_alive,0,0,fac_lorien,[itm_lorien_helm_a,itm_lorien_armor_a,itm_lorien_boots,itm_elven_bow,itm_elven_arrows,itm_lorien_sword_b,],attr_elf_tier_3,wp_elf_tier_3,knows_common|knows_athletics_5|knows_power_draw_4|knows_power_strike_3|knows_ironflesh_3,lorien_elf_face_1,lorien_elf_face_2]," calcext:value-type="string">
            <text:p>["lothlorien_archer","Lothlorien_Archer","Lothlorien_Archers",tf_lorien| tfg_ranged| tfg_shield| tfg_armor| tfg_helm| tfg_boots| tf_no_capture_alive,0,0,fac_lorien,[itm_lorien_helm_a,itm_lorien_armor_a,itm_lorien_boots,itm_elven_bow,itm_elven_arrows,itm_lorien_sword_b,],attr_elf_tier_3,wp_elf_tier_3,knows_common|knows_athletics_5|knows_power_draw_4|knows_power_strike_3|knows_ironflesh_3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a,</text:p>
          </table:table-cell>
          <table:table-cell table:style-name="ce15" office:value-type="string" calcext:value-type="string">
            <text:p>itm_lorien_armor_e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athletics_6|knows_power_draw_5|knows_power_strike_3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lothlorien_veteran_archer&quot;,&quot;Lothlorien_Veteran_Archer&quot;,&quot;Lothlorien_Veteran_Archers&quot;,tf_lorien| tfg_ranged| tfg_gloves| tfg_shield| tfg_armor| tfg_helm| tfg_boots| tf_no_capture_alive,0,0,fac_lorien,[itm_lorien_helm_a,itm_lorien_armor_e,itm_lorien_boots,itm_lorien_bow,itm_elven_arrows,itm_lorien_sword_b,],attr_elf_tier_4,wp_elf_tier_4,knows_common|knows_athletics_6|knows_power_draw_5|knows_power_strike_3|knows_ironflesh_4,lorien_elf_face_1,lorien_elf_face_2]," calcext:value-type="string">
            <text:p>["lothlorien_veteran_archer","Lothlorien_Veteran_Archer","Lothlorien_Veteran_Archers",tf_lorien| tfg_ranged| tfg_gloves| tfg_shield| tfg_armor| tfg_helm| tfg_boots| tf_no_capture_alive,0,0,fac_lorien,[itm_lorien_helm_a,itm_lorien_armor_e,itm_lorien_boots,itm_lorien_bow,itm_elven_arrows,itm_lorien_sword_b,],attr_elf_tier_4,wp_elf_tier_4,knows_common|knows_athletics_6|knows_power_draw_5|knows_power_strike_3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master_archer</text:p>
          </table:table-cell>
          <table:table-cell table:style-name="ce3" office:value-type="string" calcext:value-type="string">
            <text:p>Lothlorien_Master_Archer</text:p>
          </table:table-cell>
          <table:table-cell table:style-name="ce3" office:value-type="string" calcext:value-type="string">
            <text:p>Lothlorien_Master_Archers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e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7" office:value-type="string" calcext:value-type="string">
            <text:p>itm_lorien_sword_b,itm_lorien_round_shield,</text:p>
          </table:table-cell>
          <table:table-cell table:style-name="ce15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athletics_7|knows_power_draw_6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lothlorien_master_archer&quot;,&quot;Lothlorien_Master_Archer&quot;,&quot;Lothlorien_Master_Archers&quot;,tf_lorien| tfg_ranged| tfg_gloves| tfg_shield| tfg_armor| tfg_helm| tfg_boots| tf_no_capture_alive,0,0,fac_lorien,[itm_lorien_helm_b,itm_lorien_armor_e,itm_lorien_boots,itm_lorien_bow,itm_elven_arrows,itm_lorien_sword_b,itm_lorien_round_shield,],attr_elf_tier_5,wp_elf_tier_5,knows_common|knows_athletics_7|knows_power_draw_6|knows_power_strike_4|knows_ironflesh_4,lorien_elf_face_1,lorien_elf_face_2]," calcext:value-type="string">
            <text:p>["lothlorien_master_archer","Lothlorien_Master_Archer","Lothlorien_Master_Archers",tf_lorien| tfg_ranged| tfg_gloves| tfg_shield| tfg_armor| tfg_helm| tfg_boots| tf_no_capture_alive,0,0,fac_lorien,[itm_lorien_helm_b,itm_lorien_armor_e,itm_lorien_boots,itm_lorien_bow,itm_elven_arrows,itm_lorien_sword_b,itm_lorien_round_shield,],attr_elf_tier_5,wp_elf_tier_5,knows_common|knows_athletics_7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archer</text:p>
          </table:table-cell>
          <table:table-cell table:style-name="ce3" office:value-type="string" calcext:value-type="string">
            <text:p>Galadhrim_Royal_Archer</text:p>
          </table:table-cell>
          <table:table-cell table:style-name="ce3" office:value-type="string" calcext:value-type="string">
            <text:p>Galadhrim_Royal_Archers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c,</text:p>
          </table:table-cell>
          <table:table-cell table:style-name="ce15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b,itm_lorien_round_shield,</text:p>
          </table:table-cell>
          <table:table-cell table:style-name="ce15"/>
          <table:table-cell table:style-name="ce26" office:value-type="string" calcext:value-type="string">
            <text:p>attr_elf_tier_6</text:p>
          </table:table-cell>
          <table:table-cell table:style-name="ce26" office:value-type="string" calcext:value-type="string">
            <text:p>wp_elf_tier_6</text:p>
          </table:table-cell>
          <table:table-cell table:style-name="ce26" office:value-type="string" calcext:value-type="string">
            <text:p>knows_common|knows_athletics_8|knows_power_draw_7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galadhrim_royal_archer&quot;,&quot;Galadhrim_Royal_Archer&quot;,&quot;Galadhrim_Royal_Archers&quot;,tf_lorien| tfg_ranged| tfg_gloves| tfg_shield| tfg_armor| tfg_helm| tfg_boots| tf_no_capture_alive,0,0,fac_lorien,[itm_lorien_helm_b,itm_lorien_armor_c,itm_lorien_boots,itm_lorien_bow,itm_elven_arrows,itm_lorien_sword_b,itm_lorien_round_shield,],attr_elf_tier_6,wp_elf_tier_6,knows_common|knows_athletics_8|knows_power_draw_7|knows_power_strike_4|knows_ironflesh_4,lorien_elf_face_1,lorien_elf_face_2]," calcext:value-type="string">
            <text:p>["galadhrim_royal_archer","Galadhrim_Royal_Archer","Galadhrim_Royal_Archers",tf_lorien| tfg_ranged| tfg_gloves| tfg_shield| tfg_armor| tfg_helm| tfg_boots| tf_no_capture_alive,0,0,fac_lorien,[itm_lorien_helm_b,itm_lorien_armor_c,itm_lorien_boots,itm_lorien_bow,itm_elven_arrows,itm_lorien_sword_b,itm_lorien_round_shield,],attr_elf_tier_6,wp_elf_tier_6,knows_common|knows_athletics_8|knows_power_draw_7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f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b,itm_lorien_shield_c,</text:p>
          </table:table-cell>
          <table:table-cell table:style-name="ce15"/>
          <table:table-cell table:style-name="ce26" office:value-type="string" calcext:value-type="string">
            <text:p>attr_elf_tier_6</text:p>
          </table:table-cell>
          <table:table-cell table:style-name="ce26" office:value-type="string" calcext:value-type="string">
            <text:p>wp_elf_tier_6</text:p>
          </table:table-cell>
          <table:table-cell table:style-name="ce26" office:value-type="string" calcext:value-type="string">
            <text:p>knows_common|knows_athletics_7|knows_shield_1|knows_power_draw_6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armor_f,itm_lorien_boots,itm_lorien_bow,itm_elven_arrows,itm_lorien_sword_b,itm_lorien_shield_c,],attr_elf_tier_6,wp_elf_tier_6,knows_common|knows_athletics_7|knows_shield_1|knows_power_draw_6|knows_power_strike_4|knows_ironflesh_4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armor_f,itm_lorien_boots,itm_lorien_bow,itm_elven_arrows,itm_lorien_sword_b,itm_lorien_shield_c,],attr_elf_tier_6,wp_elf_tier_6,knows_common|knows_athletics_7|knows_shield_1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9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c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7" office:value-type="string" calcext:value-type="string">
            <text:p>itm_lorien_bow_reward,itm_elven_arrows,</text:p>
          </table:table-cell>
          <table:table-cell table:style-name="ce15" office:value-type="string" calcext:value-type="string">
            <text:p>itm_lorien_sword_a,itm_lorien_round_shield,</text:p>
          </table:table-cell>
          <table:table-cell table:style-name="ce15" office:value-type="string" calcext:value-type="string">
            <text:p>itm_lorien_warhorse,</text:p>
          </table:table-cell>
          <table:table-cell table:style-name="ce26" office:value-type="string" calcext:value-type="string">
            <text:p>attr_elf_tier_6</text:p>
          </table:table-cell>
          <table:table-cell table:style-name="ce26" office:value-type="string" calcext:value-type="string">
            <text:p>wp_elf_tier_6</text:p>
          </table:table-cell>
          <table:table-cell table:style-name="ce26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6,knows_common|knows_horse_archery_7|knows_riding_7|knows_athletics_5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infantry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9" office:value-type="string" calcext:value-type="string">
            <text:p>tf_lorien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c,</text:p>
          </table:table-cell>
          <table:table-cell table:style-name="ce15"/>
          <table:table-cell table:style-name="ce26" office:value-type="string" calcext:value-type="string">
            <text:p>attr_elf_tier_1</text:p>
          </table:table-cell>
          <table:table-cell table:style-name="ce26" office:value-type="string" calcext:value-type="string">
            <text:p>wp_elf_tier_1</text:p>
          </table:table-cell>
          <table:table-cell table:style-name="ce26" office:value-type="string" calcext:value-type="string">
            <text:p>knows_common|knows_athletics_4|knows_power_draw_4|knows_power_strike_2|knows_ironflesh_3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lothlorien_infantry&quot;,&quot;Lothlorien_Infantry&quot;,&quot;Lothlorien_Infantry&quot;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" calcext:value-type="string">
            <text:p>["lothlorien_infantry","Lothlorien_Infantry","Lothlorien_Infantry"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infantry</text:p>
          </table:table-cell>
          <table:table-cell table:number-columns-repeated="2" table:style-name="ce3" office:value-type="string" calcext:value-type="string">
            <text:p>Lothlorien_Veteran_Infantry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a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c,</text:p>
          </table:table-cell>
          <table:table-cell table:style-name="ce15"/>
          <table:table-cell table:style-name="ce26" office:value-type="string" calcext:value-type="string">
            <text:p>attr_elf_tier_2</text:p>
          </table:table-cell>
          <table:table-cell table:style-name="ce26" office:value-type="string" calcext:value-type="string">
            <text:p>wp_elf_tier_2</text:p>
          </table:table-cell>
          <table:table-cell table:style-name="ce26" office:value-type="string" calcext:value-type="string">
            <text:p>knows_common|knows_athletics_5|knows_power_draw_3|knows_power_strike_3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lothlorien_veteran_infantry&quot;,&quot;Lothlorien_Veteran_Infantry&quot;,&quot;Lothlorien_Veteran_Infantry&quot;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" calcext:value-type="string">
            <text:p>["lothlorien_veteran_infantry","Lothlorien_Veteran_Infantry","Lothlorien_Veteran_Infantry"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elite_infantry</text:p>
          </table:table-cell>
          <table:table-cell table:number-columns-repeated="2" table:style-name="ce3" office:value-type="string" calcext:value-type="string">
            <text:p>Lothlorien_Elite_Infantry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c,</text:p>
          </table:table-cell>
          <table:table-cell table:style-name="ce17" office:value-type="string" calcext:value-type="string">
            <text:p>itm_lorien_armor_b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b,</text:p>
          </table:table-cell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athletics_5|knows_power_draw_3|knows_power_strike_5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lothlorien_elite_infantry&quot;,&quot;Lothlorien_Elite_Infantry&quot;,&quot;Lothlorien_Elite_Infantry&quot;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" calcext:value-type="string">
            <text:p>["lothlorien_elite_infantry","Lothlorien_Elite_Infantry","Lothlorien_Elite_Infantry"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swordsman</text:p>
          </table:table-cell>
          <table:table-cell table:style-name="ce3" office:value-type="string" calcext:value-type="string">
            <text:p>Galadhrim_Royal_Swordsman</text:p>
          </table:table-cell>
          <table:table-cell table:style-name="ce3" office:value-type="string" calcext:value-type="string">
            <text:p>Galadhrim_Royal_Swordsmen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b,</text:p>
          </table:table-cell>
          <table:table-cell table:style-name="ce15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melee(500)</text:p>
          </table:table-cell>
          <table:table-cell table:style-name="ce26" office:value-type="string" calcext:value-type="string">
            <text:p>knows_common|knows_athletics_5|knows_power_draw_6|knows_power_strike_8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galadhrim_royal_swordsman&quot;,&quot;Galadhrim_Royal_Swordsman&quot;,&quot;Galadhrim_Royal_Swordsmen&quot;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" calcext:value-type="string">
            <text:p>["galadhrim_royal_swordsman","Galadhrim_Royal_Swordsman","Galadhrim_Royal_Swordsmen"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9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e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7" office:value-type="string" calcext:value-type="string">
            <text:p>itm_lorien_sword_c,</text:p>
          </table:table-cell>
          <table:table-cell table:style-name="ce15"/>
          <table:table-cell table:style-name="ce26" office:value-type="string" calcext:value-type="string">
            <text:p>attr_elf_tier_2</text:p>
          </table:table-cell>
          <table:table-cell table:style-name="ce26" office:value-type="string" calcext:value-type="string">
            <text:p>wp_elf_tier_2</text:p>
          </table:table-cell>
          <table:table-cell table:style-name="ce26" office:value-type="string" calcext:value-type="string">
            <text:p>knows_common|knows_athletics_6|knows_power_draw_5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lothlorien_warden&quot;,&quot;Lothlorien_Warden&quot;,&quot;Lothlorien_Wardens&quot;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" calcext:value-type="string">
            <text:p>["lothlorien_warden","Lothlorien_Warden","Lothlorien_Wardens"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9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e,</text:p>
          </table:table-cell>
          <table:table-cell table:style-name="ce15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7" office:value-type="string" calcext:value-type="string">
            <text:p>itm_lorien_sword_c,</text:p>
          </table:table-cell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athletics_7|knows_power_draw_5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lothlorien_veteran_warden&quot;,&quot;Lothlorien_Veteran_Warden&quot;,&quot;Lothlorien_Veteran_Wardens&quot;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" calcext:value-type="string">
            <text:p>["lothlorien_veteran_warden","Lothlorien_Veteran_Warden","Lothlorien_Veteran_Wardens"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9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d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c,itm_lorien_shield_c,</text:p>
          </table:table-cell>
          <table:table-cell table:style-name="ce15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athletics_8|knows_power_draw_6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galadhrim_royal_warden&quot;,&quot;Galadhrim_Royal_Warden&quot;,&quot;Galadhrim_Royal_Wardens&quot;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" calcext:value-type="string">
            <text:p>["galadhrim_royal_warden","Galadhrim_Royal_Warden","Galadhrim_Royal_Wardens"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f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anner,</text:p>
          </table:table-cell>
          <table:table-cell table:style-name="ce17"/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athletics_3|knows_power_draw_3|knows_power_strike_7|knows_ironflesh_10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</text:p>
          </table:table-cell>
          <table:table-cell table:number-columns-repeated="1003"/>
        </table:table-row>
        <table:table-row table:style-name="ro1">
          <table:table-cell table:number-columns-repeated="5"/>
          <table:table-cell table:style-name="ce4"/>
          <table:table-cell table:number-columns-repeated="1018"/>
        </table:table-row>
        <table:table-row table:style-name="ro1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#Mirkwood" calcext:value-type="string">
            <text:p>#Mirkwoo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9" office:value-type="string" calcext:value-type="string">
            <text:p>tf_woodelf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short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6" office:value-type="string" calcext:value-type="string">
            <text:p>attr_elf_tier_1</text:p>
          </table:table-cell>
          <table:table-cell table:style-name="ce26" office:value-type="string" calcext:value-type="string">
            <text:p>wp_elf_tier_1</text:p>
          </table:table-cell>
          <table:table-cell table:style-name="ce26" office:value-type="string" calcext:value-type="string">
            <text:p>knows_common|knows_power_draw_3|knows_power_strike_2|knows_ironflesh_1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greenwood_scout&quot;,&quot;Greenwood_Scout&quot;,&quot;Greenwood_Scouts&quot;,tf_woodelf| tfg_ranged| tfg_armor| tfg_boots| tf_no_capture_alive,0,0,fac_woodelf,[itm_mirkwood_armor_a,itm_mirkwood_boots,itm_short_bow,itm_woodelf_arrows,itm_mirkwood_knife,],attr_elf_tier_1,wp_elf_tier_1,knows_common|knows_power_draw_3|knows_power_strike_2|knows_ironflesh_1,mirkwood_elf_face_1,mirkwood_elf_face_2]," calcext:value-type="string">
            <text:p>["greenwood_scout","Greenwood_Scout","Greenwood_Scouts",tf_woodelf| tfg_ranged| tfg_armor| tfg_boots| tf_no_capture_alive,0,0,fac_woodelf,[itm_mirkwood_armor_a,itm_mirkwood_boots,itm_short_bow,itm_woodelf_arrows,itm_mirkwood_knife,],attr_elf_tier_1,wp_elf_tier_1,knows_common|knows_power_draw_3|knows_power_strike_2|knows_ironflesh_1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9" office:value-type="string" calcext:value-type="string">
            <text:p>tf_woodelf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5" office:value-type="string" calcext:value-type="string">
            <text:p>itm_regular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6" office:value-type="string" calcext:value-type="string">
            <text:p>attr_elf_tier_2</text:p>
          </table:table-cell>
          <table:table-cell table:style-name="ce26" office:value-type="string" calcext:value-type="string">
            <text:p>wp_elf_tier_2</text:p>
          </table:table-cell>
          <table:table-cell table:style-name="ce26" office:value-type="string" calcext:value-type="string">
            <text:p>knows_common|knows_athletics_4|knows_power_draw_4|knows_power_strike_2|knows_ironflesh_1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78]&lt;&gt;&quot;&quot;;[.B178]&lt;&gt;&quot;&quot;);CONCATENATE([Variables.$I$1];[Variables.$I$7];[.A178];[Variables.$I$7];[Variables.$I$6];[Variables.$I$7];[.B178];[Variables.$I$7];[Variables.$I$6];[Variables.$I$7];[.C178];[Variables.$I$7];[Variables.$I$6];[.D178];[Variables.$I$6];[.E178];[Variables.$I$6];[.F178];[Variables.$I$6];[.G178];[Variables.$I$6];[Variables.$I$1];[.H178];[.I178];[.J178];[.K178];[.L178];[.M178];[.N178];[Variables.$I$2];[Variables.$I$6];[.O178];[Variables.$I$6];[.P178];[Variables.$I$6];[.Q178];[Variables.$I$6];[.R178];[Variables.$I$6];[.S178];IF([.T178]&lt;&gt;&quot;&quot;;CONCATENATE([Variables.$I$6];[.T178]);&quot;&quot;);[Variables.$I$2];[Variables.$I$6]);IF([.A178]&lt;&gt;&quot;&quot;;CONCATENATE(&quot;#&quot;;[.A178]);&quot;&quot;))" office:value-type="string" office:string-value="[&quot;greenwood_veteran_scout&quot;,&quot;Greenwood_Veteran_Scout&quot;,&quot;Greenwood_Veteran_Scouts&quot;,tf_woodelf| tfg_ranged| tfg_armor| tfg_boots| tf_no_capture_alive,0,0,fac_woodelf,[itm_mirkwood_armor_a,itm_mirkwood_boots,itm_regular_bow,itm_woodelf_arrows,itm_mirkwood_knife,],attr_elf_tier_2,wp_elf_tier_2,knows_common|knows_athletics_4|knows_power_draw_4|knows_power_strike_2|knows_ironflesh_1,mirkwood_elf_face_1,mirkwood_elf_face_2]," calcext:value-type="string">
            <text:p>["greenwood_veteran_scout","Greenwood_Veteran_Scout","Greenwood_Veteran_Scouts",tf_woodelf| tfg_ranged| tfg_armor| tfg_boots| tf_no_capture_alive,0,0,fac_woodelf,[itm_mirkwood_armor_a,itm_mirkwood_boots,itm_regular_bow,itm_woodelf_arrows,itm_mirkwood_knife,],attr_elf_tier_2,wp_elf_tier_2,knows_common|knows_athletics_4|knows_power_draw_4|knows_power_strike_2|knows_ironflesh_1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Bowman</text:p>
          </table:table-cell>
          <table:table-cell table:style-name="ce3" office:value-type="string" calcext:value-type="string">
            <text:p>Greenwood_Bowmen</text:p>
          </table:table-cell>
          <table:table-cell table:style-name="ce9" office:value-type="string" calcext:value-type="string">
            <text:p>tf_woodelf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5" office:value-type="string" calcext:value-type="string">
            <text:p>itm_mirkwood_boots,</text:p>
          </table:table-cell>
          <table:table-cell table:style-name="ce17" office:value-type="string" calcext:value-type="string">
            <text:p>itm_elven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6" office:value-type="string" calcext:value-type="string">
            <text:p>attr_elf_tier_3</text:p>
          </table:table-cell>
          <table:table-cell table:style-name="ce26" office:value-type="string" calcext:value-type="string">
            <text:p>wp_elf_tier_3</text:p>
          </table:table-cell>
          <table:table-cell table:style-name="ce26" office:value-type="string" calcext:value-type="string">
            <text:p>knows_common|knows_athletics_5|knows_power_draw_5|knows_power_strike_3|knows_ironflesh_3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[&quot;greenwood_archer&quot;,&quot;Greenwood_Bowman&quot;,&quot;Greenwood_Bowmen&quot;,tf_woodelf| tfg_ranged| tfg_armor| tfg_helm| tfg_boots| tf_no_capture_alive,0,0,fac_woodelf,[itm_mirkwood_armor_a,itm_mirkwood_boots,itm_elven_bow,itm_woodelf_arrows,itm_mirkwood_knife,],attr_elf_tier_3,wp_elf_tier_3,knows_common|knows_athletics_5|knows_power_draw_5|knows_power_strike_3|knows_ironflesh_3,mirkwood_elf_face_1,mirkwood_elf_face_2]," calcext:value-type="string">
            <text:p>["greenwood_archer","Greenwood_Bowman","Greenwood_Bowmen",tf_woodelf| tfg_ranged| tfg_armor| tfg_helm| tfg_boots| tf_no_capture_alive,0,0,fac_woodelf,[itm_mirkwood_armor_a,itm_mirkwood_boots,itm_elven_bow,itm_woodelf_arrows,itm_mirkwood_knife,],attr_elf_tier_3,wp_elf_tier_3,knows_common|knows_athletics_5|knows_power_draw_5|knows_power_strike_3|knows_ironflesh_3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 office:value-type="string" calcext:value-type="string">
            <text:p>itm_mirkwood_helm_a,</text:p>
          </table:table-cell>
          <table:table-cell table:style-name="ce15" office:value-type="string" calcext:value-type="string">
            <text:p>itm_mirkwood_armor_d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5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athletics_6|knows_power_draw_5|knows_power_strike_3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greenwood_veteran_archer&quot;,&quot;Greenwood_Archer&quot;,&quot;Greenwood_Archers&quot;,tf_woodelf| tfg_ranged| tfg_gloves| tfg_shield| tfg_armor| tfg_helm| tfg_boots| tf_no_capture_alive,0,0,fac_woodelf,[itm_mirkwood_helm_a,itm_mirkwood_armor_d,itm_mirkwood_boots,itm_mirkwood_bow,itm_woodelf_arrows,itm_mirkwood_knife,],attr_elf_tier_4,wp_elf_tier_4,knows_common|knows_athletics_6|knows_power_draw_5|knows_power_strike_3|knows_ironflesh_4,mirkwood_elf_face_1,mirkwood_elf_face_2]," calcext:value-type="string">
            <text:p>["greenwood_veteran_archer","Greenwood_Archer","Greenwood_Archers",tf_woodelf| tfg_ranged| tfg_gloves| tfg_shield| tfg_armor| tfg_helm| tfg_boots| tf_no_capture_alive,0,0,fac_woodelf,[itm_mirkwood_helm_a,itm_mirkwood_armor_d,itm_mirkwood_boots,itm_mirkwood_bow,itm_woodelf_arrows,itm_mirkwood_knife,],attr_elf_tier_4,wp_elf_tier_4,knows_common|knows_athletics_6|knows_power_draw_5|knows_power_strike_3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a,</text:p>
          </table:table-cell>
          <table:table-cell table:style-name="ce15" office:value-type="string" calcext:value-type="string">
            <text:p>itm_mirkwood_armor_d,</text:p>
          </table:table-cell>
          <table:table-cell table:style-name="ce17"/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7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athletics_7|knows_power_draw_6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greenwood_master_archer&quot;,&quot;Greenwood_Veteran_Archer&quot;,&quot;Greenwood_Veteran_Archers&quot;,tf_woodelf| tfg_ranged| tfg_gloves| tfg_shield| tfg_armor| tfg_helm| tfg_boots| tf_no_capture_alive,0,0,fac_woodelf,[itm_mirkwood_helm_a,itm_mirkwood_armor_d,itm_mirkwood_leather_greaves,itm_mirkwood_bow,itm_woodelf_arrows,itm_mirkwood_knife,],attr_elf_tier_5,wp_elf_tier_5,knows_common|knows_athletics_7|knows_power_draw_6|knows_power_strike_4|knows_ironflesh_4,mirkwood_elf_face_1,mirkwood_elf_face_2]," calcext:value-type="string">
            <text:p>["greenwood_master_archer","Greenwood_Veteran_Archer","Greenwood_Veteran_Archers",tf_woodelf| tfg_ranged| tfg_gloves| tfg_shield| tfg_armor| tfg_helm| tfg_boots| tf_no_capture_alive,0,0,fac_woodelf,[itm_mirkwood_helm_a,itm_mirkwood_armor_d,itm_mirkwood_leather_greaves,itm_mirkwood_bow,itm_woodelf_arrows,itm_mirkwood_knife,],attr_elf_tier_5,wp_elf_tier_5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randuils_royal_marksman</text:p>
          </table:table-cell>
          <table:table-cell table:style-name="ce3" office:value-type="string" calcext:value-type="string">
            <text:p>Thranduil's_Royal_Marksman</text:p>
          </table:table-cell>
          <table:table-cell table:style-name="ce3" office:value-type="string" calcext:value-type="string">
            <text:p>Thranduil's_Royal_Marksmen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d,</text:p>
          </table:table-cell>
          <table:table-cell table:style-name="ce17" office:value-type="string" calcext:value-type="string">
            <text:p>itm_mirkwood_armor_e,</text:p>
          </table:table-cell>
          <table:table-cell table:style-name="ce15"/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7" office:value-type="string" calcext:value-type="string">
            <text:p>itm_mirkwood_knife,</text:p>
          </table:table-cell>
          <table:table-cell table:style-name="ce17"/>
          <table:table-cell table:style-name="ce26" office:value-type="string" calcext:value-type="string">
            <text:p>attr_elf_tier_6</text:p>
          </table:table-cell>
          <table:table-cell table:style-name="ce26" office:value-type="string" calcext:value-type="string">
            <text:p>wp_elf_tier_6</text:p>
          </table:table-cell>
          <table:table-cell table:style-name="ce26" office:value-type="string" calcext:value-type="string">
            <text:p>knows_common|knows_athletics_8|knows_power_draw_7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thranduils_royal_marksman&quot;,&quot;Thranduil's_Royal_Marksman&quot;,&quot;Thranduil's_Royal_Marksmen&quot;,tf_woodelf| tfg_ranged| tfg_gloves| tfg_shield| tfg_armor| tfg_helm| tfg_boots| tf_no_capture_alive,0,0,fac_woodelf,[itm_mirkwood_helm_d,itm_mirkwood_armor_e,itm_mirkwood_leather_greaves,itm_mirkwood_bow,itm_woodelf_arrows,itm_mirkwood_knife,],attr_elf_tier_6,wp_elf_tier_6,knows_common|knows_athletics_8|knows_power_draw_7|knows_power_strike_4|knows_ironflesh_4,mirkwood_elf_face_1,mirkwood_elf_face_2]," calcext:value-type="string">
            <text:p>["thranduils_royal_marksman","Thranduil's_Royal_Marksman","Thranduil's_Royal_Marksmen",tf_woodelf| tfg_ranged| tfg_gloves| tfg_shield| tfg_armor| tfg_helm| tfg_boots| tf_no_capture_alive,0,0,fac_woodelf,[itm_mirkwood_helm_d,itm_mirkwood_armor_e,itm_mirkwood_leather_greaves,itm_mirkwood_bow,itm_woodelf_arrows,itm_mirkwood_knife,],attr_elf_tier_6,wp_elf_tier_6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5" office:value-type="string" calcext:value-type="string">
            <text:p>itm_mirkwood_boots,</text:p>
          </table:table-cell>
          <table:table-cell table:style-name="ce17" office:value-type="string" calcext:value-type="string">
            <text:p>itm_elven_bow,itm_woodelf_arrows,</text:p>
          </table:table-cell>
          <table:table-cell table:style-name="ce15" office:value-type="string" calcext:value-type="string">
            <text:p>itm_mirkwood_sword,itm_mirkwood_spear_shield_b,</text:p>
          </table:table-cell>
          <table:table-cell table:style-name="ce15"/>
          <table:table-cell table:style-name="ce26" office:value-type="string" calcext:value-type="string">
            <text:p>attr_elf_tier_3</text:p>
          </table:table-cell>
          <table:table-cell table:style-name="ce26" office:value-type="string" calcext:value-type="string">
            <text:p>wp_elf_tier_3</text:p>
          </table:table-cell>
          <table:table-cell table:style-name="ce26" office:value-type="string" calcext:value-type="string">
            <text:p>knows_common|knows_athletics_6|knows_power_draw_5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greenwood_sentinel&quot;,&quot;Greenwood_Sentinel&quot;,&quot;Greenwood_Sentinels&quot;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" calcext:value-type="string">
            <text:p>["greenwood_sentinel","Greenwood_Sentinel","Greenwood_Sentinels"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9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 office:value-type="string" calcext:value-type="string">
            <text:p>itm_mirkwood_helm_a,</text:p>
          </table:table-cell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5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sword,itm_mirkwood_spear_shield_b,</text:p>
          </table:table-cell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athletics_7|knows_power_draw_6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greenwood_vet_sentinel&quot;,&quot;Greenwood_Veteran_Sentinel&quot;,&quot;Greenwood_Veteran_Sentinels&quot;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" calcext:value-type="string">
            <text:p>["greenwood_vet_sentinel","Greenwood_Veteran_Sentinel","Greenwood_Veteran_Sentinels"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irkwood_guardsman</text:p>
          </table:table-cell>
          <table:table-cell table:style-name="ce3" office:value-type="string" calcext:value-type="string">
            <text:p>Greenwood_Guardsman</text:p>
          </table:table-cell>
          <table:table-cell table:style-name="ce3" office:value-type="string" calcext:value-type="string">
            <text:p>Greenwood_Guardsmen</text:p>
          </table:table-cell>
          <table:table-cell table:style-name="ce9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d,</text:p>
          </table:table-cell>
          <table:table-cell table:style-name="ce15" office:value-type="string" calcext:value-type="string">
            <text:p>itm_mirkwood_armor_a,</text:p>
          </table:table-cell>
          <table:table-cell table:style-name="ce17"/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sword,itm_mirkwood_spear_shield_c,</text:p>
          </table:table-cell>
          <table:table-cell table:style-name="ce17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athletics_8|knows_power_draw_7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mirkwood_guardsman&quot;,&quot;Greenwood_Guardsman&quot;,&quot;Greenwood_Guardsmen&quot;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" calcext:value-type="string">
            <text:p>["mirkwood_guardsman","Greenwood_Guardsman","Greenwood_Guardsmen"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pearman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9" office:value-type="string" calcext:value-type="string">
            <text:p>tf_woodelf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b,</text:p>
          </table:table-cell>
          <table:table-cell table:style-name="ce17" office:value-type="string" calcext:value-type="string">
            <text:p>itm_mirkwood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mirkwood_war_spear,itm_mirkwood_short_spear,itm_mirkwood_sword,</text:p>
          </table:table-cell>
          <table:table-cell table:style-name="ce17" office:value-type="string" calcext:value-type="string">
            <text:p>itm_mirkwood_spear_shield_a,</text:p>
          </table:table-cell>
          <table:table-cell table:style-name="ce17"/>
          <table:table-cell table:style-name="ce26" office:value-type="string" calcext:value-type="string">
            <text:p>attr_elf_tier_2</text:p>
          </table:table-cell>
          <table:table-cell table:style-name="ce26" office:value-type="string" calcext:value-type="string">
            <text:p>wp_elf_tier_2</text:p>
          </table:table-cell>
          <table:table-cell table:style-name="ce26" office:value-type="string" calcext:value-type="string">
            <text:p>knows_common|knows_athletics_5|knows_power_draw_3|knows_power_strike_3|knows_ironflesh_3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greenwood_spearman&quot;,&quot;Greenwood_Infantry&quot;,&quot;Greenwood_Infantry&quot;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" calcext:value-type="string">
            <text:p>["greenwood_spearman","Greenwood_Infantry","Greenwood_Infantry"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eran_spearman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b,</text:p>
          </table:table-cell>
          <table:table-cell table:style-name="ce15" office:value-type="string" calcext:value-type="string">
            <text:p>itm_mirkwood_light_scal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war_spear,itm_mirkwood_sword,</text:p>
          </table:table-cell>
          <table:table-cell table:style-name="ce15" office:value-type="string" calcext:value-type="string">
            <text:p>itm_mirkwood_spear_shield_a,</text:p>
          </table:table-cell>
          <table:table-cell table:style-name="ce15"/>
          <table:table-cell table:style-name="ce26" office:value-type="string" calcext:value-type="string">
            <text:p>attr_elf_tier_3</text:p>
          </table:table-cell>
          <table:table-cell table:style-name="ce26" office:value-type="string" calcext:value-type="string">
            <text:p>wp_elf_tier_3</text:p>
          </table:table-cell>
          <table:table-cell table:style-name="ce26" office:value-type="string" calcext:value-type="string">
            <text:p>knows_common|knows_athletics_6|knows_power_draw_3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greenwood_veteran_spearman&quot;,&quot;Greenwood_Veteran_Infantry&quot;,&quot;Greenwood_Veteran_Infantry&quot;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" calcext:value-type="string">
            <text:p>["greenwood_veteran_spearman","Greenwood_Veteran_Infantry","Greenwood_Veteran_Infantry"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royal_spearman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 office:value-type="string" calcext:value-type="string">
            <text:p>itm_mirkwood_helm_b,</text:p>
          </table:table-cell>
          <table:table-cell table:style-name="ce15" office:value-type="string" calcext:value-type="string">
            <text:p>itm_mirkwood_armor_d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leather_greaves,</text:p>
          </table:table-cell>
          <table:table-cell table:style-name="ce15" office:value-type="string" calcext:value-type="string">
            <text:p>itm_mirkwood_war_spear,</text:p>
          </table:table-cell>
          <table:table-cell table:style-name="ce15" office:value-type="string" calcext:value-type="string">
            <text:p>itm_mirkwood_spear_shield_b,</text:p>
          </table:table-cell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athletics_7|knows_power_draw_3|knows_power_strike_5|knows_ironflesh_5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greenwood_royal_spearman&quot;,&quot;Greenwood_Elite_Infantry&quot;,&quot;Greenwood_Elite_Infantry&quot;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" calcext:value-type="string">
            <text:p>["greenwood_royal_spearman","Greenwood_Elite_Infantry","Greenwood_Elite_Infantry"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randuils_royal_swordsman</text:p>
          </table:table-cell>
          <table:table-cell table:style-name="ce3" office:value-type="string" calcext:value-type="string">
            <text:p>Thranduil's_Royal_Swordsman</text:p>
          </table:table-cell>
          <table:table-cell table:style-name="ce3" office:value-type="string" calcext:value-type="string">
            <text:p>Thranduil's_Royal_Swordsmen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b,</text:p>
          </table:table-cell>
          <table:table-cell table:style-name="ce15" office:value-type="string" calcext:value-type="string">
            <text:p>itm_mirkwood_armor_e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sword,</text:p>
          </table:table-cell>
          <table:table-cell table:style-name="ce15" office:value-type="string" calcext:value-type="string">
            <text:p>itm_mirkwood_spear_shield_c,</text:p>
          </table:table-cell>
          <table:table-cell table:style-name="ce17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6</text:p>
          </table:table-cell>
          <table:table-cell table:style-name="ce26" office:value-type="string" calcext:value-type="string">
            <text:p>knows_common|knows_athletics_8|knows_power_draw_7|knows_power_strike_7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thranduils_royal_swordsman&quot;,&quot;Thranduil's_Royal_Swordsman&quot;,&quot;Thranduil's_Royal_Swordsmen&quot;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" calcext:value-type="string">
            <text:p>["thranduils_royal_swordsman","Thranduil's_Royal_Swordsman","Thranduil's_Royal_Swordsmen"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randuils_spearman</text:p>
          </table:table-cell>
          <table:table-cell table:style-name="ce3" office:value-type="string" calcext:value-type="string">
            <text:p>Thranduil's_Royal_Spearman</text:p>
          </table:table-cell>
          <table:table-cell table:style-name="ce3" office:value-type="string" calcext:value-type="string">
            <text:p>Thranduil's_Royal_Spearmen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c,</text:p>
          </table:table-cell>
          <table:table-cell table:style-name="ce17" office:value-type="string" calcext:value-type="string">
            <text:p>itm_mirkwood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great_spear,</text:p>
          </table:table-cell>
          <table:table-cell table:style-name="ce17" table:number-columns-repeated="2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melee(500)</text:p>
          </table:table-cell>
          <table:table-cell table:style-name="ce26" office:value-type="string" calcext:value-type="string">
            <text:p>knows_common|knows_athletics_8|knows_power_draw_7|knows_power_strike_7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thranduils_spearman&quot;,&quot;Thranduil's_Royal_Spearman&quot;,&quot;Thranduil's_Royal_Spearmen&quot;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" calcext:value-type="string">
            <text:p>["thranduils_spearman","Thranduil's_Royal_Spearman","Thranduil's_Royal_Spearmen"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a,</text:p>
          </table:table-cell>
          <table:table-cell table:style-name="ce17" office:value-type="string" calcext:value-type="string">
            <text:p>itm_mirkwood_armor_c,</text:p>
          </table:table-cell>
          <table:table-cell table:style-name="ce15"/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woodelf_banner,</text:p>
          </table:table-cell>
          <table:table-cell table:style-name="ce17" table:number-columns-repeated="2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athletics_4|knows_power_draw_6|knows_power_strike_4|knows_ironflesh_10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greenwood_standard_bearer&quot;,&quot;Greenwood_Standard_Bearer&quot;,&quot;Greenwood_Standard_Bearers&quot;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" calcext:value-type="string">
            <text:p>["greenwood_standard_bearer","Greenwood_Standard_Bearer","Greenwood_Standard_Bearers"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#Rivendell" calcext:value-type="string">
            <text:p>#Rivendell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9" office:value-type="string" calcext:value-type="string">
            <text:p>tf_imladris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/>
          <table:table-cell table:style-name="ce17" office:value-type="string" calcext:value-type="string">
            <text:p>itm_riv_armor_light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short_bow,itm_elven_arrows,</text:p>
          </table:table-cell>
          <table:table-cell table:style-name="ce15" office:value-type="string" calcext:value-type="string">
            <text:p>itm_riv_archer_sword,</text:p>
          </table:table-cell>
          <table:table-cell table:style-name="ce15"/>
          <table:table-cell table:style-name="ce26" office:value-type="string" calcext:value-type="string">
            <text:p>attr_elf_tier_1</text:p>
          </table:table-cell>
          <table:table-cell table:style-name="ce26" office:value-type="string" calcext:value-type="string">
            <text:p>wp_elf_tier_2</text:p>
          </table:table-cell>
          <table:table-cell table:style-name="ce26" office:value-type="string" calcext:value-type="string">
            <text:p>knows_common|knows_power_draw_3|knows_power_strike_2|knows_ironflesh_1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rivendell_scout&quot;,&quot;Rivendell_Scout&quot;,&quot;Rivendell_Scouts&quot;,tf_imladris| tfg_ranged| tfg_armor| tfg_boots| tf_no_capture_alive,0,0,fac_imladris,[itm_riv_armor_light,itm_riv_boots,itm_short_bow,itm_elven_arrows,itm_riv_archer_sword,],attr_elf_tier_1,wp_elf_tier_2,knows_common|knows_power_draw_3|knows_power_strike_2|knows_ironflesh_1,rivendell_elf_face_1,rivendell_elf_face_2]," calcext:value-type="string">
            <text:p>["rivendell_scout","Rivendell_Scout","Rivendell_Scouts",tf_imladris| tfg_ranged| tfg_armor| tfg_boots| tf_no_capture_alive,0,0,fac_imladris,[itm_riv_armor_light,itm_riv_boots,itm_short_bow,itm_elven_arrows,itm_riv_archer_sword,],attr_elf_tier_1,wp_elf_tier_2,knows_common|knows_power_draw_3|knows_power_strike_2|knows_ironflesh_1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9" office:value-type="string" calcext:value-type="string">
            <text:p>tf_imladris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/>
          <table:table-cell table:style-name="ce15" office:value-type="string" calcext:value-type="string">
            <text:p>itm_riv_armor_light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elven_bow,itm_elven_arrows,</text:p>
          </table:table-cell>
          <table:table-cell table:style-name="ce15" office:value-type="string" calcext:value-type="string">
            <text:p>itm_riv_archer_sword,</text:p>
          </table:table-cell>
          <table:table-cell table:style-name="ce15"/>
          <table:table-cell table:style-name="ce26" office:value-type="string" calcext:value-type="string">
            <text:p>attr_elf_tier_2</text:p>
          </table:table-cell>
          <table:table-cell table:style-name="ce26" office:value-type="string" calcext:value-type="string">
            <text:p>wp_elf_tier_2</text:p>
          </table:table-cell>
          <table:table-cell table:style-name="ce26" office:value-type="string" calcext:value-type="string">
            <text:p>knows_common|knows_athletics_2|knows_power_strike_2|knows_power_draw_3|knows_power_strike_4|knows_ironflesh_1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 office:value-type="string" office:string-value="[&quot;rivendell_veteran_scout&quot;,&quot;Rivendell_Veteran_Scout&quot;,&quot;Rivendell_Veteran_Scouts&quot;,tf_imladris| tfg_ranged| tfg_armor| tfg_boots| tf_no_capture_alive,0,0,fac_imladris,[itm_riv_armor_light,itm_riv_boots,itm_elven_bow,itm_elven_arrows,itm_riv_archer_sword,],attr_elf_tier_2,wp_elf_tier_2,knows_common|knows_athletics_2|knows_power_strike_2|knows_power_draw_3|knows_power_strike_4|knows_ironflesh_1,rivendell_elf_face_1,rivendell_elf_face_2]," calcext:value-type="string">
            <text:p>["rivendell_veteran_scout","Rivendell_Veteran_Scout","Rivendell_Veteran_Scouts",tf_imladris| tfg_ranged| tfg_armor| tfg_boots| tf_no_capture_alive,0,0,fac_imladris,[itm_riv_armor_light,itm_riv_boots,itm_elven_bow,itm_elven_arrows,itm_riv_archer_sword,],attr_elf_tier_2,wp_elf_tier_2,knows_common|knows_athletics_2|knows_power_strike_2|knows_power_draw_3|knows_power_strike_4|knows_ironflesh_1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entinel</text:p>
          </table:table-cell>
          <table:table-cell table:style-name="ce3" office:value-type="string" calcext:value-type="string">
            <text:p>Rivendell_Sentinel</text:p>
          </table:table-cell>
          <table:table-cell table:style-name="ce3" office:value-type="string" calcext:value-type="string">
            <text:p>Rivendell_Sentinels</text:p>
          </table:table-cell>
          <table:table-cell table:style-name="ce9" office:value-type="string" calcext:value-type="string">
            <text:p>tf_imladris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 office:value-type="string" calcext:value-type="string">
            <text:p>itm_riv_helm_a,</text:p>
          </table:table-cell>
          <table:table-cell table:style-name="ce15" office:value-type="string" calcext:value-type="string">
            <text:p>itm_riv_armor_archer,</text:p>
          </table:table-cell>
          <table:table-cell table:style-name="ce15"/>
          <table:table-cell table:style-name="ce17" office:value-type="string" calcext:value-type="string">
            <text:p>itm_riv_boots,</text:p>
          </table:table-cell>
          <table:table-cell table:style-name="ce22" office:value-type="string" calcext:value-type="string">
            <text:p>itm_riv_bow,itm_elven_arrows,</text:p>
          </table:table-cell>
          <table:table-cell table:style-name="ce17" office:value-type="string" calcext:value-type="string">
            <text:p>itm_riv_archer_sword,</text:p>
          </table:table-cell>
          <table:table-cell table:style-name="ce15"/>
          <table:table-cell table:style-name="ce26" office:value-type="string" calcext:value-type="string">
            <text:p>attr_elf_tier_3</text:p>
          </table:table-cell>
          <table:table-cell table:style-name="ce26" office:value-type="string" calcext:value-type="string">
            <text:p>wp_elf_tier_3</text:p>
          </table:table-cell>
          <table:table-cell table:style-name="ce26" office:value-type="string" calcext:value-type="string">
            <text:p>knows_common|knows_athletics_4|knows_power_draw_4|knows_power_strike_3|knows_ironflesh_3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[&quot;rivendell_sentinel&quot;,&quot;Rivendell_Sentinel&quot;,&quot;Rivendell_Sentinels&quot;,tf_imladris| tfg_ranged| tfg_armor| tfg_helm| tfg_boots| tf_no_capture_alive,0,0,fac_imladris,[itm_riv_helm_a,itm_riv_armor_archer,itm_riv_boots,itm_riv_bow,itm_elven_arrows,itm_riv_archer_sword,],attr_elf_tier_3,wp_elf_tier_3,knows_common|knows_athletics_4|knows_power_draw_4|knows_power_strike_3|knows_ironflesh_3,rivendell_elf_face_1,rivendell_elf_face_2]," calcext:value-type="string">
            <text:p>["rivendell_sentinel","Rivendell_Sentinel","Rivendell_Sentinels",tf_imladris| tfg_ranged| tfg_armor| tfg_helm| tfg_boots| tf_no_capture_alive,0,0,fac_imladris,[itm_riv_helm_a,itm_riv_armor_archer,itm_riv_boots,itm_riv_bow,itm_elven_arrows,itm_riv_archer_sword,],attr_elf_tier_3,wp_elf_tier_3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sentinel</text:p>
          </table:table-cell>
          <table:table-cell table:style-name="ce3" office:value-type="string" calcext:value-type="string">
            <text:p>Rivendell_Veteran_Sentinel</text:p>
          </table:table-cell>
          <table:table-cell table:style-name="ce3" office:value-type="string" calcext:value-type="string">
            <text:p>Rivendell_Veteran_Sentinels</text:p>
          </table:table-cell>
          <table:table-cell table:style-name="ce9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a,</text:p>
          </table:table-cell>
          <table:table-cell table:style-name="ce15" office:value-type="string" calcext:value-type="string">
            <text:p>itm_riv_armor_archer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riv_bow,itm_elven_arrows,</text:p>
          </table:table-cell>
          <table:table-cell table:style-name="ce15" office:value-type="string" calcext:value-type="string">
            <text:p>itm_riv_archer_sword,</text:p>
          </table:table-cell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athletics_5|knows_power_draw_4|knows_power_strike_3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rivendell_veteran_sentinel&quot;,&quot;Rivendell_Veteran_Sentinel&quot;,&quot;Rivendell_Veteran_Sentinels&quot;,tf_imladris| tfg_ranged| tfg_gloves| tfg_shield| tfg_armor| tfg_helm| tfg_boots| tf_no_capture_alive,0,0,fac_imladris,[itm_riv_helm_a,itm_riv_armor_archer,itm_riv_boots,itm_riv_bow,itm_elven_arrows,itm_riv_archer_sword,],attr_elf_tier_4,wp_elf_tier_4,knows_common|knows_athletics_5|knows_power_draw_4|knows_power_strike_3|knows_ironflesh_4,rivendell_elf_face_1,rivendell_elf_face_2]," calcext:value-type="string">
            <text:p>["rivendell_veteran_sentinel","Rivendell_Veteran_Sentinel","Rivendell_Veteran_Sentinels",tf_imladris| tfg_ranged| tfg_gloves| tfg_shield| tfg_armor| tfg_helm| tfg_boots| tf_no_capture_alive,0,0,fac_imladris,[itm_riv_helm_a,itm_riv_armor_archer,itm_riv_boots,itm_riv_bow,itm_elven_arrows,itm_riv_archer_sword,],attr_elf_tier_4,wp_elf_tier_4,knows_common|knows_athletics_5|knows_power_draw_4|knows_power_strike_3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elite_sentinel</text:p>
          </table:table-cell>
          <table:table-cell table:style-name="ce3" office:value-type="string" calcext:value-type="string">
            <text:p>Rivendell_Elite_Sentinel</text:p>
          </table:table-cell>
          <table:table-cell table:style-name="ce3" office:value-type="string" calcext:value-type="string">
            <text:p>Rivendell_Elite_Sentinels</text:p>
          </table:table-cell>
          <table:table-cell table:style-name="ce9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b,</text:p>
          </table:table-cell>
          <table:table-cell table:style-name="ce15" office:value-type="string" calcext:value-type="string">
            <text:p>itm_riv_armor_m_archer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riv_bow,itm_elven_arrows,</text:p>
          </table:table-cell>
          <table:table-cell table:style-name="ce17" office:value-type="string" calcext:value-type="string">
            <text:p>itm_riv_1h_sword,itm_riv_shield_a,</text:p>
          </table:table-cell>
          <table:table-cell table:style-name="ce15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athletics_5|knows_power_draw_5|knows_power_strike_4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rivendell_elite_sentinel&quot;,&quot;Rivendell_Elite_Sentinel&quot;,&quot;Rivendell_Elite_Sentinels&quot;,tf_imladris| tfg_ranged| tfg_gloves| tfg_shield| tfg_armor| tfg_helm| tfg_boots| tf_no_capture_alive,0,0,fac_imladris,[itm_riv_helm_b,itm_riv_armor_m_archer,itm_riv_boots,itm_riv_bow,itm_elven_arrows,itm_riv_1h_sword,itm_riv_shield_a,],attr_elf_tier_5,wp_elf_tier_5,knows_common|knows_athletics_5|knows_power_draw_5|knows_power_strike_4|knows_ironflesh_4,rivendell_elf_face_1,rivendell_elf_face_2]," calcext:value-type="string">
            <text:p>["rivendell_elite_sentinel","Rivendell_Elite_Sentinel","Rivendell_Elite_Sentinels",tf_imladris| tfg_ranged| tfg_gloves| tfg_shield| tfg_armor| tfg_helm| tfg_boots| tf_no_capture_alive,0,0,fac_imladris,[itm_riv_helm_b,itm_riv_armor_m_archer,itm_riv_boots,itm_riv_bow,itm_elven_arrows,itm_riv_1h_sword,itm_riv_shield_a,],attr_elf_tier_5,wp_elf_tier_5,knows_common|knows_athletics_5|knows_power_draw_5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guardian</text:p>
          </table:table-cell>
          <table:table-cell table:style-name="ce3" office:value-type="string" calcext:value-type="string">
            <text:p>Rivendell_Guardian</text:p>
          </table:table-cell>
          <table:table-cell table:style-name="ce3" office:value-type="string" calcext:value-type="string">
            <text:p>Rivendell_Guardians</text:p>
          </table:table-cell>
          <table:table-cell table:style-name="ce9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b,</text:p>
          </table:table-cell>
          <table:table-cell table:style-name="ce15" office:value-type="string" calcext:value-type="string">
            <text:p>itm_riv_armor_m_archer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riv_boots,</text:p>
          </table:table-cell>
          <table:table-cell table:style-name="ce15" office:value-type="string" calcext:value-type="string">
            <text:p>itm_riv_bow,itm_elven_arrows,</text:p>
          </table:table-cell>
          <table:table-cell table:style-name="ce15" office:value-type="string" calcext:value-type="string">
            <text:p>itm_riv_1h_sword,itm_riv_shield_a,</text:p>
          </table:table-cell>
          <table:table-cell table:style-name="ce15"/>
          <table:table-cell table:style-name="ce26" office:value-type="string" calcext:value-type="string">
            <text:p>attr_elf_tier_6</text:p>
          </table:table-cell>
          <table:table-cell table:style-name="ce26" office:value-type="string" calcext:value-type="string">
            <text:p>wp_elf_tier_6</text:p>
          </table:table-cell>
          <table:table-cell table:style-name="ce26" office:value-type="string" calcext:value-type="string">
            <text:p>knows_common|knows_athletics_5|knows_power_draw_6|knows_power_strike_4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rivendell_guardian&quot;,&quot;Rivendell_Guardian&quot;,&quot;Rivendell_Guardians&quot;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6,knows_common|knows_athletics_5|knows_power_draw_6|knows_power_strike_4|knows_ironflesh_4,rivendell_elf_face_1,rivendell_elf_face_2]," calcext:value-type="string">
            <text:p>["rivendell_guardian","Rivendell_Guardian","Rivendell_Guardians"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6,knows_common|knows_athletics_5|knows_power_draw_6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infantry</text:p>
          </table:table-cell>
          <table:table-cell table:number-columns-repeated="2" table:style-name="ce3" office:value-type="string" calcext:value-type="string">
            <text:p>Rivendell_Infantry</text:p>
          </table:table-cell>
          <table:table-cell table:style-name="ce9" office:value-type="string" calcext:value-type="string">
            <text:p>tf_imladri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 office:value-type="string" calcext:value-type="string">
            <text:p>itm_riv_helm_a,</text:p>
          </table:table-cell>
          <table:table-cell table:style-name="ce17" office:value-type="string" calcext:value-type="string">
            <text:p>itm_riv_armor_light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6" office:value-type="string" calcext:value-type="string">
            <text:p>attr_elf_tier_2</text:p>
          </table:table-cell>
          <table:table-cell table:style-name="ce26" office:value-type="string" calcext:value-type="string">
            <text:p>wp_elf_tier_2</text:p>
          </table:table-cell>
          <table:table-cell table:style-name="ce26" office:value-type="string" calcext:value-type="string">
            <text:p>knows_common|knows_athletics_4|knows_power_draw_4|knows_power_strike_3|knows_ironflesh_3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rivendell_infantry&quot;,&quot;Rivendell_Infantry&quot;,&quot;Rivendell_Infantry&quot;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" calcext:value-type="string">
            <text:p>["rivendell_infantry","Rivendell_Infantry","Rivendell_Infantry"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infantry</text:p>
          </table:table-cell>
          <table:table-cell table:number-columns-repeated="2" table:style-name="ce3" office:value-type="string" calcext:value-type="string">
            <text:p>Rivendell_Veteran_Infantry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b,</text:p>
          </table:table-cell>
          <table:table-cell table:style-name="ce15" office:value-type="string" calcext:value-type="string">
            <text:p>itm_riv_armor_light_inf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6" office:value-type="string" calcext:value-type="string">
            <text:p>attr_elf_tier_3</text:p>
          </table:table-cell>
          <table:table-cell table:style-name="ce26" office:value-type="string" calcext:value-type="string">
            <text:p>wp_elf_tier_3</text:p>
          </table:table-cell>
          <table:table-cell table:style-name="ce26" office:value-type="string" calcext:value-type="string">
            <text:p>knows_common|knows_athletics_5|knows_power_draw_4|knows_power_strike_4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rivendell_veteran_infantry&quot;,&quot;Rivendell_Veteran_Infantry&quot;,&quot;Rivendell_Veteran_Infantry&quot;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" calcext:value-type="string">
            <text:p>["rivendell_veteran_infantry","Rivendell_Veteran_Infantry","Rivendell_Veteran_Infantry"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elite_infantry</text:p>
          </table:table-cell>
          <table:table-cell table:number-columns-repeated="2" table:style-name="ce3" office:value-type="string" calcext:value-type="string">
            <text:p>Rivendell_Elite_Infantry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 office:value-type="string" calcext:value-type="string">
            <text:p>itm_riv_helm_c,</text:p>
          </table:table-cell>
          <table:table-cell table:style-name="ce15" office:value-type="string" calcext:value-type="string">
            <text:p>itm_riv_armor_me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22" office:value-type="string" calcext:value-type="string">
            <text:p>itm_riv_spear,itm_riv_1h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athletics_5|knows_power_draw_5|knows_power_strike_5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rivendell_elite_infantry&quot;,&quot;Rivendell_Elite_Infantry&quot;,&quot;Rivendell_Elite_Infantry&quot;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" calcext:value-type="string">
            <text:p>["rivendell_elite_infantry","Rivendell_Elite_Infantry","Rivendell_Elite_Infantry"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royal_infantry</text:p>
          </table:table-cell>
          <table:table-cell table:number-columns-repeated="2" table:style-name="ce3" office:value-type="string" calcext:value-type="string">
            <text:p>Rivendell_Royal_Infantry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eavy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riv_spear,itm_riv_1h_sword,itm_riv_bas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athletics_5|knows_power_draw_6|knows_power_strike_7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rivendell_royal_infantry&quot;,&quot;Rivendell_Royal_Infantry&quot;,&quot;Rivendell_Royal_Infantry&quot;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" calcext:value-type="string">
            <text:p>["rivendell_royal_infantry","Rivendell_Royal_Infantry","Rivendell_Royal_Infantry"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cavalry</text:p>
          </table:table-cell>
          <table:table-cell table:number-columns-repeated="2" table:style-name="ce3" office:value-type="string" calcext:value-type="string">
            <text:p>Rivendell_Cavalry</text:p>
          </table:table-cell>
          <table:table-cell table:style-name="ce9" office:value-type="string" calcext:value-type="string">
            <text:p>tf_imladris| tf_mounted| tfg_gloves| tfg_shield| tfg_armor| tfg_helm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_arche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itm_riv_riding_sword,itm_riv_bas_sword,</text:p>
          </table:table-cell>
          <table:table-cell table:style-name="ce17" office:value-type="string" calcext:value-type="string">
            <text:p>itm_riv_shield_b,</text:p>
          </table:table-cell>
          <table:table-cell table:style-name="ce15" office:value-type="string" calcext:value-type="string">
            <text:p>itm_riv_warhorse,</text:p>
          </table:table-cell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riding_5|knows_athletics_5|knows_power_draw_5|knows_power_strike_6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rivendell_cavalry&quot;,&quot;Rivendell_Cavalry&quot;,&quot;Rivendell_Cavalry&quot;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" calcext:value-type="string">
            <text:p>["rivendell_cavalry","Rivendell_Cavalry","Rivendell_Cavalry"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rivendell</text:p>
          </table:table-cell>
          <table:table-cell table:style-name="ce3" office:value-type="string" calcext:value-type="string">
            <text:p>Knight_of_Rivendell</text:p>
          </table:table-cell>
          <table:table-cell table:style-name="ce3" office:value-type="string" calcext:value-type="string">
            <text:p>Knights_of_Rivendell</text:p>
          </table:table-cell>
          <table:table-cell table:style-name="ce9" office:value-type="string" calcext:value-type="string">
            <text:p>tf_imladris| tfg_ranged| tf_mounted| tfg_gloves| tfg_shield| tfg_armor| tfg_helm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_archer,</text:p>
          </table:table-cell>
          <table:table-cell table:style-name="ce15"/>
          <table:table-cell table:style-name="ce17" office:value-type="string" calcext:value-type="string">
            <text:p>itm_riv_boots,</text:p>
          </table:table-cell>
          <table:table-cell table:style-name="ce15" office:value-type="string" calcext:value-type="string">
            <text:p>itm_strong_bow,itm_elven_arrows,</text:p>
          </table:table-cell>
          <table:table-cell table:style-name="ce15" office:value-type="string" calcext:value-type="string">
            <text:p>itm_riv_1h_sword,itm_riv_bas_sword,itm_riv_shield_b,itm_riv_spear,itm_riv_riding_sword,</text:p>
          </table:table-cell>
          <table:table-cell table:style-name="ce15" office:value-type="string" calcext:value-type="string">
            <text:p>itm_riv_warhorse2,</text:p>
          </table:table-cell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riding_6|knows_horse_archery_6|knows_athletics_5|knows_power_draw_6|knows_power_strike_6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knight_of_rivendell&quot;,&quot;Knight_of_Rivendell&quot;,&quot;Knights_of_Rivendell&quot;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" calcext:value-type="string">
            <text:p>["knight_of_rivendell","Knight_of_Rivendell","Knights_of_Rivendell"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eavy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riv_boots,</text:p>
          </table:table-cell>
          <table:table-cell table:style-name="ce15" office:value-type="string" calcext:value-type="string">
            <text:p>itm_imladris_banner,</text:p>
          </table:table-cell>
          <table:table-cell table:style-name="ce15" table:number-columns-repeated="2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athletics_3|knows_power_draw_6|knows_power_strike_6|knows_ironflesh_10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rivendell_standard_bearer&quot;,&quot;Rivendell_Standard_Bearer&quot;,&quot;Rivendell_Standard_Bearers&quot;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" calcext:value-type="string">
            <text:p>["rivendell_standard_bearer","Rivendell_Standard_Bearer","Rivendell_Standard_Bearers"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##Dunedain #Arnor" calcext:value-type="string">
            <text:p>##Dunedain #Arn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9" office:value-type="string" calcext:value-type="string">
            <text:p>tf_dunedai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9"/>
          <table:table-cell table:style-name="ce15" office:value-type="string" calcext:value-type="string">
            <text:p>itm_arnor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short_bow,itm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6" office:value-type="string" calcext:value-type="string">
            <text:p>attr_elf_tier_1</text:p>
          </table:table-cell>
          <table:table-cell table:style-name="ce26" office:value-type="string" calcext:value-type="string">
            <text:p>wp_elf_tier_1</text:p>
          </table:table-cell>
          <table:table-cell table:style-name="ce26" office:value-type="string" calcext:value-type="string">
            <text:p>knows_common|knows_power_draw_3|knows_power_strike_1|knows_ironflesh_1</text:p>
          </table:table-cell>
          <table:table-cell table:style-name="ce29" office:value-type="string" calcext:value-type="string">
            <text:p>arnor_face_middle_1</text:p>
          </table:table-cell>
          <table:table-cell table:style-name="ce29" office:value-type="string" calcext:value-type="string">
            <text:p>arnor_face_middle_2</text:p>
          </table:table-cell>
          <table:table-cell table:style-name="ce31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dunedain_scout&quot;,&quot;Dunedain_Scout&quot;,&quot;Dunedain_Scouts&quot;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" calcext:value-type="string">
            <text:p>["dunedain_scout","Dunedain_Scout","Dunedain_Scouts"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trained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9" office:value-type="string" calcext:value-type="string">
            <text:p>tf_dunedai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/>
          <table:table-cell table:style-name="ce15" office:value-type="string" calcext:value-type="string">
            <text:p>itm_arnor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regular_bow,itm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6" office:value-type="string" calcext:value-type="string">
            <text:p>attr_elf_tier_2</text:p>
          </table:table-cell>
          <table:table-cell table:style-name="ce26" office:value-type="string" calcext:value-type="string">
            <text:p>wp_elf_tier_2</text:p>
          </table:table-cell>
          <table:table-cell table:style-name="ce26" office:value-type="string" calcext:value-type="string">
            <text:p>knows_common|knows_athletics_2|knows_power_draw_3|knows_power_strike_4|knows_ironflesh_1</text:p>
          </table:table-cell>
          <table:table-cell table:style-name="ce29" office:value-type="string" calcext:value-type="string">
            <text:p>arnor_face_middle_1</text:p>
          </table:table-cell>
          <table:table-cell table:style-name="ce29" office:value-type="string" calcext:value-type="string">
            <text:p>arnor_face_middle_2</text:p>
          </table:table-cell>
          <table:table-cell table:style-name="ce31"/>
          <table:table-cell table:style-name="ce4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 office:value-type="string" office:string-value="[&quot;dunedain_trained_scout&quot;,&quot;Dunedain_Tracker&quot;,&quot;Dunedain_Trackers&quot;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" calcext:value-type="string">
            <text:p>["dunedain_trained_scout","Dunedain_Tracker","Dunedain_Trackers"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man_at_arms</text:p>
          </table:table-cell>
          <table:table-cell table:style-name="ce3" office:value-type="string" calcext:value-type="string">
            <text:p>Arnor_Man_at_Arms</text:p>
          </table:table-cell>
          <table:table-cell table:style-name="ce3" office:value-type="string" calcext:value-type="string">
            <text:p>Arnor_Men_at_Arms</text:p>
          </table:table-cell>
          <table:table-cell table:style-name="ce9" office:value-type="string" calcext:value-type="string">
            <text:p>tf_dunedai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arnor_helm_c,</text:p>
          </table:table-cell>
          <table:table-cell table:style-name="ce15" office:value-type="string" calcext:value-type="string">
            <text:p>itm_arnor_armor_b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arnor_sword_f,</text:p>
          </table:table-cell>
          <table:table-cell table:style-name="ce15" office:value-type="string" calcext:value-type="string">
            <text:p>itm_arnor_shield_a,</text:p>
          </table:table-cell>
          <table:table-cell table:style-name="ce15"/>
          <table:table-cell table:style-name="ce26" office:value-type="string" calcext:value-type="string">
            <text:p>attr_elf_tier_3</text:p>
          </table:table-cell>
          <table:table-cell table:style-name="ce26" office:value-type="string" calcext:value-type="string">
            <text:p>wp_elf_tier_3</text:p>
          </table:table-cell>
          <table:table-cell table:style-name="ce26" office:value-type="string" calcext:value-type="string">
            <text:p>knows_common|knows_athletics_4|knows_power_draw_4|knows_power_strike_5|knows_ironflesh_3</text:p>
          </table:table-cell>
          <table:table-cell table:style-name="ce29" office:value-type="string" calcext:value-type="string">
            <text:p>arnor_face_middle_1</text:p>
          </table:table-cell>
          <table:table-cell table:style-name="ce29" office:value-type="string" calcext:value-type="string">
            <text:p>arnor_face_middle_2</text:p>
          </table:table-cell>
          <table:table-cell table:style-name="ce31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[&quot;arnor_man_at_arms&quot;,&quot;Arnor_Man_at_Arms&quot;,&quot;Arnor_Men_at_Arms&quot;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" calcext:value-type="string">
            <text:p>["arnor_man_at_arms","Arnor_Man_at_Arms","Arnor_Men_at_Arms"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master_at_arms</text:p>
          </table:table-cell>
          <table:table-cell table:style-name="ce3" office:value-type="string" calcext:value-type="string">
            <text:p>Arnor_Master_at_Arms</text:p>
          </table:table-cell>
          <table:table-cell table:style-name="ce3" office:value-type="string" calcext:value-type="string">
            <text:p>Arnor_Masters_at_Arms</text:p>
          </table:table-cell>
          <table:table-cell table:style-name="ce9" office:value-type="string" calcext:value-type="string">
            <text:p>tf_dunedain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arnor_helm_b,</text:p>
          </table:table-cell>
          <table:table-cell table:style-name="ce15" office:value-type="string" calcext:value-type="string">
            <text:p>itm_arnor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arnor_armor_f,</text:p>
          </table:table-cell>
          <table:table-cell table:style-name="ce15" office:value-type="string" calcext:value-type="string">
            <text:p>itm_arnor_shield_a,</text:p>
          </table:table-cell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athletics_5|knows_power_draw_5|knows_power_strike_6|knows_ironflesh_4</text:p>
          </table:table-cell>
          <table:table-cell table:style-name="ce29" office:value-type="string" calcext:value-type="string">
            <text:p>arnor_face_middle_1</text:p>
          </table:table-cell>
          <table:table-cell table:style-name="ce29" office:value-type="string" calcext:value-type="string">
            <text:p>arnor_face_middle_2</text:p>
          </table:table-cell>
          <table:table-cell table:style-name="ce31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arnor_master_at_arms&quot;,&quot;Arnor_Master_at_Arms&quot;,&quot;Arnor_Masters_at_Arms&quot;,tf_dunedain| tfg_gloves| tfg_shield| tfg_armor| tfg_helm| tfg_boots,0,0,fac_imladris,[itm_arnor_helm_b,itm_arnor_armor_a,itm_leather_gloves,itm_arnor_greaves,itm_arnor_armor_f,itm_arnor_shield_a,],attr_elf_tier_4,wp_elf_tier_4,knows_common|knows_athletics_5|knows_power_draw_5|knows_power_strike_6|knows_ironflesh_4,arnor_face_middle_1,arnor_face_middle_2]," calcext:value-type="string">
            <text:p>["arnor_master_at_arms","Arnor_Master_at_Arms","Arnor_Masters_at_Arms",tf_dunedain| tfg_gloves| tfg_shield| tfg_armor| tfg_helm| tfg_boots,0,0,fac_imladris,[itm_arnor_helm_b,itm_arnor_armor_a,itm_leather_gloves,itm_arnor_greaves,itm_arnor_armor_f,itm_arnor_shield_a,],attr_elf_tier_4,wp_elf_tier_4,knows_common|knows_athletics_5|knows_power_draw_5|knows_power_strike_6|knows_ironflesh_4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igh_swordsman_of_arnor</text:p>
          </table:table-cell>
          <table:table-cell table:style-name="ce3" office:value-type="string" calcext:value-type="string">
            <text:p>High_Swordsman_of_Arnor</text:p>
          </table:table-cell>
          <table:table-cell table:style-name="ce3" office:value-type="string" calcext:value-type="string">
            <text:p>High_Swordsmen_of_Arnor</text:p>
          </table:table-cell>
          <table:table-cell table:style-name="ce9" office:value-type="string" calcext:value-type="string">
            <text:p>tf_dunedain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b,</text:p>
          </table:table-cell>
          <table:table-cell table:style-name="ce15" office:value-type="string" calcext:value-type="string">
            <text:p>itm_arnor_armor_f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arnor_sword_c,</text:p>
          </table:table-cell>
          <table:table-cell table:style-name="ce15" office:value-type="string" calcext:value-type="string">
            <text:p>itm_arnor_shield_a,</text:p>
          </table:table-cell>
          <table:table-cell table:style-name="ce15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8" office:value-type="string" calcext:value-type="string">
            <text:p>knows_common|knows_athletics_5|knows_power_draw_5|knows_power_strike_7|knows_ironflesh_6</text:p>
          </table:table-cell>
          <table:table-cell table:style-name="ce29" office:value-type="string" calcext:value-type="string">
            <text:p>arnor_face_older_1</text:p>
          </table:table-cell>
          <table:table-cell table:style-name="ce29" office:value-type="string" calcext:value-type="string">
            <text:p>arnor_face_older_2</text:p>
          </table:table-cell>
          <table:table-cell table:style-name="ce31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high_swordsman_of_arnor&quot;,&quot;High_Swordsman_of_Arnor&quot;,&quot;High_Swordsmen_of_Arnor&quot;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" calcext:value-type="string">
            <text:p>["high_swordsman_of_arnor","High_Swordsman_of_Arnor","High_Swordsmen_of_Arnor"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horsemen</text:p>
          </table:table-cell>
          <table:table-cell table:style-name="ce3" office:value-type="string" calcext:value-type="string">
            <text:p>Arnor_Horseman</text:p>
          </table:table-cell>
          <table:table-cell table:style-name="ce3" office:value-type="string" calcext:value-type="string">
            <text:p>Arnor_Horsemen</text:p>
          </table:table-cell>
          <table:table-cell table:style-name="ce9" office:value-type="string" calcext:value-type="string">
            <text:p>tf_dunedain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arnor_helm_b,</text:p>
          </table:table-cell>
          <table:table-cell table:style-name="ce15" office:value-type="string" calcext:value-type="string">
            <text:p>itm_arnor_armor_a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arnor_sword_a,</text:p>
          </table:table-cell>
          <table:table-cell table:style-name="ce15" office:value-type="string" calcext:value-type="string">
            <text:p>itm_arnor_shield_c,</text:p>
          </table:table-cell>
          <table:table-cell table:style-name="ce15" office:value-type="string" calcext:value-type="string">
            <text:p>itm_dunedain_warhorse,</text:p>
          </table:table-cell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riding_4|knows_athletics_4|knows_power_draw_3|knows_power_strike_6|knows_ironflesh_4</text:p>
          </table:table-cell>
          <table:table-cell table:style-name="ce29" office:value-type="string" calcext:value-type="string">
            <text:p>arnor_face_older_1</text:p>
          </table:table-cell>
          <table:table-cell table:style-name="ce29" office:value-type="string" calcext:value-type="string">
            <text:p>arnor_face_older_2</text:p>
          </table:table-cell>
          <table:table-cell table:style-name="ce31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arnor_horsemen&quot;,&quot;Arnor_Horseman&quot;,&quot;Arnor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" calcext:value-type="string">
            <text:p>["arnor_horsemen","Arnor_Horseman","Arnor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9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b,</text:p>
          </table:table-cell>
          <table:table-cell table:style-name="ce15" office:value-type="string" calcext:value-type="string">
            <text:p>itm_arnor_armor_f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lance,</text:p>
          </table:table-cell>
          <table:table-cell table:style-name="ce24" office:value-type="string" calcext:value-type="string">
            <text:p>itm_arnor_sword_c,itm_arnor_shield_c,</text:p>
          </table:table-cell>
          <table:table-cell table:style-name="ce15" office:value-type="string" calcext:value-type="string">
            <text:p>itm_arnor_warhorse,</text:p>
          </table:table-cell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riding_5|knows_athletics_5|knows_power_strike_7|knows_ironflesh_5|knows_power_draw_6</text:p>
          </table:table-cell>
          <table:table-cell table:style-name="ce29" office:value-type="string" calcext:value-type="string">
            <text:p>arnor_face_older_1</text:p>
          </table:table-cell>
          <table:table-cell table:style-name="ce29" office:value-type="string" calcext:value-type="string">
            <text:p>arnor_face_older_2</text:p>
          </table:table-cell>
          <table:table-cell table:style-name="ce31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knight_of_arnor&quot;,&quot;Knight_of_Arnor&quot;,&quot;Knights_of_Arnor&quot;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" calcext:value-type="string">
            <text:p>["knight_of_arnor","Knight_of_Arnor","Knights_of_Arnor"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9" office:value-type="string" calcext:value-type="string">
            <text:p>tf_dunedain| tfg_ranged| tfg_gloves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a,</text:p>
          </table:table-cell>
          <table:table-cell table:style-name="ce15" office:value-type="string" calcext:value-type="string">
            <text:p>itm_arnor_armor_d,</text:p>
          </table:table-cell>
          <table:table-cell table:style-name="ce15"/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elven_bow,itm_ithilien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6" office:value-type="string" calcext:value-type="string">
            <text:p>attr_elf_tier_3</text:p>
          </table:table-cell>
          <table:table-cell table:style-name="ce26" office:value-type="string" calcext:value-type="string">
            <text:p>wp_elf_tier_3</text:p>
          </table:table-cell>
          <table:table-cell table:style-name="ce26" office:value-type="string" calcext:value-type="string">
            <text:p>knows_common|knows_athletics_6|knows_power_draw_4|knows_power_strike_4|knows_ironflesh_4</text:p>
          </table:table-cell>
          <table:table-cell table:style-name="ce29" office:value-type="string" calcext:value-type="string">
            <text:p>arnor_face_middle_1</text:p>
          </table:table-cell>
          <table:table-cell table:style-name="ce29" office:value-type="string" calcext:value-type="string">
            <text:p>arnor_face_middle_2</text:p>
          </table:table-cell>
          <table:table-cell table:style-name="ce31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dunedain_ranger&quot;,&quot;Dunedain_Ranger&quot;,&quot;Dunedain_Rangers&quot;,tf_dunedain| tfg_ranged| tfg_gloves| tfg_armor| tfg_boots,0,0,fac_imladris,[itm_dunedain_helm_a,itm_arnor_armor_d,itm_arnor_splinted,itm_elven_bow,itm_ithilien_arrows,itm_arnor_sword_f,],attr_elf_tier_3,wp_elf_tier_3,knows_common|knows_athletics_6|knows_power_draw_4|knows_power_strike_4|knows_ironflesh_4,arnor_face_middle_1,arnor_face_middle_2]," calcext:value-type="string">
            <text:p>["dunedain_ranger","Dunedain_Ranger","Dunedain_Rangers",tf_dunedain| tfg_ranged| tfg_gloves| tfg_armor| tfg_boots,0,0,fac_imladris,[itm_dunedain_helm_a,itm_arnor_armor_d,itm_arnor_splinted,itm_elven_bow,itm_ithilien_arrows,itm_arnor_sword_f,],attr_elf_tier_3,wp_elf_tier_3,knows_common|knows_athletics_6|knows_power_draw_4|knows_power_strike_4|knows_ironflesh_4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9" office:value-type="string" calcext:value-type="string">
            <text:p>tf_dunedain| tfg_ranged| tfg_gloves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a,</text:p>
          </table:table-cell>
          <table:table-cell table:style-name="ce15" office:value-type="string" calcext:value-type="string">
            <text:p>itm_arnor_armor_d,</text:p>
          </table:table-cell>
          <table:table-cell table:style-name="ce15"/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elven_bow,itm_ithilien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athletics_6|knows_power_draw_5|knows_power_strike_4|knows_ironflesh_4</text:p>
          </table:table-cell>
          <table:table-cell table:style-name="ce29" office:value-type="string" calcext:value-type="string">
            <text:p>arnor_face_older_1</text:p>
          </table:table-cell>
          <table:table-cell table:style-name="ce29" office:value-type="string" calcext:value-type="string">
            <text:p>arnor_face_older_2</text:p>
          </table:table-cell>
          <table:table-cell table:style-name="ce31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dunedain_veteran_ranger&quot;,&quot;Dunedain_Veteran_Ranger&quot;,&quot;Dunedain_Veteran_Rangers&quot;,tf_dunedain| tfg_ranged| tfg_gloves| tfg_armor| tfg_boots,0,0,fac_imladris,[itm_dunedain_helm_a,itm_arnor_armor_d,itm_arnor_splinted,itm_elven_bow,itm_ithilien_arrows,itm_arnor_sword_f,],attr_elf_tier_4,wp_elf_tier_4,knows_common|knows_athletics_6|knows_power_draw_5|knows_power_strike_4|knows_ironflesh_4,arnor_face_older_1,arnor_face_older_2]," calcext:value-type="string">
            <text:p>["dunedain_veteran_ranger","Dunedain_Veteran_Ranger","Dunedain_Veteran_Rangers",tf_dunedain| tfg_ranged| tfg_gloves| tfg_armor| tfg_boots,0,0,fac_imladris,[itm_dunedain_helm_a,itm_arnor_armor_d,itm_arnor_splinted,itm_elven_bow,itm_ithilien_arrows,itm_arnor_sword_f,],attr_elf_tier_4,wp_elf_tier_4,knows_common|knows_athletics_6|knows_power_draw_5|knows_power_strike_4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master_ranger</text:p>
          </table:table-cell>
          <table:table-cell table:style-name="ce3" office:value-type="string" calcext:value-type="string">
            <text:p>Dunedain_Master_Ranger</text:p>
          </table:table-cell>
          <table:table-cell table:style-name="ce3" office:value-type="string" calcext:value-type="string">
            <text:p>Dunedain_Master_Rangers</text:p>
          </table:table-cell>
          <table:table-cell table:style-name="ce9" office:value-type="string" calcext:value-type="string">
            <text:p>tf_dunedain| tfg_ranged| tfg_gloves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a,</text:p>
          </table:table-cell>
          <table:table-cell table:style-name="ce15" office:value-type="string" calcext:value-type="string">
            <text:p>itm_arnor_armor_d,</text:p>
          </table:table-cell>
          <table:table-cell table:style-name="ce15"/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elven_bow,itm_ithilien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athletics_7|knows_power_draw_6|knows_power_strike_4|knows_ironflesh_4</text:p>
          </table:table-cell>
          <table:table-cell table:style-name="ce29" office:value-type="string" calcext:value-type="string">
            <text:p>arnor_face_older_1</text:p>
          </table:table-cell>
          <table:table-cell table:style-name="ce29" office:value-type="string" calcext:value-type="string">
            <text:p>arnor_face_older_2</text:p>
          </table:table-cell>
          <table:table-cell table:style-name="ce31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dunedain_master_ranger&quot;,&quot;Dunedain_Master_Ranger&quot;,&quot;Dunedain_Master_Rangers&quot;,tf_dunedain| tfg_ranged| tfg_gloves| tfg_armor| tfg_boots,0,0,fac_imladris,[itm_dunedain_helm_a,itm_arnor_armor_d,itm_arnor_splinted,itm_elven_bow,itm_ithilien_arrows,itm_arnor_sword_f,],attr_elf_tier_5,wp_elf_tier_5,knows_common|knows_athletics_7|knows_power_draw_6|knows_power_strike_4|knows_ironflesh_4,arnor_face_older_1,arnor_face_older_2]," calcext:value-type="string">
            <text:p>["dunedain_master_ranger","Dunedain_Master_Ranger","Dunedain_Master_Rangers",tf_dunedain| tfg_ranged| tfg_gloves| tfg_armor| tfg_boots,0,0,fac_imladris,[itm_dunedain_helm_a,itm_arnor_armor_d,itm_arnor_splinted,itm_elven_bow,itm_ithilien_arrows,itm_arnor_sword_f,],attr_elf_tier_5,wp_elf_tier_5,knows_common|knows_athletics_7|knows_power_draw_6|knows_power_strike_4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OHAN</text:p>
          </table:table-cell>
          <table:table-cell table:style-name="ce4" table:number-columns-repeated="20"/>
          <table:table-cell table:number-columns-repeated="1003"/>
        </table:table-row>
        <table:table-row table:style-name="ro1"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9" office:value-type="string" calcext:value-type="string">
            <text:p>tf_roh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9"/>
          <table:table-cell table:style-name="ce15" office:value-type="string" calcext:value-type="string">
            <text:p>itm_rohan_armor_a,itm_rohan_armor_b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rohirrim_short_axe,itm_spear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6" office:value-type="string" calcext:value-type="string">
            <text:p>attr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</text:p>
          </table:table-cell>
          <table:table-cell table:style-name="ce29" office:value-type="string" calcext:value-type="string">
            <text:p>rohan_face_younger_1</text:p>
          </table:table-cell>
          <table:table-cell table:style-name="ce29" office:value-type="string" calcext:value-type="string">
            <text:p>rohan_face_middle_2</text:p>
          </table:table-cell>
          <table:table-cell table:style-name="ce31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rohan_youth&quot;,&quot;Rohan_Youth&quot;,&quot;Rohan_Youths&quot;,tf_rohan| tfg_armor| tfg_boots,0,0,fac_rohan,[itm_rohan_armor_a,itm_rohan_armor_b,itm_rohan_shoes,itm_rohirrim_short_axe,itm_spear,itm_metal_scraps_bad,itm_metal_scraps_medium,itm_metal_scraps_good,],attr_tier_1,wp_tier_1,knows_common,rohan_face_younger_1,rohan_face_middle_2]," calcext:value-type="string">
            <text:p>["rohan_youth","Rohan_Youth","Rohan_Youths",tf_rohan| tfg_armor| tfg_boots,0,0,fac_rohan,[itm_rohan_armor_a,itm_rohan_armor_b,itm_rohan_shoes,itm_rohirrim_short_axe,itm_spear,itm_metal_scraps_bad,itm_metal_scraps_medium,itm_metal_scraps_good,],attr_tier_1,wp_tier_1,knows_common,rohan_face_younger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9" office:value-type="string" calcext:value-type="string">
            <text:p>tf_roh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itm_rohan_light_helmet_b,</text:p>
          </table:table-cell>
          <table:table-cell table:style-name="ce15" office:value-type="string" calcext:value-type="string">
            <text:p>itm_rohan_armor_g,itm_rohan_armor_h,itm_rohan_armor_i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spear,itm_rohan_sword_c,itm_good_mace,</text:p>
          </table:table-cell>
          <table:table-cell table:style-name="ce15" office:value-type="string" calcext:value-type="string">
            <text:p>itm_rohan_shield_a,itm_rohan_shield_b,itm_rohan_shield_c,</text:p>
          </table:table-cell>
          <table:table-cell table:style-name="ce15"/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1|knows_power_strike_1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 office:value-type="string" office:string-value="[&quot;guardsman_of_rohan&quot;,&quot;Guardsman_of_Rohan&quot;,&quot;Guardsmen_of_Rohan&quot;,tf_rohan| tfg_armor| tfg_boots,0,0,fac_rohan,[itm_rohan_light_helmet_a,itm_rohan_light_helmet_b,itm_rohan_armor_g,itm_rohan_armor_h,itm_rohan_armor_i,itm_rohan_shoes,itm_spear,itm_rohan_sword_c,itm_good_mace,itm_rohan_shield_a,itm_rohan_shield_b,itm_rohan_shield_c,],attr_tier_2,wp_tier_2,knows_common|knows_athletics_1|knows_power_strike_1,rohan_face_young_1,rohan_face_old_2]," calcext:value-type="string">
            <text:p>["guardsman_of_rohan","Guardsman_of_Rohan","Guardsmen_of_Rohan",tf_rohan| tfg_armor| tfg_boots,0,0,fac_rohan,[itm_rohan_light_helmet_a,itm_rohan_light_helmet_b,itm_rohan_armor_g,itm_rohan_armor_h,itm_rohan_armor_i,itm_rohan_shoes,itm_spear,itm_rohan_sword_c,itm_good_mace,itm_rohan_shield_a,itm_rohan_shield_b,itm_rohan_shield_c,],attr_tier_2,wp_tier_2,knows_common|knows_athletics_1|knows_power_strike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b,itm_rohan_inf_helmet_a,</text:p>
          </table:table-cell>
          <table:table-cell table:style-name="ce15" office:value-type="string" calcext:value-type="string">
            <text:p>itm_rohan_armor_d,itm_rohan_armor_e,itm_rohan_armor_f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irrim_short_axe,itm_spear,itm_rohan_sword_c,</text:p>
          </table:table-cell>
          <table:table-cell table:style-name="ce15" office:value-type="string" calcext:value-type="string">
            <text:p>itm_rohan_shield_a,itm_rohan_shield_b,itm_rohan_shield_c,</text:p>
          </table:table-cell>
          <table:table-cell table:style-name="ce15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2|knows_shield_2|knows_power_strike_2|knows_ironflesh_1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[&quot;footman_of_rohan&quot;,&quot;Footman_of_Rohan&quot;,&quot;Footmen_of_Rohan&quot;,tf_rohan| tfg_shield| tfg_armor| tfg_helm| tfg_boots,0,0,fac_rohan,[itm_rohan_light_helmet_b,itm_rohan_inf_helmet_a,itm_rohan_armor_d,itm_rohan_armor_e,itm_rohan_armor_f,itm_rohan_light_greave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footman_of_rohan","Footman_of_Rohan","Footmen_of_Rohan",tf_rohan| tfg_shield| tfg_armor| tfg_helm| tfg_boots,0,0,fac_rohan,[itm_rohan_light_helmet_b,itm_rohan_inf_helmet_a,itm_rohan_armor_d,itm_rohan_armor_e,itm_rohan_armor_f,itm_rohan_light_greave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,</text:p>
          </table:table-cell>
          <table:table-cell table:style-name="ce15" office:value-type="string" calcext:value-type="string">
            <text:p>itm_rohan_armor_j,itm_rohan_armor_k,itm_rohan_armor_l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irrim_short_axe,itm_rohan_spear,itm_rohan_sword_c,</text:p>
          </table:table-cell>
          <table:table-cell table:style-name="ce15" office:value-type="string" calcext:value-type="string">
            <text:p>itm_heavy_throwing_spear,itm_rohan_shield_d,itm_rohan_shield_e,itm_rohan_shield_f,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shield_2|knows_power_strike_3|knows_ironflesh_2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veteran_footman_of_rohan&quot;,&quot;Veteran_Footman_of_Rohan&quot;,&quot;Veteran_Footmen_of_Rohan&quot;,tf_rohan| tfg_shield| tfg_armor| tfg_helm| tfg_boots,0,0,fac_rohan,[itm_rohan_inf_helmet_b,itm_rohan_armor_j,itm_rohan_armor_k,itm_rohan_armor_l,itm_rohan_light_greaves,itm_rohirrim_short_axe,itm_rohan_spear,itm_rohan_sword_c,itm_heavy_throwing_spear,itm_rohan_shield_d,itm_rohan_shield_e,itm_rohan_shield_f,],attr_tier_4,wp_tier_4,knows_common|knows_athletics_2|knows_shield_2|knows_power_strike_3|knows_ironflesh_2,rohan_face_middle_1,rohan_face_old_2]," calcext:value-type="string">
            <text:p>["veteran_footman_of_rohan","Veteran_Footman_of_Rohan","Veteran_Footmen_of_Rohan",tf_rohan| tfg_shield| tfg_armor| tfg_helm| tfg_boots,0,0,fac_rohan,[itm_rohan_inf_helmet_b,itm_rohan_armor_j,itm_rohan_armor_k,itm_rohan_armor_l,itm_rohan_light_greaves,itm_rohirrim_short_axe,itm_rohan_spear,itm_rohan_sword_c,itm_heavy_throwing_spear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,</text:p>
          </table:table-cell>
          <table:table-cell table:style-name="ce15" office:value-type="string" calcext:value-type="string">
            <text:p>itm_rohan_armor_m,itm_rohan_armor_n,itm_rohan_armor_o,</text:p>
          </table:table-cell>
          <table:table-cell table:style-name="ce15"/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irrim_long_hafted_axe,itm_rohirrim_short_axe,itm_rohan_spear,itm_rohan_sword_c,</text:p>
          </table:table-cell>
          <table:table-cell table:style-name="ce15" office:value-type="string" calcext:value-type="string">
            <text:p>itm_heavy_throwing_spear,itm_rohan_sword_c,itm_rohan_shield_d,itm_rohan_shield_e,itm_rohan_shield_f,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shield_2|knows_power_throw_4|knows_power_strike_4|knows_ironflesh_2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elite_footman_of_rohan&quot;,&quot;Elite_Footman_of_Rohan&quot;,&quot;Elite_Footmen_of_Rohan&quot;,tf_rohan| tfg_shield| tfg_armor| tfg_helm| tfg_boots,0,0,fac_rohan,[itm_rohan_inf_helmet_b,itm_rohan_armor_m,itm_rohan_armor_n,itm_rohan_armor_o,itm_rohirrim_war_greaves,itm_rohirrim_long_hafted_axe,itm_rohirrim_short_axe,itm_rohan_spear,itm_rohan_sword_c,itm_heavy_throwing_spear,itm_rohan_sword_c,itm_rohan_shield_d,itm_rohan_shield_e,itm_rohan_shield_f,],attr_tier_5,wp_tier_5,knows_common|knows_athletics_3|knows_shield_2|knows_power_throw_4|knows_power_strike_4|knows_ironflesh_2,rohan_face_middle_1,rohan_face_old_2]," calcext:value-type="string">
            <text:p>["elite_footman_of_rohan","Elite_Footman_of_Rohan","Elite_Footmen_of_Rohan",tf_rohan| tfg_shield| tfg_armor| tfg_helm| tfg_boots,0,0,fac_rohan,[itm_rohan_inf_helmet_b,itm_rohan_armor_m,itm_rohan_armor_n,itm_rohan_armor_o,itm_rohirrim_war_greaves,itm_rohirrim_long_hafted_axe,itm_rohirrim_short_axe,itm_rohan_spear,itm_rohan_sword_c,itm_heavy_throwing_spear,itm_rohan_sword_c,itm_rohan_shield_d,itm_rohan_shield_e,itm_rohan_shield_f,],attr_tier_5,wp_tier_5,knows_common|knows_athletics_3|knows_shield_2|knows_power_throw_4|knows_power_strike_4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9" office:value-type="string" calcext:value-type="string">
            <text:p>tf_roh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,</text:p>
          </table:table-cell>
          <table:table-cell table:style-name="ce15" office:value-type="string" calcext:value-type="string">
            <text:p>itm_rohan_armor_s,</text:p>
          </table:table-cell>
          <table:table-cell table:style-name="ce15"/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irrim_long_hafted_axe,itm_rohirrim_short_axe,</text:p>
          </table:table-cell>
          <table:table-cell table:style-name="ce15" office:value-type="string" calcext:value-type="string">
            <text:p>itm_heavy_throwing_spear,itm_rohirrim_throwing_axe,itm_rohan_shield_d,itm_rohan_shield_e,itm_rohan_shield_f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athletics_4|knows_shield_2|knows_power_throw_6|knows_power_strike_6|knows_ironflesh_5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folcwine_guard_of_rohan&quot;,&quot;Folcwine_Guard_of_Rohan&quot;,&quot;Folcwine_Guards_of_Rohan&quot;,tf_rohan| tfg_ranged| tfg_shield| tfg_armor| tfg_helm| tfg_boots,0,0,fac_rohan,[itm_rohan_inf_helmet_b,itm_rohan_armor_s,itm_rohirrim_war_greaves,itm_rohirrim_long_hafted_axe,itm_rohirrim_short_axe,itm_heavy_throwing_spear,itm_rohirrim_throwing_axe,itm_rohan_shield_d,itm_rohan_shield_e,itm_rohan_shield_f,],attr_tier_6,wp_tier_6,knows_common|knows_athletics_4|knows_shield_2|knows_power_throw_6|knows_power_strike_6|knows_ironflesh_5,rohan_face_middle_1,rohan_face_old_2]," calcext:value-type="string">
            <text:p>["folcwine_guard_of_rohan","Folcwine_Guard_of_Rohan","Folcwine_Guards_of_Rohan",tf_rohan| tfg_ranged| tfg_shield| tfg_armor| tfg_helm| tfg_boots,0,0,fac_rohan,[itm_rohan_inf_helmet_b,itm_rohan_armor_s,itm_rohirrim_war_greaves,itm_rohirrim_long_hafted_axe,itm_rohirrim_short_axe,itm_heavy_throwing_spear,itm_rohirrim_throwing_axe,itm_rohan_shield_d,itm_rohan_shield_e,itm_rohan_shield_f,],attr_tier_6,wp_tier_6,knows_common|knows_athletics_4|knows_shield_2|knows_power_throw_6|knows_power_strike_6|knows_ironflesh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9" office:value-type="string" calcext:value-type="string">
            <text:p>tf_roh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/>
          <table:table-cell table:style-name="ce15" office:value-type="string" calcext:value-type="string">
            <text:p>itm_rohan_armor_o,itm_rohan_armor_n,itm_rohan_armor_m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irrim_long_hafted_axe,itm_rohirrim_short_axe,</text:p>
          </table:table-cell>
          <table:table-cell table:style-name="ce15" office:value-type="string" calcext:value-type="string">
            <text:p>itm_rohirrim_throwing_axe,itm_rohan_shield_a,itm_rohan_shield_b,itm_rohan_shield_c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athletics_7|knows_shield_3|knows_power_throw_2|knows_power_strike_6|knows_ironflesh_5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raider_of_rohan&quot;,&quot;Frealaf_Raider&quot;,&quot;Frealaf_Raiders&quot;,tf_rohan| tfg_ranged| tfg_shield| tfg_armor| tfg_helm| tfg_boots,0,0,fac_rohan,[itm_rohan_armor_o,itm_rohan_armor_n,itm_rohan_armor_m,itm_rohan_light_greaves,itm_rohirrim_long_hafted_axe,itm_rohirrim_short_axe,itm_rohirrim_throwing_axe,itm_rohan_shield_a,itm_rohan_shield_b,itm_rohan_shield_c,],attr_tier_6,wp_tier_6,knows_common|knows_athletics_7|knows_shield_3|knows_power_throw_2|knows_power_strike_6|knows_ironflesh_5,rohan_face_middle_1,rohan_face_old_2]," calcext:value-type="string">
            <text:p>["raider_of_rohan","Frealaf_Raider","Frealaf_Raiders",tf_rohan| tfg_ranged| tfg_shield| tfg_armor| tfg_helm| tfg_boots,0,0,fac_rohan,[itm_rohan_armor_o,itm_rohan_armor_n,itm_rohan_armor_m,itm_rohan_light_greaves,itm_rohirrim_long_hafted_axe,itm_rohirrim_short_axe,itm_rohirrim_throwing_axe,itm_rohan_shield_a,itm_rohan_shield_b,itm_rohan_shield_c,],attr_tier_6,wp_tier_6,knows_common|knows_athletics_7|knows_shield_3|knows_power_throw_2|knows_power_strike_6|knows_ironflesh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eavy_swordsman_of_rohan</text:p>
          </table:table-cell>
          <table:table-cell table:style-name="ce3" office:value-type="string" calcext:value-type="string">
            <text:p>Heavy_Swordsman_of_Rohan</text:p>
          </table:table-cell>
          <table:table-cell table:style-name="ce3" office:value-type="string" calcext:value-type="string">
            <text:p>Heavy_Swordsmen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,</text:p>
          </table:table-cell>
          <table:table-cell table:style-name="ce15" office:value-type="string" calcext:value-type="string">
            <text:p>itm_rohan_armor_m,itm_rohan_armor_n,itm_rohan_armor_o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an_2h_sword,</text:p>
          </table:table-cell>
          <table:table-cell table:style-name="ce15" table:number-columns-repeated="2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shield_2|knows_power_strike_4|knows_ironflesh_2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heavy_swordsman_of_rohan&quot;,&quot;Heavy_Swordsman_of_Rohan&quot;,&quot;Heavy_Swordsmen_of_Rohan&quot;,tf_rohan| tfg_shield| tfg_armor| tfg_helm| tfg_boots,0,0,fac_rohan,[itm_rohan_inf_helmet_b,itm_rohan_armor_m,itm_rohan_armor_n,itm_rohan_armor_o,itm_rohan_light_greaves,itm_rohan_2h_sword,],attr_tier_5,wp_tier_5,knows_common|knows_athletics_3|knows_shield_2|knows_power_strike_4|knows_ironflesh_2,rohan_face_middle_1,rohan_face_old_2]," calcext:value-type="string">
            <text:p>["heavy_swordsman_of_rohan","Heavy_Swordsman_of_Rohan","Heavy_Swordsmen_of_Rohan",tf_rohan| tfg_shield| tfg_armor| tfg_helm| tfg_boots,0,0,fac_rohan,[itm_rohan_inf_helmet_b,itm_rohan_armor_m,itm_rohan_armor_n,itm_rohan_armor_o,itm_rohan_light_greaves,itm_rohan_2h_sword,],attr_tier_5,wp_tier_5,knows_common|knows_athletics_3|knows_shield_2|knows_power_strike_4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den_of_methuseld</text:p>
          </table:table-cell>
          <table:table-cell table:style-name="ce3" office:value-type="string" calcext:value-type="string">
            <text:p>Warden_of_Methuseld</text:p>
          </table:table-cell>
          <table:table-cell table:style-name="ce3" office:value-type="string" calcext:value-type="string">
            <text:p>Wardens_of_Methuseld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,</text:p>
          </table:table-cell>
          <table:table-cell table:style-name="ce15" office:value-type="string" calcext:value-type="string">
            <text:p>itm_rohan_armor_p,itm_rohan_armor_q,itm_rohan_armor_r,</text:p>
          </table:table-cell>
          <table:table-cell table:style-name="ce15"/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sword_c,</text:p>
          </table:table-cell>
          <table:table-cell table:style-name="ce15" office:value-type="string" calcext:value-type="string">
            <text:p>itm_rohan_shield_g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athletics_5|knows_shield_2|knows_power_strike_6|knows_ironflesh_6</text:p>
          </table:table-cell>
          <table:table-cell table:style-name="ce29" office:value-type="string" calcext:value-type="string">
            <text:p>rohan_face_old_1</text:p>
          </table:table-cell>
          <table:table-cell table:style-name="ce29" office:value-type="string" calcext:value-type="string">
            <text:p>rohan_face_older_2</text:p>
          </table:table-cell>
          <table:table-cell table:style-name="ce31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warden_of_methuseld&quot;,&quot;Warden_of_Methuseld&quot;,&quot;Wardens_of_Methuseld&quot;,tf_rohan| tfg_shield| tfg_armor| tfg_helm| tfg_boots,0,0,fac_rohan,[itm_rohan_inf_helmet_b,itm_rohan_armor_p,itm_rohan_armor_q,itm_rohan_armor_r,itm_rohirrim_war_greaves,itm_rohan_sword_c,itm_rohan_shield_g,],attr_tier_6,wp_tier_6,knows_common|knows_athletics_5|knows_shield_2|knows_power_strike_6|knows_ironflesh_6,rohan_face_old_1,rohan_face_older_2]," calcext:value-type="string">
            <text:p>["warden_of_methuseld","Warden_of_Methuseld","Wardens_of_Methuseld",tf_rohan| tfg_shield| tfg_armor| tfg_helm| tfg_boots,0,0,fac_rohan,[itm_rohan_inf_helmet_b,itm_rohan_armor_p,itm_rohan_armor_q,itm_rohan_armor_r,itm_rohirrim_war_greaves,itm_rohan_sword_c,itm_rohan_shield_g,],attr_tier_6,wp_tier_6,knows_common|knows_athletics_5|knows_shield_2|knows_power_strike_6|knows_ironflesh_6,rohan_face_old_1,rohan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9" office:value-type="string" calcext:value-type="string">
            <text:p>tf_rohan| tfg_ranged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/>
          <table:table-cell table:style-name="ce15" office:value-type="string" calcext:value-type="string">
            <text:p>itm_rohan_armor_g,itm_rohan_armor_h,itm_rohan_armor_i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nomad_bow,itm_khergit_arrows,itm_heavy_throwing_spear,</text:p>
          </table:table-cell>
          <table:table-cell table:style-name="ce15" office:value-type="string" calcext:value-type="string">
            <text:p>itm_rohan_sword_c,itm_rohan_shield_a,itm_rohan_shield_b,itm_rohan_shield_c,</text:p>
          </table:table-cell>
          <table:table-cell table:style-name="ce15" office:value-type="string" calcext:value-type="string">
            <text:p>itm_rohirrim_courser,itm_rohirrim_courser2,</text:p>
          </table:table-cell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horse_archery_2|knows_riding_3|knows_power_draw_2|knows_power_throw_2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middle_2</text:p>
          </table:table-cell>
          <table:table-cell table:style-name="ce31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skirmisher_of_rohan&quot;,&quot;Skirmisher_of_Rohan&quot;,&quot;Skirmishers_of_Rohan&quot;,tf_rohan| tfg_ranged| tf_mounted| tfg_armor| tfg_horse| tfg_boots,0,0,fac_rohan,[itm_rohan_armor_g,itm_rohan_armor_h,itm_rohan_armor_i,itm_rohan_light_greaves,itm_nomad_bow,itm_khergit_arrows,itm_heavy_throwing_spear,itm_rohan_sword_c,itm_rohan_shield_a,itm_rohan_shield_b,itm_rohan_shield_c,itm_rohirrim_courser,itm_rohirrim_courser2,],attr_tier_3,wp_tier_3,knows_horse_archery_2|knows_riding_3|knows_power_draw_2|knows_power_throw_2,rohan_face_young_1,rohan_face_middle_2]," calcext:value-type="string">
            <text:p>["skirmisher_of_rohan","Skirmisher_of_Rohan","Skirmishers_of_Rohan",tf_rohan| tfg_ranged| tf_mounted| tfg_armor| tfg_horse| tfg_boots,0,0,fac_rohan,[itm_rohan_armor_g,itm_rohan_armor_h,itm_rohan_armor_i,itm_rohan_light_greaves,itm_nomad_bow,itm_khergit_arrows,itm_heavy_throwing_spear,itm_rohan_sword_c,itm_rohan_shield_a,itm_rohan_shield_b,itm_rohan_shield_c,itm_rohirrim_courser,itm_rohirrim_courser2,],attr_tier_3,wp_tier_3,knows_horse_archery_2|knows_riding_3|knows_power_draw_2|knows_power_throw_2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9" office:value-type="string" calcext:value-type="string">
            <text:p>tf_rohan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itm_rohan_light_helmet_b,</text:p>
          </table:table-cell>
          <table:table-cell table:style-name="ce15" office:value-type="string" calcext:value-type="string">
            <text:p>itm_rohan_armor_j,itm_rohan_armor_k,itm_rohan_armor_l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nomad_bow,itm_khergit_arrows,</text:p>
          </table:table-cell>
          <table:table-cell table:style-name="ce15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5" office:value-type="string" calcext:value-type="string">
            <text:p>itm_rohirrim_courser,itm_rohirrim_courser2,</text:p>
          </table:table-cell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horse_archery_4|knows_riding_4|knows_power_draw_3|knows_power_strike_2|knows_ironflesh_1|knows_power_throw_3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veteran_skirmisher_of_rohan&quot;,&quot;Veteran_Skirmisher_of_Rohan&quot;,&quot;Veteran_Skirmishers_of_Rohan&quot;,tf_rohan| tfg_ranged| tf_mounted| tfg_armor| tfg_helm| tfg_horse| tfg_boots,0,0,fac_rohan,[itm_rohan_light_helmet_a,itm_rohan_light_helmet_b,itm_rohan_armor_j,itm_rohan_armor_k,itm_rohan_armor_l,itm_rohan_light_greaves,itm_nomad_bow,itm_khergit_arrows,itm_rohirrim_long_hafted_axe,itm_rohan_sword_c,itm_rohirrim_long_hafted_axe,itm_rohan_shield_d,itm_rohan_shield_e,itm_rohan_shield_f,itm_rohirrim_courser,itm_rohirrim_courser2,],attr_tier_4,wp_tier_4,knows_horse_archery_4|knows_riding_4|knows_power_draw_3|knows_power_strike_2|knows_ironflesh_1|knows_power_throw_3,rohan_face_middle_1,rohan_face_old_2]," calcext:value-type="string">
            <text:p>["veteran_skirmisher_of_rohan","Veteran_Skirmisher_of_Rohan","Veteran_Skirmishers_of_Rohan",tf_rohan| tfg_ranged| tf_mounted| tfg_armor| tfg_helm| tfg_horse| tfg_boots,0,0,fac_rohan,[itm_rohan_light_helmet_a,itm_rohan_light_helmet_b,itm_rohan_armor_j,itm_rohan_armor_k,itm_rohan_armor_l,itm_rohan_light_greaves,itm_nomad_bow,itm_khergit_arrows,itm_rohirrim_long_hafted_axe,itm_rohan_sword_c,itm_rohirrim_long_hafted_axe,itm_rohan_shield_d,itm_rohan_shield_e,itm_rohan_shield_f,itm_rohirrim_courser,itm_rohirrim_courser2,],attr_tier_4,wp_tier_4,knows_horse_archery_4|knows_riding_4|knows_power_draw_3|knows_power_strike_2|knows_ironflesh_1|knows_power_throw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9" office:value-type="string" calcext:value-type="string">
            <text:p>tf_roh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a,itm_rohan_archer_helmet_b,</text:p>
          </table:table-cell>
          <table:table-cell table:style-name="ce15" office:value-type="string" calcext:value-type="string">
            <text:p>itm_rohan_armor_m,itm_rohan_armor_o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strong_bow,itm_khergit_arrows,</text:p>
          </table:table-cell>
          <table:table-cell table:style-name="ce15" office:value-type="string" calcext:value-type="string">
            <text:p>itm_rohan_sword_c,itm_rohan_shield_d,itm_rohan_shield_e,itm_rohan_shield_f,</text:p>
          </table:table-cell>
          <table:table-cell table:style-name="ce15" office:value-type="string" calcext:value-type="string">
            <text:p>itm_rohan_warhorse</text:p>
          </table:table-cell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elite_skirmisher_of_rohan&quot;,&quot;Elite_Skirmisher_of_Rohan&quot;,&quot;Elite_Skirmishers_of_Rohan&quot;,tf_rohan| tfg_ranged| tf_mounted| tfg_shield| tfg_armor| tfg_helm| tfg_horse| tfg_boots,0,0,fac_rohan,[itm_rohan_archer_helmet_a,itm_rohan_archer_helmet_b,itm_rohan_armor_m,itm_rohan_armor_o,itm_rohan_light_greaves,itm_strong_bow,itm_khergit_arrows,itm_rohan_sword_c,itm_rohan_shield_d,itm_rohan_shield_e,itm_rohan_shield_f,itm_rohan_warhorse],attr_tier_5,wp_tier_5,knows_horse_archery_5|knows_riding_6|knows_power_draw_4|knows_power_strike_2|knows_ironflesh_2|knows_power_throw_4,rohan_face_middle_1,rohan_face_old_2]," calcext:value-type="string">
            <text:p>["elite_skirmisher_of_rohan","Elite_Skirmisher_of_Rohan","Elite_Skirmishers_of_Rohan",tf_rohan| tfg_ranged| tf_mounted| tfg_shield| tfg_armor| tfg_helm| tfg_horse| tfg_boots,0,0,fac_rohan,[itm_rohan_archer_helmet_a,itm_rohan_archer_helmet_b,itm_rohan_armor_m,itm_rohan_armor_o,itm_rohan_light_greaves,itm_strong_bow,itm_khergit_arrows,itm_rohan_sword_c,itm_rohan_shield_d,itm_rohan_shield_e,itm_rohan_shield_f,itm_rohan_warhorse],attr_tier_5,wp_tier_5,knows_horse_archery_5|knows_riding_6|knows_power_draw_4|knows_power_strike_2|knows_ironflesh_2|knows_power_throw_4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9" office:value-type="string" calcext:value-type="string">
            <text:p>tf_roh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c,</text:p>
          </table:table-cell>
          <table:table-cell table:style-name="ce15" office:value-type="string" calcext:value-type="string">
            <text:p>itm_rohan_armor_s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strong_bow,itm_khergit_arrows,</text:p>
          </table:table-cell>
          <table:table-cell table:style-name="ce15" office:value-type="string" calcext:value-type="string">
            <text:p>itm_rohan_sword_c,itm_rohan_shield_d,itm_rohan_shield_e,itm_rohan_shield_f,</text:p>
          </table:table-cell>
          <table:table-cell table:style-name="ce15" office:value-type="string" calcext:value-type="string">
            <text:p>itm_thengel_warhorse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thengel_guard_of_rohan&quot;,&quot;Thengel_Guard_of_Rohan&quot;,&quot;Thengel_Guards_of_Rohan&quot;,tf_rohan| tfg_ranged| tf_mounted| tfg_shield| tfg_armor| tfg_helm| tfg_horse| tfg_boots,0,0,fac_rohan,[itm_rohan_archer_helmet_c,itm_rohan_armor_s,itm_rohan_shoes,itm_strong_bow,itm_khergit_arrows,itm_rohan_sword_c,itm_rohan_shield_d,itm_rohan_shield_e,itm_rohan_shield_f,itm_thengel_warhorse],attr_tier_6,wp_tier_6,knows_horse_archery_7|knows_riding_7|knows_power_draw_5|knows_power_strike_3|knows_ironflesh_3|knows_power_throw_5,rohan_face_middle_1,rohan_face_old_2]," calcext:value-type="string">
            <text:p>["thengel_guard_of_rohan","Thengel_Guard_of_Rohan","Thengel_Guards_of_Rohan",tf_rohan| tfg_ranged| tf_mounted| tfg_shield| tfg_armor| tfg_helm| tfg_horse| tfg_boots,0,0,fac_rohan,[itm_rohan_archer_helmet_c,itm_rohan_armor_s,itm_rohan_shoes,itm_strong_bow,itm_khergit_arrows,itm_rohan_sword_c,itm_rohan_shield_d,itm_rohan_shield_e,itm_rohan_shield_f,itm_thengel_warhorse],attr_tier_6,wp_tier_6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9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b,</text:p>
          </table:table-cell>
          <table:table-cell table:style-name="ce15" office:value-type="string" calcext:value-type="string">
            <text:p>itm_rohan_armor_j,itm_rohan_armor_k,itm_rohan_armor_l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spear,itm_rohan_lance,</text:p>
          </table:table-cell>
          <table:table-cell table:style-name="ce15" office:value-type="string" calcext:value-type="string">
            <text:p>itm_rohan_cav_sword,itm_rohan_shield_a,itm_rohan_shield_b,itm_rohan_shield_c,</text:p>
          </table:table-cell>
          <table:table-cell table:style-name="ce15" office:value-type="string" calcext:value-type="string">
            <text:p>itm_rohirrim_courser,itm_rohirrim_courser2,itm_rohirrim_hunter,</text:p>
          </table:table-cell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riding_4|knows_shield_1|knows_power_strike_4|knows_ironflesh_2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lancer_of_rohan&quot;,&quot;Lancer_of_Rohan&quot;,&quot;Lancers_of_Rohan&quot;,tf_rohan| tf_mounted| tfg_gloves| tfg_shield| tfg_armor| tfg_helm| tfg_horse| tfg_boots |tfg_polearm,0,0,fac_rohan,[itm_rohan_cav_helmet_b,itm_rohan_armor_j,itm_rohan_armor_k,itm_rohan_armor_l,itm_mail_mittens,itm_rohirrim_war_greaves,itm_rohan_spear,itm_rohan_lance,itm_rohan_cav_sword,itm_rohan_shield_a,itm_rohan_shield_b,itm_rohan_shield_c,itm_rohirrim_courser,itm_rohirrim_courser2,itm_rohirrim_hunter,],attr_tier_4,wp_tier_4,knows_common|knows_riding_4|knows_shield_1|knows_power_strike_4|knows_ironflesh_2,rohan_face_middle_1,rohan_face_old_2]," calcext:value-type="string">
            <text:p>["lancer_of_rohan","Lancer_of_Rohan","Lancers_of_Rohan",tf_rohan| tf_mounted| tfg_gloves| tfg_shield| tfg_armor| tfg_helm| tfg_horse| tfg_boots |tfg_polearm,0,0,fac_rohan,[itm_rohan_cav_helmet_b,itm_rohan_armor_j,itm_rohan_armor_k,itm_rohan_armor_l,itm_mail_mittens,itm_rohirrim_war_greaves,itm_rohan_spear,itm_rohan_lance,itm_rohan_cav_sword,itm_rohan_shield_a,itm_rohan_shield_b,itm_rohan_shield_c,itm_rohirrim_courser,itm_rohirrim_courser2,itm_rohirrim_hunter,],attr_tier_4,wp_tier_4,knows_common|knows_riding_4|knows_shield_1|knows_power_strike_4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9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b,itm_rohan_cav_helmet_c,</text:p>
          </table:table-cell>
          <table:table-cell table:style-name="ce15" office:value-type="string" calcext:value-type="string">
            <text:p>itm_rohan_armor_m,itm_rohan_armor_n,itm_rohan_armor_o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lance,itm_rohan_lance,itm_rohan_lance_banner_horse,</text:p>
          </table:table-cell>
          <table:table-cell table:style-name="ce15" office:value-type="string" calcext:value-type="string">
            <text:p>itm_rohan_cav_sword,itm_rohan_shield_d,itm_rohan_shield_e,itm_rohan_shield_f,</text:p>
          </table:table-cell>
          <table:table-cell table:style-name="ce15" office:value-type="string" calcext:value-type="string">
            <text:p>itm_rohan_warhorse</text:p>
          </table:table-cell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riding_5|knows_shield_2|knows_power_strike_5|knows_ironflesh_3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elite_lancer_of_rohan&quot;,&quot;Elite_Lancer_of_Rohan&quot;,&quot;Elite_Lancers_of_Rohan&quot;,tf_rohan| tf_mounted| tfg_gloves| tfg_shield| tfg_armor| tfg_helm| tfg_horse| tfg_boots |tfg_polearm,0,0,fac_rohan,[itm_rohan_cav_helmet_b,itm_rohan_cav_helmet_c,itm_rohan_armor_m,itm_rohan_armor_n,itm_rohan_armor_o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elite_lancer_of_rohan","Elite_Lancer_of_Rohan","Elite_Lancers_of_Rohan",tf_rohan| tf_mounted| tfg_gloves| tfg_shield| tfg_armor| tfg_helm| tfg_horse| tfg_boots |tfg_polearm,0,0,fac_rohan,[itm_rohan_cav_helmet_b,itm_rohan_cav_helmet_c,itm_rohan_armor_m,itm_rohan_armor_n,itm_rohan_armor_o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9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c,</text:p>
          </table:table-cell>
          <table:table-cell table:style-name="ce15" office:value-type="string" calcext:value-type="string">
            <text:p>itm_rohan_armor_s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lance_banner_sun,itm_rohan_lance_banner_horse,</text:p>
          </table:table-cell>
          <table:table-cell table:style-name="ce15" office:value-type="string" calcext:value-type="string">
            <text:p>itm_rohan_cav_sword,</text:p>
          </table:table-cell>
          <table:table-cell table:style-name="ce15" office:value-type="string" calcext:value-type="string">
            <text:p>itm_rohan_warhorse,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riding_7|knows_shield_3|knows_power_strike_6|knows_ironflesh_6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brego_guard_of_rohan&quot;,&quot;Brego_Guard_of_Rohan&quot;,&quot;Brego_Guards_of_Rohan&quot;,tf_rohan| tf_mounted| tfg_gloves| tfg_shield| tfg_armor| tfg_helm| tfg_horse| tfg_boots |tfg_polearm,0,0,fac_rohan,[itm_rohan_cav_helmet_c,itm_rohan_armor_s,itm_mail_mittens,itm_rohirrim_war_greaves,itm_rohan_lance_banner_sun,itm_rohan_lance_banner_horse,itm_rohan_cav_sword,itm_rohan_warhorse,],attr_tier_6,wp_tier_6,knows_common|knows_riding_7|knows_shield_3|knows_power_strike_6|knows_ironflesh_6,rohan_face_middle_1,rohan_face_old_2]," calcext:value-type="string">
            <text:p>["brego_guard_of_rohan","Brego_Guard_of_Rohan","Brego_Guards_of_Rohan",tf_rohan| tf_mounted| tfg_gloves| tfg_shield| tfg_armor| tfg_helm| tfg_horse| tfg_boots |tfg_polearm,0,0,fac_rohan,[itm_rohan_cav_helmet_c,itm_rohan_armor_s,itm_mail_mittens,itm_rohirrim_war_greaves,itm_rohan_lance_banner_sun,itm_rohan_lance_banner_horse,itm_rohan_cav_sword,itm_rohan_warhorse,],attr_tier_6,wp_tier_6,knows_common|knows_riding_7|knows_shield_3|knows_power_strike_6|knows_ironflesh_6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9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c,</text:p>
          </table:table-cell>
          <table:table-cell table:style-name="ce15" office:value-type="string" calcext:value-type="string">
            <text:p>itm_rohan_armor_p,itm_rohan_armor_q,itm_rohan_armor_r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spear,</text:p>
          </table:table-cell>
          <table:table-cell table:style-name="ce15" office:value-type="string" calcext:value-type="string">
            <text:p>itm_rohan_inf_sword,itm_rohan_cav_sword,itm_rohirrim_long_hafted_axe,itm_rohan_sword_c,itm_rohan_shield_g,</text:p>
          </table:table-cell>
          <table:table-cell table:style-name="ce15" office:value-type="string" calcext:value-type="string">
            <text:p>itm_rohan_warhorse,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riding_7|knows_shield_3|knows_power_strike_7|knows_ironflesh_6</text:p>
          </table:table-cell>
          <table:table-cell table:style-name="ce29" office:value-type="string" calcext:value-type="string">
            <text:p>rohan_face_old_1</text:p>
          </table:table-cell>
          <table:table-cell table:style-name="ce29" office:value-type="string" calcext:value-type="string">
            <text:p>rohan_face_older_2</text:p>
          </table:table-cell>
          <table:table-cell table:style-name="ce31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king_s_man_of_rohan&quot;,&quot;King's_Guard&quot;,&quot;King's_Guards&quot;,tf_rohan| tf_mounted| tfg_gloves| tfg_shield| tfg_armor| tfg_helm| tfg_horse| tfg_boots,0,0,fac_rohan,[itm_rohan_cav_helmet_c,itm_rohan_armor_p,itm_rohan_armor_q,itm_rohan_armor_r,itm_mail_mittens,itm_rohirrim_war_greaves,itm_rohan_spear,itm_rohan_inf_sword,itm_rohan_cav_sword,itm_rohirrim_long_hafted_axe,itm_rohan_sword_c,itm_rohan_shield_g,itm_rohan_warhorse,],attr_tier_6,wp_tier_6,knows_common|knows_riding_7|knows_shield_3|knows_power_strike_7|knows_ironflesh_6,rohan_face_old_1,rohan_face_older_2]," calcext:value-type="string">
            <text:p>["king_s_man_of_rohan","King's_Guard","King's_Guards",tf_rohan| tf_mounted| tfg_gloves| tfg_shield| tfg_armor| tfg_helm| tfg_horse| tfg_boots,0,0,fac_rohan,[itm_rohan_cav_helmet_c,itm_rohan_armor_p,itm_rohan_armor_q,itm_rohan_armor_r,itm_mail_mittens,itm_rohirrim_war_greaves,itm_rohan_spear,itm_rohan_inf_sword,itm_rohan_cav_sword,itm_rohirrim_long_hafted_axe,itm_rohan_sword_c,itm_rohan_shield_g,itm_rohan_warhorse,],attr_tier_6,wp_tier_6,knows_common|knows_riding_7|knows_shield_3|knows_power_strike_7|knows_ironflesh_6,rohan_face_old_1,rohan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9" office:value-type="string" calcext:value-type="string">
            <text:p>tf_rohan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</text:p>
          </table:table-cell>
          <table:table-cell table:style-name="ce15" office:value-type="string" calcext:value-type="string">
            <text:p>itm_rohan_armor_g,itm_rohan_armor_h,itm_rohan_armor_i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spear,itm_rohan_sword_c,</text:p>
          </table:table-cell>
          <table:table-cell table:style-name="ce15" office:value-type="string" calcext:value-type="string">
            <text:p>itm_rohan_shield_a,itm_rohan_shield_b,itm_rohan_shield_c,</text:p>
          </table:table-cell>
          <table:table-cell table:style-name="ce15" office:value-type="string" calcext:value-type="string">
            <text:p>itm_saddle_horse,</text:p>
          </table:table-cell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shield_1| knows_riding_1|knows_power_strike_1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squire_of_rohan&quot;,&quot;Squire_of_Rohan&quot;,&quot;Squires_of_Rohan&quot;,tf_rohan| tf_mounted| tfg_armor| tfg_horse| tfg_boots,0,0,fac_rohan,[itm_rohan_light_helmet_a,itm_rohan_armor_g,itm_rohan_armor_h,itm_rohan_armor_i,itm_leather_gloves,itm_rohan_shoes,itm_spear,itm_rohan_sword_c,itm_rohan_shield_a,itm_rohan_shield_b,itm_rohan_shield_c,itm_saddle_horse,],attr_tier_2,wp_tier_2,knows_common|knows_shield_1| knows_riding_1|knows_power_strike_1,rohan_face_young_1,rohan_face_old_2]," calcext:value-type="string">
            <text:p>["squire_of_rohan","Squire_of_Rohan","Squires_of_Rohan",tf_rohan| tf_mounted| tfg_armor| tfg_horse| tfg_boots,0,0,fac_rohan,[itm_rohan_light_helmet_a,itm_rohan_armor_g,itm_rohan_armor_h,itm_rohan_armor_i,itm_leather_gloves,itm_rohan_shoes,itm_spear,itm_rohan_sword_c,itm_rohan_shield_a,itm_rohan_shield_b,itm_rohan_shield_c,itm_saddle_horse,],attr_tier_2,wp_tier_2,knows_common|knows_shield_1| knows_riding_1|knows_power_strike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9" office:value-type="string" calcext:value-type="string">
            <text:p>tf_rohan| tf_mounted| tfg_shiel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itm_rohan_light_helmet_b,</text:p>
          </table:table-cell>
          <table:table-cell table:style-name="ce15" office:value-type="string" calcext:value-type="string">
            <text:p>itm_rohan_armor_d,itm_rohan_armor_e,itm_rohan_armor_f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an_spear,itm_rohan_spear,itm_rohan_spear,</text:p>
          </table:table-cell>
          <table:table-cell table:style-name="ce15" office:value-type="string" calcext:value-type="string">
            <text:p>itm_rohan_sword_c,itm_rohirrim_long_hafted_axe,itm_rohan_shield_a,itm_rohan_shield_b,itm_rohan_shield_c,</text:p>
          </table:table-cell>
          <table:table-cell table:style-name="ce15" office:value-type="string" calcext:value-type="string">
            <text:p>itm_rohirrim_courser,itm_rohirrim_courser2,</text:p>
          </table:table-cell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riding_3|knows_shield_1|knows_power_strike_2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rider_of_rohan&quot;,&quot;Rider_of_Rohan&quot;,&quot;Riders_of_Rohan&quot;,tf_rohan| tf_mounted| tfg_shield| tfg_armor| tfg_horse| tfg_boots,0,0,fac_rohan,[itm_rohan_light_helmet_a,itm_rohan_light_helmet_b,itm_rohan_armor_d,itm_rohan_armor_e,itm_rohan_armor_f,itm_leather_gloves,itm_rohan_light_greaves,itm_rohan_spear,itm_rohan_spear,itm_rohan_spear,itm_rohan_sword_c,itm_rohirrim_long_hafted_axe,itm_rohan_shield_a,itm_rohan_shield_b,itm_rohan_shield_c,itm_rohirrim_courser,itm_rohirrim_courser2,],attr_tier_3,wp_tier_3,knows_common|knows_riding_3|knows_shield_1|knows_power_strike_2,rohan_face_young_1,rohan_face_old_2]," calcext:value-type="string">
            <text:p>["rider_of_rohan","Rider_of_Rohan","Riders_of_Rohan",tf_rohan| tf_mounted| tfg_shield| tfg_armor| tfg_horse| tfg_boots,0,0,fac_rohan,[itm_rohan_light_helmet_a,itm_rohan_light_helmet_b,itm_rohan_armor_d,itm_rohan_armor_e,itm_rohan_armor_f,itm_leather_gloves,itm_rohan_light_greaves,itm_rohan_spear,itm_rohan_spear,itm_rohan_spear,itm_rohan_sword_c,itm_rohirrim_long_hafted_axe,itm_rohan_shield_a,itm_rohan_shield_b,itm_rohan_shield_c,itm_rohirrim_courser,itm_rohirrim_courser2,],attr_tier_3,wp_tier_3,knows_common|knows_riding_3|knows_shield_1|knows_power_strike_2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9" office:value-type="string" calcext:value-type="string">
            <text:p>tf_rohan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a,itm_rohan_cav_helmet_b,</text:p>
          </table:table-cell>
          <table:table-cell table:style-name="ce15" office:value-type="string" calcext:value-type="string">
            <text:p>itm_rohan_armor_j,itm_rohan_armor_k,itm_rohan_armor_l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an_spear,</text:p>
          </table:table-cell>
          <table:table-cell table:style-name="ce15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5" office:value-type="string" calcext:value-type="string">
            <text:p>itm_rohirrim_courser,itm_rohirrim_courser2,itm_rohirrim_hunter,</text:p>
          </table:table-cell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riding_5|knows_shield_3|knows_power_strike_3|knows_ironflesh_2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veteran_rider_of_rohan&quot;,&quot;Veteran_Rider_of_Rohan&quot;,&quot;Veteran_Riders_of_Rohan&quot;,tf_rohan| tf_mounted| tfg_shield| tfg_armor| tfg_helm| tfg_horse| tfg_boots,0,0,fac_rohan,[itm_rohan_cav_helmet_a,itm_rohan_cav_helmet_b,itm_rohan_armor_j,itm_rohan_armor_k,itm_rohan_armor_l,itm_mail_mittens,itm_rohan_light_greaves,itm_rohan_spear,itm_rohan_cav_sword,itm_rohan_sword_c,itm_rohirrim_long_hafted_axe,itm_rohirrim_long_hafted_axe,itm_rohan_shield_d,itm_rohan_shield_e,itm_rohan_shield_f,itm_rohirrim_courser,itm_rohirrim_courser2,itm_rohirrim_hunter,],attr_tier_4,wp_tier_4,knows_common|knows_riding_5|knows_shield_3|knows_power_strike_3|knows_ironflesh_2,rohan_face_middle_1,rohan_face_old_2]," calcext:value-type="string">
            <text:p>["veteran_rider_of_rohan","Veteran_Rider_of_Rohan","Veteran_Riders_of_Rohan",tf_rohan| tf_mounted| tfg_shield| tfg_armor| tfg_helm| tfg_horse| tfg_boots,0,0,fac_rohan,[itm_rohan_cav_helmet_a,itm_rohan_cav_helmet_b,itm_rohan_armor_j,itm_rohan_armor_k,itm_rohan_armor_l,itm_mail_mittens,itm_rohan_light_greaves,itm_rohan_spear,itm_rohan_cav_sword,itm_rohan_sword_c,itm_rohirrim_long_hafted_axe,itm_rohirrim_long_hafted_axe,itm_rohan_shield_d,itm_rohan_shield_e,itm_rohan_shield_f,itm_rohirrim_courser,itm_rohirrim_courser2,itm_rohirrim_hunter,],attr_tier_4,wp_tier_4,knows_common|knows_riding_5|knows_shield_3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9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b,itm_rohan_cav_helmet_c,</text:p>
          </table:table-cell>
          <table:table-cell table:style-name="ce15" office:value-type="string" calcext:value-type="string">
            <text:p>itm_rohan_armor_m,itm_rohan_armor_n,itm_rohan_armor_o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spear,</text:p>
          </table:table-cell>
          <table:table-cell table:style-name="ce15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5" office:value-type="string" calcext:value-type="string">
            <text:p>itm_rohirrim_courser2,itm_rohirrim_hunter,</text:p>
          </table:table-cell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riding_6|knows_shield_3|knows_power_strike_2|knows_ironflesh_3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elite_rider_of_rohan&quot;,&quot;Elite_Rider_of_Rohan&quot;,&quot;Elite_Riders_of_Rohan&quot;,tf_rohan| tf_mounted| tfg_gloves| tfg_shield| tfg_armor| tfg_helm| tfg_horse| tfg_boots,0,0,fac_rohan,[itm_rohan_cav_helmet_b,itm_rohan_cav_helmet_c,itm_rohan_armor_m,itm_rohan_armor_n,itm_rohan_armor_o,itm_mail_mittens,itm_rohirrim_war_greaves,itm_rohan_spear,itm_rohan_cav_sword,itm_rohan_sword_c,itm_rohirrim_long_hafted_axe,itm_rohirrim_long_hafted_axe,itm_rohan_sword_c,itm_rohan_shield_d,itm_rohan_shield_e,itm_rohan_shield_f,itm_rohirrim_courser2,itm_rohirrim_hunter,],attr_tier_5,wp_tier_5,knows_common|knows_riding_6|knows_shield_3|knows_power_strike_2|knows_ironflesh_3,rohan_face_middle_1,rohan_face_old_2]," calcext:value-type="string">
            <text:p>["elite_rider_of_rohan","Elite_Rider_of_Rohan","Elite_Riders_of_Rohan",tf_rohan| tf_mounted| tfg_gloves| tfg_shield| tfg_armor| tfg_helm| tfg_horse| tfg_boots,0,0,fac_rohan,[itm_rohan_cav_helmet_b,itm_rohan_cav_helmet_c,itm_rohan_armor_m,itm_rohan_armor_n,itm_rohan_armor_o,itm_mail_mittens,itm_rohirrim_war_greaves,itm_rohan_spear,itm_rohan_cav_sword,itm_rohan_sword_c,itm_rohirrim_long_hafted_axe,itm_rohirrim_long_hafted_axe,itm_rohan_sword_c,itm_rohan_shield_d,itm_rohan_shield_e,itm_rohan_shield_f,itm_rohirrim_courser2,itm_rohirrim_hunter,],attr_tier_5,wp_tier_5,knows_common|knows_riding_6|knows_shield_3|knows_power_strike_2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9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ptain_helmet,</text:p>
          </table:table-cell>
          <table:table-cell table:style-name="ce15" office:value-type="string" calcext:value-type="string">
            <text:p>itm_rohan_armor_s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lance_banner_sun,itm_rohan_lance_banner_horse,</text:p>
          </table:table-cell>
          <table:table-cell table:style-name="ce15" office:value-type="string" calcext:value-type="string">
            <text:p>itm_rohan_inf_sword,itm_rohan_inf_sword,itm_rohan_cav_sword,itm_rohirrim_long_hafted_axe,itm_rohirrim_long_hafted_axe,itm_rohan_shield_d,itm_rohan_shield_e,itm_rohan_shield_f,</text:p>
          </table:table-cell>
          <table:table-cell table:style-name="ce15" office:value-type="string" calcext:value-type="string">
            <text:p>itm_rohan_warhorse,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riding_8|knows_shield_3|knows_power_strike_6|knows_ironflesh_6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eorl_guard_of_rohan&quot;,&quot;Eorl_Guard_of_Rohan&quot;,&quot;Eorl_Guards_of_Rohan&quot;,tf_rohan| tf_mounted| tfg_gloves| tfg_shield| tfg_armor| tfg_helm| tfg_horse| tfg_boots,0,0,fac_rohan,[itm_rohan_captain_helmet,itm_rohan_armor_s,itm_mail_mittens,itm_rohirrim_war_greaves,itm_rohan_lance_banner_sun,itm_rohan_lance_banner_horse,itm_rohan_inf_sword,itm_rohan_inf_sword,itm_rohan_cav_sword,itm_rohirrim_long_hafted_axe,itm_rohirrim_long_hafted_axe,itm_rohan_shield_d,itm_rohan_shield_e,itm_rohan_shield_f,itm_rohan_warhorse,],attr_tier_6,wp_tier_6,knows_common|knows_riding_8|knows_shield_3|knows_power_strike_6|knows_ironflesh_6,rohan_face_middle_1,rohan_face_old_2]," calcext:value-type="string">
            <text:p>["eorl_guard_of_rohan","Eorl_Guard_of_Rohan","Eorl_Guards_of_Rohan",tf_rohan| tf_mounted| tfg_gloves| tfg_shield| tfg_armor| tfg_helm| tfg_horse| tfg_boots,0,0,fac_rohan,[itm_rohan_captain_helmet,itm_rohan_armor_s,itm_mail_mittens,itm_rohirrim_war_greaves,itm_rohan_lance_banner_sun,itm_rohan_lance_banner_horse,itm_rohan_inf_sword,itm_rohan_inf_sword,itm_rohan_cav_sword,itm_rohirrim_long_hafted_axe,itm_rohirrim_long_hafted_axe,itm_rohan_shield_d,itm_rohan_shield_e,itm_rohan_shield_f,itm_rohan_warhorse,],attr_tier_6,wp_tier_6,knows_common|knows_riding_8|knows_shield_3|knows_power_strike_6|knows_ironflesh_6,rohan_face_middle_1,rohan_face_old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Default" table:number-columns-repeated="2"/>
          <table:table-cell table:style-name="ce4" table:number-columns-repeated="14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9" office:value-type="string" calcext:value-type="string">
            <text:p>tf_rohan| 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itm_rohan_light_helmet_b,</text:p>
          </table:table-cell>
          <table:table-cell table:style-name="ce15" office:value-type="string" calcext:value-type="string">
            <text:p>itm_rohan_armor_g,itm_rohan_armor_h,itm_rohan_armor_i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nomad_bow,itm_khergit_arrows,itm_heavy_throwing_spear,</text:p>
          </table:table-cell>
          <table:table-cell table:style-name="ce15" office:value-type="string" calcext:value-type="string">
            <text:p>itm_rohan_sword_c,itm_rohan_shield_a,itm_rohan_shield_b,itm_rohan_shield_c,</text:p>
          </table:table-cell>
          <table:table-cell table:style-name="ce15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horse_archery_3|knows_riding_4|knows_power_draw_3|knows_power_strike_2|knows_ironflesh_1|knows_power_throw_3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middle_2</text:p>
          </table:table-cell>
          <table:table-cell table:style-name="ce31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dismounted_skirmisher_of_rohan&quot;,&quot;Skirmisher_of_Rohan&quot;,&quot;Skirmishers_of_Rohan&quot;,tf_rohan| tfg_ranged| tfg_armor| tfg_boots,0,0,fac_rohan,[itm_rohan_light_helmet_a,itm_rohan_light_helmet_b,itm_rohan_armor_g,itm_rohan_armor_h,itm_rohan_armor_i,itm_rohan_light_greaves,itm_nomad_bow,itm_khergit_arrows,itm_heavy_throwing_spear,itm_rohan_sword_c,itm_rohan_shield_a,itm_rohan_shield_b,itm_rohan_shield_c,],attr_tier_3,wp_tier_3,knows_horse_archery_3|knows_riding_4|knows_power_draw_3|knows_power_strike_2|knows_ironflesh_1|knows_power_throw_3,rohan_face_young_1,rohan_face_middle_2]," calcext:value-type="string">
            <text:p>["dismounted_skirmisher_of_rohan","Skirmisher_of_Rohan","Skirmishers_of_Rohan",tf_rohan| tfg_ranged| tfg_armor| tfg_boots,0,0,fac_rohan,[itm_rohan_light_helmet_a,itm_rohan_light_helmet_b,itm_rohan_armor_g,itm_rohan_armor_h,itm_rohan_armor_i,itm_rohan_light_greaves,itm_nomad_bow,itm_khergit_arrows,itm_heavy_throwing_spear,itm_rohan_sword_c,itm_rohan_shield_a,itm_rohan_shield_b,itm_rohan_shield_c,],attr_tier_3,wp_tier_3,knows_horse_archery_3|knows_riding_4|knows_power_draw_3|knows_power_strike_2|knows_ironflesh_1|knows_power_throw_3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9" office:value-type="string" calcext:value-type="string">
            <text:p>tf_rohan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a,itm_rohan_archer_helmet_b,</text:p>
          </table:table-cell>
          <table:table-cell table:style-name="ce15" office:value-type="string" calcext:value-type="string">
            <text:p>itm_rohan_armor_j,itm_rohan_armor_k,itm_rohan_armor_l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nomad_bow,itm_khergit_arrows,</text:p>
          </table:table-cell>
          <table:table-cell table:style-name="ce15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dismounted_veteran_skirmisher_of_rohan&quot;,&quot;Veteran_Skirmisher_of_Rohan&quot;,&quot;Veteran_Skirmishers_of_Rohan&quot;,tf_rohan| tfg_ranged| tfg_armor| tfg_helm| tfg_boots,0,0,fac_rohan,[itm_rohan_archer_helmet_a,itm_rohan_archer_helmet_b,itm_rohan_armor_j,itm_rohan_armor_k,itm_rohan_armor_l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archer_helmet_a,itm_rohan_archer_helmet_b,itm_rohan_armor_j,itm_rohan_armor_k,itm_rohan_armor_l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9" office:value-type="string" calcext:value-type="string">
            <text:p>tf_roh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b,itm_rohan_archer_helmet_c</text:p>
          </table:table-cell>
          <table:table-cell table:style-name="ce15" office:value-type="string" calcext:value-type="string">
            <text:p>,itm_rohan_armor_m,itm_rohan_armor_o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strong_bow,itm_khergit_arrows,</text:p>
          </table:table-cell>
          <table:table-cell table:style-name="ce15" office:value-type="string" calcext:value-type="string">
            <text:p>itm_rohan_sword_c,itm_rohan_shield_d,itm_rohan_shield_e,itm_rohan_shield_f,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b,itm_rohan_archer_helmet_c,itm_rohan_armor_m,itm_rohan_armor_o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b,itm_rohan_archer_helmet_c,itm_rohan_armor_m,itm_rohan_armor_o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9" office:value-type="string" calcext:value-type="string">
            <text:p>tf_roh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c,</text:p>
          </table:table-cell>
          <table:table-cell table:style-name="ce15" office:value-type="string" calcext:value-type="string">
            <text:p>itm_rohan_armor_s,</text:p>
          </table:table-cell>
          <table:table-cell table:style-name="ce15"/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strong_bow,itm_khergit_arrows,</text:p>
          </table:table-cell>
          <table:table-cell table:style-name="ce15" office:value-type="string" calcext:value-type="string">
            <text:p>itm_rohan_sword_c,itm_rohan_shield_d,itm_rohan_shield_e,itm_rohan_shield_f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c,itm_rohan_armor_s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c,itm_rohan_armor_s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#HARAD" calcext:value-type="string">
            <text:p>#HAR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desert_warrior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9" office:value-type="string" calcext:value-type="string">
            <text:p>tf_harad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9"/>
          <table:table-cell table:style-name="ce15" office:value-type="string" calcext:value-type="string">
            <text:p>itm_harad_tunic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arad_javelin,itm_harad_short_spear,</text:p>
          </table:table-cell>
          <table:table-cell table:style-name="ce15" table:number-columns-repeated="2"/>
          <table:table-cell table:style-name="ce26" office:value-type="string" calcext:value-type="string">
            <text:p>attr_evil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|knows_athletics_2|knows_shield_1|knows_power_strike_1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harad_desert_warrior&quot;,&quot;Harad_Levy&quot;,&quot;Harad_Levies&quot;,tf_harad| tfg_armor,0,0,fac_harad,[itm_harad_tunic,itm_desert_boots,itm_harad_javelin,itm_harad_short_spear,],attr_evil_tier_1,wp_tier_1,knows_common|knows_athletics_2|knows_shield_1|knows_power_strike_1,haradrim_face_1,haradrim_face_2]," calcext:value-type="string">
            <text:p>["harad_desert_warrior","Harad_Levy","Harad_Levies",tf_harad| tfg_armor,0,0,fac_harad,[itm_harad_tunic,itm_desert_boots,itm_harad_javelin,itm_harad_short_spear,],attr_evil_tier_1,wp_tier_1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infantry</text:p>
          </table:table-cell>
          <table:table-cell table:number-columns-repeated="2" table:style-name="ce3" office:value-type="string" calcext:value-type="string">
            <text:p>Harad_Light_Infantry</text:p>
          </table:table-cell>
          <table:table-cell table:style-name="ce9" office:value-type="string" calcext:value-type="string">
            <text:p>tf_hara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/>
          <table:table-cell table:style-name="ce15" office:value-type="string" calcext:value-type="string">
            <text:p>itm_harad_hauberk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arad_sabre,itm_harad_short_spear,itm_harad_dagger,</text:p>
          </table:table-cell>
          <table:table-cell table:style-name="ce15" office:value-type="string" calcext:value-type="string">
            <text:p>itm_harad_long_shield_d,itm_harad_long_shield_e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3|knows_shield_2|knows_power_strike_2|knows_ironflesh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 office:value-type="string" office:string-value="[&quot;harad_infantry&quot;,&quot;Harad_Light_Infantry&quot;,&quot;Harad_Light_Infantry&quot;,tf_harad| tfg_armor| tfg_boots,0,0,fac_harad,[itm_harad_hauberk,itm_desert_boots,itm_harad_sabre,itm_harad_short_spear,itm_harad_dagger,itm_harad_long_shield_d,itm_harad_long_shield_e,],attr_evil_tier_3,wp_tier_3,knows_common|knows_athletics_3|knows_shield_2|knows_power_strike_2|knows_ironflesh_2,haradrim_face_1,haradrim_face_2]," calcext:value-type="string">
            <text:p>["harad_infantry","Harad_Light_Infantry","Harad_Light_Infantry",tf_harad| tfg_armor| tfg_boots,0,0,fac_harad,[itm_harad_hauberk,itm_desert_boots,itm_harad_sabre,itm_harad_short_spear,itm_harad_dagger,itm_harad_long_shield_d,itm_harad_long_shield_e,],attr_evil_tier_3,wp_tier_3,knows_common|knows_athletics_3|knows_shield_2|knows_power_strike_2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veteran_infantry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9" office:value-type="string" calcext:value-type="string">
            <text:p>tf_harad| tfg_shield| tfg_armor| tfg_helm| tfg_boots <text:s/>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finhelm,</text:p>
          </table:table-cell>
          <table:table-cell table:style-name="ce15" office:value-type="string" calcext:value-type="string">
            <text:p>itm_harad_scale,</text:p>
          </table:table-cell>
          <table:table-cell table:style-name="ce15"/>
          <table:table-cell table:style-name="ce15" office:value-type="string" calcext:value-type="string">
            <text:p>itm_harad_scale_greaves,</text:p>
          </table:table-cell>
          <table:table-cell table:style-name="ce15" office:value-type="string" calcext:value-type="string">
            <text:p>itm_harad_long_spear,</text:p>
          </table:table-cell>
          <table:table-cell table:style-name="ce15" office:value-type="string" calcext:value-type="string">
            <text:p>itm_harad_long_shield_d,itm_harad_long_shield_e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3|knows_shield_3|knows_power_strike_3|knows_ironflesh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[&quot;harad_veteran_infantry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harad_veteran_infantry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9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lion_helm,</text:p>
          </table:table-cell>
          <table:table-cell table:style-name="ce15" office:value-type="string" calcext:value-type="string">
            <text:p>itm_harad_tiger_scal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harad_scale_greaves,</text:p>
          </table:table-cell>
          <table:table-cell table:style-name="ce15" office:value-type="string" calcext:value-type="string">
            <text:p>itm_harad_long_spear,</text:p>
          </table:table-cell>
          <table:table-cell table:style-name="ce15" office:value-type="string" calcext:value-type="string">
            <text:p>itm_harad_long_shield_b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shield_4|knows_power_strike_4|knows_ironflesh_3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" calcext:value-type="string">
            <text:p>["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9" office:value-type="string" calcext:value-type="string">
            <text:p>tf_hara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finhelm,</text:p>
          </table:table-cell>
          <table:table-cell table:style-name="ce15" office:value-type="string" calcext:value-type="string">
            <text:p>itm_harad_scale,</text:p>
          </table:table-cell>
          <table:table-cell table:style-name="ce15"/>
          <table:table-cell table:style-name="ce15" office:value-type="string" calcext:value-type="string">
            <text:p>itm_harad_scale_greaves,</text:p>
          </table:table-cell>
          <table:table-cell table:style-name="ce15" office:value-type="string" calcext:value-type="string">
            <text:p>itm_harad_heavy_sword,itm_harad_khopesh,</text:p>
          </table:table-cell>
          <table:table-cell table:style-name="ce15" office:value-type="string" calcext:value-type="string">
            <text:p>itm_harad_long_shield_d,itm_harad_long_shield_e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3|knows_shield_3|knows_power_strike_3|knows_ironflesh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harad_swordsman&quot;,&quot;Harad_Swordsman&quot;,&quot;Harad_Swordsmen&quot;,tf_harad| tfg_shield| tfg_armor| tfg_helm| tfg_boots,0,0,fac_harad,[itm_harad_finhelm,itm_harad_scale,itm_harad_scale_greaves,itm_harad_heavy_sword,itm_harad_khopesh,itm_harad_long_shield_d,itm_harad_long_shield_e,],attr_evil_tier_4,wp_tier_4,knows_common|knows_athletics_3|knows_shield_3|knows_power_strike_3|knows_ironflesh_2,haradrim_face_1,haradrim_face_2]," calcext:value-type="string">
            <text:p>["harad_swordsman","Harad_Swordsman","Harad_Swordsmen",tf_harad| tfg_shield| tfg_armor| tfg_helm| tfg_boots,0,0,fac_harad,[itm_harad_finhelm,itm_harad_scale,itm_harad_scale_greaves,itm_harad_heavy_sword,itm_harad_khopesh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9" office:value-type="string" calcext:value-type="string">
            <text:p>tf_hara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lion_helm,</text:p>
          </table:table-cell>
          <table:table-cell table:style-name="ce15" office:value-type="string" calcext:value-type="string">
            <text:p>itm_harad_lion_scal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harad_scale_greaves,</text:p>
          </table:table-cell>
          <table:table-cell table:style-name="ce15" office:value-type="string" calcext:value-type="string">
            <text:p>itm_harad_heavy_sword,itm_harad_khopesh,</text:p>
          </table:table-cell>
          <table:table-cell table:style-name="ce24" office:value-type="string" calcext:value-type="string">
            <text:p>itm_harad_long_shield_b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6|knows_power_strike_5|knows_ironflesh_6|knows_shield_3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harad_lion_guard&quot;,&quot;Lion_Guard&quot;,&quot;Lion_Guards&quot;,tf_harad| tfg_shield| tfg_armor| tfg_helm| tfg_boots,0,0,fac_harad,[itm_lion_helm,itm_harad_lion_scale,itm_leather_gloves,itm_harad_scale_greaves,itm_harad_heavy_sword,itm_harad_khopesh,itm_harad_long_shield_b,],attr_evil_tier_5,wp_tier_5,knows_common|knows_athletics_6|knows_power_strike_5|knows_ironflesh_6|knows_shield_3,haradrim_face_1,haradrim_face_2]," calcext:value-type="string">
            <text:p>["harad_lion_guard","Lion_Guard","Lion_Guards",tf_harad| tfg_shield| tfg_armor| tfg_helm| tfg_boots,0,0,fac_harad,[itm_lion_helm,itm_harad_lion_scale,itm_leather_gloves,itm_harad_scale_greaves,itm_harad_heavy_sword,itm_harad_khopesh,itm_harad_long_shield_b,],attr_evil_tier_5,wp_tier_5,knows_common|knows_athletics_6|knows_power_strike_5|knows_ironflesh_6|knows_shield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skirmisher</text:p>
          </table:table-cell>
          <table:table-cell table:style-name="ce3" office:value-type="string" calcext:value-type="string">
            <text:p>Harad_Skirmisher</text:p>
          </table:table-cell>
          <table:table-cell table:style-name="ce3" office:value-type="string" calcext:value-type="string">
            <text:p>Harad_Skirmishers</text:p>
          </table:table-cell>
          <table:table-cell table:style-name="ce9" office:value-type="string" calcext:value-type="string">
            <text:p>tf_harad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heavy_inf_helm,</text:p>
          </table:table-cell>
          <table:table-cell table:style-name="ce15" office:value-type="string" calcext:value-type="string">
            <text:p>itm_harad_skirmisher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arad_bow,itm_harad_arrows,</text:p>
          </table:table-cell>
          <table:table-cell table:style-name="ce15" office:value-type="string" calcext:value-type="string">
            <text:p>itm_harad_dagger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1|knows_power_draw_2|knows_ironflesh_1|knows_power_throw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harad_skirmisher&quot;,&quot;Harad_Skirmisher&quot;,&quot;Harad_Skirmishers&quot;,tf_harad| tfg_ranged| tfg_armor| tfg_helm| tfg_boots,0,0,fac_harad,[itm_harad_heavy_inf_helm,itm_harad_skirmisher,itm_desert_boots,itm_harad_bow,itm_harad_arrows,itm_harad_dagger,],attr_evil_tier_3,wp_tier_3,knows_common|knows_athletics_1|knows_power_draw_2|knows_ironflesh_1|knows_power_throw_2,haradrim_face_1,haradrim_face_2]," calcext:value-type="string">
            <text:p>["harad_skirmisher","Harad_Skirmisher","Harad_Skirmishers",tf_harad| tfg_ranged| tfg_armor| tfg_helm| tfg_boots,0,0,fac_harad,[itm_harad_heavy_inf_helm,itm_harad_skirmisher,itm_desert_boots,itm_harad_bow,itm_harad_arrows,itm_harad_dagger,],attr_evil_tier_3,wp_tier_3,knows_common|knows_athletics_1|knows_power_draw_2|knows_ironflesh_1|knows_power_throw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9" office:value-type="string" calcext:value-type="string">
            <text:p>tf_harad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heavy_inf_helm,</text:p>
          </table:table-cell>
          <table:table-cell table:style-name="ce15" office:value-type="string" calcext:value-type="string">
            <text:p>itm_harad_archer,</text:p>
          </table:table-cell>
          <table:table-cell table:style-name="ce15"/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harad_bow,itm_harad_arrows,</text:p>
          </table:table-cell>
          <table:table-cell table:style-name="ce15" office:value-type="string" calcext:value-type="string">
            <text:p>itm_skirmisher_sword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power_draw_3|knows_ironflesh_1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harad_archer&quot;,&quot;Harad_Archer&quot;,&quot;Harad_Archers&quot;,tf_harad| tfg_ranged| tfg_armor| tfg_helm| tfg_boots,0,0,fac_harad,[itm_harad_heavy_inf_helm,itm_harad_archer,itm_harad_leather_greaves,itm_harad_bow,itm_harad_arrows,itm_skirmisher_sword,],attr_evil_tier_4,wp_tier_4,knows_common|knows_athletics_2|knows_power_draw_3|knows_ironflesh_1,haradrim_face_1,haradrim_face_2]," calcext:value-type="string">
            <text:p>["harad_archer","Harad_Archer","Harad_Archers",tf_harad| tfg_ranged| tfg_armor| tfg_helm| tfg_boots,0,0,fac_harad,[itm_harad_heavy_inf_helm,itm_harad_archer,itm_harad_leather_greaves,itm_harad_bow,itm_harad_arrows,itm_skirmisher_sword,],attr_evil_tier_4,wp_tier_4,knows_common|knows_athletics_2|knows_power_draw_3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9" office:value-type="string" calcext:value-type="string">
            <text:p>tf_harad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eaglehelm,</text:p>
          </table:table-cell>
          <table:table-cell table:style-name="ce15" office:value-type="string" calcext:value-type="string">
            <text:p>itm_black_snake_armo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lg_bow,itm_harad_arrows,</text:p>
          </table:table-cell>
          <table:table-cell table:style-name="ce15" office:value-type="string" calcext:value-type="string">
            <text:p>itm_eagle_guard_spear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2|knows_power_draw_4|knows_ironflesh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harad_eagle_guard&quot;,&quot;Eagle_Guard&quot;,&quot;Eagle_Guards&quot;,tf_harad| tfg_ranged| tfg_armor| tfg_helm| tfg_boots,0,0,fac_harad,[itm_harad_eaglehelm,itm_black_snake_armor,itm_leather_gloves,itm_harad_leather_greaves,itm_lg_bow,itm_harad_arrows,itm_eagle_guard_spear,],attr_evil_tier_5,wp_tier_5,knows_common|knows_athletics_2|knows_power_draw_4|knows_ironflesh_2,haradrim_face_1,haradrim_face_2]," calcext:value-type="string">
            <text:p>["harad_eagle_guard","Eagle_Guard","Eagle_Guards",tf_harad| tfg_ranged| tfg_armor| tfg_helm| tfg_boots,0,0,fac_harad,[itm_harad_eaglehelm,itm_black_snake_armor,itm_leather_gloves,itm_harad_leather_greaves,itm_lg_bow,itm_harad_arrows,itm_eagle_guard_spear,],attr_evil_tier_5,wp_tier_5,knows_common|knows_athletics_2|knows_power_draw_4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#HARONDOR" calcext:value-type="string">
            <text:p>#HAROND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9" office:value-type="string" calcext:value-type="string">
            <text:p>tf_harad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9"/>
          <table:table-cell table:style-name="ce15" office:value-type="string" calcext:value-type="string">
            <text:p>itm_harad_padded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orandor_a,</text:p>
          </table:table-cell>
          <table:table-cell table:style-name="ce15" office:value-type="string" calcext:value-type="string">
            <text:p>itm_harad_shield_a,</text:p>
          </table:table-cell>
          <table:table-cell table:style-name="ce15" office:value-type="string" calcext:value-type="string">
            <text:p>itm_saddle_horse</text:p>
          </table:table-cell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2|knows_shield_1|knows_power_strike_1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harondor_scout&quot;,&quot;Harondor_Scout&quot;,&quot;Harondor_Scouts&quot;,tf_harad| tf_mounted| tfg_armor| tfg_horse| tfg_boots,0,0,fac_harad,[itm_harad_padded,itm_desert_boots,itm_horandor_a,itm_harad_shield_a,itm_saddle_horse],attr_evil_tier_2,wp_tier_2,knows_common|knows_athletics_2|knows_shield_1|knows_power_strike_1,haradrim_face_1,haradrim_face_2]," calcext:value-type="string">
            <text:p>["harondor_scout","Harondor_Scout","Harondor_Scouts",tf_harad| tf_mounted| tfg_armor| tfg_horse| tfg_boots,0,0,fac_harad,[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9" office:value-type="string" calcext:value-type="string">
            <text:p>tf_hara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cav_helm_b,</text:p>
          </table:table-cell>
          <table:table-cell table:style-name="ce15" office:value-type="string" calcext:value-type="string">
            <text:p>itm_harad_hauberk,</text:p>
          </table:table-cell>
          <table:table-cell table:style-name="ce15"/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horandor_a,</text:p>
          </table:table-cell>
          <table:table-cell table:style-name="ce15" office:value-type="string" calcext:value-type="string">
            <text:p>itm_harad_shield_b,itm_harad_shield_c,</text:p>
          </table:table-cell>
          <table:table-cell table:style-name="ce15" office:value-type="string" calcext:value-type="string">
            <text:p>itm_harad_horse</text:p>
          </table:table-cell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riding_2|knows_shield_2|knows_power_strike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ondor_light_cavalry</text:p>
          </table:table-cell>
          <table:table-cell table:number-columns-repeated="2" table:style-name="ce3" office:value-type="string" calcext:value-type="string">
            <text:p>Harondor_Light_Cavalry</text:p>
          </table:table-cell>
          <table:table-cell table:style-name="ce9" office:value-type="string" calcext:value-type="string">
            <text:p>tf_hara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wavy_helm,</text:p>
          </table:table-cell>
          <table:table-cell table:style-name="ce15" office:value-type="string" calcext:value-type="string">
            <text:p>itm_harad_lamellar,</text:p>
          </table:table-cell>
          <table:table-cell table:style-name="ce15"/>
          <table:table-cell table:style-name="ce15" office:value-type="string" calcext:value-type="string">
            <text:p>itm_harad_lamellar_greaves,</text:p>
          </table:table-cell>
          <table:table-cell table:style-name="ce15" office:value-type="string" calcext:value-type="string">
            <text:p>itm_horandor_a,</text:p>
          </table:table-cell>
          <table:table-cell table:style-name="ce15" office:value-type="string" calcext:value-type="string">
            <text:p>itm_harad_shield_b,itm_harad_shield_c,</text:p>
          </table:table-cell>
          <table:table-cell table:style-name="ce15" office:value-type="string" calcext:value-type="string">
            <text:p>itm_harad_warhorse,</text:p>
          </table:table-cell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riding_3|knows_shield_3|knows_power_strike_3|knows_ironflesh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[&quot;harondor_light_cavalry&quot;,&quot;Harondor_Light_Cavalry&quot;,&quot;Harondor_Light_Cavalry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harondor_light_cavalry","Harondor_Light_Cavalry","Harondor_Light_Cavalry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ng_heavy_cavalry</text:p>
          </table:table-cell>
          <table:table-cell table:number-columns-repeated="2" table:style-name="ce3" office:value-type="string" calcext:value-type="string">
            <text:p>Fang_Heavy_Cavalry</text:p>
          </table:table-cell>
          <table:table-cell table:style-name="ce9" office:value-type="string" calcext:value-type="string">
            <text:p>tf_hara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dragon_helm,</text:p>
          </table:table-cell>
          <table:table-cell table:style-name="ce15" office:value-type="string" calcext:value-type="string">
            <text:p>itm_harad_heavy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harad_lamellar_greaves,</text:p>
          </table:table-cell>
          <table:table-cell table:style-name="ce15" office:value-type="string" calcext:value-type="string">
            <text:p>itm_harad_long_spear,</text:p>
          </table:table-cell>
          <table:table-cell table:style-name="ce15" office:value-type="string" calcext:value-type="string">
            <text:p>itm_harad_yellow_shield,</text:p>
          </table:table-cell>
          <table:table-cell table:style-name="ce15" office:value-type="string" calcext:value-type="string">
            <text:p>itm_harad_warhorse</text:p>
          </table:table-cell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riding_5|knows_shield_3|knows_power_strike_3|knows_ironflesh_3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fang_heavy_cavalry&quot;,&quot;Fang_Heavy_Cavalry&quot;,&quot;Fang_Heavy_Cavalry&quot;,tf_harad| tf_mounted| tfg_shield| tfg_armor| tfg_helm| tfg_horse| tfg_boots,0,0,fac_harad,[itm_harad_dragon_helm,itm_harad_heavy,itm_leather_gloves,itm_harad_lamellar_greaves,itm_harad_long_spear,itm_harad_yellow_shield,itm_harad_warhorse],attr_evil_tier_5,wp_tier_5,knows_common|knows_riding_5|knows_shield_3|knows_power_strike_3|knows_ironflesh_3,haradrim_face_1,haradrim_face_2]," calcext:value-type="string">
            <text:p>["fang_heavy_cavalry","Fang_Heavy_Cavalry","Fang_Heavy_Cavalry",tf_harad| tf_mounted| tfg_shield| tfg_armor| tfg_helm| tfg_horse| tfg_boots,0,0,fac_harad,[itm_harad_dragon_helm,itm_harad_heavy,itm_leather_gloves,itm_harad_lamellar_greaves,itm_harad_long_spear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horse_archer</text:p>
          </table:table-cell>
          <table:table-cell table:style-name="ce3" office:value-type="string" calcext:value-type="string">
            <text:p>Harad_Horse_Archer</text:p>
          </table:table-cell>
          <table:table-cell table:style-name="ce3" office:value-type="string" calcext:value-type="string">
            <text:p>Harad_Horse_Archers</text:p>
          </table:table-cell>
          <table:table-cell table:style-name="ce9" office:value-type="string" calcext:value-type="string">
            <text:p>tf_harad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cav_helm_b,</text:p>
          </table:table-cell>
          <table:table-cell table:style-name="ce15" office:value-type="string" calcext:value-type="string">
            <text:p>itm_harad_skirmisher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arad_bow,itm_harad_arrows,</text:p>
          </table:table-cell>
          <table:table-cell table:style-name="ce15" office:value-type="string" calcext:value-type="string">
            <text:p>itm_harad_sabre,</text:p>
          </table:table-cell>
          <table:table-cell table:style-name="ce15" office:value-type="string" calcext:value-type="string">
            <text:p>itm_saddle_horse,</text:p>
          </table:table-cell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horse_archery_2|knows_riding_3|knows_shield_1|knows_power_draw_2|knows_power_strike_2|knows_ironflesh_1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harad_horse_archer&quot;,&quot;Harad_Horse_Archer&quot;,&quot;Harad_Horse_Archers&quot;,tf_harad| tfg_ranged| tf_mounted| tfg_armor| tfg_helm| tfg_horse| tfg_boots,0,0,fac_harad,[itm_harad_cav_helm_b,itm_harad_skirmisher,itm_desert_boots,itm_harad_bow,itm_harad_arrows,itm_harad_sabre,itm_saddle_horse,],attr_evil_tier_3,wp_tier_3,knows_common|knows_horse_archery_2|knows_riding_3|knows_shield_1|knows_power_draw_2|knows_power_strike_2|knows_ironflesh_1,haradrim_face_1,haradrim_face_2]," calcext:value-type="string">
            <text:p>["harad_horse_archer","Harad_Horse_Archer","Harad_Horse_Archers",tf_harad| tfg_ranged| tf_mounted| tfg_armor| tfg_helm| tfg_horse| tfg_boots,0,0,fac_harad,[itm_harad_cav_helm_b,itm_harad_skirmisher,itm_desert_boots,itm_harad_bow,itm_harad_arrows,itm_harad_sabre,itm_saddle_horse,],attr_evil_tier_3,wp_tier_3,knows_common|knows_horse_archery_2|knows_riding_3|knows_shield_1|knows_power_draw_2|knows_power_strike_2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9" office:value-type="string" calcext:value-type="string">
            <text:p>tf_harad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heavy_inf_helm,</text:p>
          </table:table-cell>
          <table:table-cell table:style-name="ce15" office:value-type="string" calcext:value-type="string">
            <text:p>itm_harad_archer,</text:p>
          </table:table-cell>
          <table:table-cell table:style-name="ce15"/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nomad_bow,itm_harad_arrows,</text:p>
          </table:table-cell>
          <table:table-cell table:style-name="ce15" office:value-type="string" calcext:value-type="string">
            <text:p>itm_harad_sabre,</text:p>
          </table:table-cell>
          <table:table-cell table:style-name="ce15" office:value-type="string" calcext:value-type="string">
            <text:p>itm_harad_horse,</text:p>
          </table:table-cell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horse_archery_4|knows_riding_4|knows_power_draw_3|knows_power_strike_2|knows_ironflesh_1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black_snake_horse_archer&quot;,&quot;Black_Snake_Horse_Archer&quot;,&quot;Black_Snake_Horse_Archers&quot;,tf_harad| tfg_ranged| tf_mounted| tfg_armor| tfg_helm| tfg_horse| tfg_boots,0,0,fac_harad,[itm_harad_heavy_inf_helm,itm_harad_archer,itm_harad_leather_greaves,itm_nomad_bow,itm_harad_arrows,itm_harad_sabre,itm_harad_horse,],attr_evil_tier_4,wp_tier_4,knows_common|knows_horse_archery_4|knows_riding_4|knows_power_draw_3|knows_power_strike_2|knows_ironflesh_1,haradrim_face_1,haradrim_face_2]," calcext:value-type="string">
            <text:p>["black_snake_horse_archer","Black_Snake_Horse_Archer","Black_Snake_Horse_Archers",tf_harad| tfg_ranged| tf_mounted| tfg_armor| tfg_helm| tfg_horse| tfg_boots,0,0,fac_harad,[itm_harad_heavy_inf_helm,itm_harad_archer,itm_harad_leather_greaves,itm_nomad_bow,itm_harad_arrows,itm_harad_sabre,itm_harad_horse,],attr_evil_tier_4,wp_tier_4,knows_common|knows_horse_archery_4|knows_riding_4|knows_power_draw_3|knows_power_strike_2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ld_serpent_horse_archer</text:p>
          </table:table-cell>
          <table:table-cell table:style-name="ce3" office:value-type="string" calcext:value-type="string">
            <text:p>Gold_Serpent_Horse_Archer</text:p>
          </table:table-cell>
          <table:table-cell table:style-name="ce3" office:value-type="string" calcext:value-type="string">
            <text:p>Gold_Serpent_Horse_Archers</text:p>
          </table:table-cell>
          <table:table-cell table:style-name="ce9" office:value-type="string" calcext:value-type="string">
            <text:p>tf_harad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black_snake_helm,</text:p>
          </table:table-cell>
          <table:table-cell table:style-name="ce15" office:value-type="string" calcext:value-type="string">
            <text:p>itm_black_snake_armor,</text:p>
          </table:table-cell>
          <table:table-cell table:style-name="ce15"/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nomad_bow,itm_harad_arrows,</text:p>
          </table:table-cell>
          <table:table-cell table:style-name="ce15" office:value-type="string" calcext:value-type="string">
            <text:p>itm_black_snake_sword,</text:p>
          </table:table-cell>
          <table:table-cell table:style-name="ce15" office:value-type="string" calcext:value-type="string">
            <text:p>itm_harad_warhorse,</text:p>
          </table:table-cell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horse_archery_5|knows_riding_5|knows_power_strike_2|knows_ironflesh_3|knows_power_draw_3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gold_serpent_horse_archer&quot;,&quot;Gold_Serpent_Horse_Archer&quot;,&quot;Gold_Serpent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5,knows_common|knows_horse_archery_5|knows_riding_5|knows_power_strike_2|knows_ironflesh_3|knows_power_draw_3,haradrim_face_1,haradrim_face_2]," calcext:value-type="string">
            <text:p>["gold_serpent_horse_archer","Gold_Serpent_Horse_Archer","Gold_Serpent_Horse_Archers",tf_harad| tfg_ranged| tf_mounted| tfg_armor| tfg_helm| tfg_horse| tfg_boots,0,0,fac_harad,[itm_black_snake_helm,itm_black_snake_armor,itm_harad_leather_greaves,itm_nomad_bow,itm_harad_arrows,itm_black_snake_sword,itm_harad_warhorse,],attr_evil_tier_5,wp_tier_5,knows_common|knows_horse_archery_5|knows_riding_5|knows_power_strike_2|knows_ironflesh_3|knows_power_draw_3,haradrim_face_1,haradrim_face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#FAR HARAD" calcext:value-type="string">
            <text:p>#FAR HAR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9" office:value-type="string" calcext:value-type="string">
            <text:p>tf_hara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9"/>
          <table:table-cell table:style-name="ce15" table:number-columns-repeated="3"/>
          <table:table-cell table:style-name="ce15" office:value-type="string" calcext:value-type="string">
            <text:p>itm_far_harad_2h_mace,itm_harad_short_spear,</text:p>
          </table:table-cell>
          <table:table-cell table:style-name="ce15" office:value-type="string" calcext:value-type="string">
            <text:p>itm_harad_javelin,</text:p>
          </table:table-cell>
          <table:table-cell table:style-name="ce15"/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1</text:p>
          </table:table-cell>
          <table:table-cell table:style-name="ce29" office:value-type="string" calcext:value-type="string">
            <text:p>far_harad_face1</text:p>
          </table:table-cell>
          <table:table-cell table:style-name="ce29" office:value-type="string" calcext:value-type="string">
            <text:p>far_harad_face2</text:p>
          </table:table-cell>
          <table:table-cell table:style-name="ce31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far_harad_tribesman&quot;,&quot;Far_Harad_Tribesman&quot;,&quot;Far_Harad_Tribesmen&quot;,tf_harad| tfg_armor| tfg_boots,0,0,fac_harad,[itm_far_harad_2h_mace,itm_harad_short_spear,itm_harad_javelin,],attr_evil_tier_2,wp_tier_2,knows_common|knows_athletics_1,far_harad_face1,far_harad_face2]," calcext:value-type="string">
            <text:p>["far_harad_tribesman","Far_Harad_Tribesman","Far_Harad_Tribesmen",tf_harad| tfg_armor| tfg_boots,0,0,fac_harad,[itm_far_harad_2h_mace,itm_harad_short_spear,itm_harad_javelin,],attr_evil_tier_2,wp_tier_2,knows_common|knows_athletics_1,far_harad_face1,far_hara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9" office:value-type="string" calcext:value-type="string">
            <text:p>tf_hara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/>
          <table:table-cell table:style-name="ce15" office:value-type="string" calcext:value-type="string">
            <text:p>itm_harad_champion,</text:p>
          </table:table-cell>
          <table:table-cell table:style-name="ce15" table:number-columns-repeated="2"/>
          <table:table-cell table:style-name="ce15" office:value-type="string" calcext:value-type="string">
            <text:p>itm_far_harad_2h_mace,itm_harad_short_spear,</text:p>
          </table:table-cell>
          <table:table-cell table:style-name="ce15" office:value-type="string" calcext:value-type="string">
            <text:p>itm_harad_javelin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power_throw_3|knows_ironflesh_1|knows_power_strike_2</text:p>
          </table:table-cell>
          <table:table-cell table:style-name="ce29" office:value-type="string" calcext:value-type="string">
            <text:p>far_harad_face1</text:p>
          </table:table-cell>
          <table:table-cell table:style-name="ce29" office:value-type="string" calcext:value-type="string">
            <text:p>far_harad_face2</text:p>
          </table:table-cell>
          <table:table-cell table:style-name="ce31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far_harad_champion&quot;,&quot;Far_Harad_Champion&quot;,&quot;Far_Harad_Champions&quot;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" calcext:value-type="string">
            <text:p>["far_harad_champion","Far_Harad_Champion","Far_Harad_Champions"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9" office:value-type="string" calcext:value-type="string">
            <text:p>tf_hara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pantherhelm,</text:p>
          </table:table-cell>
          <table:table-cell table:style-name="ce15" office:value-type="string" calcext:value-type="string">
            <text:p>itm_panther_guard,</text:p>
          </table:table-cell>
          <table:table-cell table:style-name="ce15" table:number-columns-repeated="2"/>
          <table:table-cell table:style-name="ce15" office:value-type="string" calcext:value-type="string">
            <text:p>itm_harad_mace,</text:p>
          </table:table-cell>
          <table:table-cell table:style-name="ce15" office:value-type="string" calcext:value-type="string">
            <text:p>itm_harad_javelin,itm_harad_long_shield_a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power_throw_4|knows_power_strike_4|knows_ironflesh_3|knows_athletics_3</text:p>
          </table:table-cell>
          <table:table-cell table:style-name="ce29" office:value-type="string" calcext:value-type="string">
            <text:p>far_harad_face1</text:p>
          </table:table-cell>
          <table:table-cell table:style-name="ce29" office:value-type="string" calcext:value-type="string">
            <text:p>far_harad_face2</text:p>
          </table:table-cell>
          <table:table-cell table:style-name="ce31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[&quot;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" calcext:value-type="string">
            <text:p>["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#DUNLAND #Dunnish #Dunlendings" calcext:value-type="string">
            <text:p>#DUNLAND #Dunnish #Dunlendin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9" office:value-type="string" calcext:value-type="string">
            <text:p>tf_dunland| tf_randomize_face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/>
          <table:table-cell table:style-name="ce15" office:value-type="string" calcext:value-type="string">
            <text:p>itm_dunland_armor_b,itm_dunland_armor_c,itm_dunland_armor_d,itm_dunland_armor_e,itm_dunland_armor_g,itm_dunland_armor_h,</text:p>
          </table:table-cell>
          <table:table-cell table:style-name="ce15"/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xe,itm_dunland_spear,itm_wood_club,</text:p>
          </table:table-cell>
          <table:table-cell table:style-name="ce15" office:value-type="string" calcext:value-type="string">
            <text:p>itm_dunland_javelin,itm_dunland_javelin,</text:p>
          </table:table-cell>
          <table:table-cell table:style-name="ce15"/>
          <table:table-cell table:style-name="ce26" office:value-type="string" calcext:value-type="string">
            <text:p>attr_evil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|knows_athletics_1|knows_power_throw_1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1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dunnish_wildman&quot;,&quot;Dunnish_Wildman&quot;,&quot;Dunnish_Wildmen&quot;,tf_dunland| tf_randomize_face| tfg_armor| tfg_boots,0,0,fac_dunland,[itm_dunland_armor_b,itm_dunland_armor_c,itm_dunland_armor_d,itm_dunland_armor_e,itm_dunland_armor_g,itm_dunland_armor_h,itm_dunland_wolfboots,itm_dunnish_axe,itm_dunland_spear,itm_wood_club,itm_dunland_javelin,itm_dunland_javelin,],attr_evil_tier_1,wp_tier_1,knows_common|knows_athletics_1|knows_power_throw_1,dunland_face1,dunland_face2]," calcext:value-type="string">
            <text:p>["dunnish_wildman","Dunnish_Wildman","Dunnish_Wildmen",tf_dunland| tf_randomize_face| tfg_armor| tfg_boots,0,0,fac_dunland,[itm_dunland_armor_b,itm_dunland_armor_c,itm_dunland_armor_d,itm_dunland_armor_e,itm_dunland_armor_g,itm_dunland_armor_h,itm_dunland_wolfboots,itm_dunnish_axe,itm_dunland_spear,itm_wood_club,itm_dunland_javelin,itm_dunland_javelin,],attr_evil_tier_1,wp_tier_1,knows_common|knows_athletics_1|knows_power_throw_1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9" office:value-type="string" calcext:value-type="string">
            <text:p>tf_dunland| tf_randomize_face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/>
          <table:table-cell table:style-name="ce15" office:value-type="string" calcext:value-type="string">
            <text:p>itm_dunland_armor_b,itm_dunland_armor_c,itm_dunland_armor_d,itm_dunland_armor_e,itm_dunland_armor_g,itm_dunland_armor_h,</text:p>
          </table:table-cell>
          <table:table-cell table:style-name="ce15"/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ntler_axe,itm_dunnish_axe,itm_wood_club,itm_dunland_spear,</text:p>
          </table:table-cell>
          <table:table-cell table:style-name="ce15" office:value-type="string" calcext:value-type="string">
            <text:p>itm_dunland_javelin,itm_dunland_javelin,itm_dunland_javelin,</text:p>
          </table:table-cell>
          <table:table-cell table:style-name="ce15"/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2|knows_shield_1|knows_power_strike_1|knows_power_throw_2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1"/>
          <table:table-cell table:style-name="ce4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 office:value-type="string" office:string-value="[&quot;dunnish_warrior&quot;,&quot;Dunnish_Warrior&quot;,&quot;Dunnish_Warriors&quot;,tf_dunland| tf_randomize_face| tfg_armor| tfg_boots,0,0,fac_dunland,[itm_dunland_armor_b,itm_dunland_armor_c,itm_dunland_armor_d,itm_dunland_armor_e,itm_dunland_armor_g,itm_dunland_armor_h,itm_dunland_wolfboots,itm_dunnish_antler_axe,itm_dunnish_axe,itm_wood_club,itm_dunland_spear,itm_dunland_javelin,itm_dunland_javelin,itm_dunland_javelin,],attr_evil_tier_2,wp_tier_2,knows_common|knows_athletics_2|knows_shield_1|knows_power_strike_1|knows_power_throw_2,dunland_face1,dunland_face2]," calcext:value-type="string">
            <text:p>["dunnish_warrior","Dunnish_Warrior","Dunnish_Warriors",tf_dunland| tf_randomize_face| tfg_armor| tfg_boots,0,0,fac_dunland,[itm_dunland_armor_b,itm_dunland_armor_c,itm_dunland_armor_d,itm_dunland_armor_e,itm_dunland_armor_g,itm_dunland_armor_h,itm_dunland_wolfboots,itm_dunnish_antler_axe,itm_dunnish_axe,itm_wood_club,itm_dunland_spear,itm_dunland_javelin,itm_dunland_javelin,itm_dunland_javelin,],attr_evil_tier_2,wp_tier_2,knows_common|knows_athletics_2|knows_shield_1|knows_power_strike_1|knows_power_throw_2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9" office:value-type="string" calcext:value-type="string">
            <text:p>tf_dunland| tf_randomize_face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gundabad_helm_a,itm_dun_helm_c,itm_dun_helm_e,</text:p>
          </table:table-cell>
          <table:table-cell table:style-name="ce15" office:value-type="string" calcext:value-type="string">
            <text:p>itm_dunland_armor_b,itm_dunland_armor_c,itm_dunland_armor_d,itm_dunland_armor_e,itm_dunland_armor_g,itm_dunland_armor_h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pike,</text:p>
          </table:table-cell>
          <table:table-cell table:style-name="ce15" office:value-type="string" calcext:value-type="string">
            <text:p>itm_dun_shield_a,itm_dun_shield_b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2|knows_shield_2|knows_power_strike_2|knows_ironflesh_1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1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[&quot;dunnish_pikeman&quot;,&quot;Dunnish_Pikeman&quot;,&quot;Dunnish_Pikemen&quot;,tf_dunland| tf_randomize_face| tfg_armor| tfg_boots,0,0,fac_dunland,[itm_gundabad_helm_a,itm_dun_helm_c,itm_dun_helm_e,itm_dunland_armor_b,itm_dunland_armor_c,itm_dunland_armor_d,itm_dunland_armor_e,itm_dunland_armor_g,itm_dunland_armor_h,itm_leather_gloves,itm_dunland_wolfboots,itm_dunnish_pike,itm_dun_shield_a,itm_dun_shield_b,],attr_evil_tier_3,wp_tier_3,knows_common|knows_athletics_2|knows_shield_2|knows_power_strike_2|knows_ironflesh_1,dunland_face1,dunland_face2]," calcext:value-type="string">
            <text:p>["dunnish_pikeman","Dunnish_Pikeman","Dunnish_Pikemen",tf_dunland| tf_randomize_face| tfg_armor| tfg_boots,0,0,fac_dunland,[itm_gundabad_helm_a,itm_dun_helm_c,itm_dun_helm_e,itm_dunland_armor_b,itm_dunland_armor_c,itm_dunland_armor_d,itm_dunland_armor_e,itm_dunland_armor_g,itm_dunland_armor_h,itm_leather_gloves,itm_dunland_wolfboots,itm_dunnish_pike,itm_dun_shield_a,itm_dun_shield_b,],attr_evil_tier_3,wp_tier_3,knows_common|knows_athletics_2|knows_shield_2|knows_power_strike_2|knows_ironflesh_1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9" office:value-type="string" calcext:value-type="string">
            <text:p>tf_dunland| tf_randomize_face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gundabad_helm_b,itm_dun_helm_c,itm_dun_helm_e,</text:p>
          </table:table-cell>
          <table:table-cell table:style-name="ce15" office:value-type="string" calcext:value-type="string">
            <text:p>itm_dunland_armor_i,itm_dunland_armor_j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pike,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shield_3|knows_power_strike_3|knows_ironflesh_2|knows_athletics_3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1"/>
          <table:table-cell table:style-name="ce4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dunnish_veteran_pikeman&quot;,&quot;Dunnish_Veteran_Pikeman&quot;,&quot;Dunnish_Veteran_Pikemen&quot;,tf_dunland| tf_randomize_face| tfg_armor| tfg_helm| tfg_boots,0,0,fac_dunland,[itm_gundabad_helm_b,itm_dun_helm_c,itm_dun_helm_e,itm_dunland_armor_i,itm_dunland_armor_j,itm_evil_gauntlets_b,itm_dunland_wolfboots,itm_dunnish_pike,itm_dun_shield_a,],attr_evil_tier_4,wp_tier_4,knows_common|knows_shield_3|knows_power_strike_3|knows_ironflesh_2|knows_athletics_3,dunland_face1,dunland_face2]," calcext:value-type="string">
            <text:p>["dunnish_veteran_pikeman","Dunnish_Veteran_Pikeman","Dunnish_Veteran_Pikemen",tf_dunland| tf_randomize_face| tfg_armor| tfg_helm| tfg_boots,0,0,fac_dunland,[itm_gundabad_helm_b,itm_dun_helm_c,itm_dun_helm_e,itm_dunland_armor_i,itm_dunland_armor_j,itm_evil_gauntlets_b,itm_dunland_wolfboots,itm_dunnish_pike,itm_dun_shield_a,],attr_evil_tier_4,wp_tier_4,knows_common|knows_shield_3|knows_power_strike_3|knows_ironflesh_2|knows_athletics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rave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9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/>
          <table:table-cell table:style-name="ce15" office:value-type="string" calcext:value-type="string">
            <text:p>itm_dunland_armor_b,itm_dunland_armor_c,itm_dunland_armor_d,itm_dunland_armor_e,itm_dunland_armor_g,itm_dunland_armor_h,</text:p>
          </table:table-cell>
          <table:table-cell table:style-name="ce15"/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ntler_axe,itm_dunland_javelin,itm_dunland_javelin,itm_dunland_javelin,itm_dunland_javelin,</text:p>
          </table:table-cell>
          <table:table-cell table:style-name="ce15" office:value-type="string" calcext:value-type="string">
            <text:p>itm_dun_shield_a,itm_dun_shield_b,</text:p>
          </table:table-cell>
          <table:table-cell table:style-name="ce15" office:value-type="string" calcext:value-type="string">
            <text:p>itm_saddle_horse</text:p>
          </table:table-cell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riding_2|knows_shield_1|knows_power_strike_1|knows_power_throw_4|knows_horse_archery_3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1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dunnish_raven_rider&quot;,&quot;Dunnish_Crebain_Rider&quot;,&quot;Dunnish_Crebain_Riders&quot;,tf_dunland| tf_randomize_face| tf_mounted| tfg_armor| tfg_horse| tfg_boots| tfg_ranged,0,0,fac_dunland,[itm_dunland_armor_b,itm_dunland_armor_c,itm_dunland_armor_d,itm_dunland_armor_e,itm_dunland_armor_g,itm_dunland_armor_h,itm_dunland_wolfboots,itm_dunnish_antler_axe,itm_dunland_javelin,itm_dunland_javelin,itm_dunland_javelin,itm_dunland_javelin,itm_dun_shield_a,itm_dun_shield_b,itm_saddle_horse],attr_evil_tier_2,wp_tier_3,knows_common|knows_riding_2|knows_shield_1|knows_power_strike_1|knows_power_throw_4|knows_horse_archery_3,dunland_face1,dunland_face2]," calcext:value-type="string">
            <text:p>["dunnish_raven_rider","Dunnish_Crebain_Rider","Dunnish_Crebain_Riders",tf_dunland| tf_randomize_face| tf_mounted| tfg_armor| tfg_horse| tfg_boots| tfg_ranged,0,0,fac_dunland,[itm_dunland_armor_b,itm_dunland_armor_c,itm_dunland_armor_d,itm_dunland_armor_e,itm_dunland_armor_g,itm_dunland_armor_h,itm_dunland_wolfboots,itm_dunnish_antler_axe,itm_dunland_javelin,itm_dunland_javelin,itm_dunland_javelin,itm_dunland_javelin,itm_dun_shield_a,itm_dun_shield_b,itm_saddle_horse],attr_evil_tier_2,wp_tier_3,knows_common|knows_riding_2|knows_shield_1|knows_power_strike_1|knows_power_throw_4|knows_horse_archery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9" office:value-type="string" calcext:value-type="string">
            <text:p>tf_dunland| tf_randomize_face| tfg_shiel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gundabad_helm_a,itm_dun_helm_b,</text:p>
          </table:table-cell>
          <table:table-cell table:style-name="ce15" office:value-type="string" calcext:value-type="string">
            <text:p>itm_dunland_armor_b,itm_dunland_armor_c,itm_dunland_armor_d,itm_dunland_armor_e,itm_dunland_armor_g,itm_dunland_armor_h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xe,itm_dunnish_war_axe,itm_dunland_javelin,itm_dunland_javelin,itm_dunland_javelin,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2|knows_shield_2|knows_power_strike_2|knows_ironflesh_1|knows_power_throw_3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1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dunnish_vet_warrior&quot;,&quot;Dunnish_Veteran_Warrior&quot;,&quot;Dunnish_Veteran_Warriors&quot;,tf_dunland| tf_randomize_face| tfg_shield| tfg_armor| tfg_boots,0,0,fac_dunland,[itm_gundabad_helm_a,itm_dun_helm_b,itm_dunland_armor_b,itm_dunland_armor_c,itm_dunland_armor_d,itm_dunland_armor_e,itm_dunland_armor_g,itm_dunland_armor_h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" calcext:value-type="string">
            <text:p>["dunnish_vet_warrior","Dunnish_Veteran_Warrior","Dunnish_Veteran_Warriors",tf_dunland| tf_randomize_face| tfg_shield| tfg_armor| tfg_boots,0,0,fac_dunland,[itm_gundabad_helm_a,itm_dun_helm_b,itm_dunland_armor_b,itm_dunland_armor_c,itm_dunland_armor_d,itm_dunland_armor_e,itm_dunland_armor_g,itm_dunland_armor_h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9" office:value-type="string" calcext:value-type="string">
            <text:p>tf_dunland| tf_randomize_face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a,</text:p>
          </table:table-cell>
          <table:table-cell table:style-name="ce15" office:value-type="string" calcext:value-type="string">
            <text:p>itm_dunland_armor_i,itm_dunland_armor_j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xe,itm_dunnish_war_axe,itm_dunland_javelin,itm_dunland_javelin,itm_dunland_javelin,</text:p>
          </table:table-cell>
          <table:table-cell table:style-name="ce15" office:value-type="string" calcext:value-type="string">
            <text:p>itm_dun_shield_a,itm_dun_helm_a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shield_3|knows_power_strike_3|knows_ironflesh_2|knows_power_throw_4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1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dunnish_wolf_warrior&quot;,&quot;Dunnish_Wolf_Warrior&quot;,&quot;Dunnish_Wolf_Warriors&quot;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itm_dun_helm_a,],attr_evil_tier_4,wp_tier_4,knows_common|knows_athletics_2|knows_shield_3|knows_power_strike_3|knows_ironflesh_2|knows_power_throw_4,dunland_face1,dunland_face2]," calcext:value-type="string">
            <text:p>["dunnish_wolf_warrior","Dunnish_Wolf_Warrior","Dunnish_Wolf_Warriors"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itm_dun_helm_a,],attr_evil_tier_4,wp_tier_4,knows_common|knows_athletics_2|knows_shield_3|knows_power_strike_3|knows_ironflesh_2|knows_power_throw_4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9" office:value-type="string" calcext:value-type="string">
            <text:p>tf_dunland| tf_randomize_face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a,itm_dun_helm_b,</text:p>
          </table:table-cell>
          <table:table-cell table:style-name="ce15" office:value-type="string" calcext:value-type="string">
            <text:p>itm_dunland_armor_i,itm_dunland_armor_j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xe,itm_dunnish_war_axe,itm_dunland_javelin,itm_dunland_javelin,itm_dunland_javelin,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shield_4|knows_power_strike_4|knows_ironflesh_3|knows_power_throw_6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1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dunnish_wolf_guard&quot;,&quot;Dunnish_Wolf_Guard&quot;,&quot;Dunnish_Wolf_Guards&quot;,tf_dunland| tf_randomize_face| tfg_shield| tfg_armor| tfg_helm| tfg_boots,0,0,fac_dunland,[itm_dun_helm_a,itm_dun_helm_b,itm_dunland_armor_i,itm_dunland_armor_j,itm_evil_gauntlets_b,itm_dunland_wolfboots,itm_dunnish_axe,itm_dunnish_war_axe,itm_dunland_javelin,itm_dunland_javelin,itm_dunland_javelin,itm_dun_shield_a,],attr_evil_tier_5,wp_tier_5,knows_common|knows_athletics_3|knows_shield_4|knows_power_strike_4|knows_ironflesh_3|knows_power_throw_6,dunland_face1,dunland_face2]," calcext:value-type="string">
            <text:p>["dunnish_wolf_guard","Dunnish_Wolf_Guard","Dunnish_Wolf_Guards",tf_dunland| tf_randomize_face| tfg_shield| tfg_armor| tfg_helm| tfg_boots,0,0,fac_dunland,[itm_dun_helm_a,itm_dun_helm_b,itm_dunland_armor_i,itm_dunland_armor_j,itm_evil_gauntlets_b,itm_dunland_wolfboots,itm_dunnish_axe,itm_dunnish_war_axe,itm_dunland_javelin,itm_dunland_javelin,itm_dunland_javelin,itm_dun_shield_a,],attr_evil_tier_5,wp_tier_5,knows_common|knows_athletics_3|knows_shield_4|knows_power_strike_4|knows_ironflesh_3|knows_power_throw_6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chieftan</text:p>
          </table:table-cell>
          <table:table-cell table:number-columns-repeated="2" table:style-name="ce3" office:value-type="string" calcext:value-type="string">
            <text:p>Dunnish_Raven_Rider</text:p>
          </table:table-cell>
          <table:table-cell table:style-name="ce9" office:value-type="string" calcext:value-type="string">
            <text:p>tf_dunland| tf_randomize_face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c,itm_dun_helm_e,</text:p>
          </table:table-cell>
          <table:table-cell table:style-name="ce15" office:value-type="string" calcext:value-type="string">
            <text:p>itm_dunland_armor_i,itm_dunland_armor_j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5" office:value-type="string" calcext:value-type="string">
            <text:p>itm_dun_shield_a,itm_dun_shield_b,</text:p>
          </table:table-cell>
          <table:table-cell table:style-name="ce15" office:value-type="string" calcext:value-type="string">
            <text:p>itm_hunter</text:p>
          </table:table-cell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riding_5|knows_shield_2|knows_power_strike_3|knows_power_throw_6|knows_horse_archery_6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1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dunnish_chieftan&quot;,&quot;Dunnish_Raven_Rider&quot;,&quot;Dunnish_Raven_Rider&quot;,tf_dunland| tf_randomize_face| tfg_shield| tfg_armor| tfg_helm| tfg_boots,0,0,fac_dunland,[itm_dun_helm_c,itm_dun_helm_e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" calcext:value-type="string">
            <text:p>["dunnish_chieftan","Dunnish_Raven_Rider","Dunnish_Raven_Rider",tf_dunland| tf_randomize_face| tfg_shield| tfg_armor| tfg_helm| tfg_boots,0,0,fac_dunland,[itm_dun_helm_c,itm_dun_helm_e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</text:p>
          </table:table-cell>
          <table:table-cell table:number-columns-repeated="1003"/>
        </table:table-row>
        <table:table-row table:style-name="ro1">
          <table:table-cell table:style-name="ce4" table:number-columns-repeated="21"/>
          <table:table-cell table:number-columns-repeated="1003"/>
        </table:table-row>
        <table:table-row table:style-name="ro1">
          <table:table-cell table:style-name="ce2" office:value-type="string" calcext:value-type="string">
            <text:p>EASTERLINGS #KHAND</text:p>
          </table:table-cell>
          <table:table-cell table:style-name="ce4" table:number-columns-repeated="19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#EASTERLINGS #KHAND" calcext:value-type="string">
            <text:p>#EASTERLINGS #KHAN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youth</text:p>
          </table:table-cell>
          <table:table-cell table:style-name="ce3" office:value-type="string" calcext:value-type="string">
            <text:p>Variag_Bondsman</text:p>
          </table:table-cell>
          <table:table-cell table:style-name="ce3" office:value-type="string" calcext:value-type="string">
            <text:p>Variag_Bondsmen</text:p>
          </table:table-cell>
          <table:table-cell table:style-name="ce9" office:value-type="string" calcext:value-type="string">
            <text:p>tf_evil_m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9"/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spear,</text:p>
          </table:table-cell>
          <table:table-cell table:style-name="ce15" office:value-type="string" calcext:value-type="string">
            <text:p>itm_khand_mace1,</text:p>
          </table:table-cell>
          <table:table-cell table:style-name="ce15"/>
          <table:table-cell table:style-name="ce26" office:value-type="string" calcext:value-type="string">
            <text:p>attr_evil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|knows_athletics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easterling_youth&quot;,&quot;Variag_Bondsman&quot;,&quot;Variag_Bondsmen&quot;,tf_evil_man| tfg_armor| tfg_boots,0,0,fac_khand,[itm_khand_light,itm_leather_boots,itm_spear,itm_khand_mace1,],attr_evil_tier_1,wp_tier_1,knows_common|knows_athletics_1,khand_man1,khand_man2]," calcext:value-type="string">
            <text:p>["easterling_youth","Variag_Bondsman","Variag_Bondsmen",tf_evil_man| tfg_armor| tfg_boots,0,0,fac_khand,[itm_khand_light,itm_leather_boots,itm_spear,itm_khand_mace1,],attr_evil_tier_1,wp_tier_1,knows_common|knows_athletics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warrior</text:p>
          </table:table-cell>
          <table:table-cell table:style-name="ce3" office:value-type="string" calcext:value-type="string">
            <text:p>Warrior_of_Khand</text:p>
          </table:table-cell>
          <table:table-cell table:style-name="ce3" office:value-type="string" calcext:value-type="string">
            <text:p>Warriors_of_Khand</text:p>
          </table:table-cell>
          <table:table-cell table:style-name="ce9" office:value-type="string" calcext:value-type="string">
            <text:p>tf_evil_m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voulge,itm_spear,</text:p>
          </table:table-cell>
          <table:table-cell table:style-name="ce15" office:value-type="string" calcext:value-type="string">
            <text:p>itm_khand_tulwar,itm_khand_mace1,itm_tab_shield_small_round_b,</text:p>
          </table:table-cell>
          <table:table-cell table:style-name="ce15"/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1|knows_shield_1|knows_power_strike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 office:value-type="string" office:string-value="[&quot;easterling_warrior&quot;,&quot;Warrior_of_Khand&quot;,&quot;Warriors_of_Khand&quot;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" calcext:value-type="string">
            <text:p>["easterling_warrior","Warrior_of_Khand","Warriors_of_Khand"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axeman</text:p>
          </table:table-cell>
          <table:table-cell table:style-name="ce3" office:value-type="string" calcext:value-type="string">
            <text:p>Variag_Axeman</text:p>
          </table:table-cell>
          <table:table-cell table:style-name="ce3" office:value-type="string" calcext:value-type="string">
            <text:p>Variag_Axemen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foot_lam_c,</text:p>
          </table:table-cell>
          <table:table-cell table:style-name="ce15" table:number-columns-repeated="2"/>
          <table:table-cell table:style-name="ce15" office:value-type="string" calcext:value-type="string">
            <text:p>itm_khand_axe_winged,</text:p>
          </table:table-cell>
          <table:table-cell table:style-name="ce15" table:number-columns-repeated="2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2|knows_shield_1|knows_power_strike_3|knows_ironflesh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86]&lt;&gt;&quot;&quot;;[.B286]&lt;&gt;&quot;&quot;);CONCATENATE([Variables.$I$1];[Variables.$I$7];[.A286];[Variables.$I$7];[Variables.$I$6];[Variables.$I$7];[.B286];[Variables.$I$7];[Variables.$I$6];[Variables.$I$7];[.C286];[Variables.$I$7];[Variables.$I$6];[.D286];[Variables.$I$6];[.E286];[Variables.$I$6];[.F286];[Variables.$I$6];[.G286];[Variables.$I$6];[Variables.$I$1];[.H286];[.I286];[.J286];[.K286];[.L286];[.M286];[.N286];[Variables.$I$2];[Variables.$I$6];[.O286];[Variables.$I$6];[.P286];[Variables.$I$6];[.Q286];[Variables.$I$6];[.R286];[Variables.$I$6];[.S286];IF([.T286]&lt;&gt;&quot;&quot;;CONCATENATE([Variables.$I$6];[.T286]);&quot;&quot;);[Variables.$I$2];[Variables.$I$6]);IF([.A286]&lt;&gt;&quot;&quot;;CONCATENATE(&quot;#&quot;;[.A286]);&quot;&quot;))" office:value-type="string" office:string-value="[&quot;easterling_axeman&quot;,&quot;Variag_Axeman&quot;,&quot;Variag_Axemen&quot;,tf_evil_man| tfg_armor| tfg_helm| tfg_boots,0,0,fac_khand,[itm_khand_helmet_a2,itm_khand_foot_lam_c,itm_khand_axe_winged,],attr_evil_tier_3,wp_tier_3,knows_common|knows_athletics_2|knows_shield_1|knows_power_strike_3|knows_ironflesh_1,khand_man1,khand_man2]," calcext:value-type="string">
            <text:p>["easterling_axeman","Variag_Axeman","Variag_Axemen",tf_evil_man| tfg_armor| tfg_helm| tfg_boots,0,0,fac_khand,[itm_khand_helmet_a2,itm_khand_foot_lam_c,itm_khand_axe_winged,],attr_evil_tier_3,wp_tier_3,knows_common|knows_athletics_2|knows_shield_1|knows_power_strike_3|knows_ironflesh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veteran_axeman</text:p>
          </table:table-cell>
          <table:table-cell table:style-name="ce3" office:value-type="string" calcext:value-type="string">
            <text:p>Variag_Veteran_Axeman</text:p>
          </table:table-cell>
          <table:table-cell table:style-name="ce3" office:value-type="string" calcext:value-type="string">
            <text:p>Variag_Veteran_Axemen</text:p>
          </table:table-cell>
          <table:table-cell table:style-name="ce9" office:value-type="string" calcext:value-type="string">
            <text:p>tf_evil_m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c3,itm_khand_helmet_c4,</text:p>
          </table:table-cell>
          <table:table-cell table:style-name="ce15" office:value-type="string" calcext:value-type="string">
            <text:p>itm_khand_foot_lam_b,</text:p>
          </table:table-cell>
          <table:table-cell table:style-name="ce15"/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axe_winged,</text:p>
          </table:table-cell>
          <table:table-cell table:style-name="ce15" table:number-columns-repeated="2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shield_2|knows_power_strike_4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87]&lt;&gt;&quot;&quot;;[.B287]&lt;&gt;&quot;&quot;);CONCATENATE([Variables.$I$1];[Variables.$I$7];[.A287];[Variables.$I$7];[Variables.$I$6];[Variables.$I$7];[.B287];[Variables.$I$7];[Variables.$I$6];[Variables.$I$7];[.C287];[Variables.$I$7];[Variables.$I$6];[.D287];[Variables.$I$6];[.E287];[Variables.$I$6];[.F287];[Variables.$I$6];[.G287];[Variables.$I$6];[Variables.$I$1];[.H287];[.I287];[.J287];[.K287];[.L287];[.M287];[.N287];[Variables.$I$2];[Variables.$I$6];[.O287];[Variables.$I$6];[.P287];[Variables.$I$6];[.Q287];[Variables.$I$6];[.R287];[Variables.$I$6];[.S287];IF([.T287]&lt;&gt;&quot;&quot;;CONCATENATE([Variables.$I$6];[.T287]);&quot;&quot;);[Variables.$I$2];[Variables.$I$6]);IF([.A287]&lt;&gt;&quot;&quot;;CONCATENATE(&quot;#&quot;;[.A287]);&quot;&quot;))" office:value-type="string" office:string-value="[&quot;easterling_veteran_axeman&quot;,&quot;Variag_Veteran_Axeman&quot;,&quot;Variag_Veteran_Axemen&quot;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" calcext:value-type="string">
            <text:p>["easterling_veteran_axeman","Variag_Veteran_Axeman","Variag_Veteran_Axemen"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axe_master</text:p>
          </table:table-cell>
          <table:table-cell table:style-name="ce3" office:value-type="string" calcext:value-type="string">
            <text:p>Variag_Axe_Master</text:p>
          </table:table-cell>
          <table:table-cell table:style-name="ce3" office:value-type="string" calcext:value-type="string">
            <text:p>Variag_Axe_Masters</text:p>
          </table:table-cell>
          <table:table-cell table:style-name="ce9" office:value-type="string" calcext:value-type="string">
            <text:p>tf_evil_m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c3,itm_khand_helmet_c4,</text:p>
          </table:table-cell>
          <table:table-cell table:style-name="ce15" office:value-type="string" calcext:value-type="string">
            <text:p>itm_khand_foot_lam_a,</text:p>
          </table:table-cell>
          <table:table-cell table:style-name="ce15"/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axe_great,</text:p>
          </table:table-cell>
          <table:table-cell table:style-name="ce15" table:number-columns-repeated="2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shield_2|knows_power_strike_5|knows_ironflesh_3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[&quot;easterling_axe_master&quot;,&quot;Variag_Axe_Master&quot;,&quot;Variag_Axe_Masters&quot;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" calcext:value-type="string">
            <text:p>["easterling_axe_master","Variag_Axe_Master","Variag_Axe_Masters"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rider</text:p>
          </table:table-cell>
          <table:table-cell table:style-name="ce3" office:value-type="string" calcext:value-type="string">
            <text:p>Variag_Pony_Rider</text:p>
          </table:table-cell>
          <table:table-cell table:style-name="ce3" office:value-type="string" calcext:value-type="string">
            <text:p>Variag_Pony_Riders</text:p>
          </table:table-cell>
          <table:table-cell table:style-name="ce9" office:value-type="string" calcext:value-type="string">
            <text:p>tf_evil_man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/>
          <table:table-cell table:style-name="ce15" office:value-type="string" calcext:value-type="string">
            <text:p>itm_khand_light_lam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/>
          <table:table-cell table:style-name="ce24" office:value-type="string" calcext:value-type="string">
            <text:p>itm_khand_tulwar,itm_khand_mace1,</text:p>
          </table:table-cell>
          <table:table-cell table:style-name="ce15" office:value-type="string" calcext:value-type="string">
            <text:p>itm_variag_pony,</text:p>
          </table:table-cell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riding_2|knows_shield_1|knows_power_strike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easterling_rider&quot;,&quot;Variag_Pony_Rider&quot;,&quot;Variag_Pony_Riders&quot;,tf_evil_man| tf_mounted| tfg_armor| tfg_horse| tfg_boots,0,0,fac_khand,[itm_khand_light_lam,itm_leather_boots,itm_khand_tulwar,itm_khand_mace1,itm_variag_pony,],attr_evil_tier_2,wp_tier_2,knows_common|knows_riding_2|knows_shield_1|knows_power_strike_1,khand_man1,khand_man2]," calcext:value-type="string">
            <text:p>["easterling_rider","Variag_Pony_Rider","Variag_Pony_Riders",tf_evil_man| tf_mounted| tfg_armor| tfg_horse| tfg_boots,0,0,fac_khand,[itm_khand_light_lam,itm_leather_boots,itm_khand_tulwar,itm_khand_mace1,itm_variag_pony,],attr_evil_tier_2,wp_tier_2,knows_common|knows_riding_2|knows_shield_1|knows_power_strike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horseman</text:p>
          </table:table-cell>
          <table:table-cell table:style-name="ce3" office:value-type="string" calcext:value-type="string">
            <text:p>Variag_Horseman</text:p>
          </table:table-cell>
          <table:table-cell table:style-name="ce3" office:value-type="string" calcext:value-type="string">
            <text:p>Variag_Horsemen</text:p>
          </table:table-cell>
          <table:table-cell table:style-name="ce9" office:value-type="string" calcext:value-type="string">
            <text:p>tf_evil_man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itm_khand_helmet_a3,itm_khand_helmet_b3,</text:p>
          </table:table-cell>
          <table:table-cell table:style-name="ce15" office:value-type="string" calcext:value-type="string">
            <text:p>itm_khand_med_lam_b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tulwar,itm_khand_mace1,</text:p>
          </table:table-cell>
          <table:table-cell table:style-name="ce15" office:value-type="string" calcext:value-type="string">
            <text:p>itm_easterling_round_horseman,</text:p>
          </table:table-cell>
          <table:table-cell table:style-name="ce15" office:value-type="string" calcext:value-type="string">
            <text:p>itm_variag_pony,</text:p>
          </table:table-cell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riding_2|knows_shield_1|knows_power_strike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easterling_horseman&quot;,&quot;Variag_Horseman&quot;,&quot;Variag_Horsemen&quot;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" calcext:value-type="string">
            <text:p>["easterling_horseman","Variag_Horseman","Variag_Horsemen"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veteran_horseman</text:p>
          </table:table-cell>
          <table:table-cell table:style-name="ce3" office:value-type="string" calcext:value-type="string">
            <text:p>Variag_Heavy_Horseman</text:p>
          </table:table-cell>
          <table:table-cell table:style-name="ce3" office:value-type="string" calcext:value-type="string">
            <text:p>Variag_Heavy_Horsemen</text:p>
          </table:table-cell>
          <table:table-cell table:style-name="ce9" office:value-type="string" calcext:value-type="string">
            <text:p>tf_evil_man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itm_khand_helmet_a3,itm_khand_helmet_b3,</text:p>
          </table:table-cell>
          <table:table-cell table:style-name="ce15" office:value-type="string" calcext:value-type="string">
            <text:p>itm_khand_med_lam_c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tulwar,itm_khand_mace1,itm_khand_mace2,</text:p>
          </table:table-cell>
          <table:table-cell table:style-name="ce15" office:value-type="string" calcext:value-type="string">
            <text:p>itm_easterling_round_horseman,</text:p>
          </table:table-cell>
          <table:table-cell table:style-name="ce15" office:value-type="string" calcext:value-type="string">
            <text:p>itm_variag_pony,</text:p>
          </table:table-cell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riding_5|knows_shield_3|knows_power_strike_2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easterling_veteran_horseman&quot;,&quot;Variag_Heavy_Horseman&quot;,&quot;Variag_Heavy_Horsemen&quot;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" calcext:value-type="string">
            <text:p>["easterling_veteran_horseman","Variag_Heavy_Horseman","Variag_Heavy_Horsemen"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horsemaster</text:p>
          </table:table-cell>
          <table:table-cell table:style-name="ce3" office:value-type="string" calcext:value-type="string">
            <text:p>Variag_Kataphrakt</text:p>
          </table:table-cell>
          <table:table-cell table:style-name="ce3" office:value-type="string" calcext:value-type="string">
            <text:p>Variag_Kataphrakts</text:p>
          </table:table-cell>
          <table:table-cell table:style-name="ce9" office:value-type="string" calcext:value-type="string">
            <text:p>tf_evil_man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1,itm_khand_helmet_b4,itm_khand_helmet_d2,</text:p>
          </table:table-cell>
          <table:table-cell table:style-name="ce15" office:value-type="string" calcext:value-type="string">
            <text:p>itm_khand_med_lam_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tulwar,itm_khand_lance,</text:p>
          </table:table-cell>
          <table:table-cell table:style-name="ce15" office:value-type="string" calcext:value-type="string">
            <text:p>itm_easterling_round_horseman,</text:p>
          </table:table-cell>
          <table:table-cell table:style-name="ce15" office:value-type="string" calcext:value-type="string">
            <text:p>itm_variag_kataphrakt,</text:p>
          </table:table-cell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riding_5|knows_shield_3|knows_power_strike_4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easterling_horsemaster&quot;,&quot;Variag_Kataphrakt&quot;,&quot;Variag_Kataphrakts&quot;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" calcext:value-type="string">
            <text:p>["easterling_horsemaster","Variag_Kataphrakt","Variag_Kataphrakts"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lance_kataphract</text:p>
          </table:table-cell>
          <table:table-cell table:style-name="ce3" office:value-type="string" calcext:value-type="string">
            <text:p>Variag_Lance_Kataphrakt</text:p>
          </table:table-cell>
          <table:table-cell table:style-name="ce3" office:value-type="string" calcext:value-type="string">
            <text:p>Variag_Lance_Kataphrakts</text:p>
          </table:table-cell>
          <table:table-cell table:style-name="ce9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b2,itm_khand_helmet_d1,itm_khand_helmet_d3,</text:p>
          </table:table-cell>
          <table:table-cell table:style-name="ce15" office:value-type="string" calcext:value-type="string">
            <text:p>itm_khand_heavy_lam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lance,</text:p>
          </table:table-cell>
          <table:table-cell table:style-name="ce15"/>
          <table:table-cell table:style-name="ce15" office:value-type="string" calcext:value-type="string">
            <text:p>itm_variag_kataphrakt,</text:p>
          </table:table-cell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riding_5|knows_shield_3|knows_power_strike_4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easterling_lance_kataphract&quot;,&quot;Variag_Lance_Kataphrakt&quot;,&quot;Variag_Lance_Kataphrakts&quot;,tf_evil_man| tf_mounted| tfg_gloves| tfg_shield| tfg_armor| tfg_helm| tfg_horse| tfg_boots  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" calcext:value-type="string">
            <text:p>["easterling_lance_kataphract","Variag_Lance_Kataphrakt","Variag_Lance_Kataphrakts",tf_evil_man| tf_mounted| tfg_gloves| tfg_shield| tfg_armor| tfg_helm| tfg_horse| tfg_boots <text:s/>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Khand Variags</text:p>
          </table:table-cell>
          <table:table-cell table:style-name="ce4" table:number-columns-repeated="19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#Khand Variags" calcext:value-type="string">
            <text:p>#Khand Varia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hand_glaive_whirler</text:p>
          </table:table-cell>
          <table:table-cell table:style-name="ce3" office:value-type="string" calcext:value-type="string">
            <text:p>Khand_Blade_Whirler</text:p>
          </table:table-cell>
          <table:table-cell table:style-name="ce3" office:value-type="string" calcext:value-type="string">
            <text:p>Khand_Blade_Whirlers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9" office:value-type="string" calcext:value-type="string">
            <text:p>itm_khand_helmet_e1,itm_khand_helmet_e4,itm_khand_helmet_e3,</text:p>
          </table:table-cell>
          <table:table-cell table:style-name="ce15" office:value-type="string" calcext:value-type="string">
            <text:p>itm_khand_foot_lam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voulge,</text:p>
          </table:table-cell>
          <table:table-cell table:style-name="ce15" table:number-columns-repeated="2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1|knows_power_strike_2|knows_ironflesh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khand_glaive_whirler&quot;,&quot;Khand_Blade_Whirler&quot;,&quot;Khand_Blade_Whirlers&quot;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" calcext:value-type="string">
            <text:p>["khand_glaive_whirler","Khand_Blade_Whirler","Khand_Blade_Whirlers"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g_veteran_glaive_whirler</text:p>
          </table:table-cell>
          <table:table-cell table:style-name="ce3" office:value-type="string" calcext:value-type="string">
            <text:p>Khand_Veteran_Blade_Whirler</text:p>
          </table:table-cell>
          <table:table-cell table:style-name="ce3" office:value-type="string" calcext:value-type="string">
            <text:p>Khand_Veteran_Blade_Whirlers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e2,itm_khand_helmet_e3,</text:p>
          </table:table-cell>
          <table:table-cell table:style-name="ce15" office:value-type="string" calcext:value-type="string">
            <text:p>itm_khand_foot_lam_b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voulge,itm_khand_halberd,</text:p>
          </table:table-cell>
          <table:table-cell table:style-name="ce15" table:number-columns-repeated="2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power_strike_3|knows_ironflesh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variag_veteran_glaive_whirler&quot;,&quot;Khand_Veteran_Blade_Whirler&quot;,&quot;Khand_Veteran_Blade_Whirlers&quot;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" calcext:value-type="string">
            <text:p>["variag_veteran_glaive_whirler","Khand_Veteran_Blade_Whirler","Khand_Veteran_Blade_Whirlers"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hand_glaive_master</text:p>
          </table:table-cell>
          <table:table-cell table:style-name="ce3" office:value-type="string" calcext:value-type="string">
            <text:p>Khand_Halberd_Master</text:p>
          </table:table-cell>
          <table:table-cell table:style-name="ce3" office:value-type="string" calcext:value-type="string">
            <text:p>Khand_Halberd_Masters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e2,</text:p>
          </table:table-cell>
          <table:table-cell table:style-name="ce15" office:value-type="string" calcext:value-type="string">
            <text:p>itm_khand_foot_lam_a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halberd,</text:p>
          </table:table-cell>
          <table:table-cell table:style-name="ce15" table:number-columns-repeated="2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power_throw_4|knows_power_strike_4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khand_glaive_master&quot;,&quot;Khand_Halberd_Master&quot;,&quot;Khand_Halberd_Masters&quot;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" calcext:value-type="string">
            <text:p>["khand_glaive_master","Khand_Halberd_Master","Khand_Halberd_Masters"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g_pitfighter</text:p>
          </table:table-cell>
          <table:table-cell table:style-name="ce3" office:value-type="string" calcext:value-type="string">
            <text:p>Variag_Pitfighter</text:p>
          </table:table-cell>
          <table:table-cell table:style-name="ce3" office:value-type="string" calcext:value-type="string">
            <text:p>Variag_Pitfighters</text:p>
          </table:table-cell>
          <table:table-cell table:style-name="ce9" office:value-type="string" calcext:value-type="string">
            <text:p>tf_evil_m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mask1,itm_khand_helmet_mask2,</text:p>
          </table:table-cell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pitsword,itm_easterling_hawk_shield,itm_variag_gladiator_shield,itm_tab_shield_small_round_b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5|knows_power_throw_2|knows_power_strike_4|knows_ironflesh_4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variag_pitfighter&quot;,&quot;Variag_Pitfighter&quot;,&quot;Variag_Pitfighters&quot;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" calcext:value-type="string">
            <text:p>["variag_pitfighter","Variag_Pitfighter","Variag_Pitfighters"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g_gladiator</text:p>
          </table:table-cell>
          <table:table-cell table:style-name="ce3" office:value-type="string" calcext:value-type="string">
            <text:p>Variag_Berserker</text:p>
          </table:table-cell>
          <table:table-cell table:style-name="ce3" office:value-type="string" calcext:value-type="string">
            <text:p>Variag_Berserkers</text:p>
          </table:table-cell>
          <table:table-cell table:style-name="ce9" office:value-type="string" calcext:value-type="string">
            <text:p>tf_evil_m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mask1,itm_khand_helmet_mask2,</text:p>
          </table:table-cell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2h_tulwar,itm_khand_tulwar,itm_khand_pitsword,itm_khand_mace_spiked,itm_khand_2h_tulwar,itm_easterling_hawk_shield,itm_tab_shield_small_round_b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6|knows_power_throw_3|knows_power_strike_5|knows_ironflesh_6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variag_gladiator&quot;,&quot;Variag_Berserker&quot;,&quot;Variag_Berserkers&quot;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" calcext:value-type="string">
            <text:p>["variag_gladiator","Variag_Berserker","Variag_Berserkers"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skirmisher</text:p>
          </table:table-cell>
          <table:table-cell table:style-name="ce3" office:value-type="string" calcext:value-type="string">
            <text:p>Variag_Skirmisher</text:p>
          </table:table-cell>
          <table:table-cell table:style-name="ce3" office:value-type="string" calcext:value-type="string">
            <text:p>Variag_Skirmishers</text:p>
          </table:table-cell>
          <table:table-cell table:style-name="ce9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light_lam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mace1,itm_khand_mace2,</text:p>
          </table:table-cell>
          <table:table-cell table:style-name="ce15" office:value-type="string" calcext:value-type="string">
            <text:p>itm_variag_pony,</text:p>
          </table:table-cell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horse_archery_2|knows_riding_2|knows_power_throw_2|knows_power_strike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easterling_skirmisher&quot;,&quot;Variag_Skirmisher&quot;,&quot;Variag_Skirmishers&quot;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" calcext:value-type="string">
            <text:p>["easterling_skirmisher","Variag_Skirmisher","Variag_Skirmishers"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veteran_skirmisher</text:p>
          </table:table-cell>
          <table:table-cell table:style-name="ce3" office:value-type="string" calcext:value-type="string">
            <text:p>Variag_Veteran_Skirmisher</text:p>
          </table:table-cell>
          <table:table-cell table:style-name="ce3" office:value-type="string" calcext:value-type="string">
            <text:p>Variag_Veteran_Skirmishers</text:p>
          </table:table-cell>
          <table:table-cell table:style-name="ce9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med_lam_b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mace1,itm_khand_mace2,itm_easterling_round_horseman,</text:p>
          </table:table-cell>
          <table:table-cell table:style-name="ce15" office:value-type="string" calcext:value-type="string">
            <text:p>itm_variag_pony,</text:p>
          </table:table-cell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horse_archery_3|knows_riding_4|knows_shield_3|knows_power_throw_3|knows_power_strike_2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easterling_veteran_skirmisher&quot;,&quot;Variag_Veteran_Skirmisher&quot;,&quot;Variag_Veteran_Skirmishers&quot;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" calcext:value-type="string">
            <text:p>["easterling_veteran_skirmisher","Variag_Veteran_Skirmisher","Variag_Veteran_Skirmishers"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elite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9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1,</text:p>
          </table:table-cell>
          <table:table-cell table:style-name="ce15" office:value-type="string" calcext:value-type="string">
            <text:p>itm_khand_med_lam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mace1,itm_khand_mace2,itm_easterling_round_horseman,</text:p>
          </table:table-cell>
          <table:table-cell table:style-name="ce15" office:value-type="string" calcext:value-type="string">
            <text:p>itm_variag_kataphrakt,</text:p>
          </table:table-cell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horse_archery_4|knows_riding_5|knows_shield_2|knows_power_throw_4|knows_power_strike_3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easterling_elite_skirmisher&quot;,&quot;Variag_Heavy_Skirmisher&quot;,&quot;Variag_Heavy_Skirmishers&quot;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" calcext:value-type="string">
            <text:p>["easterling_elite_skirmisher","Variag_Heavy_Skirmisher","Variag_Heavy_Skirmishers"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#UMBAR #CORSAIRS" calcext:value-type="string">
            <text:p>#UMBAR #CORSAIR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9" office:value-type="string" calcext:value-type="string">
            <text:p>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9"/>
          <table:table-cell table:style-name="ce15" office:value-type="string" calcext:value-type="string">
            <text:p>itm_umb_armor_a,itm_umb_armor_a1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shortened_spear,itm_corsair_sword,itm_corsair_throwing_dagger,</text:p>
          </table:table-cell>
          <table:table-cell table:style-name="ce15" office:value-type="string" calcext:value-type="string">
            <text:p>itm_umb_shield_a,itm_umb_shield_b,</text:p>
          </table:table-cell>
          <table:table-cell table:style-name="ce15"/>
          <table:table-cell table:style-name="ce26" office:value-type="string" calcext:value-type="string">
            <text:p>attr_evil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|knows_athletics_1|knows_power_throw_2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corsair_youth&quot;,&quot;Umbar_Sailor&quot;,&quot;Umbar_Sailors&quot;,tfg_armor,0,0,fac_umbar,[itm_umb_armor_a,itm_umb_armor_a1,itm_corsair_boots,itm_shortened_spear,itm_corsair_sword,itm_corsair_throwing_dagger,itm_umb_shield_a,itm_umb_shield_b,],attr_evil_tier_1,wp_tier_1,knows_common|knows_athletics_1|knows_power_throw_2,bandit_face1,bandit_face2]," calcext:value-type="string">
            <text:p>["corsair_youth","Umbar_Sailor","Umbar_Sailors",tfg_armor,0,0,fac_umbar,[itm_umb_armor_a,itm_umb_armor_a1,itm_corsair_boots,itm_shortened_spear,itm_corsair_sword,itm_corsair_throwing_dagger,itm_umb_shield_a,itm_umb_shield_b,],attr_evil_tier_1,wp_tier_1,knows_common|knows_athletics_1|knows_power_throw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ood,</text:p>
          </table:table-cell>
          <table:table-cell table:style-name="ce15" office:value-type="string" calcext:value-type="string">
            <text:p>itm_umb_armor_b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shortened_spear,itm_corsair_sword,itm_corsair_harpoon,itm_umbar_rapier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1|knows_shield_1|knows_power_strike_1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corsair_warrior&quot;,&quot;Umbar_Warrior&quot;,&quot;Umbar_Warriors&quot;,tfg_armor| tfg_boots,0,0,fac_umbar,[itm_umb_hood,itm_umb_armor_b,itm_corsair_boots,itm_shortened_spear,itm_corsair_sword,itm_corsair_harpoon,itm_umbar_rapier,itm_umb_shield_b,itm_umb_shield_d,],attr_evil_tier_2,wp_tier_2,knows_common|knows_athletics_1|knows_shield_1|knows_power_strike_1,bandit_face1,bandit_face2]," calcext:value-type="string">
            <text:p>["corsair_warrior","Umbar_Warrior","Umbar_Warriors",tfg_armor| tfg_boots,0,0,fac_umbar,[itm_umb_hood,itm_umb_armor_b,itm_corsair_boots,itm_shortened_spear,itm_corsair_sword,itm_corsair_harpoon,itm_umbar_rapier,itm_umb_shield_b,itm_umb_shield_d,],attr_evil_tier_2,wp_tier_2,knows_common|knows_athletics_1|knows_shield_1|knows_power_strike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pikeman</text:p>
          </table:table-cell>
          <table:table-cell table:style-name="ce3" office:value-type="string" calcext:value-type="string">
            <text:p>Pikeman_of_Umbar</text:p>
          </table:table-cell>
          <table:table-cell table:style-name="ce3" office:value-type="string" calcext:value-type="string">
            <text:p>Pikemen_of_Umbar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d,</text:p>
          </table:table-cell>
          <table:table-cell table:style-name="ce15" office:value-type="string" calcext:value-type="string">
            <text:p>itm_umb_armor_f,itm_umb_armor_h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pike,</text:p>
          </table:table-cell>
          <table:table-cell table:style-name="ce15" office:value-type="string" calcext:value-type="string">
            <text:p>itm_corsair_sword,itm_umbar_rapier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2|knows_shield_2|knows_power_strike_2|knows_ironflesh_1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 office:value-type="string" office:string-value="[&quot;corsair_pikeman&quot;,&quot;Pikeman_of_Umbar&quot;,&quot;Pikemen_of_Umbar&quot;,tfg_armor| tfg_helm| tfg_boots,0,0,fac_umbar,[itm_umb_helm_d,itm_umb_armor_f,itm_umb_armor_h,itm_corsair_boots,itm_umbar_pike,itm_corsair_sword,itm_umbar_rapier,],attr_evil_tier_3,wp_tier_3,knows_common|knows_athletics_2|knows_shield_2|knows_power_strike_2|knows_ironflesh_1,bandit_face1,bandit_face2]," calcext:value-type="string">
            <text:p>["corsair_pikeman","Pikeman_of_Umbar","Pikemen_of_Umbar",tfg_armor| tfg_helm| tfg_boots,0,0,fac_umbar,[itm_umb_helm_d,itm_umb_armor_f,itm_umb_armor_h,itm_corsair_boots,itm_umbar_pike,itm_corsair_sword,itm_umbar_rapier,],attr_evil_tier_3,wp_tier_3,knows_common|knows_athletics_2|knows_shield_2|knows_power_strike_2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veteran_raider</text:p>
          </table:table-cell>
          <table:table-cell table:style-name="ce3" office:value-type="string" calcext:value-type="string">
            <text:p>Corsair_Veteran_Raider</text:p>
          </table:table-cell>
          <table:table-cell table:style-name="ce3" office:value-type="string" calcext:value-type="string">
            <text:p>Corsair_Veteran_Raiders</text:p>
          </table:table-cell>
          <table:table-cell table:style-name="ce9" office:value-type="string" calcext:value-type="string">
            <text:p>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d,</text:p>
          </table:table-cell>
          <table:table-cell table:style-name="ce15" office:value-type="string" calcext:value-type="string">
            <text:p>itm_umb_armor_f,itm_umb_armor_h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pike,</text:p>
          </table:table-cell>
          <table:table-cell table:style-name="ce15" office:value-type="string" calcext:value-type="string">
            <text:p>itm_umbar_rapier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shield_3|knows_power_strike_3|knows_ironflesh_2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[&quot;corsair_veteran_raider&quot;,&quot;Corsair_Veteran_Raider&quot;,&quot;Corsair_Veteran_Raiders&quot;,tfg_shield| tfg_armor| tfg_helm| tfg_boots,0,0,fac_umbar,[itm_umb_helm_d,itm_umb_armor_f,itm_umb_armor_h,itm_corsair_boots,itm_umbar_pike,itm_umbar_rapier,],attr_evil_tier_4,wp_tier_4,knows_common|knows_athletics_2|knows_shield_3|knows_power_strike_3|knows_ironflesh_2,bandit_face1,bandit_face2]," calcext:value-type="string">
            <text:p>["corsair_veteran_raider","Corsair_Veteran_Raider","Corsair_Veteran_Raiders",tfg_shield| tfg_armor| tfg_helm| tfg_boots,0,0,fac_umbar,[itm_umb_helm_d,itm_umb_armor_f,itm_umb_armor_h,itm_corsair_boots,itm_umbar_pike,itm_umbar_rapier,],attr_evil_tier_4,wp_tier_4,knows_common|knows_athletics_2|knows_shield_3|knows_power_strike_3|knows_ironflesh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e,itm_umb_helm_f,</text:p>
          </table:table-cell>
          <table:table-cell table:style-name="ce15" office:value-type="string" calcext:value-type="string">
            <text:p>itm_umb_armor_g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pike,</text:p>
          </table:table-cell>
          <table:table-cell table:style-name="ce15" office:value-type="string" calcext:value-type="string">
            <text:p>itm_umbar_rapier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shield_4|knows_power_strike_4|knows_ironflesh_3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corsair_night_raider&quot;,&quot;Corsair_Night_Raider&quot;,&quot;Corsair_Night_Raiders&quot;,tfg_armor| tfg_helm| tfg_boots,0,0,fac_umbar,[itm_umb_helm_e,itm_umb_helm_f,itm_umb_armor_g,itm_corsair_boots,itm_umbar_pike,itm_umbar_rapier,],attr_evil_tier_5,wp_tier_5,knows_common|knows_athletics_3|knows_shield_4|knows_power_strike_4|knows_ironflesh_3,bandit_face1,bandit_face2]," calcext:value-type="string">
            <text:p>["corsair_night_raider","Corsair_Night_Raider","Corsair_Night_Raiders",tfg_armor| tfg_helm| tfg_boots,0,0,fac_umbar,[itm_umb_helm_e,itm_umb_helm_f,itm_umb_armor_g,itm_corsair_boots,itm_umbar_pike,itm_umbar_rapier,],attr_evil_tier_5,wp_tier_5,knows_common|knows_athletics_3|knows_shield_4|knows_power_strike_4|knows_ironflesh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ilitia_of_umbar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ood,</text:p>
          </table:table-cell>
          <table:table-cell table:style-name="ce15" office:value-type="string" calcext:value-type="string">
            <text:p>itm_umb_armor_b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short_bow, itm_regular_bow,itm_corsair_arrows,itm_corsair_throwing_dagger,itm_corsair_harpoon,</text:p>
          </table:table-cell>
          <table:table-cell table:style-name="ce24" office:value-type="string" calcext:value-type="string">
            <text:p>itm_corsair_sword,itm_umb_shield_a,itm_umb_shield_e,</text:p>
          </table:table-cell>
          <table:table-cell table:style-name="ce15"/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power_draw_1|knows_ironflesh_1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militia_of_umbar&quot;,&quot;Umbar_Marine&quot;,&quot;Umbar_Marines&quot;,tfg_ranged| tfg_armor| tfg_boots,0,0,fac_umbar,[itm_umb_hood,itm_umb_armor_b,itm_corsair_boots,itm_short_bow, itm_regular_bow,itm_corsair_arrows,itm_corsair_throwing_dagger,itm_corsair_harpoon,itm_corsair_sword,itm_umb_shield_a,itm_umb_shield_e,],attr_evil_tier_2,wp_tier_2,knows_common|knows_power_draw_1|knows_ironflesh_1,bandit_face1,bandit_face2]," calcext:value-type="string">
            <text:p>["militia_of_umbar","Umbar_Marine","Umbar_Marines",tfg_ranged| tfg_armor| tfg_boots,0,0,fac_umbar,[itm_umb_hood,itm_umb_armor_b,itm_corsair_boots,itm_short_bow, itm_regular_bow,itm_corsair_arrows,itm_corsair_throwing_dagger,itm_corsair_harpoon,itm_corsair_sword,itm_umb_shield_a,itm_umb_shield_e,],attr_evil_tier_2,wp_tier_2,knows_common|knows_power_draw_1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c,itm_umb_helm_d,</text:p>
          </table:table-cell>
          <table:table-cell table:style-name="ce15" office:value-type="string" calcext:value-type="string">
            <text:p>itm_umb_armor_c,itm_umb_armor_e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regular_bow,itm_corsair_arrows,</text:p>
          </table:table-cell>
          <table:table-cell table:style-name="ce15" office:value-type="string" calcext:value-type="string">
            <text:p>itm_corsair_sword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1|knows_power_draw_2|knows_ironflesh_1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marksman_of_umbar&quot;,&quot;Marksman_of_Umbar&quot;,&quot;Marksmen_of_Umbar&quot;,tfg_ranged| tfg_armor| tfg_boots,0,0,fac_umbar,[itm_umb_helm_c,itm_umb_helm_d,itm_umb_armor_c,itm_umb_armor_e,itm_corsair_boots,itm_regular_bow,itm_corsair_arrows,itm_corsair_sword,],attr_evil_tier_3,wp_tier_3,knows_common|knows_athletics_1|knows_power_draw_2|knows_ironflesh_1,bandit_face1,bandit_face2]," calcext:value-type="string">
            <text:p>["marksman_of_umbar","Marksman_of_Umbar","Marksmen_of_Umbar",tfg_ranged| tfg_armor| tfg_boots,0,0,fac_umbar,[itm_umb_helm_c,itm_umb_helm_d,itm_umb_armor_c,itm_umb_armor_e,itm_corsair_boots,itm_regular_bow,itm_corsair_arrows,itm_corsair_sword,],attr_evil_tier_3,wp_tier_3,knows_common|knows_athletics_1|knows_power_draw_2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c,itm_umb_helm_d,</text:p>
          </table:table-cell>
          <table:table-cell table:style-name="ce15" office:value-type="string" calcext:value-type="string">
            <text:p>itm_umb_armor_c,itm_umb_armor_e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corsair_bow,itm_corsair_arrows,</text:p>
          </table:table-cell>
          <table:table-cell table:style-name="ce15" office:value-type="string" calcext:value-type="string">
            <text:p>itm_umbar_cutlass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power_draw_3|knows_ironflesh_1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veteran_marksman_of_umbar&quot;,&quot;Veteran_Marksman_of_Umbar&quot;,&quot;Veteran_Marksmen_of_Umbar&quot;,tfg_ranged| tfg_armor| tfg_boots,0,0,fac_umbar,[itm_umb_helm_c,itm_umb_helm_d,itm_umb_armor_c,itm_umb_armor_e,itm_corsair_boots,itm_corsair_bow,itm_corsair_arrows,itm_umbar_cutlass,],attr_evil_tier_4,wp_tier_4,knows_common|knows_athletics_2|knows_power_draw_3|knows_ironflesh_1,bandit_face1,bandit_face2]," calcext:value-type="string">
            <text:p>["veteran_marksman_of_umbar","Veteran_Marksman_of_Umbar","Veteran_Marksmen_of_Umbar",tfg_ranged| tfg_armor| tfg_boots,0,0,fac_umbar,[itm_umb_helm_c,itm_umb_helm_d,itm_umb_armor_c,itm_umb_armor_e,itm_corsair_boots,itm_corsair_bow,itm_corsair_arrows,itm_umbar_cutlass,],attr_evil_tier_4,wp_tier_4,knows_common|knows_athletics_2|knows_power_draw_3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ster_marksman_of_umbar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9" office:value-type="string" calcext:value-type="string">
            <text:p>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c,itm_umb_helm_d,</text:p>
          </table:table-cell>
          <table:table-cell table:style-name="ce15" office:value-type="string" calcext:value-type="string">
            <text:p>itm_umb_armor_d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corsair_bow,itm_corsair_arrows,</text:p>
          </table:table-cell>
          <table:table-cell table:style-name="ce15" office:value-type="string" calcext:value-type="string">
            <text:p>itm_umb_shield_a,itm_umbar_cutlass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power_draw_4|knows_ironflesh_2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master_marksman_of_umbar&quot;,&quot;Corsair_Master_Marksman&quot;,&quot;Corsair_Master_Marksmen&quot;,tfg_ranged| tfg_armor| tfg_helm| tfg_boots,0,0,fac_umbar,[itm_umb_helm_c,itm_umb_helm_d,itm_umb_armor_d,itm_corsair_boots,itm_corsair_bow,itm_corsair_arrows,itm_umb_shield_a,itm_umbar_cutlass,],attr_evil_tier_5,wp_tier_5,knows_common|knows_athletics_3|knows_power_draw_4|knows_ironflesh_2,bandit_face1,bandit_face2]," calcext:value-type="string">
            <text:p>["master_marksman_of_umbar","Corsair_Master_Marksman","Corsair_Master_Marksmen",tfg_ranged| tfg_armor| tfg_helm| tfg_boots,0,0,fac_umbar,[itm_umb_helm_c,itm_umb_helm_d,itm_umb_armor_d,itm_corsair_boots,itm_corsair_bow,itm_corsair_arrows,itm_umb_shield_a,itm_umbar_cutlass,],attr_evil_tier_5,wp_tier_5,knows_common|knows_athletics_3|knows_power_draw_4|knows_ironflesh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marauder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d,</text:p>
          </table:table-cell>
          <table:table-cell table:style-name="ce15" office:value-type="string" calcext:value-type="string">
            <text:p>itm_umb_armor_f,itm_umb_armor_h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cutlass,itm_umbar_rapier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1|knows_shield_2|knows_power_strike_2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corsair_marauder&quot;,&quot;Swordsman_of_Umbar&quot;,&quot;Swordsmen_of_Umbar&quot;,tfg_armor| tfg_helm| tfg_boots,0,0,fac_umbar,[itm_umb_helm_d,itm_umb_armor_f,itm_umb_armor_h,itm_corsair_boots,itm_umbar_cutlass,itm_umbar_rapier,itm_umb_shield_b,itm_umb_shield_d,],attr_evil_tier_3,wp_tier_3,knows_common|knows_athletics_1|knows_shield_2|knows_power_strike_2,bandit_face1,bandit_face2]," calcext:value-type="string">
            <text:p>["corsair_marauder","Swordsman_of_Umbar","Swordsmen_of_Umbar",tfg_armor| tfg_helm| tfg_boots,0,0,fac_umbar,[itm_umb_helm_d,itm_umb_armor_f,itm_umb_armor_h,itm_corsair_boots,itm_umbar_cutlass,itm_umbar_rapier,itm_umb_shield_b,itm_umb_shield_d,],attr_evil_tier_3,wp_tier_3,knows_common|knows_athletics_1|knows_shield_2|knows_power_strike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veteran_marauder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d,</text:p>
          </table:table-cell>
          <table:table-cell table:style-name="ce15" office:value-type="string" calcext:value-type="string">
            <text:p>itm_umb_armor_f,itm_umb_armor_h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cutlass,itm_umbar_rapier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shield_2|knows_power_throw_1|knows_power_strike_3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corsair_veteran_marauder&quot;,&quot;Veteran_Swordsman_of_Umbar&quot;,&quot;Veteran_Swordsmen_of_Umbar&quot;,tfg_armor| tfg_helm| tfg_boots,0,0,fac_umbar,[itm_umb_helm_d,itm_umb_armor_f,itm_umb_armor_h,itm_corsair_boots,itm_umbar_cutlass,itm_umbar_rapier,itm_umb_shield_b,itm_umb_shield_d,],attr_evil_tier_4,wp_tier_4,knows_common|knows_athletics_2|knows_shield_2|knows_power_throw_1|knows_power_strike_3,bandit_face1,bandit_face2]," calcext:value-type="string">
            <text:p>["corsair_veteran_marauder","Veteran_Swordsman_of_Umbar","Veteran_Swordsmen_of_Umbar",tfg_armor| tfg_helm| tfg_boots,0,0,fac_umbar,[itm_umb_helm_d,itm_umb_armor_f,itm_umb_armor_h,itm_corsair_boots,itm_umbar_cutlass,itm_umbar_rapier,itm_umb_shield_b,itm_umb_shield_d,],attr_evil_tier_4,wp_tier_4,knows_common|knows_athletics_2|knows_shield_2|knows_power_throw_1|knows_power_strike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elite_marauder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9" office:value-type="string" calcext:value-type="string">
            <text:p>tfg_gloves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a,itm_umb_helm_b,</text:p>
          </table:table-cell>
          <table:table-cell table:style-name="ce15" office:value-type="string" calcext:value-type="string">
            <text:p>itm_umb_armor_g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kraken,</text:p>
          </table:table-cell>
          <table:table-cell table:style-name="ce15" office:value-type="string" calcext:value-type="string">
            <text:p>itm_umb_shield_c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shield_2|knows_power_throw_2|knows_power_strike_6|knows_ironflesh_3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corsair_elite_marauder&quot;,&quot;Corsair_Swordmaster&quot;,&quot;Corsair_Swordmasters&quot;,tfg_gloves| tfg_armor| tfg_helm| tfg_horse| tfg_boots,0,0,fac_umbar,[itm_umb_helm_a,itm_umb_helm_b,itm_umb_armor_g,itm_corsair_boots,itm_kraken,itm_umb_shield_c,],attr_evil_tier_5,wp_tier_5,knows_common|knows_athletics_3|knows_shield_2|knows_power_throw_2|knows_power_strike_6|knows_ironflesh_3,bandit_face1,bandit_face2]," calcext:value-type="string">
            <text:p>["corsair_elite_marauder","Corsair_Swordmaster","Corsair_Swordmasters",tfg_gloves| tfg_armor| tfg_helm| tfg_horse| tfg_boots,0,0,fac_umbar,[itm_umb_helm_a,itm_umb_helm_b,itm_umb_armor_g,itm_corsair_boots,itm_kraken,itm_umb_shield_c,],attr_evil_tier_5,wp_tier_5,knows_common|knows_athletics_3|knows_shield_2|knows_power_throw_2|knows_power_strike_6|knows_ironflesh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ssassin_of_umbar</text:p>
          </table:table-cell>
          <table:table-cell table:style-name="ce3" office:value-type="string" calcext:value-type="string">
            <text:p>Assassin_of_Umbar</text:p>
          </table:table-cell>
          <table:table-cell table:style-name="ce3" office:value-type="string" calcext:value-type="string">
            <text:p>Assassins_of_Umbar</text:p>
          </table:table-cell>
          <table:table-cell table:style-name="ce9" office:value-type="string" calcext:value-type="string">
            <text:p>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b,</text:p>
          </table:table-cell>
          <table:table-cell table:style-name="ce15" office:value-type="string" calcext:value-type="string">
            <text:p>itm_umb_armor_f,itm_umb_armor_d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corsair_bow,itm_corsair_arrows,</text:p>
          </table:table-cell>
          <table:table-cell table:style-name="ce15" office:value-type="string" calcext:value-type="string">
            <text:p>itm_umb_shield_b,itm_umbar_cutlass,itm_kraken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4|knows_power_throw_2|knows_power_draw_2|knows_power_strike_3|knows_ironflesh_3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ssassin_of_umbar&quot;,&quot;Assassin_of_Umbar&quot;,&quot;Assassins_of_Umbar&quot;,tfg_ranged| tfg_armor| tfg_helm| tfg_boots,0,0,fac_umbar,[itm_umb_helm_b,itm_umb_armor_f,itm_umb_armor_d,itm_corsair_boots,itm_corsair_bow,itm_corsair_arrows,itm_umb_shield_b,itm_umbar_cutlass,itm_kraken,],attr_evil_tier_4,wp_tier_4,knows_common|knows_athletics_4|knows_power_throw_2|knows_power_draw_2|knows_power_strike_3|knows_ironflesh_3,bandit_face1,bandit_face2]," calcext:value-type="string">
            <text:p>["assassin_of_umbar","Assassin_of_Umbar","Assassins_of_Umbar",tfg_ranged| tfg_armor| tfg_helm| tfg_boots,0,0,fac_umbar,[itm_umb_helm_b,itm_umb_armor_f,itm_umb_armor_d,itm_corsair_boots,itm_corsair_bow,itm_corsair_arrows,itm_umb_shield_b,itm_umbar_cutlass,itm_kraken,],attr_evil_tier_4,wp_tier_4,knows_common|knows_athletics_4|knows_power_throw_2|knows_power_draw_2|knows_power_strike_3|knows_ironflesh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ster_assassin_of_umbar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9" office:value-type="string" calcext:value-type="string">
            <text:p>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a,itm_umb_helm_b,</text:p>
          </table:table-cell>
          <table:table-cell table:style-name="ce15" office:value-type="string" calcext:value-type="string">
            <text:p>itm_umb_armor_d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corsair_bow,itm_corsair_arrows,</text:p>
          </table:table-cell>
          <table:table-cell table:style-name="ce15" office:value-type="string" calcext:value-type="string">
            <text:p>itm_kraken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5|knows_power_draw_3|knows_power_strike_4|knows_ironflesh_4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master_assassin_of_umbar&quot;,&quot;Corsair_Assassin&quot;,&quot;Corsair_Assassins&quot;,tfg_ranged| tfg_armor| tfg_helm| tfg_boots,0,0,fac_umbar,[itm_umb_helm_a,itm_umb_helm_b,itm_umb_armor_d,itm_corsair_boots,itm_corsair_bow,itm_corsair_arrows,itm_kraken,],attr_evil_tier_5,wp_tier_5,knows_common|knows_athletics_5|knows_power_draw_3|knows_power_strike_4|knows_ironflesh_4,bandit_face1,bandit_face2]," calcext:value-type="string">
            <text:p>["master_assassin_of_umbar","Corsair_Assassin","Corsair_Assassins",tfg_ranged| tfg_armor| tfg_helm| tfg_boots,0,0,fac_umbar,[itm_umb_helm_a,itm_umb_helm_b,itm_umb_armor_d,itm_corsair_boots,itm_corsair_bow,itm_corsair_arrows,itm_kraken,],attr_evil_tier_5,wp_tier_5,knows_common|knows_athletics_5|knows_power_draw_3|knows_power_strike_4|knows_ironflesh_4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keman_of_umbar</text:p>
          </table:table-cell>
          <table:table-cell table:style-name="ce3" office:value-type="string" calcext:value-type="string">
            <text:p>Pikeman_of_Umbar</text:p>
          </table:table-cell>
          <table:table-cell table:style-name="ce3" office:value-type="string" calcext:value-type="string">
            <text:p>Pikemen_of_Umbar</text:p>
          </table:table-cell>
          <table:table-cell table:style-name="ce9" office:value-type="string" calcext:value-type="string">
            <text:p>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c,</text:p>
          </table:table-cell>
          <table:table-cell table:style-name="ce15" office:value-type="string" calcext:value-type="string">
            <text:p>itm_umb_armor_b,itm_umb_armor_c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pike,</text:p>
          </table:table-cell>
          <table:table-cell table:style-name="ce15" office:value-type="string" calcext:value-type="string">
            <text:p>itm_umb_shield_a,itm_umb_shield_b,itm_umb_shield_d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2|knows_shield_2|knows_power_strike_3|knows_ironflesh_2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pikeman_of_umbar&quot;,&quot;Pikeman_of_Umbar&quot;,&quot;Pikemen_of_Umbar&quot;,tfg_shield| tfg_armor| tfg_helm| tfg_boots,0,0,fac_umbar,[itm_umb_helm_c,itm_umb_armor_b,itm_umb_armor_c,itm_corsair_boots,itm_umbar_pike,itm_umb_shield_a,itm_umb_shield_b,itm_umb_shield_d,],attr_evil_tier_3,wp_tier_3,knows_common|knows_athletics_2|knows_shield_2|knows_power_strike_3|knows_ironflesh_2,bandit_face1,bandit_face2]," calcext:value-type="string">
            <text:p>["pikeman_of_umbar","Pikeman_of_Umbar","Pikemen_of_Umbar",tfg_shield| tfg_armor| tfg_helm| tfg_boots,0,0,fac_umbar,[itm_umb_helm_c,itm_umb_armor_b,itm_umb_armor_c,itm_corsair_boots,itm_umbar_pike,itm_umb_shield_a,itm_umb_shield_b,itm_umb_shield_d,],attr_evil_tier_3,wp_tier_3,knows_common|knows_athletics_2|knows_shield_2|knows_power_strike_3|knows_ironflesh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pikeman_of_umbar</text:p>
          </table:table-cell>
          <table:table-cell table:style-name="ce3" office:value-type="string" calcext:value-type="string">
            <text:p>Veteran_Pikeman_of_Umbar</text:p>
          </table:table-cell>
          <table:table-cell table:style-name="ce3" office:value-type="string" calcext:value-type="string">
            <text:p>Veteran_Pikemen_of_Umbar</text:p>
          </table:table-cell>
          <table:table-cell table:style-name="ce9" office:value-type="string" calcext:value-type="string">
            <text:p>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a,</text:p>
          </table:table-cell>
          <table:table-cell table:style-name="ce15" office:value-type="string" calcext:value-type="string">
            <text:p>itm_umb_armor_c,itm_umb_armor_d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pike,</text:p>
          </table:table-cell>
          <table:table-cell table:style-name="ce15" office:value-type="string" calcext:value-type="string">
            <text:p>itm_umb_shield_a,itm_umb_shield_b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3|knows_shield_3|knows_power_strike_3|knows_ironflesh_2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veteran_pikeman_of_umbar&quot;,&quot;Veteran_Pikeman_of_Umbar&quot;,&quot;Veteran_Pikemen_of_Umbar&quot;,tfg_shield| tfg_armor| tfg_helm| tfg_boots,0,0,fac_umbar,[itm_umb_helm_a,itm_umb_armor_c,itm_umb_armor_d,itm_corsair_boots,itm_umbar_pike,itm_umb_shield_a,itm_umb_shield_b,],attr_evil_tier_4,wp_tier_4,knows_common|knows_athletics_3|knows_shield_3|knows_power_strike_3|knows_ironflesh_2,bandit_face1,bandit_face2]," calcext:value-type="string">
            <text:p>["veteran_pikeman_of_umbar","Veteran_Pikeman_of_Umbar","Veteran_Pikemen_of_Umbar",tfg_shield| tfg_armor| tfg_helm| tfg_boots,0,0,fac_umbar,[itm_umb_helm_a,itm_umb_armor_c,itm_umb_armor_d,itm_corsair_boots,itm_umbar_pike,itm_umb_shield_a,itm_umb_shield_b,],attr_evil_tier_4,wp_tier_4,knows_common|knows_athletics_3|knows_shield_3|knows_power_strike_3|knows_ironflesh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ke_master_of_umbar</text:p>
          </table:table-cell>
          <table:table-cell table:style-name="ce3" office:value-type="string" calcext:value-type="string">
            <text:p>Corsair_Pike_Master</text:p>
          </table:table-cell>
          <table:table-cell table:style-name="ce3" office:value-type="string" calcext:value-type="string">
            <text:p>Corsair_Pike_Masters</text:p>
          </table:table-cell>
          <table:table-cell table:style-name="ce9" office:value-type="string" calcext:value-type="string">
            <text:p>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a,</text:p>
          </table:table-cell>
          <table:table-cell table:style-name="ce15" office:value-type="string" calcext:value-type="string">
            <text:p>itm_umb_armor_f,itm_umb_armor_g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pike,</text:p>
          </table:table-cell>
          <table:table-cell table:style-name="ce15" office:value-type="string" calcext:value-type="string">
            <text:p>itm_umb_shield_a,itm_umb_shield_b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shield_4|knows_power_strike_4|knows_ironflesh_3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pike_master_of_umbar&quot;,&quot;Corsair_Pike_Master&quot;,&quot;Corsair_Pike_Masters&quot;,tfg_shield| tfg_armor| tfg_helm| tfg_boots,0,0,fac_umbar,[itm_umb_helm_a,itm_umb_armor_f,itm_umb_armor_g,itm_corsair_boots,itm_umbar_pike,itm_umb_shield_a,itm_umb_shield_b,],attr_evil_tier_5,wp_tier_5,knows_common|knows_athletics_3|knows_shield_4|knows_power_strike_4|knows_ironflesh_3,bandit_face1,bandit_face2]," calcext:value-type="string">
            <text:p>["pike_master_of_umbar","Corsair_Pike_Master","Corsair_Pike_Masters",tfg_shield| tfg_armor| tfg_helm| tfg_boots,0,0,fac_umbar,[itm_umb_helm_a,itm_umb_armor_f,itm_umb_armor_g,itm_corsair_boots,itm_umbar_pike,itm_umb_shield_a,itm_umb_shield_b,],attr_evil_tier_5,wp_tier_5,knows_common|knows_athletics_3|knows_shield_4|knows_power_strike_4|knows_ironflesh_3,bandit_face1,bandit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>
            <text:p/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1004"/>
        </table:table-row>
        <table:table-row table:style-name="ro1"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orc_coif_bad,itm_orc_coif,</text:p>
          </table:table-cell>
          <table:table-cell table:style-name="ce15" office:value-type="string" calcext:value-type="string">
            <text:p>itm_isen_orc_armor_a,itm_isen_orc_armor_b,</text:p>
          </table:table-cell>
          <table:table-cell table:style-name="ce15" table:number-columns-repeated="2"/>
          <table:table-cell table:style-name="ce15" office:value-type="string" calcext:value-type="string">
            <text:p>itm_isengard_hammer,itm_isengard_spear,itm_isengard_spear,itm_wood_club,itm_orc_simple_spear,itm_orc_slasher,itm_orc_axe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6" office:value-type="string" calcext:value-type="string">
            <text:p>attr_orc_tier_1</text:p>
          </table:table-cell>
          <table:table-cell table:style-name="ce26" office:value-type="string" calcext:value-type="string">
            <text:p>wp_orc_tier_1</text:p>
          </table:table-cell>
          <table:table-cell table:style-name="ce26" office:value-type="string" calcext:value-type="string">
            <text:p>knows_athletics_3|knows_power_throw_1|knows_power_strike_1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2</text:p>
          </table:table-cell>
          <table:table-cell table:style-name="ce31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orc_snaga_of_isengard&quot;,&quot;Orc_Snaga_of_Isengard&quot;,&quot;Orc_Snagas_of_Isengard&quot;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" calcext:value-type="string">
            <text:p>["orc_snaga_of_isengard","Orc_Snaga_of_Isengard","Orc_Snagas_of_Isengard"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9" office:value-type="string" calcext:value-type="string">
            <text:p>tf_orc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a,itm_isen_orc_helm_b,</text:p>
          </table:table-cell>
          <table:table-cell table:style-name="ce15" office:value-type="string" calcext:value-type="string">
            <text:p>itm_isen_orc_armor_c,itm_isen_orc_armor_d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isengard_spear,itm_isengard_spear,itm_orc_simple_spear,itm_orc_bill,itm_orc_bill,</text:p>
          </table:table-cell>
          <table:table-cell table:style-name="ce15" office:value-type="string" calcext:value-type="string">
            <text:p>itm_orc_slasher,itm_orc_falchion,itm_orc_machete,itm_isengard_sword,itm_isengard_hammer,itm_orc_axe,itm_isen_orc_shield_a,</text:p>
          </table:table-cell>
          <table:table-cell table:style-name="ce15"/>
          <table:table-cell table:style-name="ce26" office:value-type="string" calcext:value-type="string">
            <text:p>attr_orc_tier_2</text:p>
          </table:table-cell>
          <table:table-cell table:style-name="ce26" office:value-type="string" calcext:value-type="string">
            <text:p>wp_orc_tier_2</text:p>
          </table:table-cell>
          <table:table-cell table:style-name="ce26" office:value-type="string" calcext:value-type="string">
            <text:p>knows_athletics_4|knows_power_throw_2|knows_power_strike_3</text:p>
          </table:table-cell>
          <table:table-cell table:style-name="ce29" office:value-type="string" calcext:value-type="string">
            <text:p>orc_face2</text:p>
          </table:table-cell>
          <table:table-cell table:style-name="ce29" office:value-type="string" calcext:value-type="string">
            <text:p>orc_face3</text:p>
          </table:table-cell>
          <table:table-cell table:style-name="ce31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orc_of_isengard&quot;,&quot;Orc_of_Isengard&quot;,&quot;Orcs_of_Isengard&quot;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" calcext:value-type="string">
            <text:p>["orc_of_isengard","Orc_of_Isengard","Orcs_of_Isengard"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9" office:value-type="string" calcext:value-type="string">
            <text:p>tf_orc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b,</text:p>
          </table:table-cell>
          <table:table-cell table:style-name="ce15" office:value-type="string" calcext:value-type="string">
            <text:p>itm_isen_orc_armor_e,itm_isen_orc_armor_f,</text:p>
          </table:table-cell>
          <table:table-cell table:style-name="ce15" office:value-type="string" calcext:value-type="string">
            <text:p>itm_evil_gauntlets_b,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isengard_hammer,itm_isengard_spear,itm_isengard_spear,itm_orc_simple_spear,itm_orc_bill,</text:p>
          </table:table-cell>
          <table:table-cell table:style-name="ce15" office:value-type="string" calcext:value-type="string">
            <text:p>itm_orc_slasher,itm_orc_falchion,itm_orc_sabre,itm_orc_machete,itm_isengard_sword,itm_orc_axe,itm_wood_club,itm_isen_orc_shield_a,itm_isen_orc_shield_b,</text:p>
          </table:table-cell>
          <table:table-cell table:style-name="ce15"/>
          <table:table-cell table:style-name="ce26" office:value-type="string" calcext:value-type="string">
            <text:p>attr_orc_tier_3</text:p>
          </table:table-cell>
          <table:table-cell table:style-name="ce26" office:value-type="string" calcext:value-type="string">
            <text:p>wp_orc_tier_3</text:p>
          </table:table-cell>
          <table:table-cell table:style-name="ce26" office:value-type="string" calcext:value-type="string">
            <text:p>knows_athletics_5|knows_power_throw_2|knows_power_strike_4</text:p>
          </table:table-cell>
          <table:table-cell table:style-name="ce29" office:value-type="string" calcext:value-type="string">
            <text:p>orc_face4</text:p>
          </table:table-cell>
          <table:table-cell table:style-name="ce29" office:value-type="string" calcext:value-type="string">
            <text:p>orc_face5</text:p>
          </table:table-cell>
          <table:table-cell table:style-name="ce31"/>
          <table:table-cell table:style-name="ce4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 office:value-type="string" office:string-value="[&quot;large_orc_of_isengard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" calcext:value-type="string">
            <text:p>["large_orc_of_isengard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9" office:value-type="string" calcext:value-type="string">
            <text:p>tf_orc| tfg_armor| tfg_helm| tfg_boots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c,</text:p>
          </table:table-cell>
          <table:table-cell table:style-name="ce15" office:value-type="string" calcext:value-type="string">
            <text:p>itm_isen_orc_armor_g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isengard_hammer,itm_isengard_spear,itm_isengard_spear,itm_orc_simple_spear,itm_orc_bill,itm_orc_bill,</text:p>
          </table:table-cell>
          <table:table-cell table:style-name="ce15" office:value-type="string" calcext:value-type="string">
            <text:p>itm_orc_club_c,itm_orc_falchion,itm_orc_sabre,itm_orc_machete,itm_isengard_sword,itm_orc_axe,itm_isen_orc_shield_a,itm_isen_orc_shield_b,</text:p>
          </table:table-cell>
          <table:table-cell table:style-name="ce15"/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4</text:p>
          </table:table-cell>
          <table:table-cell table:style-name="ce26" office:value-type="string" calcext:value-type="string">
            <text:p>knows_athletics_6|knows_power_throw_3|knows_power_strike_4</text:p>
          </table:table-cell>
          <table:table-cell table:style-name="ce29" office:value-type="string" calcext:value-type="string">
            <text:p>orc_face6</text:p>
          </table:table-cell>
          <table:table-cell table:style-name="ce29" office:value-type="string" calcext:value-type="string">
            <text:p>orc_face7</text:p>
          </table:table-cell>
          <table:table-cell table:style-name="ce31"/>
          <table:table-cell table:style-name="ce4" table:formula="of:=IF(AND([.A327]&lt;&gt;&quot;&quot;;[.B327]&lt;&gt;&quot;&quot;);CONCATENATE([Variables.$I$1];[Variables.$I$7];[.A327];[Variables.$I$7];[Variables.$I$6];[Variables.$I$7];[.B327];[Variables.$I$7];[Variables.$I$6];[Variables.$I$7];[.C327];[Variables.$I$7];[Variables.$I$6];[.D327];[Variables.$I$6];[.E327];[Variables.$I$6];[.F327];[Variables.$I$6];[.G327];[Variables.$I$6];[Variables.$I$1];[.H327];[.I327];[.J327];[.K327];[.L327];[.M327];[.N327];[Variables.$I$2];[Variables.$I$6];[.O327];[Variables.$I$6];[.P327];[Variables.$I$6];[.Q327];[Variables.$I$6];[.R327];[Variables.$I$6];[.S327];IF([.T327]&lt;&gt;&quot;&quot;;CONCATENATE([Variables.$I$6];[.T327]);&quot;&quot;);[Variables.$I$2];[Variables.$I$6]);IF([.A327]&lt;&gt;&quot;&quot;;CONCATENATE(&quot;#&quot;;[.A327]);&quot;&quot;))" office:value-type="string" office:string-value="[&quot;fell_orc_of_isengard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" calcext:value-type="string">
            <text:p>["fell_orc_of_isengard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9" office:value-type="string" calcext:value-type="string">
            <text:p>tf_orc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b,</text:p>
          </table:table-cell>
          <table:table-cell table:style-name="ce15" office:value-type="string" calcext:value-type="string">
            <text:p>itm_isen_orc_armor_e,itm_isen_orc_armor_f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isengard_mallet,itm_orc_sledgehammer,itm_isengard_hammer,itm_twohand_wood_club,</text:p>
          </table:table-cell>
          <table:table-cell table:style-name="ce15" table:number-columns-repeated="2"/>
          <table:table-cell table:style-name="ce26" office:value-type="string" calcext:value-type="string">
            <text:p>attr_orc_tier_3</text:p>
          </table:table-cell>
          <table:table-cell table:style-name="ce26" office:value-type="string" calcext:value-type="string">
            <text:p>wp_orc_tier_3</text:p>
          </table:table-cell>
          <table:table-cell table:style-name="ce26" office:value-type="string" calcext:value-type="string">
            <text:p>knows_athletics_6|knows_power_strike_4</text:p>
          </table:table-cell>
          <table:table-cell table:style-name="ce29" office:value-type="string" calcext:value-type="string">
            <text:p>orc_face8</text:p>
          </table:table-cell>
          <table:table-cell table:style-name="ce29" office:value-type="string" calcext:value-type="string">
            <text:p>orc_face9</text:p>
          </table:table-cell>
          <table:table-cell table:style-name="ce31"/>
          <table:table-cell table:style-name="ce4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" calcext:value-type="string">
            <text:p>["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9" office:value-type="string" calcext:value-type="string">
            <text:p>tf_orc| tfg_armor| tfg_helm| tfg_boots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c,</text:p>
          </table:table-cell>
          <table:table-cell table:style-name="ce15" office:value-type="string" calcext:value-type="string">
            <text:p>itm_isen_orc_armor_g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isengard_mallet,itm_orc_sledgehammer,itm_isengard_hammer,itm_twohand_wood_club,</text:p>
          </table:table-cell>
          <table:table-cell table:style-name="ce15" table:number-columns-repeated="2"/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4</text:p>
          </table:table-cell>
          <table:table-cell table:style-name="ce26" office:value-type="string" calcext:value-type="string">
            <text:p>knows_athletics_7|knows_power_strike_5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" calcext:value-type="string">
            <text:p>["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orc_armor_a,itm_isen_orc_armor_b,</text:p>
          </table:table-cell>
          <table:table-cell table:style-name="ce15" table:number-columns-repeated="2"/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twohand_wood_club,itm_orc_falchion,</text:p>
          </table:table-cell>
          <table:table-cell table:style-name="ce15" office:value-type="string" calcext:value-type="string">
            <text:p>itm_warg_1d,itm_warg_1b,itm_warg_1c,</text:p>
          </table:table-cell>
          <table:table-cell table:style-name="ce26" office:value-type="string" calcext:value-type="string">
            <text:p>attr_orc_tier_2</text:p>
          </table:table-cell>
          <table:table-cell table:style-name="ce26" office:value-type="string" calcext:value-type="string">
            <text:p>wp_orc_tier_2</text:p>
          </table:table-cell>
          <table:table-cell table:style-name="ce26" office:value-type="string" calcext:value-type="string">
            <text:p>knows_riding_3|knows_power_throw_2|knows_power_strike_2|knows_horse_archery_2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4</text:p>
          </table:table-cell>
          <table:table-cell table:style-name="ce31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wolf_rider_of_isengard&quot;,&quot;Wolf_Rider_of_Isengard&quot;,&quot;Wolf_Riders_of_Isengard&quot;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" calcext:value-type="string">
            <text:p>["wolf_rider_of_isengard","Wolf_Rider_of_Isengard","Wolf_Riders_of_Isengard"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orc_armor_a,itm_isen_orc_armor_b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orc_scimitar,itm_orc_machete,</text:p>
          </table:table-cell>
          <table:table-cell table:style-name="ce15" office:value-type="string" calcext:value-type="string">
            <text:p>itm_wargarmored_1b,itm_warg_1c,itm_warg_1b,itm_wargarmored_2c,</text:p>
          </table:table-cell>
          <table:table-cell table:style-name="ce26" office:value-type="string" calcext:value-type="string">
            <text:p>attr_orc_tier_3</text:p>
          </table:table-cell>
          <table:table-cell table:style-name="ce26" office:value-type="string" calcext:value-type="string">
            <text:p>wp_orc_tier_3</text:p>
          </table:table-cell>
          <table:table-cell table:style-name="ce26" office:value-type="string" calcext:value-type="string">
            <text:p>knows_riding_3|knows_power_throw_3|knows_power_strike_3|knows_horse_archery_4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8</text:p>
          </table:table-cell>
          <table:table-cell table:style-name="ce31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warg_rider_of_isengard&quot;,&quot;Warg_Rider_of_Isengard&quot;,&quot;Warg_Riders_of_Isengard&quot;,tf_orc| tf_mounted| tfg_ranged| tfg_armor| tfg_horse| tf_no_capture_alive,0,0,fac_isengard,[itm_isen_orc_armor_a,itm_isen_orc_armor_b,itm_uruk_ragwrap,itm_orc_throwing_arrow,itm_orc_scimitar,itm_orc_machete,itm_wargarmored_1b,itm_warg_1c,itm_warg_1b,itm_wargarmored_2c,],attr_orc_tier_3,wp_orc_tier_3,knows_riding_3|knows_power_throw_3|knows_power_strike_3|knows_horse_archery_4,orc_face5,orc_face8]," calcext:value-type="string">
            <text:p>["warg_rider_of_isengard","Warg_Rider_of_Isengard","Warg_Riders_of_Isengard",tf_orc| tf_mounted| tfg_ranged| tfg_armor| tfg_horse| tf_no_capture_alive,0,0,fac_isengard,[itm_isen_orc_armor_a,itm_isen_orc_armor_b,itm_uruk_ragwrap,itm_orc_throwing_arrow,itm_orc_scimitar,itm_orc_machete,itm_wargarmored_1b,itm_warg_1c,itm_warg_1b,itm_wargarmored_2c,],attr_orc_tier_3,wp_orc_tier_3,knows_riding_3|knows_power_throw_3|knows_power_strike_3|knows_horse_archery_4,orc_face5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9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orc_armor_a,itm_isen_orc_armor_b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orc_scimitar,itm_orc_falchion,itm_orc_sabre,</text:p>
          </table:table-cell>
          <table:table-cell table:style-name="ce15" office:value-type="string" calcext:value-type="string">
            <text:p>itm_wargarmored_1b,itm_wargarmored_1c,itm_wargarmored_2b,itm_wargarmored_2c,</text:p>
          </table:table-cell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4</text:p>
          </table:table-cell>
          <table:table-cell table:style-name="ce26" office:value-type="string" calcext:value-type="string">
            <text:p>knows_riding_5|knows_power_throw_5|knows_power_strike_4|knows_horse_archery_5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8</text:p>
          </table:table-cell>
          <table:table-cell table:style-name="ce31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white_hand_rider&quot;,&quot;White_Hand_Rider&quot;,&quot;White_Hand_Riders&quot;,tf_orc| tf_mounted| tfg_ranged| tfg_armor| tfg_horse| tfg_boots| tf_no_capture_alive,0,0,fac_isengard,[itm_isen_orc_armor_a,itm_isen_orc_armor_b,itm_uruk_ragwrap,itm_orc_throwing_arrow,itm_orc_scimitar,itm_orc_falchion,itm_orc_sabre,itm_wargarmored_1b,itm_wargarmored_1c,itm_wargarmored_2b,itm_wargarmored_2c,],attr_orc_tier_4,wp_orc_tier_4,knows_riding_5|knows_power_throw_5|knows_power_strike_4|knows_horse_archery_5,orc_face7,orc_face8]," calcext:value-type="string">
            <text:p>["white_hand_rider","White_Hand_Rider","White_Hand_Riders",tf_orc| tf_mounted| tfg_ranged| tfg_armor| tfg_horse| tfg_boots| tf_no_capture_alive,0,0,fac_isengard,[itm_isen_orc_armor_a,itm_isen_orc_armor_b,itm_uruk_ragwrap,itm_orc_throwing_arrow,itm_orc_scimitar,itm_orc_falchion,itm_orc_sabre,itm_wargarmored_1b,itm_wargarmored_1c,itm_wargarmored_2b,itm_wargarmored_2c,],attr_orc_tier_4,wp_orc_tier_4,knows_riding_5|knows_power_throw_5|knows_power_strike_4|knows_horse_archery_5,orc_face7,orc_face8],</text:p>
          </table:table-cell>
          <table:table-cell table:number-columns-repeated="1003"/>
        </table:table-row>
        <table:table-row table:style-name="ro1">
          <table:table-cell table:style-name="ce4" table:number-columns-repeated="21"/>
          <table:table-cell table:number-columns-repeated="1003"/>
        </table:table-row>
        <table:table-row table:style-name="ro1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#ISENGARD Uruk-hai" calcext:value-type="string">
            <text:p>#ISENGARD Uruk-hai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9" office:value-type="string" calcext:value-type="string">
            <text:p>tf_urukhai| tf_mounted| tfg_ranged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uruk_heavy_d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isengard_large_bow,itm_isengard_arrow,</text:p>
          </table:table-cell>
          <table:table-cell table:style-name="ce15" office:value-type="string" calcext:value-type="string">
            <text:p>itm_isengard_axe,</text:p>
          </table:table-cell>
          <table:table-cell table:style-name="ce15"/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athletics_3|knows_power_draw_2|knows_power_strike_1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uruk_hai_tracker&quot;,&quot;Uruk_Hai_Tracker&quot;,&quot;Uruk_Hai_Trackers&quot;,tf_urukhai| tf_mounted| tfg_ranged| tfg_armor| tf_no_capture_alive,0,0,fac_isengard,[itm_isen_uruk_heavy_d,itm_uruk_ragwrap,itm_isengard_large_bow,itm_isengard_arrow,itm_isengard_axe,],attr_tier_2,wp_tier_2,knows_athletics_3|knows_power_draw_2|knows_power_strike_1,uruk_hai_face1,uruk_hai_face2]," calcext:value-type="string">
            <text:p>["uruk_hai_tracker","Uruk_Hai_Tracker","Uruk_Hai_Trackers",tf_urukhai| tf_mounted| tfg_ranged| tfg_armor| tf_no_capture_alive,0,0,fac_isengard,[itm_isen_uruk_heavy_d,itm_uruk_ragwrap,itm_isengard_large_bow,itm_isengard_arrow,itm_isengard_axe,],attr_tier_2,wp_tier_2,knows_athletics_3|knows_power_draw_2|knows_power_strike_1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9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e,</text:p>
          </table:table-cell>
          <table:table-cell table:style-name="ce15" office:value-type="string" calcext:value-type="string">
            <text:p>itm_isen_uruk_heavy_d,itm_isen_uruk_heavy_e,</text:p>
          </table:table-cell>
          <table:table-cell table:style-name="ce15"/>
          <table:table-cell table:style-name="ce15" office:value-type="string" calcext:value-type="string">
            <text:p>itm_uruk_tracker_boots,</text:p>
          </table:table-cell>
          <table:table-cell table:style-name="ce15" office:value-type="string" calcext:value-type="string">
            <text:p>itm_isengard_large_bow,itm_isengard_arrow,</text:p>
          </table:table-cell>
          <table:table-cell table:style-name="ce15" office:value-type="string" calcext:value-type="string">
            <text:p>itm_isengard_axe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athletics_4|knows_power_draw_3|knows_power_strike_2|knows_ironflesh_2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large_uruk_hai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3,knows_athletics_4|knows_power_draw_3|knows_power_strike_2|knows_ironflesh_2,uruk_hai_face1,uruk_hai_face2]," calcext:value-type="string">
            <text:p>["large_uruk_hai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3,knows_athletics_4|knows_power_draw_3|knows_power_strike_2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9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f,</text:p>
          </table:table-cell>
          <table:table-cell table:style-name="ce15" office:value-type="string" calcext:value-type="string">
            <text:p>itm_isen_uruk_heavy_e,</text:p>
          </table:table-cell>
          <table:table-cell table:style-name="ce15"/>
          <table:table-cell table:style-name="ce15" office:value-type="string" calcext:value-type="string">
            <text:p>itm_uruk_tracker_boots,</text:p>
          </table:table-cell>
          <table:table-cell table:style-name="ce15" office:value-type="string" calcext:value-type="string">
            <text:p>itm_isengard_large_bow,itm_isengard_arrow,</text:p>
          </table:table-cell>
          <table:table-cell table:style-name="ce15" office:value-type="string" calcext:value-type="string">
            <text:p>itm_isengard_sword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athletics_4|knows_power_draw_4|knows_power_strike_2|knows_ironflesh_5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37]&lt;&gt;&quot;&quot;;[.B337]&lt;&gt;&quot;&quot;);CONCATENATE([Variables.$I$1];[Variables.$I$7];[.A337];[Variables.$I$7];[Variables.$I$6];[Variables.$I$7];[.B337];[Variables.$I$7];[Variables.$I$6];[Variables.$I$7];[.C337];[Variables.$I$7];[Variables.$I$6];[.D337];[Variables.$I$6];[.E337];[Variables.$I$6];[.F337];[Variables.$I$6];[.G337];[Variables.$I$6];[Variables.$I$1];[.H337];[.I337];[.J337];[.K337];[.L337];[.M337];[.N337];[Variables.$I$2];[Variables.$I$6];[.O337];[Variables.$I$6];[.P337];[Variables.$I$6];[.Q337];[Variables.$I$6];[.R337];[Variables.$I$6];[.S337];IF([.T337]&lt;&gt;&quot;&quot;;CONCATENATE([Variables.$I$6];[.T337]);&quot;&quot;);[Variables.$I$2];[Variables.$I$6]);IF([.A337]&lt;&gt;&quot;&quot;;CONCATENATE(&quot;#&quot;;[.A337]);&quot;&quot;))" office:value-type="string" office:string-value="[&quot;fighting_uruk_hai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4,knows_athletics_4|knows_power_draw_4|knows_power_strike_2|knows_ironflesh_5,uruk_hai_face1,uruk_hai_face2]," calcext:value-type="string">
            <text:p>["fighting_uruk_hai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4,knows_athletics_4|knows_power_draw_4|knows_power_strike_2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9" office:value-type="string" calcext:value-type="string">
            <text:p>tf_urukhai| tf_mounted| tfg_hel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f,itm_isen_uruk_helm_e,</text:p>
          </table:table-cell>
          <table:table-cell table:style-name="ce15" office:value-type="string" calcext:value-type="string">
            <text:p>itm_isen_uruk_light_a,itm_isen_uruk_light_b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heavy_axe,itm_isengard_mallet,itm_isengard_sword,itm_isengard_halberd,itm_isengard_heavy_sword,</text:p>
          </table:table-cell>
          <table:table-cell table:style-name="ce15" table:number-columns-repeated="2"/>
          <table:table-cell table:style-name="ce26" office:value-type="string" calcext:value-type="string">
            <text:p>attr_evil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athletics_7|knows_power_strike_6|knows_ironflesh_10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[&quot;fighting_uruk_hai_berserker&quot;,&quot;Fighting_Uruk_Hai_Berserker&quot;,&quot;Fighting_Uruk_Hai_Berserkers&quot;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" calcext:value-type="string">
            <text:p>["fighting_uruk_hai_berserker","Fighting_Uruk_Hai_Berserker","Fighting_Uruk_Hai_Berserkers"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snaga_of_isengard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9" office:value-type="string" calcext:value-type="string">
            <text:p>tf_urukhai| tf_mounted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uruk_light_a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isengard_axe,itm_isengard_sword,</text:p>
          </table:table-cell>
          <table:table-cell table:style-name="ce15" table:number-columns-repeated="2"/>
          <table:table-cell table:style-name="ce26" office:value-type="string" calcext:value-type="string">
            <text:p>attr_evil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athletics_1|knows_power_strike_1|knows_ironflesh_2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uruk_snaga_of_isengard&quot;,&quot;Uruk_Hai_Newborn&quot;,&quot;Uruk_Hai_Newborns&quot;,tf_urukhai| tf_mounted| tfg_boots| tf_no_capture_alive,0,0,fac_isengard,[itm_isen_uruk_light_a,itm_uruk_ragwrap,itm_isengard_axe,itm_isengard_sword,],attr_evil_tier_1,wp_tier_1,knows_athletics_1|knows_power_strike_1|knows_ironflesh_2,uruk_hai_face1,uruk_hai_face2]," calcext:value-type="string">
            <text:p>["uruk_snaga_of_isengard","Uruk_Hai_Newborn","Uruk_Hai_Newborns",tf_urukhai| tf_mounted| tfg_boots| tf_no_capture_alive,0,0,fac_isengard,[itm_isen_uruk_light_a,itm_uruk_ragwrap,itm_isengard_axe,itm_isengard_sword,],attr_evil_tier_1,wp_tier_1,knows_athletics_1|knows_power_strike_1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hai_of_isengard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9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a,</text:p>
          </table:table-cell>
          <table:table-cell table:style-name="ce15" office:value-type="string" calcext:value-type="string">
            <text:p>itm_isen_uruk_light_a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isengard_spear,</text:p>
          </table:table-cell>
          <table:table-cell table:style-name="ce15" office:value-type="string" calcext:value-type="string">
            <text:p>itm_isengard_axe,itm_isengard_sword,</text:p>
          </table:table-cell>
          <table:table-cell table:style-name="ce15"/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athletics_2|knows_power_strike_2|knows_ironflesh_3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uruk_hai_of_isengard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" calcext:value-type="string">
            <text:p>["uruk_hai_of_isengard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uruk_hai_of_isengard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9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b,</text:p>
          </table:table-cell>
          <table:table-cell table:style-name="ce15" office:value-type="string" calcext:value-type="string">
            <text:p>itm_isen_uruk_heavy_a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spear,</text:p>
          </table:table-cell>
          <table:table-cell table:style-name="ce15" office:value-type="string" calcext:value-type="string">
            <text:p>itm_isengard_heavy_axe,itm_isengard_sword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athletics_3|knows_power_strike_3|knows_ironflesh_4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large_uruk_hai_of_isengard&quot;,&quot;Large_Uruk_Hai_of_Isengard&quot;,&quot;Large_Uruk_Hai_of_Isengard&quot;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" calcext:value-type="string">
            <text:p>["large_uruk_hai_of_isengard","Large_Uruk_Hai_of_Isengard","Large_Uruk_Hai_of_Isengard"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9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c,</text:p>
          </table:table-cell>
          <table:table-cell table:style-name="ce15" office:value-type="string" calcext:value-type="string">
            <text:p>itm_isen_uruk_heavy_c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heavy_axe,itm_isengard_heavy_sword,</text:p>
          </table:table-cell>
          <table:table-cell table:style-name="ce15" office:value-type="string" calcext:value-type="string">
            <text:p>itm_isen_uruk_shield_b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athletics_5|knows_power_strike_5|knows_ironflesh_5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fighting_uruk_hai_warrior&quot;,&quot;Fighting_Uruk_Hai_Warrior&quot;,&quot;Fighting_Uruk_Hai_Warriors&quot;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" calcext:value-type="string">
            <text:p>["fighting_uruk_hai_warrior","Fighting_Uruk_Hai_Warrior","Fighting_Uruk_Hai_Warriors"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9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c,</text:p>
          </table:table-cell>
          <table:table-cell table:style-name="ce15" office:value-type="string" calcext:value-type="string">
            <text:p>itm_isen_uruk_heavy_c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mallet,itm_isengard_heavy_sword,</text:p>
          </table:table-cell>
          <table:table-cell table:style-name="ce15" office:value-type="string" calcext:value-type="string">
            <text:p>itm_isengard_axe,itm_isengard_hammer,itm_isen_uruk_shield_b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athletics_6|knows_power_strike_6|knows_ironflesh_6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fighting_uruk_hai_champion&quot;,&quot;Fighting_Uruk_Hai_Champion&quot;,&quot;Fighting_Uruk_Hai_Champions&quot;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" calcext:value-type="string">
            <text:p>["fighting_uruk_hai_champion","Fighting_Uruk_Hai_Champion","Fighting_Uruk_Hai_Champions"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9" office:value-type="string" calcext:value-type="string">
            <text:p>tf_urukhai| tf_mounted|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b,</text:p>
          </table:table-cell>
          <table:table-cell table:style-name="ce15" office:value-type="string" calcext:value-type="string">
            <text:p>itm_isen_uruk_light_a,itm_isen_uruk_heavy_a,</text:p>
          </table:table-cell>
          <table:table-cell table:style-name="ce15"/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pike,</text:p>
          </table:table-cell>
          <table:table-cell table:style-name="ce15" table:number-columns-repeated="2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athletics_3|knows_power_strike_3|knows_ironflesh_4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uruk_hai_pikeman&quot;,&quot;Uruk_Hai_Pikeman&quot;,&quot;Uruk_Hai_Pikemen&quot;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" calcext:value-type="string">
            <text:p>["uruk_hai_pikeman","Uruk_Hai_Pikeman","Uruk_Hai_Pikemen"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9" office:value-type="string" calcext:value-type="string">
            <text:p>tf_urukhai|tf_mount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c,</text:p>
          </table:table-cell>
          <table:table-cell table:style-name="ce15" office:value-type="string" calcext:value-type="string">
            <text:p>itm_isen_uruk_light_d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pike,itm_isengard_halberd,</text:p>
          </table:table-cell>
          <table:table-cell table:style-name="ce15" table:number-columns-repeated="2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athletics_5|knows_power_strike_5|knows_ironflesh_5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fighting_uruk_hai_pikeman&quot;,&quot;Fighting_Uruk_Hai_Pikeman&quot;,&quot;Fighting_Uruk_Hai_Pikemen&quot;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" calcext:value-type="string">
            <text:p>["fighting_uruk_hai_pikeman","Fighting_Uruk_Hai_Pikeman","Fighting_Uruk_Hai_Pikemen"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hai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9" office:value-type="string" calcext:value-type="string">
            <text:p>tf_urukhai|tf_mount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c,</text:p>
          </table:table-cell>
          <table:table-cell table:style-name="ce15" office:value-type="string" calcext:value-type="string">
            <text:p>itm_isen_uruk_heavy_c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banner,</text:p>
          </table:table-cell>
          <table:table-cell table:style-name="ce15" table:number-columns-repeated="2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athletics_2|knows_power_strike_5|knows_ironflesh_10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urukhai_standard_bearer&quot;,&quot;Uruk_Hai_Standard_Bearer&quot;,&quot;Uruk_Hai_Standard_Bearers&quot;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" calcext:value-type="string">
            <text:p>["urukhai_standard_bearer","Uruk_Hai_Standard_Bearer","Uruk_Hai_Standard_Bearers"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#MORDOR Uruks" calcext:value-type="string">
            <text:p>#MORDOR Uruk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9" office:value-type="string" calcext:value-type="string">
            <text:p>tf_uruk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/>
          <table:table-cell table:style-name="ce15" office:value-type="string" calcext:value-type="string">
            <text:p>itm_m_uruk_light_a,itm_m_uruk_light_b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orc_axe,itm_orc_falchion,itm_orc_sabre,itm_orc_simple_spear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6" office:value-type="string" calcext:value-type="string">
            <text:p>attr_evil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athletics_3|knows_power_strike_1|knows_ironflesh_2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uruk_snaga_of_mordor&quot;,&quot;Uruk_Snaga_of_Mordor&quot;,&quot;Uruk_Snagas_of_Mordor&quot;,tf_uruk| tf_no_capture_alive,0,0,fac_mordor,[itm_m_uruk_light_a,itm_m_uruk_light_b,itm_uruk_ragwrap,itm_orc_axe,itm_orc_falchion,itm_orc_sabre,itm_orc_simple_spear,itm_metal_scraps_bad,itm_metal_scraps_medium,itm_metal_scraps_good,],attr_evil_tier_1,wp_tier_1,knows_athletics_3|knows_power_strike_1|knows_ironflesh_2,uruk_hai_face1,uruk_hai_face2]," calcext:value-type="string">
            <text:p>["uruk_snaga_of_mordor","Uruk_Snaga_of_Mordor","Uruk_Snagas_of_Mordor",tf_uruk| tf_no_capture_alive,0,0,fac_mordor,[itm_m_uruk_light_a,itm_m_uruk_light_b,itm_uruk_ragwrap,itm_orc_axe,itm_orc_falchion,itm_orc_sabre,itm_orc_simple_spear,itm_metal_scraps_bad,itm_metal_scraps_medium,itm_metal_scraps_good,],attr_evil_tier_1,wp_tier_1,knows_athletics_3|knows_power_strike_1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9" office:value-type="string" calcext:value-type="string">
            <text:p>tf_uruk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a,itm_uruk_helm_b,itm_orc_coif,</text:p>
          </table:table-cell>
          <table:table-cell table:style-name="ce15" office:value-type="string" calcext:value-type="string">
            <text:p>itm_m_uruk_heavy_c,itm_m_uruk_heavy_d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uruk_spear,</text:p>
          </table:table-cell>
          <table:table-cell table:style-name="ce15" office:value-type="string" calcext:value-type="string">
            <text:p>itm_uruk_falchion_a,itm_uruk_falchion_b,itm_mordor_uruk_shield_a,</text:p>
          </table:table-cell>
          <table:table-cell table:style-name="ce15"/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athletics_4|knows_power_strike_2|knows_ironflesh_3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uruk_of_mordor&quot;,&quot;Uruk_of_Mordor&quot;,&quot;Uruks_of_Mordor&quot;,tf_uruk| tfg_armor| tfg_boots| tf_no_capture_alive,0,0,fac_mordor,[itm_uruk_helm_a,itm_uruk_helm_b,itm_orc_coif,itm_m_uruk_heavy_c,itm_m_uruk_heavy_d,itm_uruk_ragwrap,itm_uruk_spear,itm_uruk_falchion_a,itm_uruk_falchion_b,itm_mordor_uruk_shield_a,],attr_evil_tier_2,wp_tier_2,knows_athletics_4|knows_power_strike_2|knows_ironflesh_3,uruk_hai_face1,uruk_hai_face2]," calcext:value-type="string">
            <text:p>["uruk_of_mordor","Uruk_of_Mordor","Uruks_of_Mordor",tf_uruk| tfg_armor| tfg_boots| tf_no_capture_alive,0,0,fac_mordor,[itm_uruk_helm_a,itm_uruk_helm_b,itm_orc_coif,itm_m_uruk_heavy_c,itm_m_uruk_heavy_d,itm_uruk_ragwrap,itm_uruk_spear,itm_uruk_falchion_a,itm_uruk_falchion_b,itm_mordor_uruk_shield_a,],attr_evil_tier_2,wp_tier_2,knows_athletics_4|knows_power_strike_2|knows_ironflesh_3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9" office:value-type="string" calcext:value-type="string">
            <text:p>tf_uruk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c,itm_uruk_helm_d,</text:p>
          </table:table-cell>
          <table:table-cell table:style-name="ce15" office:value-type="string" calcext:value-type="string">
            <text:p>itm_m_uruk_heavy_e,itm_m_uruk_heavy_f,itm_m_uruk_heavy_g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uruk_ragwrap,itm_uruk_greaves,</text:p>
          </table:table-cell>
          <table:table-cell table:style-name="ce15" office:value-type="string" calcext:value-type="string">
            <text:p>itm_uruk_falchion_a,itm_uruk_falchion_b,</text:p>
          </table:table-cell>
          <table:table-cell table:style-name="ce15" office:value-type="string" calcext:value-type="string">
            <text:p>itm_mordor_uruk_shield_a,itm_mordor_uruk_shield_b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athletics_4|knows_power_strike_3|knows_ironflesh_4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 office:value-type="string" office:string-value="[&quot;large_uruk_of_mordor&quot;,&quot;Large_Uruk_of_Mordor&quot;,&quot;Large_Uruks_of_Mordor&quot;,tf_uruk| tfg_shield| tfg_armor| tfg_helm| tfg_boots| tf_no_capture_alive,0,0,fac_mordor,[itm_uruk_helm_c,itm_uruk_helm_d,itm_m_uruk_heavy_e,itm_m_uruk_heavy_f,itm_m_uruk_heavy_g,itm_leather_gloves,itm_uruk_ragwrap,itm_uruk_greaves,itm_uruk_falchion_a,itm_uruk_falchion_b,itm_mordor_uruk_shield_a,itm_mordor_uruk_shield_b,],attr_evil_tier_3,wp_tier_3,knows_athletics_4|knows_power_strike_3|knows_ironflesh_4,uruk_hai_face1,uruk_hai_face2]," calcext:value-type="string">
            <text:p>["large_uruk_of_mordor","Large_Uruk_of_Mordor","Large_Uruks_of_Mordor",tf_uruk| tfg_shield| tfg_armor| tfg_helm| tfg_boots| tf_no_capture_alive,0,0,fac_mordor,[itm_uruk_helm_c,itm_uruk_helm_d,itm_m_uruk_heavy_e,itm_m_uruk_heavy_f,itm_m_uruk_heavy_g,itm_leather_gloves,itm_uruk_ragwrap,itm_uruk_greaves,itm_uruk_falchion_a,itm_uruk_falchion_b,itm_mordor_uruk_shield_a,itm_mordor_uruk_shield_b,],attr_evil_tier_3,wp_tier_3,knows_athletics_4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9" office:value-type="string" calcext:value-type="string">
            <text:p>tf_uruk| tfg_shield|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b,itm_uruk_helm_c,itm_uruk_helm_d,</text:p>
          </table:table-cell>
          <table:table-cell table:style-name="ce15" office:value-type="string" calcext:value-type="string">
            <text:p>itm_m_uruk_heavy_h,itm_m_uruk_heavy_i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uruk_greaves,itm_uruk_chain_greaves,</text:p>
          </table:table-cell>
          <table:table-cell table:style-name="ce15" office:value-type="string" calcext:value-type="string">
            <text:p>itm_uruk_falchion_a,itm_uruk_falchion_b,</text:p>
          </table:table-cell>
          <table:table-cell table:style-name="ce15" office:value-type="string" calcext:value-type="string">
            <text:p>itm_mordor_uruk_shield_a,itm_mordor_uruk_shield_b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athletics_6|knows_power_strike_5|knows_power_throw_3|knows_ironflesh_4|knows_shield_2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[&quot;fell_uruk_of_mordor&quot;,&quot;Fell_Uruk_of_Mordor&quot;,&quot;Fell_Uruks_of_Mordor&quot;,tf_uruk| tfg_shield|tfg_armor| tfg_helm| tfg_boots| tf_no_capture_alive,0,0,fac_mordor,[itm_uruk_helm_b,itm_uruk_helm_c,itm_uruk_helm_d,itm_m_uruk_heavy_h,itm_m_uruk_heavy_i,itm_evil_gauntlets_b,itm_uruk_greaves,itm_uruk_chain_greaves,itm_uruk_falchion_a,itm_uruk_falchion_b,itm_mordor_uruk_shield_a,itm_mordor_uruk_shield_b,],attr_evil_tier_4,wp_tier_4,knows_athletics_6|knows_power_strike_5|knows_power_throw_3|knows_ironflesh_4|knows_shield_2,uruk_hai_face1,uruk_hai_face2]," calcext:value-type="string">
            <text:p>["fell_uruk_of_mordor","Fell_Uruk_of_Mordor","Fell_Uruks_of_Mordor",tf_uruk| tfg_shield|tfg_armor| tfg_helm| tfg_boots| tf_no_capture_alive,0,0,fac_mordor,[itm_uruk_helm_b,itm_uruk_helm_c,itm_uruk_helm_d,itm_m_uruk_heavy_h,itm_m_uruk_heavy_i,itm_evil_gauntlets_b,itm_uruk_greaves,itm_uruk_chain_greaves,itm_uruk_falchion_a,itm_uruk_falchion_b,itm_mordor_uruk_shield_a,itm_mordor_uruk_shield_b,],attr_evil_tier_4,wp_tier_4,knows_athletics_6|knows_power_strike_5|knows_power_throw_3|knows_ironflesh_4|knows_shield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9" office:value-type="string" calcext:value-type="string">
            <text:p>tf_uruk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b,itm_uruk_helm_c,itm_uruk_helm_d,</text:p>
          </table:table-cell>
          <table:table-cell table:style-name="ce15" office:value-type="string" calcext:value-type="string">
            <text:p>itm_m_uruk_heavy_e,itm_m_uruk_heavy_f,itm_m_uruk_heavy_g,</text:p>
          </table:table-cell>
          <table:table-cell table:style-name="ce15"/>
          <table:table-cell table:style-name="ce15" office:value-type="string" calcext:value-type="string">
            <text:p>itm_uruk_tracker_boots,</text:p>
          </table:table-cell>
          <table:table-cell table:style-name="ce15" office:value-type="string" calcext:value-type="string">
            <text:p>itm_uruk_voulge,itm_uruk_skull_spear,itm_uruk_pike_b,</text:p>
          </table:table-cell>
          <table:table-cell table:style-name="ce15" office:value-type="string" calcext:value-type="string">
            <text:p>itm_uruk_falchion_a,itm_uruk_falchion_b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riding_1|knows_athletics_6|knows_power_strike_5|knows_ironflesh_6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uruk_slayer_of_mordor&quot;,&quot;Uruk_Slayer_of_Mordor&quot;,&quot;Uruk_Slayers_of_Mordor&quot;,tf_uruk| tfg_armor| tfg_boots| tf_no_capture_alive,0,0,fac_mordor,[itm_uruk_helm_b,itm_uruk_helm_c,itm_uruk_helm_d,itm_m_uruk_heavy_e,itm_m_uruk_heavy_f,itm_m_uruk_heavy_g,itm_uruk_tracker_boots,itm_uruk_voulge,itm_uruk_skull_spear,itm_uruk_pike_b,itm_uruk_falchion_a,itm_uruk_falchion_b,],attr_evil_tier_3,wp_tier_4,knows_riding_1|knows_athletics_6|knows_power_strike_5|knows_ironflesh_6,uruk_hai_face1,uruk_hai_face2]," calcext:value-type="string">
            <text:p>["uruk_slayer_of_mordor","Uruk_Slayer_of_Mordor","Uruk_Slayers_of_Mordor",tf_uruk| tfg_armor| tfg_boots| tf_no_capture_alive,0,0,fac_mordor,[itm_uruk_helm_b,itm_uruk_helm_c,itm_uruk_helm_d,itm_m_uruk_heavy_e,itm_m_uruk_heavy_f,itm_m_uruk_heavy_g,itm_uruk_tracker_boots,itm_uruk_voulge,itm_uruk_skull_spear,itm_uruk_pike_b,itm_uruk_falchion_a,itm_uruk_falchion_b,],attr_evil_tier_3,wp_tier_4,knows_riding_1|knows_athletics_6|knows_power_strike_5|knows_ironflesh_6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9" office:value-type="string" calcext:value-type="string">
            <text:p>tf_uruk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c,itm_uruk_helm_f,</text:p>
          </table:table-cell>
          <table:table-cell table:style-name="ce15" office:value-type="string" calcext:value-type="string">
            <text:p>itm_m_uruk_heavy_h,itm_m_uruk_heavy_i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uruk_greaves,itm_uruk_chain_greaves,</text:p>
          </table:table-cell>
          <table:table-cell table:style-name="ce15" office:value-type="string" calcext:value-type="string">
            <text:p>itm_uruk_voulge,itm_uruk_heavy_axe,itm_uruk_skull_spear,itm_uruk_pike_b,</text:p>
          </table:table-cell>
          <table:table-cell table:style-name="ce15" office:value-type="string" calcext:value-type="string">
            <text:p>itm_uruk_falchion_a,itm_uruk_falchion_b,</text:p>
          </table:table-cell>
          <table:table-cell table:style-name="ce15" office:value-type="string" calcext:value-type="string">
            <text:p>itm_uruk_bow,itm_orc_hook_arrow,</text:p>
          </table:table-cell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riding_1|knows_athletics_7|knows_power_strike_7|knows_power_draw_4|knows_ironflesh_7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fell_uruk_slayer_of_mordor&quot;,&quot;Fell_Uruk_Slayer_of_Mordor&quot;,&quot;Fell_Uruk_Slayers_of_Mordor&quot;,tf_uruk| tfg_armor| tfg_boots| tf_no_capture_alive,0,0,fac_mordor,[itm_uruk_helm_c,itm_uruk_helm_f,itm_m_uruk_heavy_h,itm_m_uruk_heavy_i,itm_evil_gauntlets_b,itm_uruk_greaves,itm_uruk_chain_greaves,itm_uruk_voulge,itm_uruk_heavy_axe,itm_uruk_skull_spear,itm_uruk_pike_b,itm_uruk_falchion_a,itm_uruk_falchion_b,itm_uruk_bow,itm_orc_hook_arrow,],attr_evil_tier_4,wp_tier_5,knows_riding_1|knows_athletics_7|knows_power_strike_7|knows_power_draw_4|knows_ironflesh_7,uruk_hai_face1,uruk_hai_face2]," calcext:value-type="string">
            <text:p>["fell_uruk_slayer_of_mordor","Fell_Uruk_Slayer_of_Mordor","Fell_Uruk_Slayers_of_Mordor",tf_uruk| tfg_armor| tfg_boots| tf_no_capture_alive,0,0,fac_mordor,[itm_uruk_helm_c,itm_uruk_helm_f,itm_m_uruk_heavy_h,itm_m_uruk_heavy_i,itm_evil_gauntlets_b,itm_uruk_greaves,itm_uruk_chain_greaves,itm_uruk_voulge,itm_uruk_heavy_axe,itm_uruk_skull_spear,itm_uruk_pike_b,itm_uruk_falchion_a,itm_uruk_falchion_b,itm_uruk_bow,itm_orc_hook_arrow,],attr_evil_tier_4,wp_tier_5,knows_riding_1|knows_athletics_7|knows_power_strike_7|knows_power_draw_4|knows_ironflesh_7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9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e,</text:p>
          </table:table-cell>
          <table:table-cell table:style-name="ce15" office:value-type="string" calcext:value-type="string">
            <text:p>itm_m_uruk_heavy_j,itm_m_uruk_heavy_k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uruk_heavy_axe,</text:p>
          </table:table-cell>
          <table:table-cell table:style-name="ce15" office:value-type="string" calcext:value-type="string">
            <text:p>itm_uruk_falchion_a,itm_uruk_falchion_b,itm_mordor_uruk_shield_c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athletics_6|knows_power_strike_5|knows_ironflesh_9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black_uruk_of_barad_dur&quot;,&quot;Black_Uruk_of_Barad_Dur&quot;,&quot;Black_Uruks_of_Barad_Dur&quot;,tf_uruk| tfg_gloves| tfg_shield| tfg_armor| tfg_helm| tfg_boots| tf_no_capture_alive,0,0,fac_mordor,[itm_uruk_helm_e,itm_m_uruk_heavy_j,itm_m_uruk_heavy_k,itm_evil_gauntlets_a,itm_uruk_chain_greaves,itm_uruk_heavy_axe,itm_uruk_falchion_a,itm_uruk_falchion_b,itm_mordor_uruk_shield_c,],attr_evil_tier_5,wp_tier_5,knows_athletics_6|knows_power_strike_5|knows_ironflesh_9,uruk_hai_face1,uruk_hai_face2]," calcext:value-type="string">
            <text:p>["black_uruk_of_barad_dur","Black_Uruk_of_Barad_Dur","Black_Uruks_of_Barad_Dur",tf_uruk| tfg_gloves| tfg_shield| tfg_armor| tfg_helm| tfg_boots| tf_no_capture_alive,0,0,fac_mordor,[itm_uruk_helm_e,itm_m_uruk_heavy_j,itm_m_uruk_heavy_k,itm_evil_gauntlets_a,itm_uruk_chain_greaves,itm_uruk_heavy_axe,itm_uruk_falchion_a,itm_uruk_falchion_b,itm_mordor_uruk_shield_c,],attr_evil_tier_5,wp_tier_5,knows_athletics_6|knows_power_strike_5|knows_ironflesh_9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mordor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9" office:value-type="string" calcext:value-type="string">
            <text:p>tf_uruk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b,itm_uruk_helm_c,itm_uruk_helm_d,</text:p>
          </table:table-cell>
          <table:table-cell table:style-name="ce15" office:value-type="string" calcext:value-type="string">
            <text:p>itm_m_uruk_heavy_h,itm_m_uruk_heavy_i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uruk_greaves,itm_uruk_chain_greaves,</text:p>
          </table:table-cell>
          <table:table-cell table:style-name="ce15" office:value-type="string" calcext:value-type="string">
            <text:p>itm_mordor_banner,</text:p>
          </table:table-cell>
          <table:table-cell table:style-name="ce15" table:number-columns-repeated="2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athletics_6|knows_power_strike_5|knows_ironflesh_10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uruk_mordor_standard_bearer&quot;,&quot;Mordor_Standard_Bearer&quot;,&quot;Mordor_Standard_Bearers&quot;,tf_uruk| tfg_shield| tfg_armor| tfg_helm| tfg_boots| tf_no_capture_alive,0,0,fac_mordor,[itm_uruk_helm_b,itm_uruk_helm_c,itm_uruk_helm_d,itm_m_uruk_heavy_h,itm_m_uruk_heavy_i,itm_evil_gauntlets_b,itm_uruk_greaves,itm_uruk_chain_greaves,itm_mordor_banner,],attr_evil_tier_5,wp_tier_5,knows_athletics_6|knows_power_strike_5|knows_ironflesh_10,uruk_hai_face1,uruk_hai_face2]," calcext:value-type="string">
            <text:p>["uruk_mordor_standard_bearer","Mordor_Standard_Bearer","Mordor_Standard_Bearers",tf_uruk| tfg_shield| tfg_armor| tfg_helm| tfg_boots| tf_no_capture_alive,0,0,fac_mordor,[itm_uruk_helm_b,itm_uruk_helm_c,itm_uruk_helm_d,itm_m_uruk_heavy_h,itm_m_uruk_heavy_i,itm_evil_gauntlets_b,itm_uruk_greaves,itm_uruk_chain_greaves,itm_mordor_banner,],attr_evil_tier_5,wp_tier_5,knows_athletics_6|knows_power_strike_5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4" table:number-columns-repeated="4"/>
          <table:table-cell table:style-name="Default" table:number-columns-repeated="2"/>
          <table:table-cell table:style-name="ce4" table:number-columns-repeated="14"/>
          <table:table-cell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#Trolls #Ents" calcext:value-type="string">
            <text:p>#Trolls #Ent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9" office:value-type="string" calcext:value-type="string">
            <text:p>tf_troll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troll_head_helm,itm_troll_head_helm_b,itm_troll_head_helm_c,</text:p>
          </table:table-cell>
          <table:table-cell table:style-name="ce15" table:number-columns-repeated="2"/>
          <table:table-cell table:style-name="ce15" office:value-type="string" calcext:value-type="string">
            <text:p>itm_troll_feet_boots,</text:p>
          </table:table-cell>
          <table:table-cell table:style-name="ce15" office:value-type="string" calcext:value-type="string">
            <text:p>itm_tree_trunk_club_a,itm_tree_trunk_club_a,itm_tree_trunk_club_a,itm_tree_trunk_club_b,itm_tree_trunk_club_b,</text:p>
          </table:table-cell>
          <table:table-cell table:style-name="ce15" table:number-columns-repeated="2"/>
          <table:table-cell table:style-name="ce26" office:value-type="string" calcext:value-type="string">
            <text:p>str_255| agi_3| int_3| cha_3|level(58)</text:p>
          </table:table-cell>
          <table:table-cell table:style-name="ce26" office:value-type="string" calcext:value-type="string">
            <text:p>wp(75)</text:p>
          </table:table-cell>
          <table:table-cell table:style-name="ce26" office:value-type="string" calcext:value-type="string">
            <text:p>knows_power_strike_10|knows_ironflesh_10</text:p>
          </table:table-cell>
          <table:table-cell table:style-name="ce29" office:value-type="string" calcext:value-type="string">
            <text:p>troll_face1</text:p>
          </table:table-cell>
          <table:table-cell table:style-name="ce29" office:value-type="string" calcext:value-type="string">
            <text:p>troll_face2</text:p>
          </table:table-cell>
          <table:table-cell table:style-name="ce31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9" office:value-type="string" calcext:value-type="string">
            <text:p>tf_troll| tfg_helm| tfg_boots| tfg_armor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olog_head_helm,itm_olog_head_helm_b,itm_olog_head_helm_c,</text:p>
          </table:table-cell>
          <table:table-cell table:style-name="ce15" office:value-type="string" calcext:value-type="string">
            <text:p>itm_olog_body,itm_olog_body_b,</text:p>
          </table:table-cell>
          <table:table-cell table:style-name="ce15" office:value-type="string" calcext:value-type="string">
            <text:p>itm_olog_hands,</text:p>
          </table:table-cell>
          <table:table-cell table:style-name="ce15" office:value-type="string" calcext:value-type="string">
            <text:p>itm_olog_feet_boots,</text:p>
          </table:table-cell>
          <table:table-cell table:style-name="ce15" office:value-type="string" calcext:value-type="string">
            <text:p>itm_giant_mace,itm_giant_mace_b,itm_giant_hammer,</text:p>
          </table:table-cell>
          <table:table-cell table:style-name="ce15" table:number-columns-repeated="2"/>
          <table:table-cell table:style-name="ce26" office:value-type="string" calcext:value-type="string">
            <text:p>str_255| agi_3| int_3| cha_3|level(61)</text:p>
          </table:table-cell>
          <table:table-cell table:style-name="ce26" office:value-type="string" calcext:value-type="string">
            <text:p>wp(100)</text:p>
          </table:table-cell>
          <table:table-cell table:style-name="ce26" office:value-type="string" calcext:value-type="string">
            <text:p>knows_power_strike_10|knows_ironflesh_10</text:p>
          </table:table-cell>
          <table:table-cell table:style-name="ce29" office:value-type="string" calcext:value-type="string">
            <text:p>troll_face1</text:p>
          </table:table-cell>
          <table:table-cell table:style-name="ce29" office:value-type="string" calcext:value-type="string">
            <text:p>troll_face2</text:p>
          </table:table-cell>
          <table:table-cell table:style-name="ce31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9" office:value-type="string" calcext:value-type="string">
            <text:p>tf_troll| tfg_helm| tfg_boots| tfg_armor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log_head_helm,itm_olog_head_helm_b,itm_olog_head_helm_c,</text:p>
          </table:table-cell>
          <table:table-cell table:style-name="ce15" office:value-type="string" calcext:value-type="string">
            <text:p>itm_olog_body,itm_olog_body_b,</text:p>
          </table:table-cell>
          <table:table-cell table:style-name="ce15" office:value-type="string" calcext:value-type="string">
            <text:p>itm_olog_hands,</text:p>
          </table:table-cell>
          <table:table-cell table:style-name="ce15" office:value-type="string" calcext:value-type="string">
            <text:p>itm_olog_feet_boots,</text:p>
          </table:table-cell>
          <table:table-cell table:style-name="ce15" office:value-type="string" calcext:value-type="string">
            <text:p>itm_giant_mace,itm_giant_mace_b,itm_giant_hammer,</text:p>
          </table:table-cell>
          <table:table-cell table:style-name="ce15" table:number-columns-repeated="2"/>
          <table:table-cell table:style-name="ce26" office:value-type="string" calcext:value-type="string">
            <text:p>str_255| agi_3| int_3| cha_3|level(61)</text:p>
          </table:table-cell>
          <table:table-cell table:style-name="ce26" office:value-type="string" calcext:value-type="string">
            <text:p>wp(100)</text:p>
          </table:table-cell>
          <table:table-cell table:style-name="ce26" office:value-type="string" calcext:value-type="string">
            <text:p>knows_power_strike_10|knows_ironflesh_10</text:p>
          </table:table-cell>
          <table:table-cell table:style-name="ce29" office:value-type="string" calcext:value-type="string">
            <text:p>troll_face1</text:p>
          </table:table-cell>
          <table:table-cell table:style-name="ce29" office:value-type="string" calcext:value-type="string">
            <text:p>troll_face2</text:p>
          </table:table-cell>
          <table:table-cell table:style-name="ce31"/>
          <table:table-cell table:style-name="ce4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9" office:value-type="string" calcext:value-type="string">
            <text:p>tf_troll| tfg_helm| tfg_boots| tfg_armor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commoners</text:p>
          </table:table-cell>
          <table:table-cell table:style-name="ce15" office:value-type="string" calcext:value-type="string">
            <text:p>itm_ent_head_helm,itm_ent_head_helm2,itm_ent_head_helm3,</text:p>
          </table:table-cell>
          <table:table-cell table:style-name="ce15" office:value-type="string" calcext:value-type="string">
            <text:p>itm_ent_body,</text:p>
          </table:table-cell>
          <table:table-cell table:style-name="ce15" office:value-type="string" calcext:value-type="string">
            <text:p>itm_ent_hands,</text:p>
          </table:table-cell>
          <table:table-cell table:style-name="ce15" office:value-type="string" calcext:value-type="string">
            <text:p>itm_ent_feet_boots,</text:p>
          </table:table-cell>
          <table:table-cell table:style-name="ce15" office:value-type="string" calcext:value-type="string">
            <text:p>itm_tree_trunk_invis,</text:p>
          </table:table-cell>
          <table:table-cell table:style-name="ce15"/>
          <table:table-cell table:style-name="ce15" office:value-type="string" calcext:value-type="string">
            <text:p>itm_ent_water,</text:p>
          </table:table-cell>
          <table:table-cell table:style-name="ce26" office:value-type="string" calcext:value-type="string">
            <text:p>str_255| agi_3| int_3| cha_3|level(63)</text:p>
          </table:table-cell>
          <table:table-cell table:style-name="ce26" office:value-type="string" calcext:value-type="string">
            <text:p>wp(200)</text:p>
          </table:table-cell>
          <table:table-cell table:style-name="ce26" office:value-type="string" calcext:value-type="string">
            <text:p>knows_power_strike_10|knows_ironflesh_10</text:p>
          </table:table-cell>
          <table:table-cell table:style-name="ce29" office:value-type="string" calcext:value-type="string">
            <text:p>troll_face1</text:p>
          </table:table-cell>
          <table:table-cell table:style-name="ce29" office:value-type="string" calcext:value-type="string">
            <text:p>troll_face2</text:p>
          </table:table-cell>
          <table:table-cell table:style-name="ce31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4" table:number-columns-repeated="4"/>
          <table:table-cell table:style-name="Default" table:number-columns-repeated="2"/>
          <table:table-cell table:style-name="ce4" table:number-columns-repeated="14"/>
          <table:table-cell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OL GULDUR Orcs (duplicates of Mordor orcs!)</text:p>
          </table:table-cell>
          <table:table-cell table:style-name="ce4" table:number-columns-repeated="19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#DOL GULDUR Orcs (duplicates of Mordor orcs!)" calcext:value-type="string">
            <text:p>#DOL GULDUR Orcs (duplicates of Mordor orcs!)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snaga_of_guldur</text:p>
          </table:table-cell>
          <table:table-cell table:style-name="ce3" office:value-type="string" calcext:value-type="string">
            <text:p>Orc_Snaga_of_Guldur</text:p>
          </table:table-cell>
          <table:table-cell table:style-name="ce3" office:value-type="string" calcext:value-type="string">
            <text:p>Orc_Snagas_of_Guldur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ldur</text:p>
          </table:table-cell>
          <table:table-cell table:style-name="ce15" office:value-type="string" calcext:value-type="string">
            <text:p>itm_orc_coif_bad, itm_orc_coif,</text:p>
          </table:table-cell>
          <table:table-cell table:style-name="ce15" office:value-type="string" calcext:value-type="string">
            <text:p>itm_m_orc_light_a,itm_m_orc_light_b,itm_m_orc_light_c,</text:p>
          </table:table-cell>
          <table:table-cell table:style-name="ce15" table:number-columns-repeated="2"/>
          <table:table-cell table:style-name="ce15" office:value-type="string" calcext:value-type="string">
            <text:p>itm_wood_club,itm_orc_machete,itm_orc_simple_spear,itm_orc_axe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6" office:value-type="string" calcext:value-type="string">
            <text:p>attr_orc_tier_1</text:p>
          </table:table-cell>
          <table:table-cell table:style-name="ce26" office:value-type="string" calcext:value-type="string">
            <text:p>wp_orc_tier_1</text:p>
          </table:table-cell>
          <table:table-cell table:style-name="ce26" office:value-type="string" calcext:value-type="string">
            <text:p>knows_athletics_3|knows_power_strike_1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1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rc_snaga_of_guldur&quot;,&quot;Orc_Snaga_of_Guldur&quot;,&quot;Orc_Snagas_of_Guldur&quot;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" calcext:value-type="string">
            <text:p>["orc_snaga_of_guldur","Orc_Snaga_of_Guldur","Orc_Snagas_of_Guldur"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of_guldur</text:p>
          </table:table-cell>
          <table:table-cell table:style-name="ce3" office:value-type="string" calcext:value-type="string">
            <text:p>Orc_of_Guldur</text:p>
          </table:table-cell>
          <table:table-cell table:style-name="ce3" office:value-type="string" calcext:value-type="string">
            <text:p>Orcs_of_Guldur</text:p>
          </table:table-cell>
          <table:table-cell table:style-name="ce9" office:value-type="string" calcext:value-type="string">
            <text:p>tf_orc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ldur</text:p>
          </table:table-cell>
          <table:table-cell table:style-name="ce15" office:value-type="string" calcext:value-type="string">
            <text:p>itm_orc_coif, itm_orc_coif_good, itm_orc_nosehelm_bad, itm_orc_nosehelm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wood_club,itm_orc_club_c,itm_orc_falchion,itm_orc_sabre,itm_orc_slasher,itm_orc_bill,itm_orc_axe,</text:p>
          </table:table-cell>
          <table:table-cell table:style-name="ce15" office:value-type="string" calcext:value-type="string">
            <text:p>itm_mordor_orc_shield_b,itm_mordor_orc_shield_c,itm_mordor_orc_shield_a,</text:p>
          </table:table-cell>
          <table:table-cell table:style-name="ce15"/>
          <table:table-cell table:style-name="ce26" office:value-type="string" calcext:value-type="string">
            <text:p>attr_orc_tier_2</text:p>
          </table:table-cell>
          <table:table-cell table:style-name="ce26" office:value-type="string" calcext:value-type="string">
            <text:p>wp_orc_tier_2</text:p>
          </table:table-cell>
          <table:table-cell table:style-name="ce26" office:value-type="string" calcext:value-type="string">
            <text:p>knows_athletics_4|knows_power_strike_2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8</text:p>
          </table:table-cell>
          <table:table-cell table:style-name="ce31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orc_of_guldur&quot;,&quot;Orc_of_Guldur&quot;,&quot;Orcs_of_Guldur&quot;,tf_orc| tfg_armor| tf_no_capture_alive,0,0,fac_guldur,[itm_orc_coif, itm_orc_coif_good, itm_orc_nosehelm_bad, itm_orc_nosehelm,itm_m_orc_light_b,itm_m_orc_light_c,itm_m_orc_light_d,itm_m_orc_light_e,itm_orc_ragwrap,itm_wood_club,itm_orc_club_c,itm_orc_falchion,itm_orc_sabre,itm_orc_slasher,itm_orc_bill,itm_orc_axe,itm_mordor_orc_shield_b,itm_mordor_orc_shield_c,itm_mordor_orc_shield_a,],attr_orc_tier_2,wp_orc_tier_2,knows_athletics_4|knows_power_strike_2,orc_face3,orc_face8]," calcext:value-type="string">
            <text:p>["orc_of_guldur","Orc_of_Guldur","Orcs_of_Guldur",tf_orc| tfg_armor| tf_no_capture_alive,0,0,fac_guldur,[itm_orc_coif, itm_orc_coif_good, itm_orc_nosehelm_bad, itm_orc_nosehelm,itm_m_orc_light_b,itm_m_orc_light_c,itm_m_orc_light_d,itm_m_orc_light_e,itm_orc_ragwrap,itm_wood_club,itm_orc_club_c,itm_orc_falchion,itm_orc_sabre,itm_orc_slasher,itm_orc_bill,itm_orc_axe,itm_mordor_orc_shield_b,itm_mordor_orc_shield_c,itm_mordor_orc_shield_a,],attr_orc_tier_2,wp_orc_tier_2,knows_athletics_4|knows_power_strike_2,orc_face3,orc_face8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MORDOR Orcs" calcext:value-type="string">
            <text:p>#MORDOR Orc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_bad, itm_orc_coif, itm_orc_nosehelm_bad,</text:p>
          </table:table-cell>
          <table:table-cell table:style-name="ce15" office:value-type="string" calcext:value-type="string">
            <text:p>itm_m_orc_light_a,itm_m_orc_light_b,itm_m_orc_light_c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wood_club,itm_orc_machete,itm_orc_axe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6" office:value-type="string" calcext:value-type="string">
            <text:p>attr_orc_tier_1</text:p>
          </table:table-cell>
          <table:table-cell table:style-name="ce26" office:value-type="string" calcext:value-type="string">
            <text:p>wp_orc_tier_1</text:p>
          </table:table-cell>
          <table:table-cell table:style-name="ce26" office:value-type="string" calcext:value-type="string">
            <text:p>knows_athletics_3|knows_power_strike_1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2</text:p>
          </table:table-cell>
          <table:table-cell table:style-name="ce31"/>
          <table:table-cell table:style-name="ce4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orc_snaga_of_mordor&quot;,&quot;Orc_Snaga_of_Mordor&quot;,&quot;Orc_Snagas_of_Mordor&quot;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3|knows_power_strike_1,orc_face1,orc_face2]," calcext:value-type="string">
            <text:p>["orc_snaga_of_mordor","Orc_Snaga_of_Mordor","Orc_Snagas_of_Mordor"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3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9" office:value-type="string" calcext:value-type="string">
            <text:p>tf_orc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_bad, itm_orc_coif, itm_orc_nosehelm, itm_orc_nosehelm_bad, itm_orc_visorhelm_bad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wood_club,itm_orc_falchion,itm_orc_sabre,itm_orc_slasher,itm_orc_axe,</text:p>
          </table:table-cell>
          <table:table-cell table:style-name="ce15"/>
          <table:table-cell table:style-name="ce15" office:value-type="string" calcext:value-type="string">
            <text:p>itm_mordor_orc_shield_b,itm_mordor_orc_shield_c,itm_mordor_orc_shield_a,</text:p>
          </table:table-cell>
          <table:table-cell table:style-name="ce26" office:value-type="string" calcext:value-type="string">
            <text:p>attr_orc_tier_2</text:p>
          </table:table-cell>
          <table:table-cell table:style-name="ce26" office:value-type="string" calcext:value-type="string">
            <text:p>wp_orc_tier_2</text:p>
          </table:table-cell>
          <table:table-cell table:style-name="ce26" office:value-type="string" calcext:value-type="string">
            <text:p>knows_athletics_4|knows_power_strike_2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8</text:p>
          </table:table-cell>
          <table:table-cell table:style-name="ce31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orc_of_mordor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4|knows_power_strike_2,orc_face7,orc_face8]," calcext:value-type="string">
            <text:p>["orc_of_mordor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4|knows_power_strike_2,orc_face7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9" office:value-type="string" calcext:value-type="string">
            <text:p>tf_orc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5" office:value-type="string" calcext:value-type="string">
            <text:p>itm_m_orc_light_d,itm_m_orc_light_e,itm_m_orc_heavy_a,itm_m_orc_heavy_b,</text:p>
          </table:table-cell>
          <table:table-cell table:style-name="ce15"/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orc_sabre,itm_orc_falchion,itm_orc_slasher,itm_orc_axe,</text:p>
          </table:table-cell>
          <table:table-cell table:style-name="ce15" office:value-type="string" calcext:value-type="string">
            <text:p>itm_orc_throwing_axes,itm_orc_throwing_arrow,itm_mordor_orc_shield_b,itm_mordor_orc_shield_c,</text:p>
          </table:table-cell>
          <table:table-cell table:style-name="ce15"/>
          <table:table-cell table:style-name="ce26" office:value-type="string" calcext:value-type="string">
            <text:p>attr_orc_tier_3</text:p>
          </table:table-cell>
          <table:table-cell table:style-name="ce26" office:value-type="string" calcext:value-type="string">
            <text:p>wp_orc_tier_3</text:p>
          </table:table-cell>
          <table:table-cell table:style-name="ce26" office:value-type="string" calcext:value-type="string">
            <text:p>knows_athletics_5|knows_power_strike_3|knows_power_throw_3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 office:value-type="string" office:string-value="[&quot;large_orc_of_mordor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orc_throwing_axes,itm_orc_throwing_arrow,itm_mordor_orc_shield_b,itm_mordor_orc_shield_c,],attr_orc_tier_3,wp_orc_tier_3,knows_athletics_5|knows_power_strike_3|knows_power_throw_3,orc_face3,orc_face6]," calcext:value-type="string">
            <text:p>["large_orc_of_mordor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orc_throwing_axes,itm_orc_throwing_arrow,itm_mordor_orc_shield_b,itm_mordor_orc_shield_c,],attr_orc_tier_3,wp_orc_tier_3,knows_athletics_5|knows_power_strike_3|knows_power_throw_3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9" office:value-type="string" calcext:value-type="string">
            <text:p>tf_orc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visorhelm_good, itm_orc_buckethelm_bad, itm_orc_buckethelm, itm_orc_kettlehelm_good,</text:p>
          </table:table-cell>
          <table:table-cell table:style-name="ce15"/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orc_club_c,itm_orc_sabre,itm_orc_falchion,itm_orc_two_handed_axe,itm_twohand_wood_club,itm_orc_scimitar,</text:p>
          </table:table-cell>
          <table:table-cell table:style-name="ce15" office:value-type="string" calcext:value-type="string">
            <text:p>itm_mordor_orc_shield_b,itm_mordor_orc_shield_c,itm_mordor_orc_shield_e,</text:p>
          </table:table-cell>
          <table:table-cell table:style-name="ce15"/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4</text:p>
          </table:table-cell>
          <table:table-cell table:style-name="ce26" office:value-type="string" calcext:value-type="string">
            <text:p>knows_athletics_6|knows_power_strike_4|knows_power_throw_4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4</text:p>
          </table:table-cell>
          <table:table-cell table:style-name="ce31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[&quot;fell_orc_of_mordor&quot;,&quot;Fell_Orc_of_Mordor&quot;,&quot;Fell_Orcs_of_Mordor&quot;,tf_orc| tfg_shield| tfg_armor| tfg_helm| tfg_boots| tf_no_capture_alive,0,0,fac_mordor,[itm_orc_visorhelm_good, itm_orc_buckethelm_bad, itm_orc_buckethelm, itm_orc_kettlehelm_good,itm_evil_gauntlets_a,itm_orc_greaves,itm_orc_club_c,itm_orc_sabre,itm_orc_falchion,itm_orc_two_handed_axe,itm_twohand_wood_club,itm_orc_scimitar,itm_mordor_orc_shield_b,itm_mordor_orc_shield_c,itm_mordor_orc_shield_e,],attr_orc_tier_4,wp_orc_tier_4,knows_athletics_6|knows_power_strike_4|knows_power_throw_4,orc_face7,orc_face4]," calcext:value-type="string">
            <text:p>["fell_orc_of_mordor","Fell_Orc_of_Mordor","Fell_Orcs_of_Mordor",tf_orc| tfg_shield| tfg_armor| tfg_helm| tfg_boots| tf_no_capture_alive,0,0,fac_mordor,[itm_orc_visorhelm_good, itm_orc_buckethelm_bad, itm_orc_buckethelm, itm_orc_kettlehelm_good,itm_evil_gauntlets_a,itm_orc_greaves,itm_orc_club_c,itm_orc_sabre,itm_orc_falchion,itm_orc_two_handed_axe,itm_twohand_wood_club,itm_orc_scimitar,itm_mordor_orc_shield_b,itm_mordor_orc_shield_c,itm_mordor_orc_shield_e,],attr_orc_tier_4,wp_orc_tier_4,knows_athletics_6|knows_power_strike_4|knows_power_throw_4,orc_face7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_bad, itm_orc_coif, itm_orc_nosehelm_bad, itm_orc_nosehelm,itm_orc_visorhelm_bad,</text:p>
          </table:table-cell>
          <table:table-cell table:style-name="ce15" office:value-type="string" calcext:value-type="string">
            <text:p>itm_m_orc_light_a,itm_m_orc_light_b,itm_m_orc_light_c,</text:p>
          </table:table-cell>
          <table:table-cell table:style-name="ce15" table:number-columns-repeated="2"/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orc_falchion,itm_orc_sabre,itm_orc_machete,</text:p>
          </table:table-cell>
          <table:table-cell table:style-name="ce15" office:value-type="string" calcext:value-type="string">
            <text:p>itm_wargarmored_1b,itm_warg_1b,itm_warg_1d,itm_warg_1c,</text:p>
          </table:table-cell>
          <table:table-cell table:style-name="ce26" office:value-type="string" calcext:value-type="string">
            <text:p>attr_orc_tier_3</text:p>
          </table:table-cell>
          <table:table-cell table:style-name="ce26" office:value-type="string" calcext:value-type="string">
            <text:p>wp_orc_tier_3</text:p>
          </table:table-cell>
          <table:table-cell table:style-name="ce26" office:value-type="string" calcext:value-type="string">
            <text:p>knows_horse_archery_2|knows_riding_4|knows_power_throw_3|knows_power_strike_4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8</text:p>
          </table:table-cell>
          <table:table-cell table:style-name="ce31"/>
          <table:table-cell table:style-name="ce4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warg_rider_of_gorgoroth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armored_1b,itm_warg_1b,itm_warg_1d,itm_warg_1c,],attr_orc_tier_3,wp_orc_tier_3,knows_horse_archery_2|knows_riding_4|knows_power_throw_3|knows_power_strike_4,orc_face5,orc_face8]," calcext:value-type="string">
            <text:p>["warg_rider_of_gorgoroth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armored_1b,itm_warg_1b,itm_warg_1d,itm_warg_1c,],attr_orc_tier_3,wp_orc_tier_3,knows_horse_archery_2|knows_riding_4|knows_power_throw_3|knows_power_strike_4,orc_face5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at_warg_rider_of_mordo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visorhelm, itm_orc_nosehelm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orc_falchion,itm_orc_sabre,itm_orc_machete,itm_orc_slasher,</text:p>
          </table:table-cell>
          <table:table-cell table:style-name="ce15" office:value-type="string" calcext:value-type="string">
            <text:p>itm_wargarmored_2b,itm_wargarmored_2c,itm_warg_1d,itm_warg_1c,</text:p>
          </table:table-cell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4</text:p>
          </table:table-cell>
          <table:table-cell table:style-name="ce26" office:value-type="string" calcext:value-type="string">
            <text:p>knows_riding_5|knows_horse_archery_3|knows_power_throw_4|knows_power_strike_4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8</text:p>
          </table:table-cell>
          <table:table-cell table:style-name="ce31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great_warg_rider_of_mordo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2b,itm_wargarmored_2c,itm_warg_1d,itm_warg_1c,],attr_orc_tier_4,wp_orc_tier_4,knows_riding_5|knows_horse_archery_3|knows_power_throw_4|knows_power_strike_4,orc_face7,orc_face8]," calcext:value-type="string">
            <text:p>["great_warg_rider_of_mordor","Great_Warg_Rider_of_Udun","Great_Warg_Riders_of_Udun"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2b,itm_wargarmored_2c,itm_warg_1d,itm_warg_1c,],attr_orc_tier_4,wp_orc_tier_4,knows_riding_5|knows_horse_archery_3|knows_power_throw_4|knows_power_strike_4,orc_face7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orgul_orc</text:p>
          </table:table-cell>
          <table:table-cell table:style-name="ce3" office:value-type="string" calcext:value-type="string">
            <text:p>Morgul_Orc</text:p>
          </table:table-cell>
          <table:table-cell table:style-name="ce3" office:value-type="string" calcext:value-type="string">
            <text:p>Morgul_Orcs</text:p>
          </table:table-cell>
          <table:table-cell table:style-name="ce9" office:value-type="string" calcext:value-type="string">
            <text:p>tf_orc| tfg_armor| tfg_boots|tfg_polear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kettlehelm_bad,itm_orc_morion_bad,itm_orc_visorhelm_bad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simple_spear,itm_orc_bill,</text:p>
          </table:table-cell>
          <table:table-cell table:style-name="ce15" office:value-type="string" calcext:value-type="string">
            <text:p>itm_wood_club,itm_orc_slasher,itm_orc_machete,itm_mordor_orc_shield_c,itm_mordor_orc_shield_d,</text:p>
          </table:table-cell>
          <table:table-cell table:style-name="ce15"/>
          <table:table-cell table:style-name="ce26" office:value-type="string" calcext:value-type="string">
            <text:p>attr_orc_tier_2</text:p>
          </table:table-cell>
          <table:table-cell table:style-name="ce26" office:value-type="string" calcext:value-type="string">
            <text:p>wp_orc_tier_2</text:p>
          </table:table-cell>
          <table:table-cell table:style-name="ce26" office:value-type="string" calcext:value-type="string">
            <text:p>knows_athletics_5|knows_power_strike_3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1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morgul_orc&quot;,&quot;Morgul_Orc&quot;,&quot;Morgul_Orcs&quot;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5|knows_power_strike_3,orc_face5,orc_face4]," calcext:value-type="string">
            <text:p>["morgul_orc","Morgul_Orc","Morgul_Orcs"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5|knows_power_strike_3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morgul_orc</text:p>
          </table:table-cell>
          <table:table-cell table:style-name="ce3" office:value-type="string" calcext:value-type="string">
            <text:p>Fell_Morgul_Orc</text:p>
          </table:table-cell>
          <table:table-cell table:style-name="ce3" office:value-type="string" calcext:value-type="string">
            <text:p>Fell_Morgul_Orcs</text:p>
          </table:table-cell>
          <table:table-cell table:style-name="ce9" office:value-type="string" calcext:value-type="string">
            <text:p>tf_orc| tfg_armor| tfg_helm| tfg_boots|tfg_polear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kettlehelm_good, itm_orc_morion_good, itm_orc_buckethelm_good,</text:p>
          </table:table-cell>
          <table:table-cell table:style-name="ce15" office:value-type="string" calcext:value-type="string">
            <text:p>itm_m_orc_heavy_b,itm_m_orc_heavy_c,itm_m_orc_heavy_d,itm_m_orc_heavy_e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skull_spear,itm_orc_bill,</text:p>
          </table:table-cell>
          <table:table-cell table:style-name="ce15" office:value-type="string" calcext:value-type="string">
            <text:p>itm_orc_slasher,itm_orc_machete,itm_mordor_orc_shield_d,itm_mordor_orc_shield_e,</text:p>
          </table:table-cell>
          <table:table-cell table:style-name="ce15"/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4</text:p>
          </table:table-cell>
          <table:table-cell table:style-name="ce26" office:value-type="string" calcext:value-type="string">
            <text:p>knows_athletics_6|knows_shield_1|knows_power_strike_4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1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fell_morgul_orc&quot;,&quot;Fell_Morgul_Orc&quot;,&quot;Fell_Morgul_Orcs&quot;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6|knows_shield_1|knows_power_strike_4,orc_face5,orc_face4]," calcext:value-type="string">
            <text:p>["fell_morgul_orc","Fell_Morgul_Orc","Fell_Morgul_Orcs"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6|knows_shield_1|knows_power_strike_4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tracker_of_mordor</text:p>
          </table:table-cell>
          <table:table-cell table:style-name="ce3" office:value-type="string" calcext:value-type="string">
            <text:p>Orc_Tracker_of_Mordor</text:p>
          </table:table-cell>
          <table:table-cell table:style-name="ce3" office:value-type="string" calcext:value-type="string">
            <text:p>Orc_Trackers_of_Mordor</text:p>
          </table:table-cell>
          <table:table-cell table:style-name="ce9" office:value-type="string" calcext:value-type="string">
            <text:p>tf_orc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<text:s text:c="3"/>itm_orc_coif_bad, itm_orc_nosehelm_bad,</text:p>
          </table:table-cell>
          <table:table-cell table:style-name="ce15" office:value-type="string" calcext:value-type="string">
            <text:p>itm_m_orc_light_b,itm_m_orc_light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abre,itm_orc_falchion,</text:p>
          </table:table-cell>
          <table:table-cell table:style-name="ce15"/>
          <table:table-cell table:style-name="ce26" office:value-type="string" calcext:value-type="string">
            <text:p>attr_orc_tier_3</text:p>
          </table:table-cell>
          <table:table-cell table:style-name="ce26" office:value-type="string" calcext:value-type="string">
            <text:p>wp_archery(110)|wp(100)</text:p>
          </table:table-cell>
          <table:table-cell table:style-name="ce26" office:value-type="string" calcext:value-type="string">
            <text:p>knows_riding_1|knows_athletics_5|knows_power_draw_4|knows_power_strike_2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4</text:p>
          </table:table-cell>
          <table:table-cell table:style-name="ce31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orc_tracker_of_mordor&quot;,&quot;Orc_Tracker_of_Mordor&quot;,&quot;Orc_Trackers_of_Mordor&quot;,tf_orc| tfg_ranged| tfg_armor| tfg_boots| tf_no_capture_alive,0,0,fac_mordor,[   itm_orc_coif_bad, itm_orc_nosehelm_bad,itm_m_orc_light_b,itm_m_orc_light_c,itm_leather_gloves,itm_orc_ragwrap,itm_orc_bow,itm_orc_hook_arrow,itm_orc_sabre,itm_orc_falchion,],attr_orc_tier_3,wp_archery(110)|wp(100),knows_riding_1|knows_athletics_5|knows_power_draw_4|knows_power_strike_2,orc_face9,orc_face4]," calcext:value-type="string">
            <text:p>["orc_tracker_of_mordor","Orc_Tracker_of_Mordor","Orc_Trackers_of_Mordor",tf_orc| tfg_ranged| tfg_armor| tfg_boots| tf_no_capture_alive,0,0,fac_mordor,[ <text:s text:c="2"/>itm_orc_coif_bad, itm_orc_nosehelm_bad,itm_m_orc_light_b,itm_m_orc_light_c,itm_leather_gloves,itm_orc_ragwrap,itm_orc_bow,itm_orc_hook_arrow,itm_orc_sabre,itm_orc_falchion,],attr_orc_tier_3,wp_archery(110)|wp(100),knows_riding_1|knows_athletics_5|knows_power_draw_4|knows_power_strike_2,orc_face9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tracker_of_mordor</text:p>
          </table:table-cell>
          <table:table-cell table:style-name="ce3" office:value-type="string" calcext:value-type="string">
            <text:p>Fell_Orc_Tracker_of_Mordor</text:p>
          </table:table-cell>
          <table:table-cell table:style-name="ce3" office:value-type="string" calcext:value-type="string">
            <text:p>Fell_Orc_Trackers_of_Mordor</text:p>
          </table:table-cell>
          <table:table-cell table:style-name="ce9" office:value-type="string" calcext:value-type="string">
            <text:p>tf_orc| tfg_ranged| tfg_helm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<text:s text:c="3"/>itm_orc_coif, itm_orc_nosehelm,</text:p>
          </table:table-cell>
          <table:table-cell table:style-name="ce15" office:value-type="string" calcext:value-type="string">
            <text:p>itm_m_orc_light_c,itm_m_orc_light_d,itm_m_orc_light_e,itm_m_orc_light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abre,itm_orc_slasher,itm_orc_slasher,</text:p>
          </table:table-cell>
          <table:table-cell table:style-name="ce15"/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archery(135)| wp(110)</text:p>
          </table:table-cell>
          <table:table-cell table:style-name="ce26" office:value-type="string" calcext:value-type="string">
            <text:p>knows_riding_1|knows_athletics_6|knows_power_draw_5|knows_power_strike_2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4</text:p>
          </table:table-cell>
          <table:table-cell table:style-name="ce31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fell_orc_tracker_of_mordor&quot;,&quot;Fell_Orc_Tracker_of_Mordor&quot;,&quot;Fell_Orc_Trackers_of_Mordor&quot;,tf_orc| tfg_ranged| tfg_helm| tfg_armor| tfg_boots| tf_no_capture_alive,0,0,fac_mordor,[   itm_orc_coif, itm_orc_nosehelm,itm_m_orc_light_c,itm_m_orc_light_d,itm_m_orc_light_e,itm_m_orc_light_c,itm_leather_gloves,itm_orc_furboots,itm_orc_bow,itm_orc_hook_arrow,itm_orc_sabre,itm_orc_slasher,itm_orc_slasher,],attr_orc_tier_4,wp_archery(135)| wp(110),knows_riding_1|knows_athletics_6|knows_power_draw_5|knows_power_strike_2,orc_face1,orc_face4]," calcext:value-type="string">
            <text:p>["fell_orc_tracker_of_mordor","Fell_Orc_Tracker_of_Mordor","Fell_Orc_Trackers_of_Mordor",tf_orc| tfg_ranged| tfg_helm| tfg_armor| tfg_boots| tf_no_capture_alive,0,0,fac_mordor,[ <text:s text:c="2"/>itm_orc_coif, itm_orc_nosehelm,itm_m_orc_light_c,itm_m_orc_light_d,itm_m_orc_light_e,itm_m_orc_light_c,itm_leather_gloves,itm_orc_furboots,itm_orc_bow,itm_orc_hook_arrow,itm_orc_sabre,itm_orc_slasher,itm_orc_slasher,],attr_orc_tier_4,wp_archery(135)| wp(110),knows_riding_1|knows_athletics_6|knows_power_draw_5|knows_power_strike_2,orc_face1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9" office:value-type="string" calcext:value-type="string">
            <text:p>tf_orc| tfg_ranged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_bad, itm_orc_nosehelm_bad,</text:p>
          </table:table-cell>
          <table:table-cell table:style-name="ce15" office:value-type="string" calcext:value-type="string">
            <text:p><text:s text:c="3"/>itm_m_orc_light_b,itm_m_orc_light_c,itm_m_orc_light_d,itm_m_orc_light_e,</text:p>
          </table:table-cell>
          <table:table-cell table:style-name="ce15" table:number-columns-repeated="2"/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wood_club,</text:p>
          </table:table-cell>
          <table:table-cell table:style-name="ce15"/>
          <table:table-cell table:style-name="ce26" office:value-type="string" calcext:value-type="string">
            <text:p>attr_orc_tier_2</text:p>
          </table:table-cell>
          <table:table-cell table:style-name="ce26" office:value-type="string" calcext:value-type="string">
            <text:p>wp_orc_tier_2</text:p>
          </table:table-cell>
          <table:table-cell table:style-name="ce26" office:value-type="string" calcext:value-type="string">
            <text:p>knows_athletics_3|knows_power_draw_2|knows_power_strike_1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orc_archer_of_mordor&quot;,&quot;Orc_Archer_of_Mordor&quot;,&quot;Orc_Archers_of_Mordor&quot;,tf_orc| tfg_ranged| tfg_armor| tf_no_capture_alive,0,0,fac_mordor,[itm_orc_coif_bad, itm_orc_nosehelm_bad,   itm_m_orc_light_b,itm_m_orc_light_c,itm_m_orc_light_d,itm_m_orc_light_e,itm_orc_bow,itm_orc_hook_arrow,itm_wood_club,],attr_orc_tier_2,wp_orc_tier_2,knows_athletics_3|knows_power_draw_2|knows_power_strike_1,orc_face7,orc_face6]," calcext:value-type="string">
            <text:p>["orc_archer_of_mordor","Orc_Archer_of_Mordor","Orc_Archers_of_Mordor",tf_orc| tfg_ranged| tfg_armor| tf_no_capture_alive,0,0,fac_mordor,[itm_orc_coif_bad, itm_orc_nosehelm_bad, <text:s text:c="2"/>itm_m_orc_light_b,itm_m_orc_light_c,itm_m_orc_light_d,itm_m_orc_light_e,itm_orc_bow,itm_orc_hook_arrow,itm_wood_club,],attr_orc_tier_2,wp_orc_tier_2,knows_athletics_3|knows_power_draw_2|knows_power_strike_1,orc_face7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9" office:value-type="string" calcext:value-type="string">
            <text:p>tf_orc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kettlehelm_bad, itm_orc_coif, itm_orc_nosehelm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abre,itm_orc_falchion,</text:p>
          </table:table-cell>
          <table:table-cell table:style-name="ce15"/>
          <table:table-cell table:style-name="ce26" office:value-type="string" calcext:value-type="string">
            <text:p>attr_orc_tier_3</text:p>
          </table:table-cell>
          <table:table-cell table:style-name="ce26" office:value-type="string" calcext:value-type="string">
            <text:p>wp_orc_tier_3</text:p>
          </table:table-cell>
          <table:table-cell table:style-name="ce26" office:value-type="string" calcext:value-type="string">
            <text:p>knows_athletics_3|knows_power_draw_3|knows_power_strike_2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4</text:p>
          </table:table-cell>
          <table:table-cell table:style-name="ce31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large_orc_archer_of_mordor&quot;,&quot;Large_Orc_Archer_of_Mordor&quot;,&quot;Large_Orc_Archers_of_Mordor&quot;,tf_orc| tfg_ranged| tfg_armor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3,knows_athletics_3|knows_power_draw_3|knows_power_strike_2,orc_face9,orc_face4]," calcext:value-type="string">
            <text:p>["large_orc_archer_of_mordor","Large_Orc_Archer_of_Mordor","Large_Orc_Archers_of_Mordor",tf_orc| tfg_ranged| tfg_armor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3,knows_athletics_3|knows_power_draw_3|knows_power_strike_2,orc_face9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9" office:value-type="string" calcext:value-type="string">
            <text:p>tf_orc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<text:s text:c="3"/>itm_orc_kettlehelm, itm_orc_coif_good, itm_orc_buckethelm_bad, </text:p>
          </table:table-cell>
          <table:table-cell table:style-name="ce15" office:value-type="string" calcext:value-type="string">
            <text:p><text:s text:c="3"/>itm_m_orc_light_d,itm_m_orc_light_e,itm_m_orc_heavy_a,itm_m_orc_heavy_b,</text:p>
          </table:table-cell>
          <table:table-cell table:style-name="ce15" office:value-type="string" calcext:value-type="string">
            <text:p><text:s text:c="3"/>itm_evil_gauntlets_b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abre,itm_orc_slasher,itm_orc_slasher,</text:p>
          </table:table-cell>
          <table:table-cell table:style-name="ce15"/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4</text:p>
          </table:table-cell>
          <table:table-cell table:style-name="ce26" office:value-type="string" calcext:value-type="string">
            <text:p>knows_athletics_4|knows_power_draw_4|knows_power_strike_2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381]&lt;&gt;&quot;&quot;;[.B381]&lt;&gt;&quot;&quot;);CONCATENATE([Variables.$I$1];[Variables.$I$7];[.A381];[Variables.$I$7];[Variables.$I$6];[Variables.$I$7];[.B381];[Variables.$I$7];[Variables.$I$6];[Variables.$I$7];[.C381];[Variables.$I$7];[Variables.$I$6];[.D381];[Variables.$I$6];[.E381];[Variables.$I$6];[.F381];[Variables.$I$6];[.G381];[Variables.$I$6];[Variables.$I$1];[.H381];[.I381];[.J381];[.K381];[.L381];[.M381];[.N381];[Variables.$I$2];[Variables.$I$6];[.O381];[Variables.$I$6];[.P381];[Variables.$I$6];[.Q381];[Variables.$I$6];[.R381];[Variables.$I$6];[.S381];IF([.T381]&lt;&gt;&quot;&quot;;CONCATENATE([Variables.$I$6];[.T381]);&quot;&quot;);[Variables.$I$2];[Variables.$I$6]);IF([.A381]&lt;&gt;&quot;&quot;;CONCATENATE(&quot;#&quot;;[.A381]);&quot;&quot;))" office:value-type="string" office:string-value="[&quot;fell_orc_archer_of_mordor&quot;,&quot;Fell_Orc_Archer_of_Mordor&quot;,&quot;Fell_Orc_Archers_of_Mordor&quot;,tf_orc| tfg_ranged| tfg_armor| tfg_helm| tfg_boots| tf_no_capture_alive,0,0,fac_mordor,[   itm_orc_kettlehelm, itm_orc_coif_good, itm_orc_buckethelm_bad,    itm_m_orc_light_d,itm_m_orc_light_e,itm_m_orc_heavy_a,itm_m_orc_heavy_b,   itm_evil_gauntlets_b,itm_orc_greaves,itm_orc_bow,itm_orc_hook_arrow,itm_orc_sabre,itm_orc_slasher,itm_orc_slasher,],attr_orc_tier_4,wp_orc_tier_4,knows_athletics_4|knows_power_draw_4|knows_power_strike_2,orc_face7,orc_face6]," calcext:value-type="string">
            <text:p>["fell_orc_archer_of_mordor","Fell_Orc_Archer_of_Mordor","Fell_Orc_Archers_of_Mordor",tf_orc| tfg_ranged| tfg_armor| tfg_helm| tfg_boots| tf_no_capture_alive,0,0,fac_mordor,[ <text:s text:c="2"/>itm_orc_kettlehelm, itm_orc_coif_good, itm_orc_buckethelm_bad, <text:s text:c="3"/>itm_m_orc_light_d,itm_m_orc_light_e,itm_m_orc_heavy_a,itm_m_orc_heavy_b, <text:s text:c="2"/>itm_evil_gauntlets_b,itm_orc_greaves,itm_orc_bow,itm_orc_hook_arrow,itm_orc_sabre,itm_orc_slasher,itm_orc_slasher,],attr_orc_tier_4,wp_orc_tier_4,knows_athletics_4|knows_power_draw_4|knows_power_strike_2,orc_face7,orc_face6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#Moria + tribal orc chief below" calcext:value-type="string">
            <text:p>#Moria + tribal orc chief below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nosehelm_bad,</text:p>
          </table:table-cell>
          <table:table-cell table:style-name="ce15" office:value-type="string" calcext:value-type="string">
            <text:p>itm_moria_armor_a,itm_moria_armor_b,</text:p>
          </table:table-cell>
          <table:table-cell table:style-name="ce15" table:number-columns-repeated="2"/>
          <table:table-cell table:style-name="ce15" office:value-type="string" calcext:value-type="string">
            <text:p>itm_orc_sabre,itm_orc_scimitar,itm_orc_falchion,itm_orc_simple_spear,itm_wood_club,</text:p>
          </table:table-cell>
          <table:table-cell table:style-name="ce15" office:value-type="string" calcext:value-type="string">
            <text:p>itm_orc_throwing_arrow,itm_orc_shield_b,itm_orc_shield_a,</text:p>
          </table:table-cell>
          <table:table-cell table:style-name="ce15" office:value-type="string" calcext:value-type="string">
            <text:p>itm_warg_1d,itm_warg_1b,itm_warg_1c,</text:p>
          </table:table-cell>
          <table:table-cell table:style-name="ce26" office:value-type="string" calcext:value-type="string">
            <text:p>str_7| agi_7| int_4| cha_4|level(7)</text:p>
          </table:table-cell>
          <table:table-cell table:style-name="ce26" office:value-type="string" calcext:value-type="string">
            <text:p>wp_orc_tier_2</text:p>
          </table:table-cell>
          <table:table-cell table:style-name="ce26" office:value-type="string" calcext:value-type="string">
            <text:p>knows_riding_3|knows_power_throw_2|knows_power_strike_2|knows_horse_archery_2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2</text:p>
          </table:table-cell>
          <table:table-cell table:style-name="ce31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wolf_rider_of_moria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7),wp_orc_tier_2,knows_riding_3|knows_power_throw_2|knows_power_strike_2|knows_horse_archery_2,orc_face5,orc_face2]," calcext:value-type="string">
            <text:p>["wolf_rider_of_moria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7),wp_orc_tier_2,knows_riding_3|knows_power_throw_2|knows_power_strike_2|knows_horse_archery_2,orc_face5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bad, itm_orc_nosehelm, itm_orc_beakhelm_bad,</text:p>
          </table:table-cell>
          <table:table-cell table:style-name="ce15" office:value-type="string" calcext:value-type="string">
            <text:p>itm_moria_armor_a,itm_moria_armor_b,itm_moria_armor_c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sabre,itm_orc_sabre,itm_orc_throwing_arrow,itm_orc_scimitar,itm_orc_sabre,itm_orc_simple_spear,</text:p>
          </table:table-cell>
          <table:table-cell table:style-name="ce15" office:value-type="string" calcext:value-type="string">
            <text:p>itm_orc_shield_b,itm_orc_shield_a,</text:p>
          </table:table-cell>
          <table:table-cell table:style-name="ce15" office:value-type="string" calcext:value-type="string">
            <text:p>itm_warg_1d,itm_warg_1d,itm_warg_1b,itm_warg_1c,</text:p>
          </table:table-cell>
          <table:table-cell table:style-name="ce26" office:value-type="string" calcext:value-type="string">
            <text:p>str_9| agi_8| int_4| cha_4|level(12)</text:p>
          </table:table-cell>
          <table:table-cell table:style-name="ce26" office:value-type="string" calcext:value-type="string">
            <text:p>wp_orc_tier_3</text:p>
          </table:table-cell>
          <table:table-cell table:style-name="ce26" office:value-type="string" calcext:value-type="string">
            <text:p>knows_riding_3|knows_power_throw_3|knows_power_strike_4|knows_horse_archery_3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8</text:p>
          </table:table-cell>
          <table:table-cell table:style-name="ce31"/>
          <table:table-cell table:style-name="ce4" table:formula="of:=IF(AND([.A385]&lt;&gt;&quot;&quot;;[.B385]&lt;&gt;&quot;&quot;);CONCATENATE([Variables.$I$1];[Variables.$I$7];[.A385];[Variables.$I$7];[Variables.$I$6];[Variables.$I$7];[.B385];[Variables.$I$7];[Variables.$I$6];[Variables.$I$7];[.C385];[Variables.$I$7];[Variables.$I$6];[.D385];[Variables.$I$6];[.E385];[Variables.$I$6];[.F385];[Variables.$I$6];[.G385];[Variables.$I$6];[Variables.$I$1];[.H385];[.I385];[.J385];[.K385];[.L385];[.M385];[.N385];[Variables.$I$2];[Variables.$I$6];[.O385];[Variables.$I$6];[.P385];[Variables.$I$6];[.Q385];[Variables.$I$6];[.R385];[Variables.$I$6];[.S385];IF([.T385]&lt;&gt;&quot;&quot;;CONCATENATE([Variables.$I$6];[.T385]);&quot;&quot;);[Variables.$I$2];[Variables.$I$6]);IF([.A385]&lt;&gt;&quot;&quot;;CONCATENATE(&quot;#&quot;;[.A385]);&quot;&quot;))" office:value-type="string" office:string-value="[&quot;warg_rider_of_moria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_1d,itm_warg_1d,itm_warg_1b,itm_warg_1c,],str_9| agi_8| int_4| cha_4|level(12),wp_orc_tier_3,knows_riding_3|knows_power_throw_3|knows_power_strike_4|knows_horse_archery_3,orc_face9,orc_face8]," calcext:value-type="string">
            <text:p>["warg_rider_of_moria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_1d,itm_warg_1d,itm_warg_1b,itm_warg_1c,],str_9| agi_8| int_4| cha_4|level(12),wp_orc_tier_3,knows_riding_3|knows_power_throw_3|knows_power_strike_4|knows_horse_archery_3,orc_face9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9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, itm_orc_bughelm_good, itm_orc_beakhelm, <text:s/>itm_gundabad_helm_e,</text:p>
          </table:table-cell>
          <table:table-cell table:style-name="ce15" office:value-type="string" calcext:value-type="string">
            <text:p>itm_moria_armor_c,itm_moria_armor_d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throwing_arrow,itm_orc_sabre,itm_orc_scimitar,itm_orc_simple_spear,itm_orc_skull_spear, itm_uruk_spear,</text:p>
          </table:table-cell>
          <table:table-cell table:style-name="ce15" office:value-type="string" calcext:value-type="string">
            <text:p>itm_moria_orc_shield_c,</text:p>
          </table:table-cell>
          <table:table-cell table:style-name="ce15" office:value-type="string" calcext:value-type="string">
            <text:p>itm_wargarmored_2b,itm_wargarmored_2c,itm_wargarmored_3a,</text:p>
          </table:table-cell>
          <table:table-cell table:style-name="ce26" office:value-type="string" calcext:value-type="string">
            <text:p>str_11| agi_9| int_4| cha_4|level(17)</text:p>
          </table:table-cell>
          <table:table-cell table:style-name="ce26" office:value-type="string" calcext:value-type="string">
            <text:p>wp_orc_tier_4</text:p>
          </table:table-cell>
          <table:table-cell table:style-name="ce26" office:value-type="string" calcext:value-type="string">
            <text:p>knows_riding_4|knows_power_throw_4|knows_power_strike_4|knows_horse_archery_5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1"/>
          <table:table-cell table:style-name="ce4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 office:value-type="string" office:string-value="[&quot;bolg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ragwrap,itm_orc_throwing_arrow,itm_orc_sabre,itm_orc_scimitar,itm_orc_simple_spear,itm_orc_skull_spear, itm_uruk_spear,itm_moria_orc_shield_c,itm_wargarmored_2b,itm_wargarmored_2c,itm_wargarmored_3a,],str_11| agi_9| int_4| cha_4|level(17),wp_orc_tier_4,knows_riding_4|knows_power_throw_4|knows_power_strike_4|knows_horse_archery_5,orc_face5,orc_face4]," calcext:value-type="string">
            <text:p>["bolg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ragwrap,itm_orc_throwing_arrow,itm_orc_sabre,itm_orc_scimitar,itm_orc_simple_spear,itm_orc_skull_spear, itm_uruk_spear,itm_moria_orc_shield_c,itm_wargarmored_2b,itm_wargarmored_2c,itm_wargarmored_3a,],str_11| agi_9| int_4| cha_4|level(17),wp_orc_tier_4,knows_riding_4|knows_power_throw_4|knows_power_strike_4|knows_horse_archery_5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coif_bad, itm_orc_nosehelm_bad,</text:p>
          </table:table-cell>
          <table:table-cell table:style-name="ce15" office:value-type="string" calcext:value-type="string">
            <text:p>itm_moria_armor_a,itm_moria_armor_b,</text:p>
          </table:table-cell>
          <table:table-cell table:style-name="ce15" table:number-columns-repeated="2"/>
          <table:table-cell table:style-name="ce15" office:value-type="string" calcext:value-type="string">
            <text:p>itm_orc_sabre,itm_orc_falchion,itm_orc_scimitar,itm_orc_machete,itm_orc_axe,itm_wood_club,</text:p>
          </table:table-cell>
          <table:table-cell table:style-name="ce15" office:value-type="string" calcext:value-type="string">
            <text:p>itm_orc_shield_a</text:p>
          </table:table-cell>
          <table:table-cell table:style-name="ce15"/>
          <table:table-cell table:style-name="ce26" office:value-type="string" calcext:value-type="string">
            <text:p>attr_orc_tier_1</text:p>
          </table:table-cell>
          <table:table-cell table:style-name="ce26" office:value-type="string" calcext:value-type="string">
            <text:p>wp_orc_tier_1</text:p>
          </table:table-cell>
          <table:table-cell table:style-name="ce26" office:value-type="string" calcext:value-type="string">
            <text:p>knows_athletics_3|knows_power_strike_1</text:p>
          </table:table-cell>
          <table:table-cell table:style-name="ce29" office:value-type="string" calcext:value-type="string">
            <text:p>orc_face4</text:p>
          </table:table-cell>
          <table:table-cell table:style-name="ce29" office:value-type="string" calcext:value-type="string">
            <text:p>orc_face9</text:p>
          </table:table-cell>
          <table:table-cell table:style-name="ce31"/>
          <table:table-cell table:style-name="ce4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[&quot;snaga_of_moria&quot;,&quot;Snaga_of_Moria&quot;,&quot;Snagas_of_Moria&quot;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" calcext:value-type="string">
            <text:p>["snaga_of_moria","Snaga_of_Moria","Snagas_of_Moria"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9" office:value-type="string" calcext:value-type="string">
            <text:p>tf_orc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nosehelm, itm_orc_bughelm_bad, itm_orc_beakhelm_bad,</text:p>
          </table:table-cell>
          <table:table-cell table:style-name="ce15" office:value-type="string" calcext:value-type="string">
            <text:p>itm_moria_armor_b,itm_moria_armor_c,itm_moria_armor_b,</text:p>
          </table:table-cell>
          <table:table-cell table:style-name="ce15" table:number-columns-repeated="2"/>
          <table:table-cell table:style-name="ce15" office:value-type="string" calcext:value-type="string">
            <text:p>itm_orc_sabre,itm_orc_falchion,itm_orc_scimitar,itm_orc_simple_spear,</text:p>
          </table:table-cell>
          <table:table-cell table:style-name="ce15" office:value-type="string" calcext:value-type="string">
            <text:p>itm_moria_orc_shield_b,itm_orc_shield_b,itm_orc_shield_a,</text:p>
          </table:table-cell>
          <table:table-cell table:style-name="ce15"/>
          <table:table-cell table:style-name="ce26" office:value-type="string" calcext:value-type="string">
            <text:p>attr_orc_tier_2</text:p>
          </table:table-cell>
          <table:table-cell table:style-name="ce26" office:value-type="string" calcext:value-type="string">
            <text:p>wp_orc_tier_2</text:p>
          </table:table-cell>
          <table:table-cell table:style-name="ce26" office:value-type="string" calcext:value-type="string">
            <text:p>knows_athletics_4|knows_power_strike_3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2</text:p>
          </table:table-cell>
          <table:table-cell table:style-name="ce31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goblin_of_moria&quot;,&quot;Goblin_of_Moria&quot;,&quot;Goblins_of_Moria&quot;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" calcext:value-type="string">
            <text:p>["goblin_of_moria","Goblin_of_Moria","Goblins_of_Moria"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9" office:value-type="string" calcext:value-type="string">
            <text:p>tf_orc| tfg_shield| tfg_armor| tfg_hel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, itm_orc_beakhelm, </text:p>
          </table:table-cell>
          <table:table-cell table:style-name="ce15" office:value-type="string" calcext:value-type="string">
            <text:p>itm_moria_armor_d,itm_moria_armor_c,itm_moria_armor_d,</text:p>
          </table:table-cell>
          <table:table-cell table:style-name="ce15" table:number-columns-repeated="2"/>
          <table:table-cell table:style-name="ce15" office:value-type="string" calcext:value-type="string">
            <text:p>itm_orc_sabre,itm_orc_scimitar,itm_orc_simple_spear,itm_orc_bill,</text:p>
          </table:table-cell>
          <table:table-cell table:style-name="ce15" office:value-type="string" calcext:value-type="string">
            <text:p>itm_orc_throwing_axes,itm_moria_orc_shield_c,itm_moria_orc_shield_b,</text:p>
          </table:table-cell>
          <table:table-cell table:style-name="ce15"/>
          <table:table-cell table:style-name="ce26" office:value-type="string" calcext:value-type="string">
            <text:p>attr_orc_tier_3</text:p>
          </table:table-cell>
          <table:table-cell table:style-name="ce26" office:value-type="string" calcext:value-type="string">
            <text:p>wp_orc_tier_3</text:p>
          </table:table-cell>
          <table:table-cell table:style-name="ce26" office:value-type="string" calcext:value-type="string">
            <text:p>knows_athletics_5|knows_power_strike_4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8</text:p>
          </table:table-cell>
          <table:table-cell table:style-name="ce31"/>
          <table:table-cell table:style-name="ce4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 office:value-type="string" office:string-value="[&quot;large_goblin_of_moria&quot;,&quot;Large_Goblin_of_Moria&quot;,&quot;Large_Goblins_of_Moria&quot;,tf_orc| tfg_shield| tfg_armor| tfg_helm| tf_no_capture_alive,0,0,fac_moria,[itm_orc_bughelm, itm_orc_beakhelm, itm_moria_armor_d,itm_moria_armor_c,itm_moria_armor_d,itm_orc_sabre,itm_orc_scimitar,itm_orc_simple_spear,itm_orc_bill,itm_orc_throwing_axes,itm_moria_orc_shield_c,itm_moria_orc_shield_b,],attr_orc_tier_3,wp_orc_tier_3,knows_athletics_5|knows_power_strike_4,orc_face3,orc_face8]," calcext:value-type="string">
            <text:p>["large_goblin_of_moria","Large_Goblin_of_Moria","Large_Goblins_of_Moria",tf_orc| tfg_shield| tfg_armor| tfg_helm| tf_no_capture_alive,0,0,fac_moria,[itm_orc_bughelm, itm_orc_beakhelm, itm_moria_armor_d,itm_moria_armor_c,itm_moria_armor_d,itm_orc_sabre,itm_orc_scimitar,itm_orc_simple_spear,itm_orc_bill,itm_orc_throwing_axes,itm_moria_orc_shield_c,itm_moria_orc_shield_b,],attr_orc_tier_3,wp_orc_tier_3,knows_athletics_5|knows_power_strike_4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9" office:value-type="string" calcext:value-type="string">
            <text:p>tf_orc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good, itm_orc_beakhelm_good,</text:p>
          </table:table-cell>
          <table:table-cell table:style-name="ce15" office:value-type="string" calcext:value-type="string">
            <text:p>itm_moria_armor_e,</text:p>
          </table:table-cell>
          <table:table-cell table:style-name="ce15"/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isengard_axe,itm_orc_slasher,itm_orc_throwing_axes,</text:p>
          </table:table-cell>
          <table:table-cell table:style-name="ce15" office:value-type="string" calcext:value-type="string">
            <text:p>itm_moria_orc_shield_b,itm_moria_orc_shield_c,</text:p>
          </table:table-cell>
          <table:table-cell table:style-name="ce15"/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4</text:p>
          </table:table-cell>
          <table:table-cell table:style-name="ce26" office:value-type="string" calcext:value-type="string">
            <text:p>knows_athletics_6|knows_power_draw_2|knows_power_throw_3|knows_power_strike_4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[&quot;fell_goblin_of_moria&quot;,&quot;Fell_Goblin_of_Moria&quot;,&quot;Fell_Goblins_of_Moria&quot;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" calcext:value-type="string">
            <text:p>["fell_goblin_of_moria","Fell_Goblin_of_Moria","Fell_Goblins_of_Moria"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cher_snaga_of_moria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9" office:value-type="string" calcext:value-type="string">
            <text:p>tf_orc| tfg_ranged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bad, itm_orc_beakhelm_bad, </text:p>
          </table:table-cell>
          <table:table-cell table:style-name="ce15" office:value-type="string" calcext:value-type="string">
            <text:p>itm_moria_armor_b,</text:p>
          </table:table-cell>
          <table:table-cell table:style-name="ce15" table:number-columns-repeated="2"/>
          <table:table-cell table:style-name="ce15" office:value-type="string" calcext:value-type="string">
            <text:p><text:s/>itm_orc_bow,itm_orc_hook_arrow,</text:p>
          </table:table-cell>
          <table:table-cell table:style-name="ce15" office:value-type="string" calcext:value-type="string">
            <text:p>itm_orc_slasher,itm_orc_falchion,</text:p>
          </table:table-cell>
          <table:table-cell table:style-name="ce15"/>
          <table:table-cell table:style-name="ce26" office:value-type="string" calcext:value-type="string">
            <text:p>attr_orc_tier_2</text:p>
          </table:table-cell>
          <table:table-cell table:style-name="ce26" office:value-type="string" calcext:value-type="string">
            <text:p>wp_orc_tier_2</text:p>
          </table:table-cell>
          <table:table-cell table:style-name="ce26" office:value-type="string" calcext:value-type="string">
            <text:p>knows_athletics_3|knows_power_draw_2|knows_power_strike_1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archer_snaga_of_moria&quot;,&quot;Goblin_Archer_of_Moria&quot;,&quot;Goblin_Archers_of_Moria&quot;,tf_orc| tfg_ranged| tfg_armor| tf_no_capture_alive,0,0,fac_moria,[itm_orc_bughelm_bad, itm_orc_beakhelm_bad, itm_moria_armor_b, itm_orc_bow,itm_orc_hook_arrow,itm_orc_slasher,itm_orc_falchion,],attr_orc_tier_2,wp_orc_tier_2,knows_athletics_3|knows_power_draw_2|knows_power_strike_1,orc_face9,orc_face6]," calcext:value-type="string">
            <text:p>["archer_snaga_of_moria","Goblin_Archer_of_Moria","Goblin_Archers_of_Moria",tf_orc| tfg_ranged| tfg_armor| tf_no_capture_alive,0,0,fac_moria,[itm_orc_bughelm_bad, itm_orc_beakhelm_bad, itm_moria_armor_b, itm_orc_bow,itm_orc_hook_arrow,itm_orc_slasher,itm_orc_falchion,],attr_orc_tier_2,wp_orc_tier_2,knows_athletics_3|knows_power_draw_2|knows_power_strike_1,orc_face9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9" office:value-type="string" calcext:value-type="string">
            <text:p>tf_orc| tfg_ranged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bad, itm_orc_bughelm, itm_orc_beakhelm,</text:p>
          </table:table-cell>
          <table:table-cell table:style-name="ce15" office:value-type="string" calcext:value-type="string">
            <text:p>itm_moria_armor_c,itm_moria_armor_b,itm_moria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lasher,itm_orc_falchion,</text:p>
          </table:table-cell>
          <table:table-cell table:style-name="ce15"/>
          <table:table-cell table:style-name="ce26" office:value-type="string" calcext:value-type="string">
            <text:p>attr_orc_tier_3</text:p>
          </table:table-cell>
          <table:table-cell table:style-name="ce26" office:value-type="string" calcext:value-type="string">
            <text:p>wp_orc_tier_3</text:p>
          </table:table-cell>
          <table:table-cell table:style-name="ce26" office:value-type="string" calcext:value-type="string">
            <text:p>knows_athletics_3|knows_power_draw_3|knows_power_strike_2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large_goblin_archer_of_moria&quot;,&quot;Large_Goblin_Archer_of_Moria&quot;,&quot;Large_Goblin_Archers_of_Moria&quot;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3,knows_athletics_3|knows_power_draw_3|knows_power_strike_2,orc_face5,orc_face6]," calcext:value-type="string">
            <text:p>["large_goblin_archer_of_moria","Large_Goblin_Archer_of_Moria","Large_Goblin_Archers_of_Moria"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3,knows_athletics_3|knows_power_draw_3|knows_power_strike_2,orc_face5,orc_face6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#next two moved to end of file" calcext:value-type="string">
            <text:p>#next two moved to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eep_dweller_of_moria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9" office:value-type="string" calcext:value-type="string">
            <text:p>tf_orc| tfg_armor| tfg_helm| tfg_boots| tfg_shield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lordly,itm_orc_bughelm_lordly,itm_uruk_helm_e,itm_uruk_helm_f,</text:p>
          </table:table-cell>
          <table:table-cell table:style-name="ce15" office:value-type="string" calcext:value-type="string">
            <text:p>itm_moria_armor_e,</text:p>
          </table:table-cell>
          <table:table-cell table:style-name="ce15"/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orc_club_d,itm_dwarf_war_pick,</text:p>
          </table:table-cell>
          <table:table-cell table:style-name="ce15" office:value-type="string" calcext:value-type="string">
            <text:p>itm_orc_javelin,itm_orc_javelin,itm_moria_orc_shield_a,itm_moria_orc_shield_b,itm_moria_orc_shield_c</text:p>
          </table:table-cell>
          <table:table-cell table:style-name="ce15"/>
          <table:table-cell table:style-name="ce26" office:value-type="string" calcext:value-type="string">
            <text:p>attr_orc_tier_5</text:p>
          </table:table-cell>
          <table:table-cell table:style-name="ce26" office:value-type="string" calcext:value-type="string">
            <text:p>wp_orc_tier_5</text:p>
          </table:table-cell>
          <table:table-cell table:style-name="ce26" office:value-type="string" calcext:value-type="string">
            <text:p>knows_athletics_6|knows_power_strike_6|knows_power_throw_5|knows_ironflesh_5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1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deep_dweller_of_moria&quot;,&quot;Deep-Dweller_of_Moria&quot;,&quot;Deep-Dwellers_of_Moria&quot;,tf_orc| tfg_armor| tfg_helm| tfg_boots| tfg_shield| tf_no_capture_alive,0,0,fac_moria,[itm_orc_bughelm_lordly,itm_orc_bughelm_lordly,itm_uruk_helm_e,itm_uruk_helm_f,itm_moria_armor_e,itm_orc_greaves,itm_orc_club_d,itm_dwarf_war_pick,itm_orc_javelin,itm_orc_javelin,itm_moria_orc_shield_a,itm_moria_orc_shield_b,itm_moria_orc_shield_c],attr_orc_tier_5,wp_orc_tier_5,knows_athletics_6|knows_power_strike_6|knows_power_throw_5|knows_ironflesh_5,orc_face5,orc_face4]," calcext:value-type="string">
            <text:p>["deep_dweller_of_moria","Deep-Dweller_of_Moria","Deep-Dwellers_of_Moria",tf_orc| tfg_armor| tfg_helm| tfg_boots| tfg_shield| tf_no_capture_alive,0,0,fac_moria,[itm_orc_bughelm_lordly,itm_orc_bughelm_lordly,itm_uruk_helm_e,itm_uruk_helm_f,itm_moria_armor_e,itm_orc_greaves,itm_orc_club_d,itm_dwarf_war_pick,itm_orc_javelin,itm_orc_javelin,itm_moria_orc_shield_a,itm_moria_orc_shield_b,itm_moria_orc_shield_c],attr_orc_tier_5,wp_orc_tier_5,knows_athletics_6|knows_power_strike_6|knows_power_throw_5|knows_ironflesh_5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ribal_orc_chief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9" office:value-type="string" calcext:value-type="string">
            <text:p>tf_orc| tfg_armor| tfg_helm| tfg_boots| tfg_shield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eakhelm_lordly,itm_uruk_helm_c,itm_uruk_helm_d,itm_uruk_helm_f,</text:p>
          </table:table-cell>
          <table:table-cell table:style-name="ce15" office:value-type="string" calcext:value-type="string">
            <text:p>itm_m_uruk_heavy_g,itm_m_uruk_heavy_h,itm_m_uruk_heavy_i,</text:p>
          </table:table-cell>
          <table:table-cell table:style-name="ce15"/>
          <table:table-cell table:style-name="ce15" office:value-type="string" calcext:value-type="string">
            <text:p>itm_uruk_greaves, itm_orc_greaves, </text:p>
          </table:table-cell>
          <table:table-cell table:style-name="ce15" office:value-type="string" calcext:value-type="string">
            <text:p>itm_rhun_falchion,itm_rhun_shortsword,itm_rhun_sword, </text:p>
          </table:table-cell>
          <table:table-cell table:style-name="ce15" office:value-type="string" calcext:value-type="string">
            <text:p>itm_orc_skull_spear,itm_uruk_spear, itm_moria_orc_shield_a, (itm_orc_shield_c, imod_reinforced)</text:p>
          </table:table-cell>
          <table:table-cell table:style-name="ce15"/>
          <table:table-cell table:style-name="ce26" office:value-type="string" calcext:value-type="string">
            <text:p>attr_orc_tier_5</text:p>
          </table:table-cell>
          <table:table-cell table:style-name="ce26" office:value-type="string" calcext:value-type="string">
            <text:p>wp_orc_tier_5</text:p>
          </table:table-cell>
          <table:table-cell table:style-name="ce26" office:value-type="string" calcext:value-type="string">
            <text:p>knows_athletics_7|knows_power_strike_5|knows_ironflesh_10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1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tribal_orc_chief&quot;,&quot;Orc_Chieftain_of_Moria&quot;,&quot;Orc_Chieftains_of_Moria&quot;,tf_orc| tfg_armor| tfg_helm| tfg_boots| tfg_shield| tf_no_capture_alive,0,0,fac_moria,[itm_orc_beakhelm_lordly,itm_uruk_helm_c,itm_uruk_helm_d,itm_uruk_helm_f,itm_m_uruk_heavy_g,itm_m_uruk_heavy_h,itm_m_uruk_heavy_i,itm_uruk_greaves, itm_orc_greaves, itm_rhun_falchion,itm_rhun_shortsword,itm_rhun_sword, itm_orc_skull_spear,itm_uruk_spear, itm_moria_orc_shield_a, (itm_orc_shield_c, imod_reinforced)],attr_orc_tier_5,wp_orc_tier_5,knows_athletics_7|knows_power_strike_5|knows_ironflesh_10,orc_face5,orc_face4]," calcext:value-type="string">
            <text:p>["tribal_orc_chief","Orc_Chieftain_of_Moria","Orc_Chieftains_of_Moria",tf_orc| tfg_armor| tfg_helm| tfg_boots| tfg_shield| tf_no_capture_alive,0,0,fac_moria,[itm_orc_beakhelm_lordly,itm_uruk_helm_c,itm_uruk_helm_d,itm_uruk_helm_f,itm_m_uruk_heavy_g,itm_m_uruk_heavy_h,itm_m_uruk_heavy_i,itm_uruk_greaves, itm_orc_greaves, itm_rhun_falchion,itm_rhun_shortsword,itm_rhun_sword, itm_orc_skull_spear,itm_uruk_spear, itm_moria_orc_shield_a, (itm_orc_shield_c, imod_reinforced)],attr_orc_tier_5,wp_orc_tier_5,knows_athletics_7|knows_power_strike_5|knows_ironflesh_10,orc_face5,orc_face4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#Gundabad" calcext:value-type="string">
            <text:p>#Gundab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blin_gundabad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</text:p>
          </table:table-cell>
          <table:table-cell table:style-name="ce15" office:value-type="string" calcext:value-type="string">
            <text:p>itm_gundabad_armor_a,itm_orc_tribal_a,</text:p>
          </table:table-cell>
          <table:table-cell table:style-name="ce15" table:number-columns-repeated="2"/>
          <table:table-cell table:style-name="ce15" office:value-type="string" calcext:value-type="string">
            <text:p>itm_wood_club,itm_orc_machete,itm_orc_slasher,itm_orc_simple_spear,itm_orc_simple_spear,itm_bone_cudgel,</text:p>
          </table:table-cell>
          <table:table-cell table:style-name="ce15" office:value-type="string" calcext:value-type="string">
            <text:p>itm_orc_bow,itm_orc_hook_arrow, itm_orc_throwing_arrow</text:p>
          </table:table-cell>
          <table:table-cell table:style-name="ce15"/>
          <table:table-cell table:style-name="ce26" office:value-type="string" calcext:value-type="string">
            <text:p>attr_orc_tier_1</text:p>
          </table:table-cell>
          <table:table-cell table:style-name="ce26" office:value-type="string" calcext:value-type="string">
            <text:p>wp_orc_tier_1</text:p>
          </table:table-cell>
          <table:table-cell table:style-name="ce26" office:value-type="string" calcext:value-type="string">
            <text:p>knows_athletics_5|knows_power_throw_2|knows_power_strike_1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2</text:p>
          </table:table-cell>
          <table:table-cell table:style-name="ce31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goblin_gundabad&quot;,&quot;Gundabad_Goblin&quot;,&quot;Gundabad_Goblins&quot;,tf_orc| tf_no_capture_alive,0,0,fac_gundabad,[itm_gundabad_helm_a,itm_gundabad_armor_a,itm_orc_tribal_a,itm_wood_club,itm_orc_machete,itm_orc_slasher,itm_orc_simple_spear,itm_orc_simple_spear,itm_bone_cudgel,itm_orc_bow,itm_orc_hook_arrow, itm_orc_throwing_arrow],attr_orc_tier_1,wp_orc_tier_1,knows_athletics_5|knows_power_throw_2|knows_power_strike_1,orc_face1,orc_face2]," calcext:value-type="string">
            <text:p>["goblin_gundabad","Gundabad_Goblin","Gundabad_Goblins",tf_orc| tf_no_capture_alive,0,0,fac_gundabad,[itm_gundabad_helm_a,itm_gundabad_armor_a,itm_orc_tribal_a,itm_wood_club,itm_orc_machete,itm_orc_slasher,itm_orc_simple_spear,itm_orc_simple_spear,itm_bone_cudgel,itm_orc_bow,itm_orc_hook_arrow, itm_orc_throwing_arrow],attr_orc_tier_1,wp_orc_tier_1,knows_athletics_5|knows_power_throw_2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gundabad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9" office:value-type="string" calcext:value-type="string">
            <text:p>tf_orc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itm_gundabad_helm_b,</text:p>
          </table:table-cell>
          <table:table-cell table:style-name="ce15" office:value-type="string" calcext:value-type="string">
            <text:p>itm_gundabad_armor_b,itm_gundabad_armor_c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machete,itm_orc_slasher,itm_wood_club,itm_orc_simple_spear,itm_orc_skull_spear,itm_orc_axe,itm_orc_falchion,</text:p>
          </table:table-cell>
          <table:table-cell table:style-name="ce15" office:value-type="string" calcext:value-type="string">
            <text:p>itm_orc_bow,itm_orc_hook_arrow, itm_orc_throwing_arrow,</text:p>
          </table:table-cell>
          <table:table-cell table:style-name="ce15" office:value-type="string" calcext:value-type="string">
            <text:p>itm_orc_shield_a,itm_orc_shield_b,</text:p>
          </table:table-cell>
          <table:table-cell table:style-name="ce26" office:value-type="string" calcext:value-type="string">
            <text:p>attr_orc_tier_2</text:p>
          </table:table-cell>
          <table:table-cell table:style-name="ce26" office:value-type="string" calcext:value-type="string">
            <text:p>wp_orc_tier_2</text:p>
          </table:table-cell>
          <table:table-cell table:style-name="ce26" office:value-type="string" calcext:value-type="string">
            <text:p>knows_athletics_6|knows_power_draw_1|knows_power_throw_3|knows_power_strike_3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orc_gundabad&quot;,&quot;Gundabad_Orc&quot;,&quot;Gundabad_Orcs&quot;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 itm_orc_throwing_arrow,itm_orc_shield_a,itm_orc_shield_b,],attr_orc_tier_2,wp_orc_tier_2,knows_athletics_6|knows_power_draw_1|knows_power_throw_3|knows_power_strike_3,orc_face7,orc_face6]," calcext:value-type="string">
            <text:p>["orc_gundabad","Gundabad_Orc","Gundabad_Orcs"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 itm_orc_throwing_arrow,itm_orc_shield_a,itm_orc_shield_b,],attr_orc_tier_2,wp_orc_tier_2,knows_athletics_6|knows_power_draw_1|knows_power_throw_3|knows_power_strike_3,orc_face7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fighter_gundabad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9" office:value-type="string" calcext:value-type="string">
            <text:p>tf_orc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c,itm_gundabad_helm_b, itm_orc_coif,</text:p>
          </table:table-cell>
          <table:table-cell table:style-name="ce15" office:value-type="string" calcext:value-type="string">
            <text:p>itm_gundabad_armor_d,itm_gundabad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falchion,itm_orc_machete,itm_orc_scimitar,itm_orc_axe,itm_orc_skull_spear,</text:p>
          </table:table-cell>
          <table:table-cell table:style-name="ce15" office:value-type="string" calcext:value-type="string">
            <text:p>itm_orc_javelin,itm_orc_throwing_arrow,itm_orc_throwing_arrow,itm_orc_throwing_axes,itm_orc_throwing_axes, itm_orc_shield_b,itm_orc_shield_a,</text:p>
          </table:table-cell>
          <table:table-cell table:style-name="ce15" office:value-type="string" calcext:value-type="string">
            <text:p>itm_orc_shield_b,itm_orc_shield_a,</text:p>
          </table:table-cell>
          <table:table-cell table:style-name="ce26" office:value-type="string" calcext:value-type="string">
            <text:p>attr_orc_tier_3</text:p>
          </table:table-cell>
          <table:table-cell table:style-name="ce26" office:value-type="string" calcext:value-type="string">
            <text:p>wp_orc_tier_3</text:p>
          </table:table-cell>
          <table:table-cell table:style-name="ce26" office:value-type="string" calcext:value-type="string">
            <text:p>knows_athletics_7|knows_power_draw_2|knows_power_throw_5|knows_power_strike_4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orc_fighter_gundabad&quot;,&quot;Gundabad_Orc_Fighter&quot;,&quot;Gundabad_Orc_Fighters&quot;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javelin,itm_orc_throwing_arrow,itm_orc_throwing_arrow,itm_orc_throwing_axes,itm_orc_throwing_axes, itm_orc_shield_b,itm_orc_shield_a,itm_orc_shield_b,itm_orc_shield_a,],attr_orc_tier_3,wp_orc_tier_3,knows_athletics_7|knows_power_draw_2|knows_power_throw_5|knows_power_strike_4,orc_face5,orc_face6]," calcext:value-type="string">
            <text:p>["orc_fighter_gundabad","Gundabad_Orc_Fighter","Gundabad_Orc_Fighters"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javelin,itm_orc_throwing_arrow,itm_orc_throwing_arrow,itm_orc_throwing_axes,itm_orc_throwing_axes, itm_orc_shield_b,itm_orc_shield_a,itm_orc_shield_b,itm_orc_shield_a,],attr_orc_tier_3,wp_orc_tier_3,knows_athletics_7|knows_power_draw_2|knows_power_throw_5|knows_power_strike_4,orc_face5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warrior_gundabad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9" office:value-type="string" calcext:value-type="string">
            <text:p>tf_orc| tfg_shield| tfg_armor| tfg_helm|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c,itm_gundabad_helm_d,</text:p>
          </table:table-cell>
          <table:table-cell table:style-name="ce15" office:value-type="string" calcext:value-type="string">
            <text:p><text:s/>itm_gundabad_armor_d,itm_gundabad_armor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scimitar,itm_orc_sabre,itm_orc_club_c,</text:p>
          </table:table-cell>
          <table:table-cell table:style-name="ce15" office:value-type="string" calcext:value-type="string">
            <text:p>itm_orc_javelin,itm_orc_javelin,itm_orc_javelin,itm_orc_throwing_arrow, <text:s text:c="2"/>itm_orc_throwing_axes,itm_orc_throwing_axes_reward, </text:p>
          </table:table-cell>
          <table:table-cell table:style-name="ce15" office:value-type="string" calcext:value-type="string">
            <text:p>itm_orc_shield_b,itm_orc_shield_c,</text:p>
          </table:table-cell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4</text:p>
          </table:table-cell>
          <table:table-cell table:style-name="ce26" office:value-type="string" calcext:value-type="string">
            <text:p>knows_athletics_8|knows_power_throw_6|knows_power_strike_5|knows_ironflesh_4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8</text:p>
          </table:table-cell>
          <table:table-cell table:style-name="ce31"/>
          <table:table-cell table:style-name="ce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[&quot;fell_orc_warrior_gundabad&quot;,&quot;Gundabad_Orc_Warrior&quot;,&quot;Gundabad_Orc_Warriors&quot;,tf_orc| tfg_shield| tfg_armor| tfg_helm|tfg_boots| tf_no_capture_alive,0,0,fac_gundabad,[itm_gundabad_helm_c,itm_gundabad_helm_d, itm_gundabad_armor_d,itm_gundabad_armor_e,itm_leather_gloves,itm_orc_furboots,itm_orc_scimitar,itm_orc_sabre,itm_orc_club_c,itm_orc_javelin,itm_orc_javelin,itm_orc_javelin,itm_orc_throwing_arrow,   itm_orc_throwing_axes,itm_orc_throwing_axes_reward, itm_orc_shield_b,itm_orc_shield_c,],attr_orc_tier_4,wp_orc_tier_4,knows_athletics_8|knows_power_throw_6|knows_power_strike_5|knows_ironflesh_4,orc_face3,orc_face8]," calcext:value-type="string">
            <text:p>["fell_orc_warrior_gundabad","Gundabad_Orc_Warrior","Gundabad_Orc_Warriors",tf_orc| tfg_shield| tfg_armor| tfg_helm|tfg_boots| tf_no_capture_alive,0,0,fac_gundabad,[itm_gundabad_helm_c,itm_gundabad_helm_d, itm_gundabad_armor_d,itm_gundabad_armor_e,itm_leather_gloves,itm_orc_furboots,itm_orc_scimitar,itm_orc_sabre,itm_orc_club_c,itm_orc_javelin,itm_orc_javelin,itm_orc_javelin,itm_orc_throwing_arrow, <text:s text:c="2"/>itm_orc_throwing_axes,itm_orc_throwing_axes_reward, itm_orc_shield_b,itm_orc_shield_c,],attr_orc_tier_4,wp_orc_tier_4,knows_athletics_8|knows_power_throw_6|knows_power_strike_5|knows_ironflesh_4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beserker_gundabad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9" office:value-type="string" calcext:value-type="string">
            <text:p>tf_orc| tfg_armor|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itm_gundabad_helm_b,itm_gundabad_helm_c,itm_gundabad_helm_d,</text:p>
          </table:table-cell>
          <table:table-cell table:style-name="ce15" office:value-type="string" calcext:value-type="string">
            <text:p>itm_gundabad_armor_d,itm_gundabad_armor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two_handed_axe,itm_orc_two_handed_axe,itm_uruk_falchion_b, itm_uruk_skull_spear, itm_orc_club_b,itm_twohand_wood_club,</text:p>
          </table:table-cell>
          <table:table-cell table:style-name="ce15" office:value-type="string" calcext:value-type="string">
            <text:p>itm_orc_throwing_axes,itm_orc_throwing_axes_reward,</text:p>
          </table:table-cell>
          <table:table-cell table:style-name="ce15"/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5</text:p>
          </table:table-cell>
          <table:table-cell table:style-name="ce26" office:value-type="string" calcext:value-type="string">
            <text:p>knows_athletics_10|knows_power_throw_6|knows_power_strike_7|knows_ironflesh_7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8</text:p>
          </table:table-cell>
          <table:table-cell table:style-name="ce31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orc_beserker_gundabad&quot;,&quot;Gundabad_Orc_Berserker&quot;,&quot;Gundabad_Orc_Berserkers&quot;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throwing_axes,itm_orc_throwing_axes_reward,],attr_orc_tier_4,wp_orc_tier_5,knows_athletics_10|knows_power_throw_6|knows_power_strike_7|knows_ironflesh_7,orc_face3,orc_face8]," calcext:value-type="string">
            <text:p>["orc_beserker_gundabad","Gundabad_Orc_Berserker","Gundabad_Orc_Berserkers"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throwing_axes,itm_orc_throwing_axes_reward,],attr_orc_tier_4,wp_orc_tier_5,knows_athletics_10|knows_power_throw_6|knows_power_strike_7|knows_ironflesh_7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skirmisher_gundabad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9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itm_gundabad_helm_b,</text:p>
          </table:table-cell>
          <table:table-cell table:style-name="ce15" office:value-type="string" calcext:value-type="string">
            <text:p>itm_gundabad_armor_b,itm_gundabad_armor_c,</text:p>
          </table:table-cell>
          <table:table-cell table:style-name="ce15"/>
          <table:table-cell table:style-name="ce15" office:value-type="string" calcext:value-type="string">
            <text:p>itm_orc_furboots,itm_orc_ragwrap,</text:p>
          </table:table-cell>
          <table:table-cell table:style-name="ce15" office:value-type="string" calcext:value-type="string">
            <text:p>itm_uruk_bow,itm_uruk_bow,itm_orc_hook_arrow,itm_orc_throwing_arrow,itm_orc_throwing_arrow,</text:p>
          </table:table-cell>
          <table:table-cell table:style-name="ce15" office:value-type="string" calcext:value-type="string">
            <text:p>itm_orc_machete,itm_orc_scimitar,itm_orc_falchion,</text:p>
          </table:table-cell>
          <table:table-cell table:style-name="ce15" office:value-type="string" calcext:value-type="string">
            <text:p>itm_warg_1c,itm_warg_1d,itm_warg_1b,itm_warg_1d,</text:p>
          </table:table-cell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4</text:p>
          </table:table-cell>
          <table:table-cell table:style-name="ce26" office:value-type="string" calcext:value-type="string">
            <text:p>knows_athletics_6|knows_horse_archery_4|knows_riding_4|knows_power_draw_3|knows_power_throw_3|knows_power_strike_4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warg_skirmisher_gundabad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uruk_bow,itm_orc_hook_arrow,itm_orc_throwing_arrow,itm_orc_throwing_arrow,itm_orc_machete,itm_orc_scimitar,itm_orc_falchion,itm_warg_1c,itm_warg_1d,itm_warg_1b,itm_warg_1d,],attr_orc_tier_4,wp_orc_tier_4,knows_athletics_6|knows_horse_archery_4|knows_riding_4|knows_power_draw_3|knows_power_throw_3|knows_power_strike_4,orc_face1,orc_face6]," calcext:value-type="string">
            <text:p>["warg_skirmisher_gundabad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uruk_bow,itm_orc_hook_arrow,itm_orc_throwing_arrow,itm_orc_throwing_arrow,itm_orc_machete,itm_orc_scimitar,itm_orc_falchion,itm_warg_1c,itm_warg_1d,itm_warg_1b,itm_warg_1d,],attr_orc_tier_4,wp_orc_tier_4,knows_athletics_6|knows_horse_archery_4|knows_riding_4|knows_power_draw_3|knows_power_throw_3|knows_power_strike_4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9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d,itm_gundabad_helm_e,</text:p>
          </table:table-cell>
          <table:table-cell table:style-name="ce15" office:value-type="string" calcext:value-type="string">
            <text:p>itm_gundabad_armor_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javelin,itm_orc_javelin,itm_uruk_bow,itm_uruk_bow,itm_orc_hook_arrow,</text:p>
          </table:table-cell>
          <table:table-cell table:style-name="ce15" office:value-type="string" calcext:value-type="string">
            <text:p>itm_orc_scimitar,</text:p>
          </table:table-cell>
          <table:table-cell table:style-name="ce15" office:value-type="string" calcext:value-type="string">
            <text:p>itm_warg_1d,itm_warg_1b,itm_warg_1d,</text:p>
          </table:table-cell>
          <table:table-cell table:style-name="ce26" office:value-type="string" calcext:value-type="string">
            <text:p>str_11| agi_9| int_4| cha_4|level(20)</text:p>
          </table:table-cell>
          <table:table-cell table:style-name="ce26" office:value-type="string" calcext:value-type="string">
            <text:p>wp_orc_tier_5</text:p>
          </table:table-cell>
          <table:table-cell table:style-name="ce26" office:value-type="string" calcext:value-type="string">
            <text:p>knows_athletics_7|knows_horse_archery_6|knows_riding_6|knows_power_draw_4|knows_power_throw_4|knows_power_strike_4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 office:value-type="string" office:string-value="[&quot;goblin_north_clan_skirmisher&quot;,&quot;Goblin_North_Clan_Skirmisher&quot;,&quot;Goblin_North_Clan_Skirmishers&quot;,tf_orc| tf_mounted| tfg_ranged| tfg_armor| tfg_boots| tfg_horse| tf_no_capture_alive,0,0,fac_gundabad,[itm_gundabad_helm_d,itm_gundabad_helm_e,itm_gundabad_armor_d,itm_leather_gloves,itm_orc_furboots,itm_orc_javelin,itm_orc_javelin,itm_uruk_bow,itm_uruk_bow,itm_orc_hook_arrow,itm_orc_scimitar,itm_warg_1d,itm_warg_1b,itm_warg_1d,],str_11| agi_9| int_4| cha_4|level(20),wp_orc_tier_5,knows_athletics_7|knows_horse_archery_6|knows_riding_6|knows_power_draw_4|knows_power_throw_4|knows_power_strike_4,orc_face3,orc_face6]," calcext:value-type="string">
            <text:p>["goblin_north_clan_skirmisher","Goblin_North_Clan_Skirmisher","Goblin_North_Clan_Skirmishers",tf_orc| tf_mounted| tfg_ranged| tfg_armor| tfg_boots| tfg_horse| tf_no_capture_alive,0,0,fac_gundabad,[itm_gundabad_helm_d,itm_gundabad_helm_e,itm_gundabad_armor_d,itm_leather_gloves,itm_orc_furboots,itm_orc_javelin,itm_orc_javelin,itm_uruk_bow,itm_uruk_bow,itm_orc_hook_arrow,itm_orc_scimitar,itm_warg_1d,itm_warg_1b,itm_warg_1d,],str_11| agi_9| int_4| cha_4|level(20),wp_orc_tier_5,knows_athletics_7|knows_horse_archery_6|knows_riding_6|knows_power_draw_4|knows_power_throw_4|knows_power_strike_4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blin_rider_gundabad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9" office:value-type="string" calcext:value-type="string">
            <text:p>tf_orc| tf_mount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</text:p>
          </table:table-cell>
          <table:table-cell table:style-name="ce15" office:value-type="string" calcext:value-type="string">
            <text:p>itm_gundabad_armor_b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uruk_bow,itm_orc_hook_arrow,itm_orc_throwing_arrow,itm_orc_throwing_arrow,itm_orc_throwing_arrow,</text:p>
          </table:table-cell>
          <table:table-cell table:style-name="ce15" office:value-type="string" calcext:value-type="string">
            <text:p>itm_wood_club,itm_twohand_wood_club,</text:p>
          </table:table-cell>
          <table:table-cell table:style-name="ce15" office:value-type="string" calcext:value-type="string">
            <text:p>itm_warg_1d,itm_warg_1b,itm_warg_1c,</text:p>
          </table:table-cell>
          <table:table-cell table:style-name="ce26" office:value-type="string" calcext:value-type="string">
            <text:p>attr_orc_tier_3</text:p>
          </table:table-cell>
          <table:table-cell table:style-name="ce26" office:value-type="string" calcext:value-type="string">
            <text:p>wp_orc_tier_3</text:p>
          </table:table-cell>
          <table:table-cell table:style-name="ce26" office:value-type="string" calcext:value-type="string">
            <text:p>knows_athletics_5|knows_riding_3|knows_horse_archery_4|knows_power_throw_2|knows_power_draw_2|knows_power_strike_2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8</text:p>
          </table:table-cell>
          <table:table-cell table:style-name="ce31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[&quot;goblin_rider_gundabad&quot;,&quot;Gundabad_Goblin_Rider&quot;,&quot;Gundabad_Goblin_Riders&quot;,tf_orc| tf_mounted| tfg_armor| tfg_horse| tf_no_capture_alive,0,0,fac_gundabad,[itm_gundabad_helm_a,itm_gundabad_armor_b,itm_orc_ragwrap,itm_uruk_bow,itm_orc_hook_arrow,itm_orc_throwing_arrow,itm_orc_throwing_arrow,itm_orc_throwing_arrow,itm_wood_club,itm_twohand_wood_club,itm_warg_1d,itm_warg_1b,itm_warg_1c,],attr_orc_tier_3,wp_orc_tier_3,knows_athletics_5|knows_riding_3|knows_horse_archery_4|knows_power_throw_2|knows_power_draw_2|knows_power_strike_2,orc_face9,orc_face8]," calcext:value-type="string">
            <text:p>["goblin_rider_gundabad","Gundabad_Goblin_Rider","Gundabad_Goblin_Riders",tf_orc| tf_mounted| tfg_armor| tfg_horse| tf_no_capture_alive,0,0,fac_gundabad,[itm_gundabad_helm_a,itm_gundabad_armor_b,itm_orc_ragwrap,itm_uruk_bow,itm_orc_hook_arrow,itm_orc_throwing_arrow,itm_orc_throwing_arrow,itm_orc_throwing_arrow,itm_wood_club,itm_twohand_wood_club,itm_warg_1d,itm_warg_1b,itm_warg_1c,],attr_orc_tier_3,wp_orc_tier_3,knows_athletics_5|knows_riding_3|knows_horse_archery_4|knows_power_throw_2|knows_power_draw_2|knows_power_strike_2,orc_face9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rider_gundabad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9" office:value-type="string" calcext:value-type="string">
            <text:p>tf_orc| tf_mounted| tfg_armor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b,itm_gundabad_helm_c,</text:p>
          </table:table-cell>
          <table:table-cell table:style-name="ce15" office:value-type="string" calcext:value-type="string">
            <text:p>itm_gundabad_armor_b,itm_gundabad_armor_b,</text:p>
          </table:table-cell>
          <table:table-cell table:style-name="ce15"/>
          <table:table-cell table:style-name="ce15" office:value-type="string" calcext:value-type="string">
            <text:p>itm_orc_furboots,itm_orc_ragwrap,</text:p>
          </table:table-cell>
          <table:table-cell table:style-name="ce15" office:value-type="string" calcext:value-type="string">
            <text:p>itm_orc_machete,itm_orc_scimitar,itm_orc_falchion,itm_twohand_wood_club,itm_orc_club_b,</text:p>
          </table:table-cell>
          <table:table-cell table:style-name="ce15" office:value-type="string" calcext:value-type="string">
            <text:p>itm_orc_shield_b,itm_orc_shield_b,</text:p>
          </table:table-cell>
          <table:table-cell table:style-name="ce15" office:value-type="string" calcext:value-type="string">
            <text:p>itm_wargarmored_2b,itm_wargarmored_2c,itm_wargarmored_3a,</text:p>
          </table:table-cell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4</text:p>
          </table:table-cell>
          <table:table-cell table:style-name="ce26" office:value-type="string" calcext:value-type="string">
            <text:p>knows_athletics_6|knows_riding_4|knows_power_strike_4|knows_ironflesh_4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warg_rider_gundabad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itm_wargarmored_2c,itm_wargarmored_3a,],attr_orc_tier_4,wp_orc_tier_4,knows_athletics_6|knows_riding_4|knows_power_strike_4|knows_ironflesh_4,orc_face1,orc_face6]," calcext:value-type="string">
            <text:p>["warg_rider_gundabad","Gundabad_Warg_Rider","Gundabad_Warg_Riders"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itm_wargarmored_2c,itm_wargarmored_3a,],attr_orc_tier_4,wp_orc_tier_4,knows_athletics_6|knows_riding_4|knows_power_strike_4|knows_ironflesh_4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9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e,itm_gundabad_helm_d,</text:p>
          </table:table-cell>
          <table:table-cell table:style-name="ce15" office:value-type="string" calcext:value-type="string">
            <text:p>itm_gundabad_armor_d,itm_gundabad_armor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sabre,itm_orc_scimitar,itm_orc_skull_spear,itm_orc_club_b,itm_orc_club_b,itm_orc_club_b,itm_orc_two_handed_axe,itm_orc_two_handed_axe,itm_uruk_falchion_b, </text:p>
          </table:table-cell>
          <table:table-cell table:style-name="ce15" office:value-type="string" calcext:value-type="string">
            <text:p>itm_orc_shield_b,itm_orc_shield_b,</text:p>
          </table:table-cell>
          <table:table-cell table:style-name="ce15" office:value-type="string" calcext:value-type="string">
            <text:p>itm_wargarmored_3a,itm_warg_reward,</text:p>
          </table:table-cell>
          <table:table-cell table:style-name="ce26" office:value-type="string" calcext:value-type="string">
            <text:p>str_11| agi_9| int_4| cha_4|level(20)</text:p>
          </table:table-cell>
          <table:table-cell table:style-name="ce26" office:value-type="string" calcext:value-type="string">
            <text:p>wp_orc_tier_5</text:p>
          </table:table-cell>
          <table:table-cell table:style-name="ce26" office:value-type="string" calcext:value-type="string">
            <text:p>knows_athletics_7|knows_riding_6|knows_power_strike_5|knows_ironflesh_6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goblin_north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 itm_orc_shield_b,itm_orc_shield_b,itm_wargarmored_3a,itm_warg_reward,],str_11| agi_9| int_4| cha_4|level(20),wp_orc_tier_5,knows_athletics_7|knows_riding_6|knows_power_strike_5|knows_ironflesh_6,orc_face3,orc_face6]," calcext:value-type="string">
            <text:p>["goblin_north_clan_rider","Goblin_North_Clan_Rider","Goblin_North_Clan_Riders"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 itm_orc_shield_b,itm_orc_shield_b,itm_wargarmored_3a,itm_warg_reward,],str_11| agi_9| int_4| cha_4|level(20),wp_orc_tier_5,knows_athletics_7|knows_riding_6|knows_power_strike_5|knows_ironflesh_6,orc_face3,orc_face6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>
            <text:p/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9" office:value-type="string" calcext:value-type="string">
            <text:p>tf_evil_m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/>
          <table:table-cell table:style-name="ce15" office:value-type="string" calcext:value-type="string">
            <text:p>itm_evil_light_armo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uruk_spear,itm_uruk_falchion_a,itm_orc_sabre,</text:p>
          </table:table-cell>
          <table:table-cell table:style-name="ce15" table:number-columns-repeated="2"/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riding_1|knows_athletics_1|knows_power_strike_1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1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black_numenorean_renegade&quot;,&quot;Black_Numenorean_Renegade&quot;,&quot;Black_Numenorean_Renegades&quot;,tf_evil_man| tfg_armor| tfg_boots,0,0,fac_mordor,[itm_evil_light_armor,itm_leather_gloves,itm_leather_boots,itm_uruk_spear,itm_uruk_falchion_a,itm_orc_sabre,],attr_tier_2,wp_tier_2,knows_common|knows_riding_1|knows_athletics_1|knows_power_strike_1,mordor_man1,mordor_man2]," calcext:value-type="string">
            <text:p>["black_numenorean_renegade","Black_Numenorean_Renegade","Black_Numenorean_Renegades",tf_evil_man| tfg_armor| tfg_boots,0,0,fac_mordor,[itm_evil_light_armor,itm_leather_gloves,itm_leather_boots,itm_uruk_spear,itm_uruk_falchion_a,itm_orc_sabre,],attr_tier_2,wp_tier_2,knows_common|knows_riding_1|knows_athletics_1|knows_power_strike_1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9" office:value-type="string" calcext:value-type="string">
            <text:p>tf_evil_m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mb_hood,itm_orc_coif,</text:p>
          </table:table-cell>
          <table:table-cell table:style-name="ce15" office:value-type="string" calcext:value-type="string">
            <text:p>itm_evil_light_armor,itm_m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mordor_sword,itm_uruk_pike_b,</text:p>
          </table:table-cell>
          <table:table-cell table:style-name="ce15" office:value-type="string" calcext:value-type="string">
            <text:p>itm_mordor_man_shield_b,</text:p>
          </table:table-cell>
          <table:table-cell table:style-name="ce15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riding_2|knows_athletics_2|knows_shield_2|knows_power_strike_3|knows_ironflesh_3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1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black_numenorean_warrior&quot;,&quot;Black_Numenorean_Warrior&quot;,&quot;Black_Numenorean_Warriors&quot;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" calcext:value-type="string">
            <text:p>["black_numenorean_warrior","Black_Numenorean_Warrior","Black_Numenorean_Warriors"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9" office:value-type="string" calcext:value-type="string">
            <text:p>tf_evil_man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mordor_helm,</text:p>
          </table:table-cell>
          <table:table-cell table:style-name="ce15" office:value-type="string" calcext:value-type="string">
            <text:p>itm_m_armor_a,itm_m_armor_b,</text:p>
          </table:table-cell>
          <table:table-cell table:style-name="ce15" office:value-type="string" calcext:value-type="string">
            <text:p><text:s/>itm_evil_gauntlets_b,</text:p>
          </table:table-cell>
          <table:table-cell table:style-name="ce15" office:value-type="string" calcext:value-type="string">
            <text:p>itm_uruk_greaves,</text:p>
          </table:table-cell>
          <table:table-cell table:style-name="ce15" office:value-type="string" calcext:value-type="string">
            <text:p>itm_mordor_longsword,itm_mordor_sword,</text:p>
          </table:table-cell>
          <table:table-cell table:style-name="ce15" office:value-type="string" calcext:value-type="string">
            <text:p>itm_mordor_man_shield_b,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tactics_1|knows_athletics_4|knows_shield_3|knows_power_strike_4|knows_ironflesh_4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1"/>
          <table:table-cell table:style-name="ce4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black_numenorean_veteran_warrior&quot;,&quot;Black_Numenorean_Veteran_Warrior&quot;,&quot;Black_Numenorean_Veteran_Warriors&quot;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4|knows_shield_3|knows_power_strike_4|knows_ironflesh_4,mordor_man1,mordor_man2]," calcext:value-type="string">
            <text:p>["black_numenorean_veteran_warrior","Black_Numenorean_Veteran_Warrior","Black_Numenorean_Veteran_Warriors"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4|knows_shield_3|knows_power_strike_4|knows_ironflesh_4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9" office:value-type="string" calcext:value-type="string">
            <text:p>tf_evil_man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black_num_helm,</text:p>
          </table:table-cell>
          <table:table-cell table:style-name="ce15" office:value-type="string" calcext:value-type="string">
            <text:p>itm_black_num_armor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mordor_man_shield_a,</text:p>
          </table:table-cell>
          <table:table-cell table:style-name="ce15" office:value-type="string" calcext:value-type="string">
            <text:p>itm_mordor_longsword,itm_orc_club_d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tactics_1|knows_athletics_5|knows_shield_4|knows_power_strike_5|knows_ironflesh_5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1"/>
          <table:table-cell table:style-name="ce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 office:value-type="string" office:string-value="[&quot;black_numenorean_champion&quot;,&quot;Black_Numenorean_Champion&quot;,&quot;Black_Numenorean_Champions&quot;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5|knows_shield_4|knows_power_strike_5|knows_ironflesh_5,mordor_man1,mordor_man2]," calcext:value-type="string">
            <text:p>["black_numenorean_champion","Black_Numenorean_Champion","Black_Numenorean_Champions"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5|knows_shield_4|knows_power_strike_5|knows_ironflesh_5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9" office:value-type="string" calcext:value-type="string">
            <text:p>tf_evil_man| tfg_gloves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mordor_helm,itm_umb_hood,itm_umb_hood,</text:p>
          </table:table-cell>
          <table:table-cell table:style-name="ce15" office:value-type="string" calcext:value-type="string">
            <text:p>itm_m_armor_a,itm_m_armor_b,itm_black_num_armor,</text:p>
          </table:table-cell>
          <table:table-cell table:style-name="ce15" office:value-type="string" calcext:value-type="string">
            <text:p>itm_uruk_greaves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throwing_dagger, itm_corsair_throwing_dagger, itm_corsair_throwing_dagger,</text:p>
          </table:table-cell>
          <table:table-cell table:style-name="ce15" office:value-type="string" calcext:value-type="string">
            <text:p>itm_mordor_sword,itm_mordor_longsword, itm_umb_shield_a, 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9|knows_shield_2|knows_power_strike_6|knows_power_throw_8|knows_ironflesh_7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1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black_numenorean_assassin&quot;,&quot;Black_Numenorean_Assassin&quot;,&quot;Black_Numenorean_Assassins&quot;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 ],attr_tier_5,wp_tier_5,knows_common|knows_athletics_9|knows_shield_2|knows_power_strike_6|knows_power_throw_8|knows_ironflesh_7,mordor_man1,mordor_man2]," calcext:value-type="string">
            <text:p>["black_numenorean_assassin","Black_Numenorean_Assassin","Black_Numenorean_Assassins"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 ],attr_tier_5,wp_tier_5,knows_common|knows_athletics_9|knows_shield_2|knows_power_strike_6|knows_power_throw_8|knows_ironflesh_7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veteran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9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mordor_helm,</text:p>
          </table:table-cell>
          <table:table-cell table:style-name="ce15" office:value-type="string" calcext:value-type="string">
            <text:p>itm_m_armor_a,itm_m_armor_b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<text:s/>itm_evil_gauntlets_b,</text:p>
          </table:table-cell>
          <table:table-cell table:style-name="ce15" office:value-type="string" calcext:value-type="string">
            <text:p>itm_mordor_longsword,itm_uruk_spear,</text:p>
          </table:table-cell>
          <table:table-cell table:style-name="ce15" office:value-type="string" calcext:value-type="string">
            <text:p>itm_mordor_man_shield_b,</text:p>
          </table:table-cell>
          <table:table-cell table:style-name="ce15" office:value-type="string" calcext:value-type="string">
            <text:p>itm_mordor_warhorse,</text:p>
          </table:table-cell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tactics_1|knows_riding_4|knows_athletics_3|knows_shield_3|knows_power_strike_4|knows_ironflesh_4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1"/>
          <table:table-cell table:style-name="ce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black_numenorean_veteran_horseman&quot;,&quot;Black_Numenorean_Horseman&quot;,&quot;Black_Numenorean_Horsemen&quot;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" calcext:value-type="string">
            <text:p>["black_numenorean_veteran_horseman","Black_Numenorean_Horseman","Black_Numenorean_Horsemen"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9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black_num_helm,</text:p>
          </table:table-cell>
          <table:table-cell table:style-name="ce15" office:value-type="string" calcext:value-type="string">
            <text:p>itm_black_num_armor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<text:s/>itm_uruk_greaves,</text:p>
          </table:table-cell>
          <table:table-cell table:style-name="ce15" office:value-type="string" calcext:value-type="string">
            <text:p>itm_mordor_longsword,itm_uruk_spear, itm_uruk_pike_b,</text:p>
          </table:table-cell>
          <table:table-cell table:style-name="ce15" office:value-type="string" calcext:value-type="string">
            <text:p>itm_mordor_man_shield_a,</text:p>
          </table:table-cell>
          <table:table-cell table:style-name="ce15" office:value-type="string" calcext:value-type="string">
            <text:p>itm_mordor_warhorse,</text:p>
          </table:table-cell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tactics_1|knows_riding_5|knows_athletics_3|knows_shield_4|knows_power_strike_5|knows_ironflesh_5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1"/>
          <table:table-cell table:style-name="ce4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black_numenorean_horsemaster&quot;,&quot;Black_Numenorean_Horsemaster&quot;,&quot;Black_Numenorean_Horsemasters&quot;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" calcext:value-type="string">
            <text:p>["black_numenorean_horsemaster","Black_Numenorean_Horsemaster","Black_Numenorean_Horsemasters"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>
            <text:p/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>
            <text:p/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>
            <text:p/>
          </table:table-cell>
          <table:table-cell table:number-columns-repeated="1003"/>
        </table:table-row>
        <table:table-row table:style-name="ro1" table:number-rows-repeated="582">
          <table:table-cell table:style-name="ce4" table:number-columns-repeated="21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4" table:number-rows-repeated="1047465">
          <table:table-cell table:number-columns-repeated="1024"/>
        </table:table-row>
        <table:table-row table:style-name="ro5" table:number-rows-repeated="8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ariables" table:style-name="ta1">
        <table:table-column table:style-name="co22" table:number-columns-repeated="1023" table:default-cell-style-name="ce36"/>
        <table:table-column table:style-name="co23" table:default-cell-style-name="ce36"/>
        <table:table-row table:style-name="ro6">
          <table:table-cell table:number-columns-repeated="7"/>
          <table:table-cell table:style-name="ce38" office:value-type="string" calcext:value-type="string">
            <text:p>Char 1</text:p>
          </table:table-cell>
          <table:table-cell table:style-name="ce38" office:value-type="string" calcext:value-type="string">
            <text:p>[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8" office:value-type="string" calcext:value-type="string">
            <text:p>Char 2</text:p>
          </table:table-cell>
          <table:table-cell table:style-name="ce38" office:value-type="string" calcext:value-type="string">
            <text:p>]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8" office:value-type="string" calcext:value-type="string">
            <text:p>Char 3</text:p>
          </table:table-cell>
          <table:table-cell table:style-name="ce38" office:value-type="string" calcext:value-type="string">
            <text:p>(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8" office:value-type="string" calcext:value-type="string">
            <text:p>Char 4</text:p>
          </table:table-cell>
          <table:table-cell table:style-name="ce38" office:value-type="string" calcext:value-type="string">
            <text:p>)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8" office:value-type="string" calcext:value-type="string">
            <text:p>Char 5</text:p>
          </table:table-cell>
          <table:table-cell table:style-name="ce38" office:value-type="string" calcext:value-type="string">
            <text:p>|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8" office:value-type="string" calcext:value-type="string">
            <text:p>Char 6</text:p>
          </table:table-cell>
          <table:table-cell table:style-name="ce38" office:value-type="string" calcext:value-type="string">
            <text:p>,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8" office:value-type="string" calcext:value-type="string">
            <text:p>Char 7</text:p>
          </table:table-cell>
          <table:table-cell table:style-name="ce38" office:value-type="string" calcext:value-type="string">
            <text:p>"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6">
          <table:table-cell table:style-name="ce37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1023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8">00.00.0000</text:date>, <text:time style:data-style-name="N2" text:time-value="17:21:37.36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_64 LibreOffice_project/f99d75f39f1c57ebdd7ffc5f42867c12031db97a</meta:generator>
    <meta:initial-creator/>
    <dc:creator>Jöran Balks</dc:creator>
    <meta:creation-date>2018-01-09T20:56:58Z</meta:creation-date>
    <dc:date>2018-04-28T19:45:12.614000000</dc:date>
    <meta:editing-duration>PT10H15M5S</meta:editing-duration>
    <meta:editing-cycles>61</meta:editing-cycles>
    <meta:document-statistic meta:table-count="2" meta:cell-count="6598" meta:object-count="0"/>
  </office:meta>
</office:document-meta>
</file>